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12 - Conta de produção por atividade econômica - Ceará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2.1'.A1">Tabela 12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2.2'.A1">Tabela 12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2.3'.A1">Tabela 12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2.4'.A1">Tabela 12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2.5'.A1">Tabela 12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2.6'.A1">Tabela 12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2.7'.A1">Tabela 12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2.8'.A1">Tabela 12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2.9'.A1">Tabela 12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2.10'.A1">Tabela 12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2.11'.A1">Tabela 12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2.12'.A1">Tabela 12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2.13'.A1">Tabela 12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2.14'.A1">Tabela 12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2.15'.A1">Tabela 12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2.16'.A1">Tabela 12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12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258.963760631923" table:style-name="ce5">
            <text:p><text:s/>45,2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5258.963760631923" table:style-name="ce5">
            <text:p><text:s/>45,259<text:s/></text:p>
          </table:table-cell>
          <table:table-cell office:value-type="float" office:value="1.0035626148393306" table:style-name="ce6">
            <text:p>1.004</text:p>
          </table:table-cell>
          <table:table-cell office:value-type="float" office:value="45420.204016538279" table:style-name="ce5">
            <text:p><text:s/>45,420<text:s/></text:p>
          </table:table-cell>
          <table:table-cell office:value-type="float" office:value="1.1759589094447496" table:style-name="ce6">
            <text:p>1.176</text:p>
          </table:table-cell>
          <table:table-cell office:value-type="float" office:value="53412.29358204639" table:style-name="ce5">
            <text:p><text:s/>53,41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3412.29358204639" table:style-name="ce5">
            <text:p><text:s/>53,412<text:s/></text:p>
          </table:table-cell>
          <table:table-cell office:value-type="float" office:value="1.0536216898462321" table:style-name="ce6">
            <text:p>1.054</text:p>
          </table:table-cell>
          <table:table-cell office:value-type="float" office:value="56276.351022478768" table:style-name="ce5">
            <text:p><text:s/>56,276<text:s/></text:p>
          </table:table-cell>
          <table:table-cell office:value-type="float" office:value="1.0586485969376114" table:style-name="ce6">
            <text:p>1.059</text:p>
          </table:table-cell>
          <table:table-cell office:value-type="float" office:value="59576.880050715663" table:style-name="ce5">
            <text:p><text:s/>59,5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576.880050715663" table:style-name="ce5">
            <text:p><text:s/>59,577<text:s/></text:p>
          </table:table-cell>
          <table:table-cell office:value-type="float" office:value="1.0222442966131746" table:style-name="ce6">
            <text:p>1.022</text:p>
          </table:table-cell>
          <table:table-cell office:value-type="float" office:value="60902.125841851303" table:style-name="ce5">
            <text:p><text:s/>60,902<text:s/></text:p>
          </table:table-cell>
          <table:table-cell office:value-type="float" office:value="1.0802672960010697" table:style-name="ce6">
            <text:p>1.080</text:p>
          </table:table-cell>
          <table:table-cell office:value-type="float" office:value="65790.574803893571" table:style-name="ce5">
            <text:p><text:s/>65,79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5790.574803893571" table:style-name="ce5">
            <text:p><text:s/>65,791<text:s/></text:p>
          </table:table-cell>
          <table:table-cell office:value-type="float" office:value="1.0802828305581025" table:style-name="ce6">
            <text:p>1.080</text:p>
          </table:table-cell>
          <table:table-cell office:value-type="float" office:value="71072.428373194736" table:style-name="ce5">
            <text:p><text:s/>71,072<text:s/></text:p>
          </table:table-cell>
          <table:table-cell office:value-type="float" office:value="1.0026015021908823" table:style-name="ce6">
            <text:p>1.003</text:p>
          </table:table-cell>
          <table:table-cell office:value-type="float" office:value="71257.323451318924" table:style-name="ce5">
            <text:p><text:s/>71,2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1257.323451318924" table:style-name="ce5">
            <text:p><text:s/>71,257<text:s/></text:p>
          </table:table-cell>
          <table:table-cell office:value-type="float" office:value="1.0312706093301194" table:style-name="ce6">
            <text:p>1.031</text:p>
          </table:table-cell>
          <table:table-cell office:value-type="float" office:value="73485.583374875074" table:style-name="ce5">
            <text:p><text:s/>73,486<text:s/></text:p>
          </table:table-cell>
          <table:table-cell office:value-type="float" office:value="1.0755855226048092" table:style-name="ce6">
            <text:p>1.076</text:p>
          </table:table-cell>
          <table:table-cell office:value-type="float" office:value="79040.029598184294" table:style-name="ce5">
            <text:p><text:s/>79,0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9040.029598184294" table:style-name="ce5">
            <text:p><text:s/>79,040<text:s/></text:p>
          </table:table-cell>
          <table:table-cell office:value-type="float" office:value="1.0758366914329631" table:style-name="ce6">
            <text:p>1.076</text:p>
          </table:table-cell>
          <table:table-cell office:value-type="float" office:value="85034.163933674077" table:style-name="ce5">
            <text:p><text:s/>85,034<text:s/></text:p>
          </table:table-cell>
          <table:table-cell office:value-type="float" office:value="1.0917366195394536" table:style-name="ce6">
            <text:p>1.092</text:p>
          </table:table-cell>
          <table:table-cell office:value-type="float" office:value="92834.910678313056" table:style-name="ce5">
            <text:p><text:s/>92,8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2834.910678313056" table:style-name="ce5">
            <text:p><text:s/>92,835<text:s/></text:p>
          </table:table-cell>
          <table:table-cell office:value-type="float" office:value="0.9995679578745289" table:style-name="ce6">
            <text:p>1.000</text:p>
          </table:table-cell>
          <table:table-cell office:value-type="float" office:value="92794.802086185664" table:style-name="ce5">
            <text:p><text:s/>92,795<text:s/></text:p>
          </table:table-cell>
          <table:table-cell office:value-type="float" office:value="1.105634121295318" table:style-name="ce6">
            <text:p>1.106</text:p>
          </table:table-cell>
          <table:table-cell office:value-type="float" office:value="102597.09946533284" table:style-name="ce5">
            <text:p><text:s/>102,59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2597.09946533284" table:style-name="ce5">
            <text:p><text:s/>102,597<text:s/></text:p>
          </table:table-cell>
          <table:table-cell office:value-type="float" office:value="1.0713961739934079" table:style-name="ce6">
            <text:p>1.071</text:p>
          </table:table-cell>
          <table:table-cell office:value-type="float" office:value="109922.13982997871" table:style-name="ce5">
            <text:p><text:s/>109,922<text:s/></text:p>
          </table:table-cell>
          <table:table-cell office:value-type="float" office:value="1.0685741902001455" table:style-name="ce6">
            <text:p>1.069</text:p>
          </table:table-cell>
          <table:table-cell office:value-type="float" office:value="117459.96155388668" table:style-name="ce5">
            <text:p><text:s/>117,4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7459.96155388668" table:style-name="ce5">
            <text:p><text:s/>117,460<text:s/></text:p>
          </table:table-cell>
          <table:table-cell office:value-type="float" office:value="1.0233284779519285" table:style-name="ce6">
            <text:p>1.023</text:p>
          </table:table-cell>
          <table:table-cell office:value-type="float" office:value="120200.12367723089" table:style-name="ce5">
            <text:p><text:s/>120,200<text:s/></text:p>
          </table:table-cell>
          <table:table-cell office:value-type="float" office:value="1.1073321504942586" table:style-name="ce6">
            <text:p>1.107</text:p>
          </table:table-cell>
          <table:table-cell office:value-type="float" office:value="133101.46144118396" table:style-name="ce5">
            <text:p><text:s/>133,10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3101.46144118396" table:style-name="ce5">
            <text:p><text:s/>133,101<text:s/></text:p>
          </table:table-cell>
          <table:table-cell office:value-type="float" office:value="1.0229561653958772" table:style-name="ce6">
            <text:p>1.023</text:p>
          </table:table-cell>
          <table:table-cell office:value-type="float" office:value="136156.96060446074" table:style-name="ce5">
            <text:p><text:s/>136,157<text:s/></text:p>
          </table:table-cell>
          <table:table-cell office:value-type="float" office:value="1.0686937952738873" table:style-name="ce6">
            <text:p>1.069</text:p>
          </table:table-cell>
          <table:table-cell office:value-type="float" office:value="145510.09898133829" table:style-name="ce5">
            <text:p><text:s/>145,51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5510.09898133829" table:style-name="ce5">
            <text:p><text:s/>145,510<text:s/></text:p>
          </table:table-cell>
          <table:table-cell office:value-type="float" office:value="1.0583639644161613" table:style-name="ce6">
            <text:p>1.058</text:p>
          </table:table-cell>
          <table:table-cell office:value-type="float" office:value="154002.64522047722" table:style-name="ce5">
            <text:p><text:s/>154,003<text:s/></text:p>
          </table:table-cell>
          <table:table-cell office:value-type="float" office:value="1.0708727436467909" table:style-name="ce6">
            <text:p>1.071</text:p>
          </table:table-cell>
          <table:table-cell office:value-type="float" office:value="164917.23521611578" table:style-name="ce5">
            <text:p><text:s/>164,9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4917.23521611578" table:style-name="ce5">
            <text:p><text:s/>164,917<text:s/></text:p>
          </table:table-cell>
          <table:table-cell office:value-type="float" office:value="1.0432381118634069" table:style-name="ce6">
            <text:p>1.043</text:p>
          </table:table-cell>
          <table:table-cell office:value-type="float" office:value="172047.94508059399" table:style-name="ce5">
            <text:p><text:s/>172,048<text:s/></text:p>
          </table:table-cell>
          <table:table-cell office:value-type="float" office:value="1.1105515098630094" table:style-name="ce6">
            <text:p>1.111</text:p>
          </table:table-cell>
          <table:table-cell office:value-type="float" office:value="191068.10517808178" table:style-name="ce5">
            <text:p><text:s/>191,06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1068.10517808178" table:style-name="ce5">
            <text:p><text:s/>191,068<text:s/></text:p>
          </table:table-cell>
          <table:table-cell office:value-type="float" office:value="0.96189136241903228" table:style-name="ce6">
            <text:p>0.962</text:p>
          </table:table-cell>
          <table:table-cell office:value-type="float" office:value="183786.76000456806" table:style-name="ce5">
            <text:p><text:s/>183,787<text:s/></text:p>
          </table:table-cell>
          <table:table-cell office:value-type="float" office:value="1.0786429728990612" table:style-name="ce6">
            <text:p>1.079</text:p>
          </table:table-cell>
          <table:table-cell office:value-type="float" office:value="198240.29719081358" table:style-name="ce5">
            <text:p><text:s/>198,2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8240.29719081358" table:style-name="ce5">
            <text:p><text:s/>198,240<text:s/></text:p>
          </table:table-cell>
          <table:table-cell office:value-type="float" office:value="0.95476212929408211" table:style-name="ce6">
            <text:p>0.955</text:p>
          </table:table-cell>
          <table:table-cell office:value-type="float" office:value="189272.3282577928" table:style-name="ce5">
            <text:p><text:s/>189,272<text:s/></text:p>
          </table:table-cell>
          <table:table-cell office:value-type="float" office:value="1.122795017462755" table:style-name="ce6">
            <text:p>1.123</text:p>
          </table:table-cell>
          <table:table-cell office:value-type="float" office:value="212514.02711142477" table:style-name="ce5">
            <text:p><text:s/>212,5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2514.02711142477" table:style-name="ce5">
            <text:p><text:s/>212,514<text:s/></text:p>
          </table:table-cell>
          <table:table-cell office:value-type="float" office:value="1.0158486332838066" table:style-name="ce6">
            <text:p>1.016</text:p>
          </table:table-cell>
          <table:table-cell office:value-type="float" office:value="215882.08399477866" table:style-name="ce5">
            <text:p><text:s/>215,882<text:s/></text:p>
          </table:table-cell>
          <table:table-cell office:value-type="float" office:value="1.0226964140721544" table:style-name="ce6">
            <text:p>1.023</text:p>
          </table:table-cell>
          <table:table-cell office:value-type="float" office:value="220781.8331638838" table:style-name="ce5">
            <text:p><text:s/>220,7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0781.8331638838" table:style-name="ce5">
            <text:p><text:s/>220,782<text:s/></text:p>
          </table:table-cell>
          <table:table-cell office:value-type="float" office:value="1.0164445244699065" table:style-name="ce6">
            <text:p>1.016</text:p>
          </table:table-cell>
          <table:table-cell office:value-type="float" office:value="224412.48542185809" table:style-name="ce5">
            <text:p><text:s/>224,412<text:s/></text:p>
          </table:table-cell>
          <table:table-cell office:value-type="float" office:value="1.0523299437159865" table:style-name="ce6">
            <text:p>1.052</text:p>
          </table:table-cell>
          <table:table-cell office:value-type="float" office:value="236155.97815314855" table:style-name="ce5">
            <text:p><text:s/>236,15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217.70510246939" table:style-name="ce5">
            <text:p><text:s/>20,21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0217.70510246939" table:style-name="ce5">
            <text:p><text:s/>20,218<text:s/></text:p>
          </table:table-cell>
          <table:table-cell office:value-type="float" office:value="0.98948863808364962" table:style-name="ce6">
            <text:p>0.989</text:p>
          </table:table-cell>
          <table:table-cell office:value-type="float" office:value="20005.189487019292" table:style-name="ce5">
            <text:p><text:s/>20,005<text:s/></text:p>
          </table:table-cell>
          <table:table-cell office:value-type="float" office:value="1.2401047329349046" table:style-name="ce6">
            <text:p>1.240</text:p>
          </table:table-cell>
          <table:table-cell office:value-type="float" office:value="24808.530166112221" table:style-name="ce5">
            <text:p><text:s/>24,80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808.530166112221" table:style-name="ce5">
            <text:p><text:s/>24,809<text:s/></text:p>
          </table:table-cell>
          <table:table-cell office:value-type="float" office:value="1.0596279901771697" table:style-name="ce6">
            <text:p>1.060</text:p>
          </table:table-cell>
          <table:table-cell office:value-type="float" office:value="26287.812959167179" table:style-name="ce5">
            <text:p><text:s/>26,288<text:s/></text:p>
          </table:table-cell>
          <table:table-cell office:value-type="float" office:value="1.0414438062042772" table:style-name="ce6">
            <text:p>1.041</text:p>
          </table:table-cell>
          <table:table-cell office:value-type="float" office:value="27377.279984981189" table:style-name="ce5">
            <text:p><text:s/>27,3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377.279984981189" table:style-name="ce5">
            <text:p><text:s/>27,377<text:s/></text:p>
          </table:table-cell>
          <table:table-cell office:value-type="float" office:value="1.0209178448257994" table:style-name="ce6">
            <text:p>1.021</text:p>
          </table:table-cell>
          <table:table-cell office:value-type="float" office:value="27949.953679459493" table:style-name="ce5">
            <text:p><text:s/>27,950<text:s/></text:p>
          </table:table-cell>
          <table:table-cell office:value-type="float" office:value="1.062338864435368" table:style-name="ce6">
            <text:p>1.062</text:p>
          </table:table-cell>
          <table:table-cell office:value-type="float" office:value="29692.32205285813" table:style-name="ce5">
            <text:p><text:s/>29,69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692.32205285813" table:style-name="ce5">
            <text:p><text:s/>29,692<text:s/></text:p>
          </table:table-cell>
          <table:table-cell office:value-type="float" office:value="1.0803892849728052" table:style-name="ce6">
            <text:p>1.080</text:p>
          </table:table-cell>
          <table:table-cell office:value-type="float" office:value="32079.266591869651" table:style-name="ce5">
            <text:p><text:s/>32,079<text:s/></text:p>
          </table:table-cell>
          <table:table-cell office:value-type="float" office:value="0.96092624503842905" table:style-name="ce6">
            <text:p>0.961</text:p>
          </table:table-cell>
          <table:table-cell office:value-type="float" office:value="30825.809189712028" table:style-name="ce5">
            <text:p><text:s/>30,8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825.809189712028" table:style-name="ce5">
            <text:p><text:s/>30,826<text:s/></text:p>
          </table:table-cell>
          <table:table-cell office:value-type="float" office:value="1.0370680267214998" table:style-name="ce6">
            <text:p>1.037</text:p>
          </table:table-cell>
          <table:table-cell office:value-type="float" office:value="31968.461108468127" table:style-name="ce5">
            <text:p><text:s/>31,968<text:s/></text:p>
          </table:table-cell>
          <table:table-cell office:value-type="float" office:value="1.0870155527934933" table:style-name="ce6">
            <text:p>1.087</text:p>
          </table:table-cell>
          <table:table-cell office:value-type="float" office:value="34750.214423778772" table:style-name="ce5">
            <text:p><text:s/>34,7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750.214423778772" table:style-name="ce5">
            <text:p><text:s/>34,750<text:s/></text:p>
          </table:table-cell>
          <table:table-cell office:value-type="float" office:value="1.0761350424524678" table:style-name="ce6">
            <text:p>1.076</text:p>
          </table:table-cell>
          <table:table-cell office:value-type="float" office:value="37395.923474165531" table:style-name="ce5">
            <text:p><text:s/>37,396<text:s/></text:p>
          </table:table-cell>
          <table:table-cell office:value-type="float" office:value="1.0749532334106453" table:style-name="ce6">
            <text:p>1.075</text:p>
          </table:table-cell>
          <table:table-cell office:value-type="float" office:value="40198.868854931286" table:style-name="ce5">
            <text:p><text:s/>40,19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198.868854931286" table:style-name="ce5">
            <text:p><text:s/>40,199<text:s/></text:p>
          </table:table-cell>
          <table:table-cell office:value-type="float" office:value="0.99664592386167838" table:style-name="ce6">
            <text:p>0.997</text:p>
          </table:table-cell>
          <table:table-cell office:value-type="float" office:value="40064.038788117447" table:style-name="ce5">
            <text:p><text:s/>40,064<text:s/></text:p>
          </table:table-cell>
          <table:table-cell office:value-type="float" office:value="1.0887791721170859" table:style-name="ce6">
            <text:p>1.089</text:p>
          </table:table-cell>
          <table:table-cell office:value-type="float" office:value="43620.890983393336" table:style-name="ce5">
            <text:p><text:s/>43,6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620.890983393336" table:style-name="ce5">
            <text:p><text:s/>43,621<text:s/></text:p>
          </table:table-cell>
          <table:table-cell office:value-type="float" office:value="1.085425733910214" table:style-name="ce6">
            <text:p>1.085</text:p>
          </table:table-cell>
          <table:table-cell office:value-type="float" office:value="47347.237609467149" table:style-name="ce5">
            <text:p><text:s/>47,347<text:s/></text:p>
          </table:table-cell>
          <table:table-cell office:value-type="float" office:value="1.0197338734099601" table:style-name="ce6">
            <text:p>1.020</text:p>
          </table:table-cell>
          <table:table-cell office:value-type="float" office:value="48281.58200276368" table:style-name="ce5">
            <text:p><text:s/>48,2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8281.58200276368" table:style-name="ce5">
            <text:p><text:s/>48,282<text:s/></text:p>
          </table:table-cell>
          <table:table-cell office:value-type="float" office:value="0.99737324919942394" table:style-name="ce6">
            <text:p>0.997</text:p>
          </table:table-cell>
          <table:table-cell office:value-type="float" office:value="48154.758318584842" table:style-name="ce5">
            <text:p><text:s/>48,155<text:s/></text:p>
          </table:table-cell>
          <table:table-cell office:value-type="float" office:value="1.1370432819105425" table:style-name="ce6">
            <text:p>1.137</text:p>
          </table:table-cell>
          <table:table-cell office:value-type="float" office:value="54754.044438172699" table:style-name="ce5">
            <text:p><text:s/>54,7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4754.044438172699" table:style-name="ce5">
            <text:p><text:s/>54,754<text:s/></text:p>
          </table:table-cell>
          <table:table-cell office:value-type="float" office:value="1.0435092869916653" table:style-name="ce6">
            <text:p>1.044</text:p>
          </table:table-cell>
          <table:table-cell office:value-type="float" office:value="57136.353871587547" table:style-name="ce5">
            <text:p><text:s/>57,136<text:s/></text:p>
          </table:table-cell>
          <table:table-cell office:value-type="float" office:value="1.0752121559464953" table:style-name="ce6">
            <text:p>1.075</text:p>
          </table:table-cell>
          <table:table-cell office:value-type="float" office:value="61433.702229191527" table:style-name="ce5">
            <text:p><text:s/>61,43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1433.702229191527" table:style-name="ce5">
            <text:p><text:s/>61,434<text:s/></text:p>
          </table:table-cell>
          <table:table-cell office:value-type="float" office:value="1.0778111664990293" table:style-name="ce6">
            <text:p>1.078</text:p>
          </table:table-cell>
          <table:table-cell office:value-type="float" office:value="66213.930261998932" table:style-name="ce5">
            <text:p><text:s/>66,214<text:s/></text:p>
          </table:table-cell>
          <table:table-cell office:value-type="float" office:value="1.0578942690870794" table:style-name="ce6">
            <text:p>1.058</text:p>
          </table:table-cell>
          <table:table-cell office:value-type="float" office:value="70047.337357900207" table:style-name="ce5">
            <text:p><text:s/>70,0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0047.337357900207" table:style-name="ce5">
            <text:p><text:s/>70,047<text:s/></text:p>
          </table:table-cell>
          <table:table-cell office:value-type="float" office:value="1.050349804552877" table:style-name="ce6">
            <text:p>1.050</text:p>
          </table:table-cell>
          <table:table-cell office:value-type="float" office:value="73574.207103319917" table:style-name="ce5">
            <text:p><text:s/>73,574<text:s/></text:p>
          </table:table-cell>
          <table:table-cell office:value-type="float" office:value="1.091269857929432" table:style-name="ce6">
            <text:p>1.091</text:p>
          </table:table-cell>
          <table:table-cell office:value-type="float" office:value="80289.314532910532" table:style-name="ce5">
            <text:p><text:s/>80,28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0289.314532910532" table:style-name="ce5">
            <text:p><text:s/>80,289<text:s/></text:p>
          </table:table-cell>
          <table:table-cell office:value-type="float" office:value="0.9529099456288801" table:style-name="ce6">
            <text:p>0.953</text:p>
          </table:table-cell>
          <table:table-cell office:value-type="float" office:value="76508.486346135833" table:style-name="ce5">
            <text:p><text:s/>76,508<text:s/></text:p>
          </table:table-cell>
          <table:table-cell office:value-type="float" office:value="1.0926477727994086" table:style-name="ce6">
            <text:p>1.093</text:p>
          </table:table-cell>
          <table:table-cell office:value-type="float" office:value="83596.827206359289" table:style-name="ce5">
            <text:p><text:s/>83,5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3596.827206359289" table:style-name="ce5">
            <text:p><text:s/>83,597<text:s/></text:p>
          </table:table-cell>
          <table:table-cell office:value-type="float" office:value="0.94440776359600453" table:style-name="ce6">
            <text:p>0.944</text:p>
          </table:table-cell>
          <table:table-cell office:value-type="float" office:value="78949.492625679399" table:style-name="ce5">
            <text:p><text:s/>78,949<text:s/></text:p>
          </table:table-cell>
          <table:table-cell office:value-type="float" office:value="1.1490108523929101" table:style-name="ce6">
            <text:p>1.149</text:p>
          </table:table-cell>
          <table:table-cell office:value-type="float" office:value="90713.823817819663" table:style-name="ce5">
            <text:p><text:s/>90,7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0713.823817819663" table:style-name="ce5">
            <text:p><text:s/>90,714<text:s/></text:p>
          </table:table-cell>
          <table:table-cell office:value-type="float" office:value="1.0169347355185858" table:style-name="ce6">
            <text:p>1.017</text:p>
          </table:table-cell>
          <table:table-cell office:value-type="float" office:value="92250.038432054018" table:style-name="ce5">
            <text:p><text:s/>92,250<text:s/></text:p>
          </table:table-cell>
          <table:table-cell office:value-type="float" office:value="0.98289191571252199" table:style-name="ce6">
            <text:p>0.983</text:p>
          </table:table-cell>
          <table:table-cell office:value-type="float" office:value="90671.816999035349" table:style-name="ce5">
            <text:p><text:s/>90,6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0671.816999035349" table:style-name="ce5">
            <text:p><text:s/>90,672<text:s/></text:p>
          </table:table-cell>
          <table:table-cell office:value-type="float" office:value="1.0173997506125751" table:style-name="ce6">
            <text:p>1.017</text:p>
          </table:table-cell>
          <table:table-cell office:value-type="float" office:value="92249.484002407626" table:style-name="ce5">
            <text:p><text:s/>92,249<text:s/></text:p>
          </table:table-cell>
          <table:table-cell office:value-type="float" office:value="1.0737345174864898" table:style-name="ce6">
            <text:p>1.074</text:p>
          </table:table-cell>
          <table:table-cell office:value-type="float" office:value="99051.455193702801" table:style-name="ce5">
            <text:p><text:s/>99,05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041.258658162529" table:style-name="ce5">
            <text:p><text:s/>25,0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5041.258658162529" table:style-name="ce5">
            <text:p><text:s/>25,041<text:s/></text:p>
          </table:table-cell>
          <table:table-cell office:value-type="float" office:value="1.0149256024410989" table:style-name="ce6">
            <text:p>1.015</text:p>
          </table:table-cell>
          <table:table-cell office:value-type="float" office:value="25415.014529518987" table:style-name="ce5">
            <text:p><text:s/>25,415<text:s/></text:p>
          </table:table-cell>
          <table:table-cell office:value-type="float" office:value="1.1254671282092528" table:style-name="ce6">
            <text:p>1.125</text:p>
          </table:table-cell>
          <table:table-cell office:value-type="float" office:value="28603.763415934165" table:style-name="ce5">
            <text:p><text:s/>28,60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603.763415934165" table:style-name="ce5">
            <text:p><text:s/>28,604<text:s/></text:p>
          </table:table-cell>
          <table:table-cell office:value-type="float" office:value="1.0484123234848883" table:style-name="ce6">
            <text:p>1.048</text:p>
          </table:table-cell>
          <table:table-cell office:value-type="float" office:value="29988.538063311589" table:style-name="ce5">
            <text:p><text:s/>29,989<text:s/></text:p>
          </table:table-cell>
          <table:table-cell office:value-type="float" office:value="1.0737302364575061" table:style-name="ce6">
            <text:p>1.074</text:p>
          </table:table-cell>
          <table:table-cell office:value-type="float" office:value="32199.60006573447" table:style-name="ce5">
            <text:p><text:s/>32,2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199.60006573447" table:style-name="ce5">
            <text:p><text:s/>32,200<text:s/></text:p>
          </table:table-cell>
          <table:table-cell office:value-type="float" office:value="1.0233720945328821" table:style-name="ce6">
            <text:p>1.023</text:p>
          </table:table-cell>
          <table:table-cell office:value-type="float" office:value="32952.172162391813" table:style-name="ce5">
            <text:p><text:s/>32,952<text:s/></text:p>
          </table:table-cell>
          <table:table-cell office:value-type="float" office:value="1.0954741488099606" table:style-name="ce6">
            <text:p>1.095</text:p>
          </table:table-cell>
          <table:table-cell office:value-type="float" office:value="36098.252751035448" table:style-name="ce5">
            <text:p><text:s/>36,0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098.252751035448" table:style-name="ce5">
            <text:p><text:s/>36,098<text:s/></text:p>
          </table:table-cell>
          <table:table-cell office:value-type="float" office:value="1.0801952673514537" table:style-name="ce6">
            <text:p>1.080</text:p>
          </table:table-cell>
          <table:table-cell office:value-type="float" office:value="38993.161781325078" table:style-name="ce5">
            <text:p><text:s/>38,993<text:s/></text:p>
          </table:table-cell>
          <table:table-cell office:value-type="float" office:value="1.0368873006079411" table:style-name="ce6">
            <text:p>1.037</text:p>
          </table:table-cell>
          <table:table-cell office:value-type="float" office:value="40431.514261606899" table:style-name="ce5">
            <text:p><text:s/>40,4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431.514261606899" table:style-name="ce5">
            <text:p><text:s/>40,432<text:s/></text:p>
          </table:table-cell>
          <table:table-cell office:value-type="float" office:value="1.0268505403427577" table:style-name="ce6">
            <text:p>1.027</text:p>
          </table:table-cell>
          <table:table-cell office:value-type="float" office:value="41517.12226640695" table:style-name="ce5">
            <text:p><text:s/>41,517<text:s/></text:p>
          </table:table-cell>
          <table:table-cell office:value-type="float" office:value="1.0667843231090721" table:style-name="ce6">
            <text:p>1.067</text:p>
          </table:table-cell>
          <table:table-cell office:value-type="float" office:value="44289.815174405529" table:style-name="ce5">
            <text:p><text:s/>44,2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4289.815174405529" table:style-name="ce5">
            <text:p><text:s/>44,290<text:s/></text:p>
          </table:table-cell>
          <table:table-cell office:value-type="float" office:value="1.0756026023571674" table:style-name="ce6">
            <text:p>1.076</text:p>
          </table:table-cell>
          <table:table-cell office:value-type="float" office:value="47638.240459508546" table:style-name="ce5">
            <text:p><text:s/>47,638<text:s/></text:p>
          </table:table-cell>
          <table:table-cell office:value-type="float" office:value="1.1049115440802486" table:style-name="ce6">
            <text:p>1.105</text:p>
          </table:table-cell>
          <table:table-cell office:value-type="float" office:value="52636.041823381762" table:style-name="ce5">
            <text:p><text:s/>52,6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636.041823381762" table:style-name="ce5">
            <text:p><text:s/>52,636<text:s/></text:p>
          </table:table-cell>
          <table:table-cell office:value-type="float" office:value="1.0017995554263806" table:style-name="ce6">
            <text:p>1.002</text:p>
          </table:table-cell>
          <table:table-cell office:value-type="float" office:value="52730.763298068225" table:style-name="ce5">
            <text:p><text:s/>52,731<text:s/></text:p>
          </table:table-cell>
          <table:table-cell office:value-type="float" office:value="1.11844025751283" table:style-name="ce6">
            <text:p>1.118</text:p>
          </table:table-cell>
          <table:table-cell office:value-type="float" office:value="58976.20848193951" table:style-name="ce5">
            <text:p><text:s/>58,9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976.20848193951" table:style-name="ce5">
            <text:p><text:s/>58,976<text:s/></text:p>
          </table:table-cell>
          <table:table-cell office:value-type="float" office:value="1.0610194149675474" table:style-name="ce6">
            <text:p>1.061</text:p>
          </table:table-cell>
          <table:table-cell office:value-type="float" office:value="62574.902220511569" table:style-name="ce5">
            <text:p><text:s/>62,575<text:s/></text:p>
          </table:table-cell>
          <table:table-cell office:value-type="float" office:value="1.1055291673863272" table:style-name="ce6">
            <text:p>1.106</text:p>
          </table:table-cell>
          <table:table-cell office:value-type="float" office:value="69178.379551122984" table:style-name="ce5">
            <text:p><text:s/>69,1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9178.379551122984" table:style-name="ce5">
            <text:p><text:s/>69,178<text:s/></text:p>
          </table:table-cell>
          <table:table-cell office:value-type="float" office:value="1.0414433790748794" table:style-name="ce6">
            <text:p>1.041</text:p>
          </table:table-cell>
          <table:table-cell office:value-type="float" office:value="72045.365358646057" table:style-name="ce5">
            <text:p><text:s/>72,045<text:s/></text:p>
          </table:table-cell>
          <table:table-cell office:value-type="float" office:value="1.0874733803207632" table:style-name="ce6">
            <text:p>1.087</text:p>
          </table:table-cell>
          <table:table-cell office:value-type="float" office:value="78347.417003011244" table:style-name="ce5">
            <text:p><text:s/>78,34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8347.417003011244" table:style-name="ce5">
            <text:p><text:s/>78,347<text:s/></text:p>
          </table:table-cell>
          <table:table-cell office:value-type="float" office:value="1.0085923666103256" table:style-name="ce6">
            <text:p>1.009</text:p>
          </table:table-cell>
          <table:table-cell office:value-type="float" office:value="79020.606732873173" table:style-name="ce5">
            <text:p><text:s/>79,021<text:s/></text:p>
          </table:table-cell>
          <table:table-cell office:value-type="float" office:value="1.0639806530006095" table:style-name="ce6">
            <text:p>1.064</text:p>
          </table:table-cell>
          <table:table-cell office:value-type="float" office:value="84076.396752146757" table:style-name="ce5">
            <text:p><text:s/>84,0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4076.396752146757" table:style-name="ce5">
            <text:p><text:s/>84,076<text:s/></text:p>
          </table:table-cell>
          <table:table-cell office:value-type="float" office:value="1.0441541068568303" table:style-name="ce6">
            <text:p>1.044</text:p>
          </table:table-cell>
          <table:table-cell office:value-type="float" office:value="87788.714958478304" table:style-name="ce5">
            <text:p><text:s/>87,789<text:s/></text:p>
          </table:table-cell>
          <table:table-cell office:value-type="float" office:value="1.0806616534150941" table:style-name="ce6">
            <text:p>1.081</text:p>
          </table:table-cell>
          <table:table-cell office:value-type="float" office:value="94869.897858215583" table:style-name="ce5">
            <text:p><text:s/>94,8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4869.897858215583" table:style-name="ce5">
            <text:p><text:s/>94,870<text:s/></text:p>
          </table:table-cell>
          <table:table-cell office:value-type="float" office:value="1.0379871824511131" table:style-name="ce6">
            <text:p>1.038</text:p>
          </table:table-cell>
          <table:table-cell office:value-type="float" office:value="98473.737977274082" table:style-name="ce5">
            <text:p><text:s/>98,474<text:s/></text:p>
          </table:table-cell>
          <table:table-cell office:value-type="float" office:value="1.1249577087318139" table:style-name="ce6">
            <text:p>1.125</text:p>
          </table:table-cell>
          <table:table-cell office:value-type="float" office:value="110778.79064517125" table:style-name="ce5">
            <text:p><text:s/>110,7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0778.79064517125" table:style-name="ce5">
            <text:p><text:s/>110,779<text:s/></text:p>
          </table:table-cell>
          <table:table-cell office:value-type="float" office:value="0.968400837684252" table:style-name="ce6">
            <text:p>0.968</text:p>
          </table:table-cell>
          <table:table-cell office:value-type="float" office:value="107278.27365843223" table:style-name="ce5">
            <text:p><text:s/>107,278<text:s/></text:p>
          </table:table-cell>
          <table:table-cell office:value-type="float" office:value="1.0686550601053892" table:style-name="ce6">
            <text:p>1.069</text:p>
          </table:table-cell>
          <table:table-cell office:value-type="float" office:value="114643.46998445428" table:style-name="ce5">
            <text:p><text:s/>114,64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4643.46998445428" table:style-name="ce5">
            <text:p><text:s/>114,643<text:s/></text:p>
          </table:table-cell>
          <table:table-cell office:value-type="float" office:value="0.96231242518281468" table:style-name="ce6">
            <text:p>0.962</text:p>
          </table:table-cell>
          <table:table-cell office:value-type="float" office:value="110322.83563211342" table:style-name="ce5">
            <text:p><text:s/>110,323<text:s/></text:p>
          </table:table-cell>
          <table:table-cell office:value-type="float" office:value="1.1040343787007483" table:style-name="ce6">
            <text:p>1.104</text:p>
          </table:table-cell>
          <table:table-cell office:value-type="float" office:value="121800.20329360511" table:style-name="ce5">
            <text:p><text:s/>121,8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1800.20329360511" table:style-name="ce5">
            <text:p><text:s/>121,800<text:s/></text:p>
          </table:table-cell>
          <table:table-cell office:value-type="float" office:value="1.015039730801629" table:style-name="ce6">
            <text:p>1.015</text:p>
          </table:table-cell>
          <table:table-cell office:value-type="float" office:value="123632.04556272464" table:style-name="ce5">
            <text:p><text:s/>123,632<text:s/></text:p>
          </table:table-cell>
          <table:table-cell office:value-type="float" office:value="1.0523971804610901" table:style-name="ce6">
            <text:p>1.052</text:p>
          </table:table-cell>
          <table:table-cell office:value-type="float" office:value="130110.01616484844" table:style-name="ce5">
            <text:p><text:s/>130,1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0110.01616484844" table:style-name="ce5">
            <text:p><text:s/>130,110<text:s/></text:p>
          </table:table-cell>
          <table:table-cell office:value-type="float" office:value="1.0157788409771691" table:style-name="ce6">
            <text:p>1.016</text:p>
          </table:table-cell>
          <table:table-cell office:value-type="float" office:value="132163.00141945048" table:style-name="ce5">
            <text:p><text:s/>132,163<text:s/></text:p>
          </table:table-cell>
          <table:table-cell office:value-type="float" office:value="1.0373895983514494" table:style-name="ce6">
            <text:p>1.037</text:p>
          </table:table-cell>
          <table:table-cell office:value-type="float" office:value="137104.52295944575" table:style-name="ce5">
            <text:p><text:s/>137,10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72.2000276972999" table:style-name="ce5">
            <text:p><text:s/>2,47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72.2000276972999" table:style-name="ce5">
            <text:p><text:s/>2,472<text:s/></text:p>
          </table:table-cell>
          <table:table-cell office:value-type="float" office:value="1.1120438902983525" table:style-name="ce6">
            <text:p>1.112</text:p>
          </table:table-cell>
          <table:table-cell office:value-type="float" office:value="2749.1949363962003" table:style-name="ce5">
            <text:p><text:s/>2,749<text:s/></text:p>
          </table:table-cell>
          <table:table-cell office:value-type="float" office:value="1.2082464607311472" table:style-name="ce6">
            <text:p>1.208</text:p>
          </table:table-cell>
          <table:table-cell office:value-type="float" office:value="3321.7050517607004" table:style-name="ce5">
            <text:p><text:s/>3,3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21.7050517607004" table:style-name="ce5">
            <text:p><text:s/>3,322<text:s/></text:p>
          </table:table-cell>
          <table:table-cell office:value-type="float" office:value="0.88246653398511132" table:style-name="ce6">
            <text:p>0.882</text:p>
          </table:table-cell>
          <table:table-cell office:value-type="float" office:value="2931.2935439481003" table:style-name="ce5">
            <text:p><text:s/>2,931<text:s/></text:p>
          </table:table-cell>
          <table:table-cell office:value-type="float" office:value="1.1214566040558931" table:style-name="ce6">
            <text:p>1.121</text:p>
          </table:table-cell>
          <table:table-cell office:value-type="float" office:value="3287.3185032870001" table:style-name="ce5">
            <text:p><text:s/>3,2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87.3185032870001" table:style-name="ce5">
            <text:p><text:s/>3,287<text:s/></text:p>
          </table:table-cell>
          <table:table-cell office:value-type="float" office:value="0.99630780876447966" table:style-name="ce6">
            <text:p>0.996</text:p>
          </table:table-cell>
          <table:table-cell office:value-type="float" office:value="3275.1810947208" table:style-name="ce5">
            <text:p><text:s/>3,275<text:s/></text:p>
          </table:table-cell>
          <table:table-cell office:value-type="float" office:value="1.0067954821770542" table:style-name="ce6">
            <text:p>1.007</text:p>
          </table:table-cell>
          <table:table-cell office:value-type="float" office:value="3297.4375294766" table:style-name="ce5">
            <text:p><text:s/>3,29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297.4375294766" table:style-name="ce5">
            <text:p><text:s/>3,297<text:s/></text:p>
          </table:table-cell>
          <table:table-cell office:value-type="float" office:value="1.3171625318553657" table:style-name="ce6">
            <text:p>1.317</text:p>
          </table:table-cell>
          <table:table-cell office:value-type="float" office:value="4343.2611649603004" table:style-name="ce5">
            <text:p><text:s/>4,343<text:s/></text:p>
          </table:table-cell>
          <table:table-cell office:value-type="float" office:value="1.0007582810567022" table:style-name="ce6">
            <text:p>1.001</text:p>
          </table:table-cell>
          <table:table-cell office:value-type="float" office:value="4346.5545776260005" table:style-name="ce5">
            <text:p><text:s/>4,34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46.5545776260005" table:style-name="ce5">
            <text:p><text:s/>4,347<text:s/></text:p>
          </table:table-cell>
          <table:table-cell office:value-type="float" office:value="0.88205950097247121" table:style-name="ce6">
            <text:p>0.882</text:p>
          </table:table-cell>
          <table:table-cell office:value-type="float" office:value="3833.9197616904003" table:style-name="ce5">
            <text:p><text:s/>3,834<text:s/></text:p>
          </table:table-cell>
          <table:table-cell office:value-type="float" office:value="1.0654088895676399" table:style-name="ce6">
            <text:p>1.065</text:p>
          </table:table-cell>
          <table:table-cell office:value-type="float" office:value="4084.692195994" table:style-name="ce5">
            <text:p><text:s/>4,0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84.692195994" table:style-name="ce5">
            <text:p><text:s/>4,085<text:s/></text:p>
          </table:table-cell>
          <table:table-cell office:value-type="float" office:value="1.2104065920738873" table:style-name="ce6">
            <text:p>1.210</text:p>
          </table:table-cell>
          <table:table-cell office:value-type="float" office:value="4944.1383606239006" table:style-name="ce5">
            <text:p><text:s/>4,944<text:s/></text:p>
          </table:table-cell>
          <table:table-cell office:value-type="float" office:value="1.12074025497338" table:style-name="ce6">
            <text:p>1.121</text:p>
          </table:table-cell>
          <table:table-cell office:value-type="float" office:value="5541.0948869092999" table:style-name="ce5">
            <text:p><text:s/>5,5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41.0948869092999" table:style-name="ce5">
            <text:p><text:s/>5,541<text:s/></text:p>
          </table:table-cell>
          <table:table-cell office:value-type="float" office:value="0.84842461902611921" table:style-name="ce6">
            <text:p>0.848</text:p>
          </table:table-cell>
          <table:table-cell office:value-type="float" office:value="4701.2013184136003" table:style-name="ce5">
            <text:p><text:s/>4,701<text:s/></text:p>
          </table:table-cell>
          <table:table-cell office:value-type="float" office:value="1.0321379367484913" table:style-name="ce6">
            <text:p>1.032</text:p>
          </table:table-cell>
          <table:table-cell office:value-type="float" office:value="4852.2882290266998" table:style-name="ce5">
            <text:p><text:s/>4,8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52.2882290266998" table:style-name="ce5">
            <text:p><text:s/>4,852<text:s/></text:p>
          </table:table-cell>
          <table:table-cell office:value-type="float" office:value="0.92608702568896251" table:style-name="ce6">
            <text:p>0.926</text:p>
          </table:table-cell>
          <table:table-cell office:value-type="float" office:value="4493.6411738049001" table:style-name="ce5">
            <text:p><text:s/>4,494<text:s/></text:p>
          </table:table-cell>
          <table:table-cell office:value-type="float" office:value="1.0445419499089537" table:style-name="ce6">
            <text:p>1.045</text:p>
          </table:table-cell>
          <table:table-cell office:value-type="float" office:value="4693.7967138773301" table:style-name="ce5">
            <text:p><text:s/>4,69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693.7967138773301" table:style-name="ce5">
            <text:p><text:s/>4,694<text:s/></text:p>
          </table:table-cell>
          <table:table-cell office:value-type="float" office:value="1.4355491968818996" table:style-name="ce6">
            <text:p>1.436</text:p>
          </table:table-cell>
          <table:table-cell office:value-type="float" office:value="6738.1761029335003" table:style-name="ce5">
            <text:p><text:s/>6,738<text:s/></text:p>
          </table:table-cell>
          <table:table-cell office:value-type="float" office:value="1.0114765621003099" table:style-name="ce6">
            <text:p>1.011</text:p>
          </table:table-cell>
          <table:table-cell office:value-type="float" office:value="6815.5071994216405" table:style-name="ce5">
            <text:p><text:s/>6,81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815.5071994216405" table:style-name="ce5">
            <text:p><text:s/>6,816<text:s/></text:p>
          </table:table-cell>
          <table:table-cell office:value-type="float" office:value="0.72560947495308104" table:style-name="ce6">
            <text:p>0.726</text:p>
          </table:table-cell>
          <table:table-cell office:value-type="float" office:value="4945.3966005112798" table:style-name="ce5">
            <text:p><text:s/>4,945<text:s/></text:p>
          </table:table-cell>
          <table:table-cell office:value-type="float" office:value="1.1334995952337563" table:style-name="ce6">
            <text:p>1.133</text:p>
          </table:table-cell>
          <table:table-cell office:value-type="float" office:value="5605.6050449499298" table:style-name="ce5">
            <text:p><text:s/>5,60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605.6050449499298" table:style-name="ce5">
            <text:p><text:s/>5,606<text:s/></text:p>
          </table:table-cell>
          <table:table-cell office:value-type="float" office:value="0.98749802175132262" table:style-name="ce6">
            <text:p>0.987</text:p>
          </table:table-cell>
          <table:table-cell office:value-type="float" office:value="5535.5238926072907" table:style-name="ce5">
            <text:p><text:s/>5,536<text:s/></text:p>
          </table:table-cell>
          <table:table-cell office:value-type="float" office:value="1.1992555572898977" table:style-name="ce6">
            <text:p>1.199</text:p>
          </table:table-cell>
          <table:table-cell office:value-type="float" office:value="6638.5077907202995" table:style-name="ce5">
            <text:p><text:s/>6,6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38.5077907202995" table:style-name="ce5">
            <text:p><text:s/>6,639<text:s/></text:p>
          </table:table-cell>
          <table:table-cell office:value-type="float" office:value="1.1658261495651971" table:style-name="ce6">
            <text:p>1.166</text:p>
          </table:table-cell>
          <table:table-cell office:value-type="float" office:value="7739.3459765140105" table:style-name="ce5">
            <text:p><text:s/>7,739<text:s/></text:p>
          </table:table-cell>
          <table:table-cell office:value-type="float" office:value="1.0093917988663261" table:style-name="ce6">
            <text:p>1.009</text:p>
          </table:table-cell>
          <table:table-cell office:value-type="float" office:value="7812.0323572823399" table:style-name="ce5">
            <text:p><text:s/>7,81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812.0323572823399" table:style-name="ce5">
            <text:p><text:s/>7,812<text:s/></text:p>
          </table:table-cell>
          <table:table-cell office:value-type="float" office:value="0.83612798495625562" table:style-name="ce6">
            <text:p>0.836</text:p>
          </table:table-cell>
          <table:table-cell office:value-type="float" office:value="6531.8588733075503" table:style-name="ce5">
            <text:p><text:s/>6,532<text:s/></text:p>
          </table:table-cell>
          <table:table-cell office:value-type="float" office:value="1.0994632432839504" table:style-name="ce6">
            <text:p>1.099</text:p>
          </table:table-cell>
          <table:table-cell office:value-type="float" office:value="7181.5387415197692" table:style-name="ce5">
            <text:p><text:s/>7,1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181.5387415197692" table:style-name="ce5">
            <text:p><text:s/>7,182<text:s/></text:p>
          </table:table-cell>
          <table:table-cell office:value-type="float" office:value="0.93508203853307492" table:style-name="ce6">
            <text:p>0.935</text:p>
          </table:table-cell>
          <table:table-cell office:value-type="float" office:value="6715.3278862245597" table:style-name="ce5">
            <text:p><text:s/>6,715<text:s/></text:p>
          </table:table-cell>
          <table:table-cell office:value-type="float" office:value="1.1654437696212334" table:style-name="ce6">
            <text:p>1.165</text:p>
          </table:table-cell>
          <table:table-cell office:value-type="float" office:value="7826.3370459641401" table:style-name="ce5">
            <text:p><text:s/>7,8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826.3370459641401" table:style-name="ce5">
            <text:p><text:s/>7,826<text:s/></text:p>
          </table:table-cell>
          <table:table-cell office:value-type="float" office:value="1.2684633864909998" table:style-name="ce6">
            <text:p>1.268</text:p>
          </table:table-cell>
          <table:table-cell office:value-type="float" office:value="9927.4219931436401" table:style-name="ce5">
            <text:p><text:s/>9,927<text:s/></text:p>
          </table:table-cell>
          <table:table-cell office:value-type="float" office:value="0.99013356538804453" table:style-name="ce6">
            <text:p>0.990</text:p>
          </table:table-cell>
          <table:table-cell office:value-type="float" office:value="9829.4737331830001" table:style-name="ce5">
            <text:p><text:s/>9,82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829.4737331830001" table:style-name="ce5">
            <text:p><text:s/>9,829<text:s/></text:p>
          </table:table-cell>
          <table:table-cell office:value-type="float" office:value="1.085751331709464" table:style-name="ce6">
            <text:p>1.086</text:p>
          </table:table-cell>
          <table:table-cell office:value-type="float" office:value="10672.36419580664" table:style-name="ce5">
            <text:p><text:s/>10,672<text:s/></text:p>
          </table:table-cell>
          <table:table-cell office:value-type="float" office:value="0.92649561481095255" table:style-name="ce6">
            <text:p>0.926</text:p>
          </table:table-cell>
          <table:table-cell office:value-type="float" office:value="9887.8986270802707" table:style-name="ce5">
            <text:p><text:s/>9,88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7.11873495848999" table:style-name="ce5">
            <text:p><text:s/>58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87.11873495848999" table:style-name="ce5">
            <text:p><text:s/>587<text:s/></text:p>
          </table:table-cell>
          <table:table-cell office:value-type="float" office:value="1.0968709497584523" table:style-name="ce6">
            <text:p>1.097</text:p>
          </table:table-cell>
          <table:table-cell office:value-type="float" office:value="643.9934844349001" table:style-name="ce5">
            <text:p><text:s/>644<text:s/></text:p>
          </table:table-cell>
          <table:table-cell office:value-type="float" office:value="1.2024247278257485" table:style-name="ce6">
            <text:p>1.202</text:p>
          </table:table-cell>
          <table:table-cell office:value-type="float" office:value="774.35369024319004" table:style-name="ce5">
            <text:p><text:s/>77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74.35369024319004" table:style-name="ce5">
            <text:p><text:s/>774<text:s/></text:p>
          </table:table-cell>
          <table:table-cell office:value-type="float" office:value="0.87806400144699193" table:style-name="ce6">
            <text:p>0.878</text:p>
          </table:table-cell>
          <table:table-cell office:value-type="float" office:value="679.93209979018002" table:style-name="ce5">
            <text:p><text:s/>680<text:s/></text:p>
          </table:table-cell>
          <table:table-cell office:value-type="float" office:value="1.185220862574341" table:style-name="ce6">
            <text:p>1.185</text:p>
          </table:table-cell>
          <table:table-cell office:value-type="float" office:value="805.86970980529998" table:style-name="ce5">
            <text:p><text:s/>8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05.86970980529998" table:style-name="ce5">
            <text:p><text:s/>806<text:s/></text:p>
          </table:table-cell>
          <table:table-cell office:value-type="float" office:value="0.96898076199752003" table:style-name="ce6">
            <text:p>0.969</text:p>
          </table:table-cell>
          <table:table-cell office:value-type="float" office:value="780.87224547786002" table:style-name="ce5">
            <text:p><text:s/>781<text:s/></text:p>
          </table:table-cell>
          <table:table-cell office:value-type="float" office:value="1.0462026897842445" table:style-name="ce6">
            <text:p>1.046</text:p>
          </table:table-cell>
          <table:table-cell office:value-type="float" office:value="816.95064359679998" table:style-name="ce5">
            <text:p><text:s/>81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16.95064359679998" table:style-name="ce5">
            <text:p><text:s/>817<text:s/></text:p>
          </table:table-cell>
          <table:table-cell office:value-type="float" office:value="1.3231241795056148" table:style-name="ce6">
            <text:p>1.323</text:p>
          </table:table-cell>
          <table:table-cell office:value-type="float" office:value="1080.9271500056" table:style-name="ce5">
            <text:p><text:s/>1,081<text:s/></text:p>
          </table:table-cell>
          <table:table-cell office:value-type="float" office:value="1.0567351396437608" table:style-name="ce6">
            <text:p>1.057</text:p>
          </table:table-cell>
          <table:table-cell office:value-type="float" office:value="1142.2537028059" table:style-name="ce5">
            <text:p><text:s/>1,1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42.2537028059" table:style-name="ce5">
            <text:p><text:s/>1,142<text:s/></text:p>
          </table:table-cell>
          <table:table-cell office:value-type="float" office:value="0.91734441115071308" table:style-name="ce6">
            <text:p>0.917</text:p>
          </table:table-cell>
          <table:table-cell office:value-type="float" office:value="1047.8400503852001" table:style-name="ce5">
            <text:p><text:s/>1,048<text:s/></text:p>
          </table:table-cell>
          <table:table-cell office:value-type="float" office:value="1.1021307054116316" table:style-name="ce6">
            <text:p>1.102</text:p>
          </table:table-cell>
          <table:table-cell office:value-type="float" office:value="1154.8566938896001" table:style-name="ce5">
            <text:p><text:s/>1,1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54.8566938896001" table:style-name="ce5">
            <text:p><text:s/>1,155<text:s/></text:p>
          </table:table-cell>
          <table:table-cell office:value-type="float" office:value="1.190984981284946" table:style-name="ce6">
            <text:p>1.191</text:p>
          </table:table-cell>
          <table:table-cell office:value-type="float" office:value="1375.4169779588999" table:style-name="ce5">
            <text:p><text:s/>1,375<text:s/></text:p>
          </table:table-cell>
          <table:table-cell office:value-type="float" office:value="1.1002762131305619" table:style-name="ce6">
            <text:p>1.100</text:p>
          </table:table-cell>
          <table:table-cell office:value-type="float" office:value="1513.3385839841001" table:style-name="ce5">
            <text:p><text:s/>1,5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13.3385839841001" table:style-name="ce5">
            <text:p><text:s/>1,513<text:s/></text:p>
          </table:table-cell>
          <table:table-cell office:value-type="float" office:value="0.86915392358159782" table:style-name="ce6">
            <text:p>0.869</text:p>
          </table:table-cell>
          <table:table-cell office:value-type="float" office:value="1315.3241679772" table:style-name="ce5">
            <text:p><text:s/>1,315<text:s/></text:p>
          </table:table-cell>
          <table:table-cell office:value-type="float" office:value="1.005413543146592" table:style-name="ce6">
            <text:p>1.005</text:p>
          </table:table-cell>
          <table:table-cell office:value-type="float" office:value="1322.4447321123" table:style-name="ce5">
            <text:p><text:s/>1,3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22.4447321123" table:style-name="ce5">
            <text:p><text:s/>1,322<text:s/></text:p>
          </table:table-cell>
          <table:table-cell office:value-type="float" office:value="0.90787496581282146" table:style-name="ce6">
            <text:p>0.908</text:p>
          </table:table-cell>
          <table:table-cell office:value-type="float" office:value="1200.6144659558001" table:style-name="ce5">
            <text:p><text:s/>1,201<text:s/></text:p>
          </table:table-cell>
          <table:table-cell office:value-type="float" office:value="0.9977269224096118" table:style-name="ce6">
            <text:p>0.998</text:p>
          </table:table-cell>
          <table:table-cell office:value-type="float" office:value="1197.8853761185401" table:style-name="ce5">
            <text:p><text:s/>1,1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97.8853761185401" table:style-name="ce5">
            <text:p><text:s/>1,198<text:s/></text:p>
          </table:table-cell>
          <table:table-cell office:value-type="float" office:value="1.2750026714586933" table:style-name="ce6">
            <text:p>1.275</text:p>
          </table:table-cell>
          <table:table-cell office:value-type="float" office:value="1527.30705465244" table:style-name="ce5">
            <text:p><text:s/>1,527<text:s/></text:p>
          </table:table-cell>
          <table:table-cell office:value-type="float" office:value="1.1250484287599469" table:style-name="ce6">
            <text:p>1.125</text:p>
          </table:table-cell>
          <table:table-cell office:value-type="float" office:value="1718.29440207071" table:style-name="ce5">
            <text:p><text:s/>1,7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18.29440207071" table:style-name="ce5">
            <text:p><text:s/>1,718<text:s/></text:p>
          </table:table-cell>
          <table:table-cell office:value-type="float" office:value="0.90425221268714251" table:style-name="ce6">
            <text:p>0.904</text:p>
          </table:table-cell>
          <table:table-cell office:value-type="float" office:value="1553.7715151203699" table:style-name="ce5">
            <text:p><text:s/>1,554<text:s/></text:p>
          </table:table-cell>
          <table:table-cell office:value-type="float" office:value="1.0718047139741307" table:style-name="ce6">
            <text:p>1.072</text:p>
          </table:table-cell>
          <table:table-cell office:value-type="float" office:value="1665.3396343447398" table:style-name="ce5">
            <text:p><text:s/>1,66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65.3396343447398" table:style-name="ce5">
            <text:p><text:s/>1,665<text:s/></text:p>
          </table:table-cell>
          <table:table-cell office:value-type="float" office:value="1.0121035007381909" table:style-name="ce6">
            <text:p>1.012</text:p>
          </table:table-cell>
          <table:table-cell office:value-type="float" office:value="1685.4960738383702" table:style-name="ce5">
            <text:p><text:s/>1,685<text:s/></text:p>
          </table:table-cell>
          <table:table-cell office:value-type="float" office:value="1.0435280117077241" table:style-name="ce6">
            <text:p>1.044</text:p>
          </table:table-cell>
          <table:table-cell office:value-type="float" office:value="1758.8623666737299" table:style-name="ce5">
            <text:p><text:s/>1,7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58.8623666737299" table:style-name="ce5">
            <text:p><text:s/>1,759<text:s/></text:p>
          </table:table-cell>
          <table:table-cell office:value-type="float" office:value="1.0929304924740597" table:style-name="ce6">
            <text:p>1.093</text:p>
          </table:table-cell>
          <table:table-cell office:value-type="float" office:value="1922.3143126028099" table:style-name="ce5">
            <text:p><text:s/>1,922<text:s/></text:p>
          </table:table-cell>
          <table:table-cell office:value-type="float" office:value="1.06565321723824" table:style-name="ce6">
            <text:p>1.066</text:p>
          </table:table-cell>
          <table:table-cell office:value-type="float" office:value="2048.5204317683001" table:style-name="ce5">
            <text:p><text:s/>2,0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48.5204317683001" table:style-name="ce5">
            <text:p><text:s/>2,049<text:s/></text:p>
          </table:table-cell>
          <table:table-cell office:value-type="float" office:value="0.90793383720041809" table:style-name="ce6">
            <text:p>0.908</text:p>
          </table:table-cell>
          <table:table-cell office:value-type="float" office:value="1859.9210161988499" table:style-name="ce5">
            <text:p><text:s/>1,860<text:s/></text:p>
          </table:table-cell>
          <table:table-cell office:value-type="float" office:value="1.0876981544435602" table:style-name="ce6">
            <text:p>1.088</text:p>
          </table:table-cell>
          <table:table-cell office:value-type="float" office:value="2023.03265673028" table:style-name="ce5">
            <text:p><text:s/>2,0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23.03265673028" table:style-name="ce5">
            <text:p><text:s/>2,023<text:s/></text:p>
          </table:table-cell>
          <table:table-cell office:value-type="float" office:value="0.92716701681696367" table:style-name="ce6">
            <text:p>0.927</text:p>
          </table:table-cell>
          <table:table-cell office:value-type="float" office:value="1875.6891532639102" table:style-name="ce5">
            <text:p><text:s/>1,876<text:s/></text:p>
          </table:table-cell>
          <table:table-cell office:value-type="float" office:value="1.1227685529931994" table:style-name="ce6">
            <text:p>1.123</text:p>
          </table:table-cell>
          <table:table-cell office:value-type="float" office:value="2105.9647964751598" table:style-name="ce5">
            <text:p><text:s/>2,1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05.9647964751598" table:style-name="ce5">
            <text:p><text:s/>2,106<text:s/></text:p>
          </table:table-cell>
          <table:table-cell office:value-type="float" office:value="1.1137895198684706" table:style-name="ce6">
            <text:p>1.114</text:p>
          </table:table-cell>
          <table:table-cell office:value-type="float" office:value="2345.6015195259702" table:style-name="ce5">
            <text:p><text:s/>2,346<text:s/></text:p>
          </table:table-cell>
          <table:table-cell office:value-type="float" office:value="0.99840309940647243" table:style-name="ce6">
            <text:p>0.998</text:p>
          </table:table-cell>
          <table:table-cell office:value-type="float" office:value="2341.8558270672597" table:style-name="ce5">
            <text:p><text:s/>2,3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41.8558270672597" table:style-name="ce5">
            <text:p><text:s/>2,342<text:s/></text:p>
          </table:table-cell>
          <table:table-cell office:value-type="float" office:value="1.0968604013059662" table:style-name="ce6">
            <text:p>1.097</text:p>
          </table:table-cell>
          <table:table-cell office:value-type="float" office:value="2568.6889222777099" table:style-name="ce5">
            <text:p><text:s/>2,569<text:s/></text:p>
          </table:table-cell>
          <table:table-cell office:value-type="float" office:value="1.0883381840173278" table:style-name="ce6">
            <text:p>1.088</text:p>
          </table:table-cell>
          <table:table-cell office:value-type="float" office:value="2795.6022369771499" table:style-name="ce5">
            <text:p><text:s/>2,79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85.0812927388101" table:style-name="ce5">
            <text:p><text:s/>1,88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85.0812927388101" table:style-name="ce5">
            <text:p><text:s/>1,885<text:s/></text:p>
          </table:table-cell>
          <table:table-cell office:value-type="float" office:value="1.1167695844579097" table:style-name="ce6">
            <text:p>1.117</text:p>
          </table:table-cell>
          <table:table-cell office:value-type="float" office:value="2105.2014519613003" table:style-name="ce5">
            <text:p><text:s/>2,105<text:s/></text:p>
          </table:table-cell>
          <table:table-cell office:value-type="float" office:value="1.2100273630080787" table:style-name="ce6">
            <text:p>1.210</text:p>
          </table:table-cell>
          <table:table-cell office:value-type="float" office:value="2547.3513615175102" table:style-name="ce5">
            <text:p><text:s/>2,5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47.3513615175102" table:style-name="ce5">
            <text:p><text:s/>2,547<text:s/></text:p>
          </table:table-cell>
          <table:table-cell office:value-type="float" office:value="0.88380483280356614" table:style-name="ce6">
            <text:p>0.884</text:p>
          </table:table-cell>
          <table:table-cell office:value-type="float" office:value="2251.3614441579198" table:style-name="ce5">
            <text:p><text:s/>2,251<text:s/></text:p>
          </table:table-cell>
          <table:table-cell office:value-type="float" office:value="1.102199204805979" table:style-name="ce6">
            <text:p>1.102</text:p>
          </table:table-cell>
          <table:table-cell office:value-type="float" office:value="2481.4487934816998" table:style-name="ce5">
            <text:p><text:s/>2,4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81.4487934816998" table:style-name="ce5">
            <text:p><text:s/>2,481<text:s/></text:p>
          </table:table-cell>
          <table:table-cell office:value-type="float" office:value="1.0051824787982815" table:style-name="ce6">
            <text:p>1.005</text:p>
          </table:table-cell>
          <table:table-cell office:value-type="float" office:value="2494.3088492429401" table:style-name="ce5">
            <text:p><text:s/>2,494<text:s/></text:p>
          </table:table-cell>
          <table:table-cell office:value-type="float" office:value="0.99445859987734286" table:style-name="ce6">
            <text:p>0.994</text:p>
          </table:table-cell>
          <table:table-cell office:value-type="float" office:value="2480.4868858798004" table:style-name="ce5">
            <text:p><text:s/>2,48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80.4868858798004" table:style-name="ce5">
            <text:p><text:s/>2,480<text:s/></text:p>
          </table:table-cell>
          <table:table-cell office:value-type="float" office:value="1.3151990577033783" table:style-name="ce6">
            <text:p>1.315</text:p>
          </table:table-cell>
          <table:table-cell office:value-type="float" office:value="3262.3340149547003" table:style-name="ce5">
            <text:p><text:s/>3,262<text:s/></text:p>
          </table:table-cell>
          <table:table-cell office:value-type="float" office:value="0.98221115929007474" table:style-name="ce6">
            <text:p>0.982</text:p>
          </table:table-cell>
          <table:table-cell office:value-type="float" office:value="3204.3008748201005" table:style-name="ce5">
            <text:p><text:s/>3,2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04.3008748201005" table:style-name="ce5">
            <text:p><text:s/>3,204<text:s/></text:p>
          </table:table-cell>
          <table:table-cell office:value-type="float" office:value="0.8694813065772482" table:style-name="ce6">
            <text:p>0.869</text:p>
          </table:table-cell>
          <table:table-cell office:value-type="float" office:value="2786.0797113051999" table:style-name="ce5">
            <text:p><text:s/>2,786<text:s/></text:p>
          </table:table-cell>
          <table:table-cell office:value-type="float" office:value="1.0515978743235075" table:style-name="ce6">
            <text:p>1.052</text:p>
          </table:table-cell>
          <table:table-cell office:value-type="float" office:value="2929.8355021043999" table:style-name="ce5">
            <text:p><text:s/>2,9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929.8355021043999" table:style-name="ce5">
            <text:p><text:s/>2,930<text:s/></text:p>
          </table:table-cell>
          <table:table-cell office:value-type="float" office:value="1.2180620311624017" table:style-name="ce6">
            <text:p>1.218</text:p>
          </table:table-cell>
          <table:table-cell office:value-type="float" office:value="3568.7213826650004" table:style-name="ce5">
            <text:p><text:s/>3,569<text:s/></text:p>
          </table:table-cell>
          <table:table-cell office:value-type="float" office:value="1.1286272788035381" table:style-name="ce6">
            <text:p>1.129</text:p>
          </table:table-cell>
          <table:table-cell office:value-type="float" office:value="4027.7563029251996" table:style-name="ce5">
            <text:p><text:s/>4,0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27.7563029251996" table:style-name="ce5">
            <text:p><text:s/>4,028<text:s/></text:p>
          </table:table-cell>
          <table:table-cell office:value-type="float" office:value="0.84063605039296241" table:style-name="ce6">
            <text:p>0.841</text:p>
          </table:table-cell>
          <table:table-cell office:value-type="float" office:value="3385.8771504363999" table:style-name="ce5">
            <text:p><text:s/>3,386<text:s/></text:p>
          </table:table-cell>
          <table:table-cell office:value-type="float" office:value="1.0425196603661313" table:style-name="ce6">
            <text:p>1.043</text:p>
          </table:table-cell>
          <table:table-cell office:value-type="float" office:value="3529.8434969144" table:style-name="ce5">
            <text:p><text:s/>3,53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29.8434969144" table:style-name="ce5">
            <text:p><text:s/>3,530<text:s/></text:p>
          </table:table-cell>
          <table:table-cell office:value-type="float" office:value="0.93291011647618016" table:style-name="ce6">
            <text:p>0.933</text:p>
          </table:table-cell>
          <table:table-cell office:value-type="float" office:value="3293.0267078491001" table:style-name="ce5">
            <text:p><text:s/>3,293<text:s/></text:p>
          </table:table-cell>
          <table:table-cell office:value-type="float" office:value="1.06161038093803" table:style-name="ce6">
            <text:p>1.062</text:p>
          </table:table-cell>
          <table:table-cell office:value-type="float" office:value="3495.9113377587901" table:style-name="ce5">
            <text:p><text:s/>3,4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95.9113377587901" table:style-name="ce5">
            <text:p><text:s/>3,496<text:s/></text:p>
          </table:table-cell>
          <table:table-cell office:value-type="float" office:value="1.4905609853428721" table:style-name="ce6">
            <text:p>1.491</text:p>
          </table:table-cell>
          <table:table-cell office:value-type="float" office:value="5210.8690482810598" table:style-name="ce5">
            <text:p><text:s/>5,211<text:s/></text:p>
          </table:table-cell>
          <table:table-cell office:value-type="float" office:value="0.97818861885089547" table:style-name="ce6">
            <text:p>0.978</text:p>
          </table:table-cell>
          <table:table-cell office:value-type="float" office:value="5097.2127973509305" table:style-name="ce5">
            <text:p><text:s/>5,0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097.2127973509305" table:style-name="ce5">
            <text:p><text:s/>5,097<text:s/></text:p>
          </table:table-cell>
          <table:table-cell office:value-type="float" office:value="0.66538816805010959" table:style-name="ce6">
            <text:p>0.665</text:p>
          </table:table-cell>
          <table:table-cell office:value-type="float" office:value="3391.62508539091" table:style-name="ce5">
            <text:p><text:s/>3,392<text:s/></text:p>
          </table:table-cell>
          <table:table-cell office:value-type="float" office:value="1.1617632584384088" table:style-name="ce6">
            <text:p>1.162</text:p>
          </table:table-cell>
          <table:table-cell office:value-type="float" office:value="3940.2654106051905" table:style-name="ce5">
            <text:p><text:s/>3,94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40.2654106051905" table:style-name="ce5">
            <text:p><text:s/>3,940<text:s/></text:p>
          </table:table-cell>
          <table:table-cell office:value-type="float" office:value="0.97709860061878151" table:style-name="ce6">
            <text:p>0.977</text:p>
          </table:table-cell>
          <table:table-cell office:value-type="float" office:value="3850.02781876892" table:style-name="ce5">
            <text:p><text:s/>3,850<text:s/></text:p>
          </table:table-cell>
          <table:table-cell office:value-type="float" office:value="1.2674312118624844" table:style-name="ce6">
            <text:p>1.267</text:p>
          </table:table-cell>
          <table:table-cell office:value-type="float" office:value="4879.64542404657" table:style-name="ce5">
            <text:p><text:s/>4,8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79.64542404657" table:style-name="ce5">
            <text:p><text:s/>4,880<text:s/></text:p>
          </table:table-cell>
          <table:table-cell office:value-type="float" office:value="1.1921013021243825" table:style-name="ce6">
            <text:p>1.192</text:p>
          </table:table-cell>
          <table:table-cell office:value-type="float" office:value="5817.0316639112007" table:style-name="ce5">
            <text:p><text:s/>5,817<text:s/></text:p>
          </table:table-cell>
          <table:table-cell office:value-type="float" office:value="0.99079947617799702" table:style-name="ce6">
            <text:p>0.991</text:p>
          </table:table-cell>
          <table:table-cell office:value-type="float" office:value="5763.5119255140398" table:style-name="ce5">
            <text:p><text:s/>5,76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763.5119255140398" table:style-name="ce5">
            <text:p><text:s/>5,764<text:s/></text:p>
          </table:table-cell>
          <table:table-cell office:value-type="float" office:value="0.8106060883515942" table:style-name="ce6">
            <text:p>0.811</text:p>
          </table:table-cell>
          <table:table-cell office:value-type="float" office:value="4671.9378571087009" table:style-name="ce5">
            <text:p><text:s/>4,672<text:s/></text:p>
          </table:table-cell>
          <table:table-cell office:value-type="float" office:value="1.1041469819510632" table:style-name="ce6">
            <text:p>1.104</text:p>
          </table:table-cell>
          <table:table-cell office:value-type="float" office:value="5158.5060847894902" table:style-name="ce5">
            <text:p><text:s/>5,1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58.5060847894902" table:style-name="ce5">
            <text:p><text:s/>5,159<text:s/></text:p>
          </table:table-cell>
          <table:table-cell office:value-type="float" office:value="0.93818610532048008" table:style-name="ce6">
            <text:p>0.938</text:p>
          </table:table-cell>
          <table:table-cell office:value-type="float" office:value="4839.6387329606496" table:style-name="ce5">
            <text:p><text:s/>4,840<text:s/></text:p>
          </table:table-cell>
          <table:table-cell office:value-type="float" office:value="1.1819833184097075" table:style-name="ce6">
            <text:p>1.182</text:p>
          </table:table-cell>
          <table:table-cell office:value-type="float" office:value="5720.3722494889807" table:style-name="ce5">
            <text:p><text:s/>5,7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20.3722494889807" table:style-name="ce5">
            <text:p><text:s/>5,720<text:s/></text:p>
          </table:table-cell>
          <table:table-cell office:value-type="float" office:value="1.3254068341959702" table:style-name="ce6">
            <text:p>1.325</text:p>
          </table:table-cell>
          <table:table-cell office:value-type="float" office:value="7581.8204736176704" table:style-name="ce5">
            <text:p><text:s/>7,582<text:s/></text:p>
          </table:table-cell>
          <table:table-cell office:value-type="float" office:value="0.98757520468471593" table:style-name="ce6">
            <text:p>0.988</text:p>
          </table:table-cell>
          <table:table-cell office:value-type="float" office:value="7487.6179061157409" table:style-name="ce5">
            <text:p><text:s/>7,4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487.6179061157409" table:style-name="ce5">
            <text:p><text:s/>7,488<text:s/></text:p>
          </table:table-cell>
          <table:table-cell office:value-type="float" office:value="1.082276816891258" table:style-name="ce6">
            <text:p>1.082</text:p>
          </table:table-cell>
          <table:table-cell office:value-type="float" office:value="8103.675273528931" table:style-name="ce5">
            <text:p><text:s/>8,104<text:s/></text:p>
          </table:table-cell>
          <table:table-cell office:value-type="float" office:value="0.87519503814157873" table:style-name="ce6">
            <text:p>0.875</text:p>
          </table:table-cell>
          <table:table-cell office:value-type="float" office:value="7092.2963901031208" table:style-name="ce5">
            <text:p><text:s/>7,09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1.92263846091998" table:style-name="ce5">
            <text:p><text:s/>5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21.92263846091998" table:style-name="ce5">
            <text:p><text:s/>522<text:s/></text:p>
          </table:table-cell>
          <table:table-cell office:value-type="float" office:value="0.9951832172655829" table:style-name="ce6">
            <text:p>0.995</text:p>
          </table:table-cell>
          <table:table-cell office:value-type="float" office:value="519.40865050727996" table:style-name="ce5">
            <text:p><text:s/>519<text:s/></text:p>
          </table:table-cell>
          <table:table-cell office:value-type="float" office:value="1.2360843952765306" table:style-name="ce6">
            <text:p>1.236</text:p>
          </table:table-cell>
          <table:table-cell office:value-type="float" office:value="642.03292766368997" table:style-name="ce5">
            <text:p><text:s/>64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42.03292766368997" table:style-name="ce5">
            <text:p><text:s/>642<text:s/></text:p>
          </table:table-cell>
          <table:table-cell office:value-type="float" office:value="1.0153895993188931" table:style-name="ce6">
            <text:p>1.015</text:p>
          </table:table-cell>
          <table:table-cell office:value-type="float" office:value="651.91355716997009" table:style-name="ce5">
            <text:p><text:s/>652<text:s/></text:p>
          </table:table-cell>
          <table:table-cell office:value-type="float" office:value="1.0199916222734604" table:style-name="ce6">
            <text:p>1.020</text:p>
          </table:table-cell>
          <table:table-cell office:value-type="float" office:value="664.94636675985998" table:style-name="ce5">
            <text:p><text:s/>6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4.94636675985998" table:style-name="ce5">
            <text:p><text:s/>665<text:s/></text:p>
          </table:table-cell>
          <table:table-cell office:value-type="float" office:value="0.90034736914505076" table:style-name="ce6">
            <text:p>0.900</text:p>
          </table:table-cell>
          <table:table-cell office:value-type="float" office:value="598.68271193480007" table:style-name="ce5">
            <text:p><text:s/>599<text:s/></text:p>
          </table:table-cell>
          <table:table-cell office:value-type="float" office:value="1.1578990863435439" table:style-name="ce6">
            <text:p>1.158</text:p>
          </table:table-cell>
          <table:table-cell office:value-type="float" office:value="693.21416515897999" table:style-name="ce5">
            <text:p><text:s/>69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93.21416515897999" table:style-name="ce5">
            <text:p><text:s/>693<text:s/></text:p>
          </table:table-cell>
          <table:table-cell office:value-type="float" office:value="1.0210971222469263" table:style-name="ce6">
            <text:p>1.021</text:p>
          </table:table-cell>
          <table:table-cell office:value-type="float" office:value="707.83898914463998" table:style-name="ce5">
            <text:p><text:s/>708<text:s/></text:p>
          </table:table-cell>
          <table:table-cell office:value-type="float" office:value="1.0278429020834325" table:style-name="ce6">
            <text:p>1.028</text:p>
          </table:table-cell>
          <table:table-cell office:value-type="float" office:value="727.54728081023006" table:style-name="ce5">
            <text:p><text:s/>7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7.54728081023006" table:style-name="ce5">
            <text:p><text:s/>728<text:s/></text:p>
          </table:table-cell>
          <table:table-cell office:value-type="float" office:value="1.0816330722169814" table:style-name="ce6">
            <text:p>1.082</text:p>
          </table:table-cell>
          <table:table-cell office:value-type="float" office:value="786.93920052587998" table:style-name="ce5">
            <text:p><text:s/>787<text:s/></text:p>
          </table:table-cell>
          <table:table-cell office:value-type="float" office:value="0.89109490279157666" table:style-name="ce6">
            <text:p>0.891</text:p>
          </table:table-cell>
          <table:table-cell office:value-type="float" office:value="701.23751039549006" table:style-name="ce5">
            <text:p><text:s/>7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01.23751039549006" table:style-name="ce5">
            <text:p><text:s/>701<text:s/></text:p>
          </table:table-cell>
          <table:table-cell office:value-type="float" office:value="0.91832377877073645" table:style-name="ce6">
            <text:p>0.918</text:p>
          </table:table-cell>
          <table:table-cell office:value-type="float" office:value="643.96308036216999" table:style-name="ce5">
            <text:p><text:s/>644<text:s/></text:p>
          </table:table-cell>
          <table:table-cell office:value-type="float" office:value="1.1906371577486041" table:style-name="ce6">
            <text:p>1.191</text:p>
          </table:table-cell>
          <table:table-cell office:value-type="float" office:value="766.72637169745008" table:style-name="ce5">
            <text:p><text:s/>7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66.72637169745008" table:style-name="ce5">
            <text:p><text:s/>767<text:s/></text:p>
          </table:table-cell>
          <table:table-cell office:value-type="float" office:value="0.9725582911439461" table:style-name="ce6">
            <text:p>0.973</text:p>
          </table:table-cell>
          <table:table-cell office:value-type="float" office:value="745.68608983307001" table:style-name="ce5">
            <text:p><text:s/>746<text:s/></text:p>
          </table:table-cell>
          <table:table-cell office:value-type="float" office:value="0.93768920050951798" table:style-name="ce6">
            <text:p>0.938</text:p>
          </table:table-cell>
          <table:table-cell office:value-type="float" office:value="699.22179340664002" table:style-name="ce5">
            <text:p><text:s/>6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99.22179340664002" table:style-name="ce5">
            <text:p><text:s/>699<text:s/></text:p>
          </table:table-cell>
          <table:table-cell office:value-type="float" office:value="0.92221967238826974" table:style-name="ce6">
            <text:p>0.922</text:p>
          </table:table-cell>
          <table:table-cell office:value-type="float" office:value="644.83609324221004" table:style-name="ce5">
            <text:p><text:s/>645<text:s/></text:p>
          </table:table-cell>
          <table:table-cell office:value-type="float" office:value="1.1496520044798932" table:style-name="ce6">
            <text:p>1.150</text:p>
          </table:table-cell>
          <table:table-cell office:value-type="float" office:value="741.33710715689006" table:style-name="ce5">
            <text:p><text:s/>7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41.33710715689006" table:style-name="ce5">
            <text:p><text:s/>741<text:s/></text:p>
          </table:table-cell>
          <table:table-cell office:value-type="float" office:value="0.87628661757967197" table:style-name="ce6">
            <text:p>0.876</text:p>
          </table:table-cell>
          <table:table-cell office:value-type="float" office:value="649.62378611680992" table:style-name="ce5">
            <text:p><text:s/>650<text:s/></text:p>
          </table:table-cell>
          <table:table-cell office:value-type="float" office:value="1.1567402921799899" table:style-name="ce6">
            <text:p>1.157</text:p>
          </table:table-cell>
          <table:table-cell office:value-type="float" office:value="751.44600815982994" table:style-name="ce5">
            <text:p><text:s/>75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51.44600815982994" table:style-name="ce5">
            <text:p><text:s/>751<text:s/></text:p>
          </table:table-cell>
          <table:table-cell office:value-type="float" office:value="0.98922650639818421" table:style-name="ce6">
            <text:p>0.989</text:p>
          </table:table-cell>
          <table:table-cell office:value-type="float" office:value="743.35030939881005" table:style-name="ce5">
            <text:p><text:s/>743<text:s/></text:p>
          </table:table-cell>
          <table:table-cell office:value-type="float" office:value="1.1269143653905647" table:style-name="ce6">
            <text:p>1.127</text:p>
          </table:table-cell>
          <table:table-cell office:value-type="float" office:value="837.69214217903993" table:style-name="ce5">
            <text:p><text:s/>83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37.69214217903993" table:style-name="ce5">
            <text:p><text:s/>838<text:s/></text:p>
          </table:table-cell>
          <table:table-cell office:value-type="float" office:value="1.2146952963274436" table:style-name="ce6">
            <text:p>1.215</text:p>
          </table:table-cell>
          <table:table-cell office:value-type="float" office:value="1017.54070487534" table:style-name="ce5">
            <text:p><text:s/>1,018<text:s/></text:p>
          </table:table-cell>
          <table:table-cell office:value-type="float" office:value="1.0524500005951196" table:style-name="ce6">
            <text:p>1.052</text:p>
          </table:table-cell>
          <table:table-cell office:value-type="float" office:value="1070.91071545161" table:style-name="ce5">
            <text:p><text:s/>1,0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70.91071545161" table:style-name="ce5">
            <text:p><text:s/>1,071<text:s/></text:p>
          </table:table-cell>
          <table:table-cell office:value-type="float" office:value="0.90537435688986823" table:style-name="ce6">
            <text:p>0.905</text:p>
          </table:table-cell>
          <table:table-cell office:value-type="float" office:value="969.57510028847003" table:style-name="ce5">
            <text:p><text:s/>970<text:s/></text:p>
          </table:table-cell>
          <table:table-cell office:value-type="float" office:value="1.1258827178610058" table:style-name="ce6">
            <text:p>1.126</text:p>
          </table:table-cell>
          <table:table-cell office:value-type="float" office:value="1091.6278490831398" table:style-name="ce5">
            <text:p><text:s/>1,09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91.6278490831398" table:style-name="ce5">
            <text:p><text:s/>1,092<text:s/></text:p>
          </table:table-cell>
          <table:table-cell office:value-type="float" office:value="0.83215888787274284" table:style-name="ce6">
            <text:p>0.832</text:p>
          </table:table-cell>
          <table:table-cell office:value-type="float" office:value="908.40781686393996" table:style-name="ce5">
            <text:p><text:s/>908<text:s/></text:p>
          </table:table-cell>
          <table:table-cell office:value-type="float" office:value="0.93337188366586299" table:style-name="ce6">
            <text:p>0.933</text:p>
          </table:table-cell>
          <table:table-cell office:value-type="float" office:value="847.88231516308997" table:style-name="ce5">
            <text:p><text:s/>8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47.88231516308997" table:style-name="ce5">
            <text:p><text:s/>848<text:s/></text:p>
          </table:table-cell>
          <table:table-cell office:value-type="float" office:value="0.95270486269060028" table:style-name="ce6">
            <text:p>0.953</text:p>
          </table:table-cell>
          <table:table-cell office:value-type="float" office:value="807.7816046452399" table:style-name="ce5">
            <text:p><text:s/>808<text:s/></text:p>
          </table:table-cell>
          <table:table-cell office:value-type="float" office:value="0.84756960181515129" table:style-name="ce6">
            <text:p>0.848</text:p>
          </table:table-cell>
          <table:table-cell office:value-type="float" office:value="684.65113300276994" table:style-name="ce5">
            <text:p><text:s/>6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4.65113300276994" table:style-name="ce5">
            <text:p><text:s/>685<text:s/></text:p>
          </table:table-cell>
          <table:table-cell office:value-type="float" office:value="0.95537804971835727" table:style-name="ce6">
            <text:p>0.955</text:p>
          </table:table-cell>
          <table:table-cell office:value-type="float" office:value="654.10066418564998" table:style-name="ce5">
            <text:p><text:s/>654<text:s/></text:p>
          </table:table-cell>
          <table:table-cell office:value-type="float" office:value="1.5556387980553796" table:style-name="ce6">
            <text:p>1.556</text:p>
          </table:table-cell>
          <table:table-cell office:value-type="float" office:value="1017.54437104099" table:style-name="ce5">
            <text:p><text:s/>1,0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17.54437104099" table:style-name="ce5">
            <text:p><text:s/>1,018<text:s/></text:p>
          </table:table-cell>
          <table:table-cell office:value-type="float" office:value="1.0310317769600124" table:style-name="ce6">
            <text:p>1.031</text:p>
          </table:table-cell>
          <table:table-cell office:value-type="float" office:value="1049.12058101005" table:style-name="ce5">
            <text:p><text:s/>1,049<text:s/></text:p>
          </table:table-cell>
          <table:table-cell office:value-type="float" office:value="1.106090794018675" table:style-name="ce6">
            <text:p>1.106</text:p>
          </table:table-cell>
          <table:table-cell office:value-type="float" office:value="1160.42261647074" table:style-name="ce5">
            <text:p><text:s/>1,1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7.69167723370998" table:style-name="ce5">
            <text:p><text:s/>31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7.69167723370998" table:style-name="ce5">
            <text:p><text:s/>318<text:s/></text:p>
          </table:table-cell>
          <table:table-cell office:value-type="float" office:value="0.97982636998316708" table:style-name="ce6">
            <text:p>0.980</text:p>
          </table:table-cell>
          <table:table-cell office:value-type="float" office:value="311.28268287777001" table:style-name="ce5">
            <text:p><text:s/>311<text:s/></text:p>
          </table:table-cell>
          <table:table-cell office:value-type="float" office:value="1.2611712977326237" table:style-name="ce6">
            <text:p>1.261</text:p>
          </table:table-cell>
          <table:table-cell office:value-type="float" office:value="392.58078512664997" table:style-name="ce5">
            <text:p><text:s/>39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92.58078512664997" table:style-name="ce5">
            <text:p><text:s/>393<text:s/></text:p>
          </table:table-cell>
          <table:table-cell office:value-type="float" office:value="1.0290747648419618" table:style-name="ce6">
            <text:p>1.029</text:p>
          </table:table-cell>
          <table:table-cell office:value-type="float" office:value="403.99497913568001" table:style-name="ce5">
            <text:p><text:s/>404<text:s/></text:p>
          </table:table-cell>
          <table:table-cell office:value-type="float" office:value="0.9633588317497912" table:style-name="ce6">
            <text:p>0.963</text:p>
          </table:table-cell>
          <table:table-cell office:value-type="float" office:value="389.19213113293" table:style-name="ce5">
            <text:p><text:s/>3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9.19213113293" table:style-name="ce5">
            <text:p><text:s/>389<text:s/></text:p>
          </table:table-cell>
          <table:table-cell office:value-type="float" office:value="0.90681829044723583" table:style-name="ce6">
            <text:p>0.907</text:p>
          </table:table-cell>
          <table:table-cell office:value-type="float" office:value="352.92654300947999" table:style-name="ce5">
            <text:p><text:s/>353<text:s/></text:p>
          </table:table-cell>
          <table:table-cell office:value-type="float" office:value="1.01362034298911" table:style-name="ce6">
            <text:p>1.014</text:p>
          </table:table-cell>
          <table:table-cell office:value-type="float" office:value="357.73352357522998" table:style-name="ce5">
            <text:p><text:s/>35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57.73352357522998" table:style-name="ce5">
            <text:p><text:s/>358<text:s/></text:p>
          </table:table-cell>
          <table:table-cell office:value-type="float" office:value="1.0096695347901119" table:style-name="ce6">
            <text:p>1.010</text:p>
          </table:table-cell>
          <table:table-cell office:value-type="float" office:value="361.19264032703001" table:style-name="ce5">
            <text:p><text:s/>361<text:s/></text:p>
          </table:table-cell>
          <table:table-cell office:value-type="float" office:value="0.94135837602620454" table:style-name="ce6">
            <text:p>0.941</text:p>
          </table:table-cell>
          <table:table-cell office:value-type="float" office:value="340.01171733087" table:style-name="ce5">
            <text:p><text:s/>3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0.01171733087" table:style-name="ce5">
            <text:p><text:s/>340<text:s/></text:p>
          </table:table-cell>
          <table:table-cell office:value-type="float" office:value="1.0668096745824931" table:style-name="ce6">
            <text:p>1.067</text:p>
          </table:table-cell>
          <table:table-cell office:value-type="float" office:value="362.72778951998004" table:style-name="ce5">
            <text:p><text:s/>363<text:s/></text:p>
          </table:table-cell>
          <table:table-cell office:value-type="float" office:value="0.97972559362895206" table:style-name="ce6">
            <text:p>0.980</text:p>
          </table:table-cell>
          <table:table-cell office:value-type="float" office:value="355.37369891318002" table:style-name="ce5">
            <text:p><text:s/>3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5.37369891318002" table:style-name="ce5">
            <text:p><text:s/>355<text:s/></text:p>
          </table:table-cell>
          <table:table-cell office:value-type="float" office:value="0.92504069944763145" table:style-name="ce6">
            <text:p>0.925</text:p>
          </table:table-cell>
          <table:table-cell office:value-type="float" office:value="328.73513500794002" table:style-name="ce5">
            <text:p><text:s/>329<text:s/></text:p>
          </table:table-cell>
          <table:table-cell office:value-type="float" office:value="1.0769379296765134" table:style-name="ce6">
            <text:p>1.077</text:p>
          </table:table-cell>
          <table:table-cell office:value-type="float" office:value="354.02733570738002" table:style-name="ce5">
            <text:p><text:s/>3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4.02733570738002" table:style-name="ce5">
            <text:p><text:s/>354<text:s/></text:p>
          </table:table-cell>
          <table:table-cell office:value-type="float" office:value="1.0026215661017124" table:style-name="ce6">
            <text:p>1.003</text:p>
          </table:table-cell>
          <table:table-cell office:value-type="float" office:value="354.95544176975" table:style-name="ce5">
            <text:p><text:s/>355<text:s/></text:p>
          </table:table-cell>
          <table:table-cell office:value-type="float" office:value="1.0950588308636984" table:style-name="ce6">
            <text:p>1.095</text:p>
          </table:table-cell>
          <table:table-cell office:value-type="float" office:value="388.69709107309001" table:style-name="ce5">
            <text:p><text:s/>3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8.69709107309001" table:style-name="ce5">
            <text:p><text:s/>389<text:s/></text:p>
          </table:table-cell>
          <table:table-cell office:value-type="float" office:value="0.89529297613715109" table:style-name="ce6">
            <text:p>0.895</text:p>
          </table:table-cell>
          <table:table-cell office:value-type="float" office:value="347.99777548268003" table:style-name="ce5">
            <text:p><text:s/>348<text:s/></text:p>
          </table:table-cell>
          <table:table-cell office:value-type="float" office:value="1.1167206605743709" table:style-name="ce6">
            <text:p>1.117</text:p>
          </table:table-cell>
          <table:table-cell office:value-type="float" office:value="388.61630571543003" table:style-name="ce5">
            <text:p><text:s/>38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8.61630571543003" table:style-name="ce5">
            <text:p><text:s/>389<text:s/></text:p>
          </table:table-cell>
          <table:table-cell office:value-type="float" office:value="0.87236452446202495" table:style-name="ce6">
            <text:p>0.872</text:p>
          </table:table-cell>
          <table:table-cell office:value-type="float" office:value="339.01507873362999" table:style-name="ce5">
            <text:p><text:s/>339<text:s/></text:p>
          </table:table-cell>
          <table:table-cell office:value-type="float" office:value="0.98046299825523675" table:style-name="ce6">
            <text:p>0.980</text:p>
          </table:table-cell>
          <table:table-cell office:value-type="float" office:value="332.39174054891004" table:style-name="ce5">
            <text:p><text:s/>3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32.39174054891004" table:style-name="ce5">
            <text:p><text:s/>332<text:s/></text:p>
          </table:table-cell>
          <table:table-cell office:value-type="float" office:value="1.0475034978116631" table:style-name="ce6">
            <text:p>1.048</text:p>
          </table:table-cell>
          <table:table-cell office:value-type="float" office:value="348.18151086869" table:style-name="ce5">
            <text:p><text:s/>348<text:s/></text:p>
          </table:table-cell>
          <table:table-cell office:value-type="float" office:value="1.0104345776713002" table:style-name="ce6">
            <text:p>1.010</text:p>
          </table:table-cell>
          <table:table-cell office:value-type="float" office:value="351.81463788756002" table:style-name="ce5">
            <text:p><text:s/>35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1.81463788756002" table:style-name="ce5">
            <text:p><text:s/>352<text:s/></text:p>
          </table:table-cell>
          <table:table-cell office:value-type="float" office:value="1.1847100067503411" table:style-name="ce6">
            <text:p>1.185</text:p>
          </table:table-cell>
          <table:table-cell office:value-type="float" office:value="416.79832202663999" table:style-name="ce5">
            <text:p><text:s/>417<text:s/></text:p>
          </table:table-cell>
          <table:table-cell office:value-type="float" office:value="1.0972530872112751" table:style-name="ce6">
            <text:p>1.097</text:p>
          </table:table-cell>
          <table:table-cell office:value-type="float" office:value="457.33324558820999" table:style-name="ce5">
            <text:p><text:s/>4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7.33324558820999" table:style-name="ce5">
            <text:p><text:s/>457<text:s/></text:p>
          </table:table-cell>
          <table:table-cell office:value-type="float" office:value="0.90149945810735677" table:style-name="ce6">
            <text:p>0.901</text:p>
          </table:table-cell>
          <table:table-cell office:value-type="float" office:value="412.28567307225001" table:style-name="ce5">
            <text:p><text:s/>412<text:s/></text:p>
          </table:table-cell>
          <table:table-cell office:value-type="float" office:value="1.2133921796170986" table:style-name="ce6">
            <text:p>1.213</text:p>
          </table:table-cell>
          <table:table-cell office:value-type="float" office:value="500.26421147404" table:style-name="ce5">
            <text:p><text:s/>50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00.26421147404" table:style-name="ce5">
            <text:p><text:s/>500<text:s/></text:p>
          </table:table-cell>
          <table:table-cell office:value-type="float" office:value="0.80277788282182594" table:style-name="ce6">
            <text:p>0.803</text:p>
          </table:table-cell>
          <table:table-cell office:value-type="float" office:value="401.60104453866001" table:style-name="ce5">
            <text:p><text:s/>402<text:s/></text:p>
          </table:table-cell>
          <table:table-cell office:value-type="float" office:value="1.2679739410366253" table:style-name="ce6">
            <text:p>1.268</text:p>
          </table:table-cell>
          <table:table-cell office:value-type="float" office:value="509.21965916811001" table:style-name="ce5">
            <text:p><text:s/>5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09.21965916811001" table:style-name="ce5">
            <text:p><text:s/>509<text:s/></text:p>
          </table:table-cell>
          <table:table-cell office:value-type="float" office:value="0.94724773609321355" table:style-name="ce6">
            <text:p>0.947</text:p>
          </table:table-cell>
          <table:table-cell office:value-type="float" office:value="482.35716932115002" table:style-name="ce5">
            <text:p><text:s/>482<text:s/></text:p>
          </table:table-cell>
          <table:table-cell office:value-type="float" office:value="1.0165802411644165" table:style-name="ce6">
            <text:p>1.017</text:p>
          </table:table-cell>
          <table:table-cell office:value-type="float" office:value="490.35476751587998" table:style-name="ce5">
            <text:p><text:s/>4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90.35476751587998" table:style-name="ce5">
            <text:p><text:s/>490<text:s/></text:p>
          </table:table-cell>
          <table:table-cell office:value-type="float" office:value="0.94244443851051984" table:style-name="ce6">
            <text:p>0.942</text:p>
          </table:table-cell>
          <table:table-cell office:value-type="float" office:value="462.13212354246002" table:style-name="ce5">
            <text:p><text:s/>462<text:s/></text:p>
          </table:table-cell>
          <table:table-cell office:value-type="float" office:value="1.4195991550485103" table:style-name="ce6">
            <text:p>1.420</text:p>
          </table:table-cell>
          <table:table-cell office:value-type="float" office:value="656.04237210165002" table:style-name="ce5">
            <text:p><text:s/>6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6.04237210165002" table:style-name="ce5">
            <text:p><text:s/>656<text:s/></text:p>
          </table:table-cell>
          <table:table-cell office:value-type="float" office:value="1.0303233267671583" table:style-name="ce6">
            <text:p>1.030</text:p>
          </table:table-cell>
          <table:table-cell office:value-type="float" office:value="675.93575932398994" table:style-name="ce5">
            <text:p><text:s/>676<text:s/></text:p>
          </table:table-cell>
          <table:table-cell office:value-type="float" office:value="1.0934526514458636" table:style-name="ce6">
            <text:p>1.093</text:p>
          </table:table-cell>
          <table:table-cell office:value-type="float" office:value="739.10374823989002" table:style-name="ce5">
            <text:p><text:s/>7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4.23096122720997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4.23096122720997" table:style-name="ce5">
            <text:p><text:s/>204<text:s/></text:p>
          </table:table-cell>
          <table:table-cell office:value-type="float" office:value="1.0190715765077694" table:style-name="ce6">
            <text:p>1.019</text:p>
          </table:table-cell>
          <table:table-cell office:value-type="float" office:value="208.12596762950997" table:style-name="ce5">
            <text:p><text:s/>208<text:s/></text:p>
          </table:table-cell>
          <table:table-cell office:value-type="float" office:value="1.1985632805854181" table:style-name="ce6">
            <text:p>1.199</text:p>
          </table:table-cell>
          <table:table-cell office:value-type="float" office:value="249.45214253704" table:style-name="ce5">
            <text:p><text:s/>24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9.45214253704" table:style-name="ce5">
            <text:p><text:s/>249<text:s/></text:p>
          </table:table-cell>
          <table:table-cell office:value-type="float" office:value="0.99385226966923212" table:style-name="ce6">
            <text:p>0.994</text:p>
          </table:table-cell>
          <table:table-cell office:value-type="float" office:value="247.91857803429002" table:style-name="ce5">
            <text:p><text:s/>248<text:s/></text:p>
          </table:table-cell>
          <table:table-cell office:value-type="float" office:value="1.1122774170993754" table:style-name="ce6">
            <text:p>1.112</text:p>
          </table:table-cell>
          <table:table-cell office:value-type="float" office:value="275.75423562693004" table:style-name="ce5">
            <text:p><text:s/>2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5.75423562693004" table:style-name="ce5">
            <text:p><text:s/>276<text:s/></text:p>
          </table:table-cell>
          <table:table-cell office:value-type="float" office:value="0.89121448439981665" table:style-name="ce6">
            <text:p>0.891</text:p>
          </table:table-cell>
          <table:table-cell office:value-type="float" office:value="245.75616892532003" table:style-name="ce5">
            <text:p><text:s/>246<text:s/></text:p>
          </table:table-cell>
          <table:table-cell office:value-type="float" office:value="1.3650955052350906" table:style-name="ce6">
            <text:p>1.365</text:p>
          </table:table-cell>
          <table:table-cell office:value-type="float" office:value="335.48064158375001" table:style-name="ce5">
            <text:p><text:s/>3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5.48064158375001" table:style-name="ce5">
            <text:p><text:s/>335<text:s/></text:p>
          </table:table-cell>
          <table:table-cell office:value-type="float" office:value="1.0332827169435126" table:style-name="ce6">
            <text:p>1.033</text:p>
          </table:table-cell>
          <table:table-cell office:value-type="float" office:value="346.64634881760998" table:style-name="ce5">
            <text:p><text:s/>347<text:s/></text:p>
          </table:table-cell>
          <table:table-cell office:value-type="float" office:value="1.1179565710160246" table:style-name="ce6">
            <text:p>1.118</text:p>
          </table:table-cell>
          <table:table-cell office:value-type="float" office:value="387.53556347936006" table:style-name="ce5">
            <text:p><text:s/>3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7.53556347936006" table:style-name="ce5">
            <text:p><text:s/>388<text:s/></text:p>
          </table:table-cell>
          <table:table-cell office:value-type="float" office:value="1.0946386628294393" table:style-name="ce6">
            <text:p>1.095</text:p>
          </table:table-cell>
          <table:table-cell office:value-type="float" office:value="424.21141100589995" table:style-name="ce5">
            <text:p><text:s/>424<text:s/></text:p>
          </table:table-cell>
          <table:table-cell office:value-type="float" office:value="0.81531001408516979" table:style-name="ce6">
            <text:p>0.815</text:p>
          </table:table-cell>
          <table:table-cell office:value-type="float" office:value="345.86381148231004" table:style-name="ce5">
            <text:p><text:s/>3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5.86381148231004" table:style-name="ce5">
            <text:p><text:s/>346<text:s/></text:p>
          </table:table-cell>
          <table:table-cell office:value-type="float" office:value="0.91142216933081188" table:style-name="ce6">
            <text:p>0.911</text:p>
          </table:table-cell>
          <table:table-cell office:value-type="float" office:value="315.22794535422997" table:style-name="ce5">
            <text:p><text:s/>315<text:s/></text:p>
          </table:table-cell>
          <table:table-cell office:value-type="float" office:value="1.3092082795080531" table:style-name="ce6">
            <text:p>1.309</text:p>
          </table:table-cell>
          <table:table-cell office:value-type="float" office:value="412.69903599007006" table:style-name="ce5">
            <text:p><text:s/>4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2.69903599007006" table:style-name="ce5">
            <text:p><text:s/>413<text:s/></text:p>
          </table:table-cell>
          <table:table-cell office:value-type="float" office:value="0.94676898657141861" table:style-name="ce6">
            <text:p>0.947</text:p>
          </table:table-cell>
          <table:table-cell office:value-type="float" office:value="390.73064806332002" table:style-name="ce5">
            <text:p><text:s/>391<text:s/></text:p>
          </table:table-cell>
          <table:table-cell office:value-type="float" office:value="0.79472829652008203" table:style-name="ce6">
            <text:p>0.795</text:p>
          </table:table-cell>
          <table:table-cell office:value-type="float" office:value="310.52470233355001" table:style-name="ce5">
            <text:p><text:s/>3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0.52470233355001" table:style-name="ce5">
            <text:p><text:s/>311<text:s/></text:p>
          </table:table-cell>
          <table:table-cell office:value-type="float" office:value="0.9559249732109274" table:style-name="ce6">
            <text:p>0.956</text:p>
          </table:table-cell>
          <table:table-cell office:value-type="float" office:value="296.83831775953001" table:style-name="ce5">
            <text:p><text:s/>297<text:s/></text:p>
          </table:table-cell>
          <table:table-cell office:value-type="float" office:value="1.1882589960208596" table:style-name="ce6">
            <text:p>1.188</text:p>
          </table:table-cell>
          <table:table-cell office:value-type="float" office:value="352.72080144146003" table:style-name="ce5">
            <text:p><text:s/>3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2.72080144146003" table:style-name="ce5">
            <text:p><text:s/>353<text:s/></text:p>
          </table:table-cell>
          <table:table-cell office:value-type="float" office:value="0.88060785219873328" table:style-name="ce6">
            <text:p>0.881</text:p>
          </table:table-cell>
          <table:table-cell office:value-type="float" office:value="310.60870738317999" table:style-name="ce5">
            <text:p><text:s/>311<text:s/></text:p>
          </table:table-cell>
          <table:table-cell office:value-type="float" office:value="1.3491388285324435" table:style-name="ce6">
            <text:p>1.349</text:p>
          </table:table-cell>
          <table:table-cell office:value-type="float" office:value="419.05426761091996" table:style-name="ce5">
            <text:p><text:s/>41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9.05426761091996" table:style-name="ce5">
            <text:p><text:s/>419<text:s/></text:p>
          </table:table-cell>
          <table:table-cell office:value-type="float" office:value="0.94300148948017182" table:style-name="ce6">
            <text:p>0.943</text:p>
          </table:table-cell>
          <table:table-cell office:value-type="float" office:value="395.16879853012" table:style-name="ce5">
            <text:p><text:s/>395<text:s/></text:p>
          </table:table-cell>
          <table:table-cell office:value-type="float" office:value="1.2295442000956613" table:style-name="ce6">
            <text:p>1.230</text:p>
          </table:table-cell>
          <table:table-cell office:value-type="float" office:value="485.87750429147997" table:style-name="ce5">
            <text:p><text:s/>48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85.87750429147997" table:style-name="ce5">
            <text:p><text:s/>486<text:s/></text:p>
          </table:table-cell>
          <table:table-cell office:value-type="float" office:value="1.236407072858249" table:style-name="ce6">
            <text:p>1.236</text:p>
          </table:table-cell>
          <table:table-cell office:value-type="float" office:value="600.7423828487" table:style-name="ce5">
            <text:p><text:s/>601<text:s/></text:p>
          </table:table-cell>
          <table:table-cell office:value-type="float" office:value="1.021365376209743" table:style-name="ce6">
            <text:p>1.021</text:p>
          </table:table-cell>
          <table:table-cell office:value-type="float" office:value="613.57746986339998" table:style-name="ce5">
            <text:p><text:s/>6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3.57746986339998" table:style-name="ce5">
            <text:p><text:s/>614<text:s/></text:p>
          </table:table-cell>
          <table:table-cell office:value-type="float" office:value="0.90826253340150953" table:style-name="ce6">
            <text:p>0.908</text:p>
          </table:table-cell>
          <table:table-cell office:value-type="float" office:value="557.28942721622002" table:style-name="ce5">
            <text:p><text:s/>557<text:s/></text:p>
          </table:table-cell>
          <table:table-cell office:value-type="float" office:value="1.061142754067824" table:style-name="ce6">
            <text:p>1.061</text:p>
          </table:table-cell>
          <table:table-cell office:value-type="float" office:value="591.3636376090999" table:style-name="ce5">
            <text:p><text:s/>5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91.3636376090999" table:style-name="ce5">
            <text:p><text:s/>591<text:s/></text:p>
          </table:table-cell>
          <table:table-cell office:value-type="float" office:value="0.8570137561624761" table:style-name="ce6">
            <text:p>0.857</text:p>
          </table:table-cell>
          <table:table-cell office:value-type="float" office:value="506.80677232528001" table:style-name="ce5">
            <text:p><text:s/>507<text:s/></text:p>
          </table:table-cell>
          <table:table-cell office:value-type="float" office:value="0.66822835543645542" table:style-name="ce6">
            <text:p>0.668</text:p>
          </table:table-cell>
          <table:table-cell office:value-type="float" office:value="338.66265599497996" table:style-name="ce5">
            <text:p><text:s/>3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8.66265599497996" table:style-name="ce5">
            <text:p><text:s/>339<text:s/></text:p>
          </table:table-cell>
          <table:table-cell office:value-type="float" office:value="0.96091030281447309" table:style-name="ce6">
            <text:p>0.961</text:p>
          </table:table-cell>
          <table:table-cell office:value-type="float" office:value="325.42443532408993" table:style-name="ce5">
            <text:p><text:s/>325<text:s/></text:p>
          </table:table-cell>
          <table:table-cell office:value-type="float" office:value="0.59705524354183903" table:style-name="ce6">
            <text:p>0.597</text:p>
          </table:table-cell>
          <table:table-cell office:value-type="float" office:value="194.29636548688995" table:style-name="ce5">
            <text:p><text:s/>1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4.29636548688995" table:style-name="ce5">
            <text:p><text:s/>194<text:s/></text:p>
          </table:table-cell>
          <table:table-cell office:value-type="float" office:value="0.98801920541402477" table:style-name="ce6">
            <text:p>0.988</text:p>
          </table:table-cell>
          <table:table-cell office:value-type="float" office:value="191.96854064318995" table:style-name="ce5">
            <text:p><text:s/>192<text:s/></text:p>
          </table:table-cell>
          <table:table-cell office:value-type="float" office:value="1.8831314637707237" table:style-name="ce6">
            <text:p>1.883</text:p>
          </table:table-cell>
          <table:table-cell office:value-type="float" office:value="361.50199893934001" table:style-name="ce5">
            <text:p><text:s/>3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1.50199893934001" table:style-name="ce5">
            <text:p><text:s/>362<text:s/></text:p>
          </table:table-cell>
          <table:table-cell office:value-type="float" office:value="1.03231744992005" table:style-name="ce6">
            <text:p>1.032</text:p>
          </table:table-cell>
          <table:table-cell office:value-type="float" office:value="373.18482168606005" table:style-name="ce5">
            <text:p><text:s/>373<text:s/></text:p>
          </table:table-cell>
          <table:table-cell office:value-type="float" office:value="1.1289817906508604" table:style-name="ce6">
            <text:p>1.129</text:p>
          </table:table-cell>
          <table:table-cell office:value-type="float" office:value="421.31886823085011" table:style-name="ce5">
            <text:p><text:s/>42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615.127331165" table:style-name="ce5">
            <text:p><text:s/>10,6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615.127331165" table:style-name="ce5">
            <text:p><text:s/>10,615<text:s/></text:p>
          </table:table-cell>
          <table:table-cell office:value-type="float" office:value="0.99496498740348749" table:style-name="ce6">
            <text:p>0.995</text:p>
          </table:table-cell>
          <table:table-cell office:value-type="float" office:value="10561.680031339001" table:style-name="ce5">
            <text:p><text:s/>10,562<text:s/></text:p>
          </table:table-cell>
          <table:table-cell office:value-type="float" office:value="1.2357136805056552" table:style-name="ce6">
            <text:p>1.236</text:p>
          </table:table-cell>
          <table:table-cell office:value-type="float" office:value="13051.212503849001" table:style-name="ce5">
            <text:p><text:s/>13,05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051.212503849001" table:style-name="ce5">
            <text:p><text:s/>13,051<text:s/></text:p>
          </table:table-cell>
          <table:table-cell office:value-type="float" office:value="1.1133322104221952" table:style-name="ce6">
            <text:p>1.113</text:p>
          </table:table-cell>
          <table:table-cell office:value-type="float" office:value="14530.335265600001" table:style-name="ce5">
            <text:p><text:s/>14,530<text:s/></text:p>
          </table:table-cell>
          <table:table-cell office:value-type="float" office:value="1.0602005141354101" table:style-name="ce6">
            <text:p>1.060</text:p>
          </table:table-cell>
          <table:table-cell office:value-type="float" office:value="15405.068919149" table:style-name="ce5">
            <text:p><text:s/>15,4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405.068919149" table:style-name="ce5">
            <text:p><text:s/>15,405<text:s/></text:p>
          </table:table-cell>
          <table:table-cell office:value-type="float" office:value="0.97643676190660933" table:style-name="ce6">
            <text:p>0.976</text:p>
          </table:table-cell>
          <table:table-cell office:value-type="float" office:value="15042.075612361999" table:style-name="ce5">
            <text:p><text:s/>15,042<text:s/></text:p>
          </table:table-cell>
          <table:table-cell office:value-type="float" office:value="1.0553654271956705" table:style-name="ce6">
            <text:p>1.055</text:p>
          </table:table-cell>
          <table:table-cell office:value-type="float" office:value="15874.886554549999" table:style-name="ce5">
            <text:p><text:s/>15,87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874.886554549999" table:style-name="ce5">
            <text:p><text:s/>15,875<text:s/></text:p>
          </table:table-cell>
          <table:table-cell office:value-type="float" office:value="1.0627481125437395" table:style-name="ce6">
            <text:p>1.063</text:p>
          </table:table-cell>
          <table:table-cell office:value-type="float" office:value="16871.005722694001" table:style-name="ce5">
            <text:p><text:s/>16,871<text:s/></text:p>
          </table:table-cell>
          <table:table-cell office:value-type="float" office:value="0.91923523510627914" table:style-name="ce6">
            <text:p>0.919</text:p>
          </table:table-cell>
          <table:table-cell office:value-type="float" office:value="15508.42291198" table:style-name="ce5">
            <text:p><text:s/>15,5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508.42291198" table:style-name="ce5">
            <text:p><text:s/>15,508<text:s/></text:p>
          </table:table-cell>
          <table:table-cell office:value-type="float" office:value="1.0392157653830292" table:style-name="ce6">
            <text:p>1.039</text:p>
          </table:table-cell>
          <table:table-cell office:value-type="float" office:value="16116.597586357" table:style-name="ce5">
            <text:p><text:s/>16,117<text:s/></text:p>
          </table:table-cell>
          <table:table-cell office:value-type="float" office:value="1.1442530754892115" table:style-name="ce6">
            <text:p>1.144</text:p>
          </table:table-cell>
          <table:table-cell office:value-type="float" office:value="18441.466354610999" table:style-name="ce5">
            <text:p><text:s/>18,4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441.466354610999" table:style-name="ce5">
            <text:p><text:s/>18,441<text:s/></text:p>
          </table:table-cell>
          <table:table-cell office:value-type="float" office:value="1.0449832328963138" table:style-name="ce6">
            <text:p>1.045</text:p>
          </table:table-cell>
          <table:table-cell office:value-type="float" office:value="19271.023130590002" table:style-name="ce5">
            <text:p><text:s/>19,271<text:s/></text:p>
          </table:table-cell>
          <table:table-cell office:value-type="float" office:value="1.0871271864172474" table:style-name="ce6">
            <text:p>1.087</text:p>
          </table:table-cell>
          <table:table-cell office:value-type="float" office:value="20950.05315534" table:style-name="ce5">
            <text:p><text:s/>20,9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950.05315534" table:style-name="ce5">
            <text:p><text:s/>20,950<text:s/></text:p>
          </table:table-cell>
          <table:table-cell office:value-type="float" office:value="0.95033586625822974" table:style-name="ce6">
            <text:p>0.950</text:p>
          </table:table-cell>
          <table:table-cell office:value-type="float" office:value="19909.586913536001" table:style-name="ce5">
            <text:p><text:s/>19,910<text:s/></text:p>
          </table:table-cell>
          <table:table-cell office:value-type="float" office:value="1.1415522285506561" table:style-name="ce6">
            <text:p>1.142</text:p>
          </table:table-cell>
          <table:table-cell office:value-type="float" office:value="22727.833310669997" table:style-name="ce5">
            <text:p><text:s/>22,7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727.833310669997" table:style-name="ce5">
            <text:p><text:s/>22,728<text:s/></text:p>
          </table:table-cell>
          <table:table-cell office:value-type="float" office:value="1.0934981506664507" table:style-name="ce6">
            <text:p>1.093</text:p>
          </table:table-cell>
          <table:table-cell office:value-type="float" office:value="24852.843693873001" table:style-name="ce5">
            <text:p><text:s/>24,853<text:s/></text:p>
          </table:table-cell>
          <table:table-cell office:value-type="float" office:value="0.98843478117625305" table:style-name="ce6">
            <text:p>0.988</text:p>
          </table:table-cell>
          <table:table-cell office:value-type="float" office:value="24565.415118160981" table:style-name="ce5">
            <text:p><text:s/>24,5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565.415118160981" table:style-name="ce5">
            <text:p><text:s/>24,565<text:s/></text:p>
          </table:table-cell>
          <table:table-cell office:value-type="float" office:value="0.87784475838578158" table:style-name="ce6">
            <text:p>0.878</text:p>
          </table:table-cell>
          <table:table-cell office:value-type="float" office:value="21564.620899048452" table:style-name="ce5">
            <text:p><text:s/>21,565<text:s/></text:p>
          </table:table-cell>
          <table:table-cell office:value-type="float" office:value="1.2262970632384036" table:style-name="ce6">
            <text:p>1.226</text:p>
          </table:table-cell>
          <table:table-cell office:value-type="float" office:value="26444.631278352619" table:style-name="ce5">
            <text:p><text:s/>26,44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6444.631278352619" table:style-name="ce5">
            <text:p><text:s/>26,445<text:s/></text:p>
          </table:table-cell>
          <table:table-cell office:value-type="float" office:value="1.0014354765820768" table:style-name="ce6">
            <text:p>1.001</text:p>
          </table:table-cell>
          <table:table-cell office:value-type="float" office:value="26482.591927274349" table:style-name="ce5">
            <text:p><text:s/>26,483<text:s/></text:p>
          </table:table-cell>
          <table:table-cell office:value-type="float" office:value="1.0509337768164855" table:style-name="ce6">
            <text:p>1.051</text:p>
          </table:table-cell>
          <table:table-cell office:value-type="float" office:value="27831.450354020199" table:style-name="ce5">
            <text:p><text:s/>27,83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7831.450354020199" table:style-name="ce5">
            <text:p><text:s/>27,831<text:s/></text:p>
          </table:table-cell>
          <table:table-cell office:value-type="float" office:value="1.1002497744122537" table:style-name="ce6">
            <text:p>1.100</text:p>
          </table:table-cell>
          <table:table-cell office:value-type="float" office:value="30621.546973576562" table:style-name="ce5">
            <text:p><text:s/>30,622<text:s/></text:p>
          </table:table-cell>
          <table:table-cell office:value-type="float" office:value="1.0992257949164719" table:style-name="ce6">
            <text:p>1.099</text:p>
          </table:table-cell>
          <table:table-cell office:value-type="float" office:value="33659.994313601783" table:style-name="ce5">
            <text:p><text:s/>33,6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659.994313601783" table:style-name="ce5">
            <text:p><text:s/>33,660<text:s/></text:p>
          </table:table-cell>
          <table:table-cell office:value-type="float" office:value="0.98922409593125504" table:style-name="ce6">
            <text:p>0.989</text:p>
          </table:table-cell>
          <table:table-cell office:value-type="float" office:value="33297.277443923907" table:style-name="ce5">
            <text:p><text:s/>33,297<text:s/></text:p>
          </table:table-cell>
          <table:table-cell office:value-type="float" office:value="1.0459945424607251" table:style-name="ce6">
            <text:p>1.046</text:p>
          </table:table-cell>
          <table:table-cell office:value-type="float" office:value="34828.770485145011" table:style-name="ce5">
            <text:p><text:s/>34,82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4828.770485145011" table:style-name="ce5">
            <text:p><text:s/>34,829<text:s/></text:p>
          </table:table-cell>
          <table:table-cell office:value-type="float" office:value="0.90836648546117282" table:style-name="ce6">
            <text:p>0.908</text:p>
          </table:table-cell>
          <table:table-cell office:value-type="float" office:value="31637.287838525001" table:style-name="ce5">
            <text:p><text:s/>31,637<text:s/></text:p>
          </table:table-cell>
          <table:table-cell office:value-type="float" office:value="1.1179434250484008" table:style-name="ce6">
            <text:p>1.118</text:p>
          </table:table-cell>
          <table:table-cell office:value-type="float" office:value="35368.697925442757" table:style-name="ce5">
            <text:p><text:s/>35,3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368.697925442757" table:style-name="ce5">
            <text:p><text:s/>35,369<text:s/></text:p>
          </table:table-cell>
          <table:table-cell office:value-type="float" office:value="0.95382642506609261" table:style-name="ce6">
            <text:p>0.954</text:p>
          </table:table-cell>
          <table:table-cell office:value-type="float" office:value="33735.598701467592" table:style-name="ce5">
            <text:p><text:s/>33,736<text:s/></text:p>
          </table:table-cell>
          <table:table-cell office:value-type="float" office:value="1.1625835498757686" table:style-name="ce6">
            <text:p>1.163</text:p>
          </table:table-cell>
          <table:table-cell office:value-type="float" office:value="39220.452095536559" table:style-name="ce5">
            <text:p><text:s/>39,2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220.452095536559" table:style-name="ce5">
            <text:p><text:s/>39,220<text:s/></text:p>
          </table:table-cell>
          <table:table-cell office:value-type="float" office:value="1.0531511626985934" table:style-name="ce6">
            <text:p>1.053</text:p>
          </table:table-cell>
          <table:table-cell office:value-type="float" office:value="41305.064725978817" table:style-name="ce5">
            <text:p><text:s/>41,305<text:s/></text:p>
          </table:table-cell>
          <table:table-cell office:value-type="float" office:value="0.97609964790197301" table:style-name="ce6">
            <text:p>0.976</text:p>
          </table:table-cell>
          <table:table-cell office:value-type="float" office:value="40317.859135596125" table:style-name="ce5">
            <text:p><text:s/>40,3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317.859135596125" table:style-name="ce5">
            <text:p><text:s/>40,318<text:s/></text:p>
          </table:table-cell>
          <table:table-cell office:value-type="float" office:value="1.009168776466659" table:style-name="ce6">
            <text:p>1.009</text:p>
          </table:table-cell>
          <table:table-cell office:value-type="float" office:value="40687.524573624651" table:style-name="ce5">
            <text:p><text:s/>40,688<text:s/></text:p>
          </table:table-cell>
          <table:table-cell office:value-type="float" office:value="1.1264053587468474" table:style-name="ce6">
            <text:p>1.126</text:p>
          </table:table-cell>
          <table:table-cell office:value-type="float" office:value="45830.645713874845" table:style-name="ce5">
            <text:p><text:s/>45,8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02.8207588039995" table:style-name="ce5">
            <text:p><text:s/>7,40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402.8207588039995" table:style-name="ce5">
            <text:p><text:s/>7,403<text:s/></text:p>
          </table:table-cell>
          <table:table-cell office:value-type="float" office:value="0.99181580951205028" table:style-name="ce6">
            <text:p>0.992</text:p>
          </table:table-cell>
          <table:table-cell office:value-type="float" office:value="7342.2346635657996" table:style-name="ce5">
            <text:p><text:s/>7,342<text:s/></text:p>
          </table:table-cell>
          <table:table-cell office:value-type="float" office:value="1.270779770788401" table:style-name="ce6">
            <text:p>1.271</text:p>
          </table:table-cell>
          <table:table-cell office:value-type="float" office:value="9330.363282840799" table:style-name="ce5">
            <text:p><text:s/>9,33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330.363282840799" table:style-name="ce5">
            <text:p><text:s/>9,330<text:s/></text:p>
          </table:table-cell>
          <table:table-cell office:value-type="float" office:value="1.1080880859567286" table:style-name="ce6">
            <text:p>1.108</text:p>
          </table:table-cell>
          <table:table-cell office:value-type="float" office:value="10338.864391364001" table:style-name="ce5">
            <text:p><text:s/>10,339<text:s/></text:p>
          </table:table-cell>
          <table:table-cell office:value-type="float" office:value="1.0610401369787905" table:style-name="ce6">
            <text:p>1.061</text:p>
          </table:table-cell>
          <table:table-cell office:value-type="float" office:value="10969.950090017999" table:style-name="ce5">
            <text:p><text:s/>10,9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969.950090017999" table:style-name="ce5">
            <text:p><text:s/>10,970<text:s/></text:p>
          </table:table-cell>
          <table:table-cell office:value-type="float" office:value="0.97647591874963802" table:style-name="ce6">
            <text:p>0.976</text:p>
          </table:table-cell>
          <table:table-cell office:value-type="float" office:value="10711.892092788001" table:style-name="ce5">
            <text:p><text:s/>10,712<text:s/></text:p>
          </table:table-cell>
          <table:table-cell office:value-type="float" office:value="1.0546414517223408" table:style-name="ce6">
            <text:p>1.055</text:p>
          </table:table-cell>
          <table:table-cell office:value-type="float" office:value="11297.205427430999" table:style-name="ce5">
            <text:p><text:s/>11,29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297.205427430999" table:style-name="ce5">
            <text:p><text:s/>11,297<text:s/></text:p>
          </table:table-cell>
          <table:table-cell office:value-type="float" office:value="1.0695887859817181" table:style-name="ce6">
            <text:p>1.070</text:p>
          </table:table-cell>
          <table:table-cell office:value-type="float" office:value="12083.364238111999" table:style-name="ce5">
            <text:p><text:s/>12,083<text:s/></text:p>
          </table:table-cell>
          <table:table-cell office:value-type="float" office:value="0.85897496662533324" table:style-name="ce6">
            <text:p>0.859</text:p>
          </table:table-cell>
          <table:table-cell office:value-type="float" office:value="10379.307393154" table:style-name="ce5">
            <text:p><text:s/>10,3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379.307393154" table:style-name="ce5">
            <text:p><text:s/>10,379<text:s/></text:p>
          </table:table-cell>
          <table:table-cell office:value-type="float" office:value="1.0399531105032613" table:style-name="ce6">
            <text:p>1.040</text:p>
          </table:table-cell>
          <table:table-cell office:value-type="float" office:value="10793.993008379999" table:style-name="ce5">
            <text:p><text:s/>10,794<text:s/></text:p>
          </table:table-cell>
          <table:table-cell office:value-type="float" office:value="1.1896490285331611" table:style-name="ce6">
            <text:p>1.190</text:p>
          </table:table-cell>
          <table:table-cell office:value-type="float" office:value="12841.063296413" table:style-name="ce5">
            <text:p><text:s/>12,8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841.063296413" table:style-name="ce5">
            <text:p><text:s/>12,841<text:s/></text:p>
          </table:table-cell>
          <table:table-cell office:value-type="float" office:value="1.043289980563703" table:style-name="ce6">
            <text:p>1.043</text:p>
          </table:table-cell>
          <table:table-cell office:value-type="float" office:value="13396.952676932" table:style-name="ce5">
            <text:p><text:s/>13,397<text:s/></text:p>
          </table:table-cell>
          <table:table-cell office:value-type="float" office:value="1.0521101671516" table:style-name="ce6">
            <text:p>1.052</text:p>
          </table:table-cell>
          <table:table-cell office:value-type="float" office:value="14095.070120249" table:style-name="ce5">
            <text:p><text:s/>14,0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095.070120249" table:style-name="ce5">
            <text:p><text:s/>14,095<text:s/></text:p>
          </table:table-cell>
          <table:table-cell office:value-type="float" office:value="0.94842016735897172" table:style-name="ce6">
            <text:p>0.948</text:p>
          </table:table-cell>
          <table:table-cell office:value-type="float" office:value="13368.048762382999" table:style-name="ce5">
            <text:p><text:s/>13,368<text:s/></text:p>
          </table:table-cell>
          <table:table-cell office:value-type="float" office:value="1.141796303094581" table:style-name="ce6">
            <text:p>1.142</text:p>
          </table:table-cell>
          <table:table-cell office:value-type="float" office:value="15263.588656476999" table:style-name="ce5">
            <text:p><text:s/>15,2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263.588656476999" table:style-name="ce5">
            <text:p><text:s/>15,264<text:s/></text:p>
          </table:table-cell>
          <table:table-cell office:value-type="float" office:value="1.1033601542518992" table:style-name="ce6">
            <text:p>1.103</text:p>
          </table:table-cell>
          <table:table-cell office:value-type="float" office:value="16841.235534447998" table:style-name="ce5">
            <text:p><text:s/>16,841<text:s/></text:p>
          </table:table-cell>
          <table:table-cell office:value-type="float" office:value="0.99639363829252448" table:style-name="ce6">
            <text:p>0.996</text:p>
          </table:table-cell>
          <table:table-cell office:value-type="float" office:value="16780.49994750999" table:style-name="ce5">
            <text:p><text:s/>16,7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780.49994750999" table:style-name="ce5">
            <text:p><text:s/>16,780<text:s/></text:p>
          </table:table-cell>
          <table:table-cell office:value-type="float" office:value="0.8811762170093822" table:style-name="ce6">
            <text:p>0.881</text:p>
          </table:table-cell>
          <table:table-cell office:value-type="float" office:value="14786.57746327299" table:style-name="ce5">
            <text:p><text:s/>14,787<text:s/></text:p>
          </table:table-cell>
          <table:table-cell office:value-type="float" office:value="1.2390500924817469" table:style-name="ce6">
            <text:p>1.239</text:p>
          </table:table-cell>
          <table:table-cell office:value-type="float" office:value="18321.310173356909" table:style-name="ce5">
            <text:p><text:s/>18,32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321.310173356909" table:style-name="ce5">
            <text:p><text:s/>18,321<text:s/></text:p>
          </table:table-cell>
          <table:table-cell office:value-type="float" office:value="1.0038043305742719" table:style-name="ce6">
            <text:p>1.004</text:p>
          </table:table-cell>
          <table:table-cell office:value-type="float" office:value="18391.010493810132" table:style-name="ce5">
            <text:p><text:s/>18,391<text:s/></text:p>
          </table:table-cell>
          <table:table-cell office:value-type="float" office:value="1.06350758464489" table:style-name="ce6">
            <text:p>1.064</text:p>
          </table:table-cell>
          <table:table-cell office:value-type="float" office:value="19558.979149450839" table:style-name="ce5">
            <text:p><text:s/>19,5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558.979149450839" table:style-name="ce5">
            <text:p><text:s/>19,559<text:s/></text:p>
          </table:table-cell>
          <table:table-cell office:value-type="float" office:value="1.0992369319804121" table:style-name="ce6">
            <text:p>1.099</text:p>
          </table:table-cell>
          <table:table-cell office:value-type="float" office:value="21499.95223291119" table:style-name="ce5">
            <text:p><text:s/>21,500<text:s/></text:p>
          </table:table-cell>
          <table:table-cell office:value-type="float" office:value="1.1083833078022558" table:style-name="ce6">
            <text:p>1.108</text:p>
          </table:table-cell>
          <table:table-cell office:value-type="float" office:value="23830.188173504601" table:style-name="ce5">
            <text:p><text:s/>23,8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830.188173504601" table:style-name="ce5">
            <text:p><text:s/>23,830<text:s/></text:p>
          </table:table-cell>
          <table:table-cell office:value-type="float" office:value="0.99635732921940234" table:style-name="ce6">
            <text:p>0.996</text:p>
          </table:table-cell>
          <table:table-cell office:value-type="float" office:value="23743.382643348832" table:style-name="ce5">
            <text:p><text:s/>23,743<text:s/></text:p>
          </table:table-cell>
          <table:table-cell office:value-type="float" office:value="1.0372552566758768" table:style-name="ce6">
            <text:p>1.037</text:p>
          </table:table-cell>
          <table:table-cell office:value-type="float" office:value="24627.948458080347" table:style-name="ce5">
            <text:p><text:s/>24,6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627.948458080347" table:style-name="ce5">
            <text:p><text:s/>24,628<text:s/></text:p>
          </table:table-cell>
          <table:table-cell office:value-type="float" office:value="0.91364288885246203" table:style-name="ce6">
            <text:p>0.914</text:p>
          </table:table-cell>
          <table:table-cell office:value-type="float" office:value="22501.149975750068" table:style-name="ce5">
            <text:p><text:s/>22,501<text:s/></text:p>
          </table:table-cell>
          <table:table-cell office:value-type="float" office:value="1.1388081353935686" table:style-name="ce6">
            <text:p>1.139</text:p>
          </table:table-cell>
          <table:table-cell office:value-type="float" office:value="25624.49264809498" table:style-name="ce5">
            <text:p><text:s/>25,6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624.49264809498" table:style-name="ce5">
            <text:p><text:s/>25,624<text:s/></text:p>
          </table:table-cell>
          <table:table-cell office:value-type="float" office:value="0.95723578971632139" table:style-name="ce6">
            <text:p>0.957</text:p>
          </table:table-cell>
          <table:table-cell office:value-type="float" office:value="24528.68145607927" table:style-name="ce5">
            <text:p><text:s/>24,529<text:s/></text:p>
          </table:table-cell>
          <table:table-cell office:value-type="float" office:value="1.1916202450732725" table:style-name="ce6">
            <text:p>1.192</text:p>
          </table:table-cell>
          <table:table-cell office:value-type="float" office:value="29228.873408017411" table:style-name="ce5">
            <text:p><text:s/>29,2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228.873408017411" table:style-name="ce5">
            <text:p><text:s/>29,229<text:s/></text:p>
          </table:table-cell>
          <table:table-cell office:value-type="float" office:value="1.0617046993379005" table:style-name="ce6">
            <text:p>1.062</text:p>
          </table:table-cell>
          <table:table-cell office:value-type="float" office:value="31032.432253644682" table:style-name="ce5">
            <text:p><text:s/>31,032<text:s/></text:p>
          </table:table-cell>
          <table:table-cell office:value-type="float" office:value="0.94427187576934035" table:style-name="ce6">
            <text:p>0.944</text:p>
          </table:table-cell>
          <table:table-cell office:value-type="float" office:value="29303.05301383404" table:style-name="ce5">
            <text:p><text:s/>29,3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303.05301383404" table:style-name="ce5">
            <text:p><text:s/>29,303<text:s/></text:p>
          </table:table-cell>
          <table:table-cell office:value-type="float" office:value="1.0158251882813798" table:style-name="ce6">
            <text:p>1.016</text:p>
          </table:table-cell>
          <table:table-cell office:value-type="float" office:value="29766.77934499722" table:style-name="ce5">
            <text:p><text:s/>29,767<text:s/></text:p>
          </table:table-cell>
          <table:table-cell office:value-type="float" office:value="1.1126899170419662" table:style-name="ce6">
            <text:p>1.113</text:p>
          </table:table-cell>
          <table:table-cell office:value-type="float" office:value="33121.195239991473" table:style-name="ce5">
            <text:p><text:s/>33,12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12.3065723610011" table:style-name="ce5">
            <text:p><text:s/>3,2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12.3065723610011" table:style-name="ce5">
            <text:p><text:s/>3,212<text:s/></text:p>
          </table:table-cell>
          <table:table-cell office:value-type="float" office:value="1.0022223269328099" table:style-name="ce6">
            <text:p>1.002</text:p>
          </table:table-cell>
          <table:table-cell office:value-type="float" office:value="3219.4453677732008" table:style-name="ce5">
            <text:p><text:s/>3,219<text:s/></text:p>
          </table:table-cell>
          <table:table-cell office:value-type="float" office:value="1.1557423083659306" table:style-name="ce6">
            <text:p>1.156</text:p>
          </table:table-cell>
          <table:table-cell office:value-type="float" office:value="3720.8492210082018" table:style-name="ce5">
            <text:p><text:s/>3,72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720.8492210082018" table:style-name="ce5">
            <text:p><text:s/>3,721<text:s/></text:p>
          </table:table-cell>
          <table:table-cell office:value-type="float" office:value="1.1264823230596479" table:style-name="ce6">
            <text:p>1.126</text:p>
          </table:table-cell>
          <table:table-cell office:value-type="float" office:value="4191.4708742359999" table:style-name="ce5">
            <text:p><text:s/>4,191<text:s/></text:p>
          </table:table-cell>
          <table:table-cell office:value-type="float" office:value="1.0581294639055345" table:style-name="ce6">
            <text:p>1.058</text:p>
          </table:table-cell>
          <table:table-cell office:value-type="float" office:value="4435.1188291310009" table:style-name="ce5">
            <text:p><text:s/>4,4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35.1188291310009" table:style-name="ce5">
            <text:p><text:s/>4,435<text:s/></text:p>
          </table:table-cell>
          <table:table-cell office:value-type="float" office:value="0.97633991024823075" table:style-name="ce6">
            <text:p>0.976</text:p>
          </table:table-cell>
          <table:table-cell office:value-type="float" office:value="4330.1835195739995" table:style-name="ce5">
            <text:p><text:s/>4,330<text:s/></text:p>
          </table:table-cell>
          <table:table-cell office:value-type="float" office:value="1.0571563783442945" table:style-name="ce6">
            <text:p>1.057</text:p>
          </table:table-cell>
          <table:table-cell office:value-type="float" office:value="4577.681127118999" table:style-name="ce5">
            <text:p><text:s/>4,57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77.681127118999" table:style-name="ce5">
            <text:p><text:s/>4,578<text:s/></text:p>
          </table:table-cell>
          <table:table-cell office:value-type="float" office:value="1.0458660950014973" table:style-name="ce6">
            <text:p>1.046</text:p>
          </table:table-cell>
          <table:table-cell office:value-type="float" office:value="4787.6414845820009" table:style-name="ce5">
            <text:p><text:s/>4,788<text:s/></text:p>
          </table:table-cell>
          <table:table-cell office:value-type="float" office:value="1.0713240611987498" table:style-name="ce6">
            <text:p>1.071</text:p>
          </table:table-cell>
          <table:table-cell office:value-type="float" office:value="5129.115518826" table:style-name="ce5">
            <text:p><text:s/>5,1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129.115518826" table:style-name="ce5">
            <text:p><text:s/>5,129<text:s/></text:p>
          </table:table-cell>
          <table:table-cell office:value-type="float" office:value="1.0377236695958232" table:style-name="ce6">
            <text:p>1.038</text:p>
          </table:table-cell>
          <table:table-cell office:value-type="float" office:value="5322.6045779770011" table:style-name="ce5">
            <text:p><text:s/>5,323<text:s/></text:p>
          </table:table-cell>
          <table:table-cell office:value-type="float" office:value="1.0521922070578806" table:style-name="ce6">
            <text:p>1.052</text:p>
          </table:table-cell>
          <table:table-cell office:value-type="float" office:value="5600.4030581979996" table:style-name="ce5">
            <text:p><text:s/>5,6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00.4030581979996" table:style-name="ce5">
            <text:p><text:s/>5,600<text:s/></text:p>
          </table:table-cell>
          <table:table-cell office:value-type="float" office:value="1.048865660670512" table:style-name="ce6">
            <text:p>1.049</text:p>
          </table:table-cell>
          <table:table-cell office:value-type="float" office:value="5874.0704536580006" table:style-name="ce5">
            <text:p><text:s/>5,874<text:s/></text:p>
          </table:table-cell>
          <table:table-cell office:value-type="float" office:value="1.166990264957096" table:style-name="ce6">
            <text:p>1.167</text:p>
          </table:table-cell>
          <table:table-cell office:value-type="float" office:value="6854.9830350909997" table:style-name="ce5">
            <text:p><text:s/>6,8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54.9830350909997" table:style-name="ce5">
            <text:p><text:s/>6,855<text:s/></text:p>
          </table:table-cell>
          <table:table-cell office:value-type="float" office:value="0.95427488553458706" table:style-name="ce6">
            <text:p>0.954</text:p>
          </table:table-cell>
          <table:table-cell office:value-type="float" office:value="6541.5381511529995" table:style-name="ce5">
            <text:p><text:s/>6,542<text:s/></text:p>
          </table:table-cell>
          <table:table-cell office:value-type="float" office:value="1.1410534467153364" table:style-name="ce6">
            <text:p>1.141</text:p>
          </table:table-cell>
          <table:table-cell office:value-type="float" office:value="7464.2446541929985" table:style-name="ce5">
            <text:p><text:s/>7,4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64.2446541929985" table:style-name="ce5">
            <text:p><text:s/>7,464<text:s/></text:p>
          </table:table-cell>
          <table:table-cell office:value-type="float" office:value="1.0733313993030125" table:style-name="ce6">
            <text:p>1.073</text:p>
          </table:table-cell>
          <table:table-cell office:value-type="float" office:value="8011.6081594250008" table:style-name="ce5">
            <text:p><text:s/>8,012<text:s/></text:p>
          </table:table-cell>
          <table:table-cell office:value-type="float" office:value="0.97170443383363359" table:style-name="ce6">
            <text:p>0.972</text:p>
          </table:table-cell>
          <table:table-cell office:value-type="float" office:value="7784.9151706509892" table:style-name="ce5">
            <text:p><text:s/>7,7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784.9151706509892" table:style-name="ce5">
            <text:p><text:s/>7,785<text:s/></text:p>
          </table:table-cell>
          <table:table-cell office:value-type="float" office:value="0.87066374998260487" table:style-name="ce6">
            <text:p>0.871</text:p>
          </table:table-cell>
          <table:table-cell office:value-type="float" office:value="6778.0434357754611" table:style-name="ce5">
            <text:p><text:s/>6,778<text:s/></text:p>
          </table:table-cell>
          <table:table-cell office:value-type="float" office:value="1.1984758111934903" table:style-name="ce6">
            <text:p>1.198</text:p>
          </table:table-cell>
          <table:table-cell office:value-type="float" office:value="8123.3211049957081" table:style-name="ce5">
            <text:p><text:s/>8,12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123.3211049957081" table:style-name="ce5">
            <text:p><text:s/>8,123<text:s/></text:p>
          </table:table-cell>
          <table:table-cell office:value-type="float" office:value="0.99609277152518683" table:style-name="ce6">
            <text:p>0.996</text:p>
          </table:table-cell>
          <table:table-cell office:value-type="float" office:value="8091.5814334642182" table:style-name="ce5">
            <text:p><text:s/>8,092<text:s/></text:p>
          </table:table-cell>
          <table:table-cell office:value-type="float" office:value="1.0223553050281418" table:style-name="ce6">
            <text:p>1.022</text:p>
          </table:table-cell>
          <table:table-cell office:value-type="float" office:value="8272.4712045693595" table:style-name="ce5">
            <text:p><text:s/>8,2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272.4712045693595" table:style-name="ce5">
            <text:p><text:s/>8,272<text:s/></text:p>
          </table:table-cell>
          <table:table-cell office:value-type="float" office:value="1.1026444837459202" table:style-name="ce6">
            <text:p>1.103</text:p>
          </table:table-cell>
          <table:table-cell office:value-type="float" office:value="9121.5947406653704" table:style-name="ce5">
            <text:p><text:s/>9,122<text:s/></text:p>
          </table:table-cell>
          <table:table-cell office:value-type="float" office:value="1.0776411822238168" table:style-name="ce6">
            <text:p>1.078</text:p>
          </table:table-cell>
          <table:table-cell office:value-type="float" office:value="9829.8061400971801" table:style-name="ce5">
            <text:p><text:s/>9,8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829.8061400971801" table:style-name="ce5">
            <text:p><text:s/>9,830<text:s/></text:p>
          </table:table-cell>
          <table:table-cell office:value-type="float" office:value="0.97193115148053422" table:style-name="ce6">
            <text:p>0.972</text:p>
          </table:table-cell>
          <table:table-cell office:value-type="float" office:value="9553.8948005750772" table:style-name="ce5">
            <text:p><text:s/>9,554<text:s/></text:p>
          </table:table-cell>
          <table:table-cell office:value-type="float" office:value="1.0677134550875151" table:style-name="ce6">
            <text:p>1.068</text:p>
          </table:table-cell>
          <table:table-cell office:value-type="float" office:value="10200.822027064663" table:style-name="ce5">
            <text:p><text:s/>10,20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200.822027064663" table:style-name="ce5">
            <text:p><text:s/>10,201<text:s/></text:p>
          </table:table-cell>
          <table:table-cell office:value-type="float" office:value="0.89562761104301924" table:style-name="ce6">
            <text:p>0.896</text:p>
          </table:table-cell>
          <table:table-cell office:value-type="float" office:value="9136.1378627749327" table:style-name="ce5">
            <text:p><text:s/>9,136<text:s/></text:p>
          </table:table-cell>
          <table:table-cell office:value-type="float" office:value="1.0665562870992138" table:style-name="ce6">
            <text:p>1.067</text:p>
          </table:table-cell>
          <table:table-cell office:value-type="float" office:value="9744.205277347779" table:style-name="ce5">
            <text:p><text:s/>9,74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744.205277347779" table:style-name="ce5">
            <text:p><text:s/>9,744<text:s/></text:p>
          </table:table-cell>
          <table:table-cell office:value-type="float" office:value="0.94486076425252619" table:style-name="ce6">
            <text:p>0.945</text:p>
          </table:table-cell>
          <table:table-cell office:value-type="float" office:value="9206.9172453883202" table:style-name="ce5">
            <text:p><text:s/>9,207<text:s/></text:p>
          </table:table-cell>
          <table:table-cell office:value-type="float" office:value="1.085225208527193" table:style-name="ce6">
            <text:p>1.085</text:p>
          </table:table-cell>
          <table:table-cell office:value-type="float" office:value="9991.5786875191498" table:style-name="ce5">
            <text:p><text:s/>9,9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991.5786875191498" table:style-name="ce5">
            <text:p><text:s/>9,992<text:s/></text:p>
          </table:table-cell>
          <table:table-cell office:value-type="float" office:value="1.0281290668476701" table:style-name="ce6">
            <text:p>1.028</text:p>
          </table:table-cell>
          <table:table-cell office:value-type="float" office:value="10272.632472334133" table:style-name="ce5">
            <text:p><text:s/>10,273<text:s/></text:p>
          </table:table-cell>
          <table:table-cell office:value-type="float" office:value="1.0722476591493701" table:style-name="ce6">
            <text:p>1.072</text:p>
          </table:table-cell>
          <table:table-cell office:value-type="float" office:value="11014.806121762082" table:style-name="ce5">
            <text:p><text:s/>11,0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014.806121762082" table:style-name="ce5">
            <text:p><text:s/>11,015<text:s/></text:p>
          </table:table-cell>
          <table:table-cell office:value-type="float" office:value="0.99146050397121255" table:style-name="ce6">
            <text:p>0.991</text:p>
          </table:table-cell>
          <table:table-cell office:value-type="float" office:value="10920.745228627429" table:style-name="ce5">
            <text:p><text:s/>10,921<text:s/></text:p>
          </table:table-cell>
          <table:table-cell office:value-type="float" office:value="1.1637896689107874" table:style-name="ce6">
            <text:p>1.164</text:p>
          </table:table-cell>
          <table:table-cell office:value-type="float" office:value="12709.450473883377" table:style-name="ce5">
            <text:p><text:s/>12,70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17.6192400978998" table:style-name="ce5">
            <text:p><text:s/>1,11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17.6192400978998" table:style-name="ce5">
            <text:p><text:s/>1,118<text:s/></text:p>
          </table:table-cell>
          <table:table-cell office:value-type="float" office:value="1.0849544502412853" table:style-name="ce6">
            <text:p>1.085</text:p>
          </table:table-cell>
          <table:table-cell office:value-type="float" office:value="1212.5659682195001" table:style-name="ce5">
            <text:p><text:s/>1,213<text:s/></text:p>
          </table:table-cell>
          <table:table-cell office:value-type="float" office:value="1.2030367664993162" table:style-name="ce6">
            <text:p>1.203</text:p>
          </table:table-cell>
          <table:table-cell office:value-type="float" office:value="1458.7614415738999" table:style-name="ce5">
            <text:p><text:s/>1,45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58.7614415738999" table:style-name="ce5">
            <text:p><text:s/>1,459<text:s/></text:p>
          </table:table-cell>
          <table:table-cell office:value-type="float" office:value="1.1637378323349383" table:style-name="ce6">
            <text:p>1.164</text:p>
          </table:table-cell>
          <table:table-cell office:value-type="float" office:value="1697.6158779110001" table:style-name="ce5">
            <text:p><text:s/>1,698<text:s/></text:p>
          </table:table-cell>
          <table:table-cell office:value-type="float" office:value="1.2435697618979136" table:style-name="ce6">
            <text:p>1.244</text:p>
          </table:table-cell>
          <table:table-cell office:value-type="float" office:value="2111.1037730878998" table:style-name="ce5">
            <text:p><text:s/>2,1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11.1037730878998" table:style-name="ce5">
            <text:p><text:s/>2,111<text:s/></text:p>
          </table:table-cell>
          <table:table-cell office:value-type="float" office:value="1.0193693031930351" table:style-name="ce6">
            <text:p>1.019</text:p>
          </table:table-cell>
          <table:table-cell office:value-type="float" office:value="2151.9943821408001" table:style-name="ce5">
            <text:p><text:s/>2,152<text:s/></text:p>
          </table:table-cell>
          <table:table-cell office:value-type="float" office:value="1.0544569415328207" table:style-name="ce6">
            <text:p>1.054</text:p>
          </table:table-cell>
          <table:table-cell office:value-type="float" office:value="2269.185414388" table:style-name="ce5">
            <text:p><text:s/>2,2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69.185414388" table:style-name="ce5">
            <text:p><text:s/>2,269<text:s/></text:p>
          </table:table-cell>
          <table:table-cell office:value-type="float" office:value="1.0216338492640276" table:style-name="ce6">
            <text:p>1.022</text:p>
          </table:table-cell>
          <table:table-cell office:value-type="float" office:value="2318.2766295949996" table:style-name="ce5">
            <text:p><text:s/>2,318<text:s/></text:p>
          </table:table-cell>
          <table:table-cell office:value-type="float" office:value="1.0757199295356166" table:style-name="ce6">
            <text:p>1.076</text:p>
          </table:table-cell>
          <table:table-cell office:value-type="float" office:value="2493.8163726319999" table:style-name="ce5">
            <text:p><text:s/>2,4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93.8163726319999" table:style-name="ce5">
            <text:p><text:s/>2,494<text:s/></text:p>
          </table:table-cell>
          <table:table-cell office:value-type="float" office:value="1.0469253064828878" table:style-name="ce6">
            <text:p>1.047</text:p>
          </table:table-cell>
          <table:table-cell office:value-type="float" office:value="2610.8394702298001" table:style-name="ce5">
            <text:p><text:s/>2,611<text:s/></text:p>
          </table:table-cell>
          <table:table-cell office:value-type="float" office:value="0.99702162083380952" table:style-name="ce6">
            <text:p>0.997</text:p>
          </table:table-cell>
          <table:table-cell office:value-type="float" office:value="2603.0634003453997" table:style-name="ce5">
            <text:p><text:s/>2,6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03.0634003453997" table:style-name="ce5">
            <text:p><text:s/>2,603<text:s/></text:p>
          </table:table-cell>
          <table:table-cell office:value-type="float" office:value="1.0795367961423177" table:style-name="ce6">
            <text:p>1.080</text:p>
          </table:table-cell>
          <table:table-cell office:value-type="float" office:value="2810.1027233642003" table:style-name="ce5">
            <text:p><text:s/>2,810<text:s/></text:p>
          </table:table-cell>
          <table:table-cell office:value-type="float" office:value="1.2459398952086025" table:style-name="ce6">
            <text:p>1.246</text:p>
          </table:table-cell>
          <table:table-cell office:value-type="float" office:value="3501.2190926737999" table:style-name="ce5">
            <text:p><text:s/>3,5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01.2190926737999" table:style-name="ce5">
            <text:p><text:s/>3,501<text:s/></text:p>
          </table:table-cell>
          <table:table-cell office:value-type="float" office:value="1.0513346136138659" table:style-name="ce6">
            <text:p>1.051</text:p>
          </table:table-cell>
          <table:table-cell office:value-type="float" office:value="3680.9528219736999" table:style-name="ce5">
            <text:p><text:s/>3,681<text:s/></text:p>
          </table:table-cell>
          <table:table-cell office:value-type="float" office:value="1.0499060484705698" table:style-name="ce6">
            <text:p>1.050</text:p>
          </table:table-cell>
          <table:table-cell office:value-type="float" office:value="3864.6546319250001" table:style-name="ce5">
            <text:p><text:s/>3,8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64.6546319250001" table:style-name="ce5">
            <text:p><text:s/>3,865<text:s/></text:p>
          </table:table-cell>
          <table:table-cell office:value-type="float" office:value="1.1431287237477357" table:style-name="ce6">
            <text:p>1.143</text:p>
          </table:table-cell>
          <table:table-cell office:value-type="float" office:value="4417.7977171182001" table:style-name="ce5">
            <text:p><text:s/>4,418<text:s/></text:p>
          </table:table-cell>
          <table:table-cell office:value-type="float" office:value="1.1382981976794668" table:style-name="ce6">
            <text:p>1.138</text:p>
          </table:table-cell>
          <table:table-cell office:value-type="float" office:value="5028.7711791081101" table:style-name="ce5">
            <text:p><text:s/>5,0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028.7711791081101" table:style-name="ce5">
            <text:p><text:s/>5,029<text:s/></text:p>
          </table:table-cell>
          <table:table-cell office:value-type="float" office:value="0.99404576002732314" table:style-name="ce6">
            <text:p>0.994</text:p>
          </table:table-cell>
          <table:table-cell office:value-type="float" office:value="4998.8286687400196" table:style-name="ce5">
            <text:p><text:s/>4,999<text:s/></text:p>
          </table:table-cell>
          <table:table-cell office:value-type="float" office:value="1.0457582590494074" table:style-name="ce6">
            <text:p>1.046</text:p>
          </table:table-cell>
          <table:table-cell office:value-type="float" office:value="5227.56636590783" table:style-name="ce5">
            <text:p><text:s/>5,22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227.56636590783" table:style-name="ce5">
            <text:p><text:s/>5,228<text:s/></text:p>
          </table:table-cell>
          <table:table-cell office:value-type="float" office:value="1.1618004827488313" table:style-name="ce6">
            <text:p>1.162</text:p>
          </table:table-cell>
          <table:table-cell office:value-type="float" office:value="6073.3891275132701" table:style-name="ce5">
            <text:p><text:s/>6,073<text:s/></text:p>
          </table:table-cell>
          <table:table-cell office:value-type="float" office:value="1.0439776806077827" table:style-name="ce6">
            <text:p>1.044</text:p>
          </table:table-cell>
          <table:table-cell office:value-type="float" office:value="6340.4826947698293" table:style-name="ce5">
            <text:p><text:s/>6,34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340.4826947698293" table:style-name="ce5">
            <text:p><text:s/>6,340<text:s/></text:p>
          </table:table-cell>
          <table:table-cell office:value-type="float" office:value="1.4037182069294687" table:style-name="ce6">
            <text:p>1.404</text:p>
          </table:table-cell>
          <table:table-cell office:value-type="float" office:value="8900.2509993696312" table:style-name="ce5">
            <text:p><text:s/>8,900<text:s/></text:p>
          </table:table-cell>
          <table:table-cell office:value-type="float" office:value="0.804962573790999" table:style-name="ce6">
            <text:p>0.805</text:p>
          </table:table-cell>
          <table:table-cell office:value-type="float" office:value="7164.3689518384899" table:style-name="ce5">
            <text:p><text:s/>7,1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164.3689518384899" table:style-name="ce5">
            <text:p><text:s/>7,164<text:s/></text:p>
          </table:table-cell>
          <table:table-cell office:value-type="float" office:value="1.1949858274849414" table:style-name="ce6">
            <text:p>1.195</text:p>
          </table:table-cell>
          <table:table-cell office:value-type="float" office:value="8561.3193603201398" table:style-name="ce5">
            <text:p><text:s/>8,561<text:s/></text:p>
          </table:table-cell>
          <table:table-cell office:value-type="float" office:value="1.1189079677599321" table:style-name="ce6">
            <text:p>1.119</text:p>
          </table:table-cell>
          <table:table-cell office:value-type="float" office:value="9579.3284467995709" table:style-name="ce5">
            <text:p><text:s/>9,57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579.3284467995709" table:style-name="ce5">
            <text:p><text:s/>9,579<text:s/></text:p>
          </table:table-cell>
          <table:table-cell office:value-type="float" office:value="1.0183004599284513" table:style-name="ce6">
            <text:p>1.018</text:p>
          </table:table-cell>
          <table:table-cell office:value-type="float" office:value="9754.6345631817003" table:style-name="ce5">
            <text:p><text:s/>9,755<text:s/></text:p>
          </table:table-cell>
          <table:table-cell office:value-type="float" office:value="0.87003980206343934" table:style-name="ce6">
            <text:p>0.870</text:p>
          </table:table-cell>
          <table:table-cell office:value-type="float" office:value="8486.9203245517911" table:style-name="ce5">
            <text:p><text:s/>8,4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486.9203245517911" table:style-name="ce5">
            <text:p><text:s/>8,487<text:s/></text:p>
          </table:table-cell>
          <table:table-cell office:value-type="float" office:value="0.96126507095393621" table:style-name="ce6">
            <text:p>0.961</text:p>
          </table:table-cell>
          <table:table-cell office:value-type="float" office:value="8158.1800679606804" table:style-name="ce5">
            <text:p><text:s/>8,158<text:s/></text:p>
          </table:table-cell>
          <table:table-cell office:value-type="float" office:value="1.374357803795323" table:style-name="ce6">
            <text:p>1.374</text:p>
          </table:table-cell>
          <table:table-cell office:value-type="float" office:value="11212.258441169221" table:style-name="ce5">
            <text:p><text:s/>11,2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212.258441169221" table:style-name="ce5">
            <text:p><text:s/>11,212<text:s/></text:p>
          </table:table-cell>
          <table:table-cell office:value-type="float" office:value="1.0145859784462956" table:style-name="ce6">
            <text:p>1.015</text:p>
          </table:table-cell>
          <table:table-cell office:value-type="float" office:value="11375.800201126409" table:style-name="ce5">
            <text:p><text:s/>11,376<text:s/></text:p>
          </table:table-cell>
          <table:table-cell office:value-type="float" office:value="1.062272781176937" table:style-name="ce6">
            <text:p>1.062</text:p>
          </table:table-cell>
          <table:table-cell office:value-type="float" office:value="12084.202917763711" table:style-name="ce5">
            <text:p><text:s/>12,0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084.202917763711" table:style-name="ce5">
            <text:p><text:s/>12,084<text:s/></text:p>
          </table:table-cell>
          <table:table-cell office:value-type="float" office:value="0.92414195579839609" table:style-name="ce6">
            <text:p>0.924</text:p>
          </table:table-cell>
          <table:table-cell office:value-type="float" office:value="11167.518918686839" table:style-name="ce5">
            <text:p><text:s/>11,168<text:s/></text:p>
          </table:table-cell>
          <table:table-cell office:value-type="float" office:value="1.102065306108202" table:style-name="ce6">
            <text:p>1.102</text:p>
          </table:table-cell>
          <table:table-cell office:value-type="float" office:value="12307.335155591749" table:style-name="ce5">
            <text:p><text:s/>12,30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63.22138866875002" table:style-name="ce5">
            <text:p><text:s/>66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63.22138866875002" table:style-name="ce5">
            <text:p><text:s/>663<text:s/></text:p>
          </table:table-cell>
          <table:table-cell office:value-type="float" office:value="1.0936808526941548" table:style-name="ce6">
            <text:p>1.094</text:p>
          </table:table-cell>
          <table:table-cell office:value-type="float" office:value="725.35253388424007" table:style-name="ce5">
            <text:p><text:s/>725<text:s/></text:p>
          </table:table-cell>
          <table:table-cell office:value-type="float" office:value="1.0828008263129125" table:style-name="ce6">
            <text:p>1.083</text:p>
          </table:table-cell>
          <table:table-cell office:value-type="float" office:value="785.41232305801998" table:style-name="ce5">
            <text:p><text:s/>78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85.41232305801998" table:style-name="ce5">
            <text:p><text:s/>785<text:s/></text:p>
          </table:table-cell>
          <table:table-cell office:value-type="float" office:value="1.1439900413064894" table:style-name="ce6">
            <text:p>1.144</text:p>
          </table:table-cell>
          <table:table-cell office:value-type="float" office:value="898.50387589777006" table:style-name="ce5">
            <text:p><text:s/>899<text:s/></text:p>
          </table:table-cell>
          <table:table-cell office:value-type="float" office:value="1.2586811198321139" table:style-name="ce6">
            <text:p>1.259</text:p>
          </table:table-cell>
          <table:table-cell office:value-type="float" office:value="1130.9298646884999" table:style-name="ce5">
            <text:p><text:s/>1,1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30.9298646884999" table:style-name="ce5">
            <text:p><text:s/>1,131<text:s/></text:p>
          </table:table-cell>
          <table:table-cell office:value-type="float" office:value="1.0236105992846469" table:style-name="ce6">
            <text:p>1.024</text:p>
          </table:table-cell>
          <table:table-cell office:value-type="float" office:value="1157.6317965427002" table:style-name="ce5">
            <text:p><text:s/>1,158<text:s/></text:p>
          </table:table-cell>
          <table:table-cell office:value-type="float" office:value="1.0414461152760244" table:style-name="ce6">
            <text:p>1.041</text:p>
          </table:table-cell>
          <table:table-cell office:value-type="float" office:value="1205.6111374294001" table:style-name="ce5">
            <text:p><text:s/>1,20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05.6111374294001" table:style-name="ce5">
            <text:p><text:s/>1,206<text:s/></text:p>
          </table:table-cell>
          <table:table-cell office:value-type="float" office:value="1.0210127511097944" table:style-name="ce6">
            <text:p>1.021</text:p>
          </table:table-cell>
          <table:table-cell office:value-type="float" office:value="1230.9443441953999" table:style-name="ce5">
            <text:p><text:s/>1,231<text:s/></text:p>
          </table:table-cell>
          <table:table-cell office:value-type="float" office:value="1.0377186067996831" table:style-name="ce6">
            <text:p>1.038</text:p>
          </table:table-cell>
          <table:table-cell office:value-type="float" office:value="1277.3738499064" table:style-name="ce5">
            <text:p><text:s/>1,2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77.3738499064" table:style-name="ce5">
            <text:p><text:s/>1,277<text:s/></text:p>
          </table:table-cell>
          <table:table-cell office:value-type="float" office:value="1.0368605535330555" table:style-name="ce6">
            <text:p>1.037</text:p>
          </table:table-cell>
          <table:table-cell office:value-type="float" office:value="1324.4585570826" table:style-name="ce5">
            <text:p><text:s/>1,324<text:s/></text:p>
          </table:table-cell>
          <table:table-cell office:value-type="float" office:value="1.0330432382907473" table:style-name="ce6">
            <text:p>1.033</text:p>
          </table:table-cell>
          <table:table-cell office:value-type="float" office:value="1368.2229567904999" table:style-name="ce5">
            <text:p><text:s/>1,3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68.2229567904999" table:style-name="ce5">
            <text:p><text:s/>1,368<text:s/></text:p>
          </table:table-cell>
          <table:table-cell office:value-type="float" office:value="1.0999346761711559" table:style-name="ce6">
            <text:p>1.100</text:p>
          </table:table-cell>
          <table:table-cell office:value-type="float" office:value="1504.9558749073001" table:style-name="ce5">
            <text:p><text:s/>1,505<text:s/></text:p>
          </table:table-cell>
          <table:table-cell office:value-type="float" office:value="1.3382733812663163" table:style-name="ce6">
            <text:p>1.338</text:p>
          </table:table-cell>
          <table:table-cell office:value-type="float" office:value="2014.0423873687998" table:style-name="ce5">
            <text:p><text:s/>2,0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14.0423873687998" table:style-name="ce5">
            <text:p><text:s/>2,014<text:s/></text:p>
          </table:table-cell>
          <table:table-cell office:value-type="float" office:value="1.0348764606807839" table:style-name="ce6">
            <text:p>1.035</text:p>
          </table:table-cell>
          <table:table-cell office:value-type="float" office:value="2084.2850575012999" table:style-name="ce5">
            <text:p><text:s/>2,084<text:s/></text:p>
          </table:table-cell>
          <table:table-cell office:value-type="float" office:value="0.95920712978121658" table:style-name="ce6">
            <text:p>0.959</text:p>
          </table:table-cell>
          <table:table-cell office:value-type="float" office:value="1999.2610876517001" table:style-name="ce5">
            <text:p><text:s/>1,9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99.2610876517001" table:style-name="ce5">
            <text:p><text:s/>1,999<text:s/></text:p>
          </table:table-cell>
          <table:table-cell office:value-type="float" office:value="1.1874470761482094" table:style-name="ce6">
            <text:p>1.187</text:p>
          </table:table-cell>
          <table:table-cell office:value-type="float" office:value="2374.0167329889" table:style-name="ce5">
            <text:p><text:s/>2,374<text:s/></text:p>
          </table:table-cell>
          <table:table-cell office:value-type="float" office:value="1.1439961240360677" table:style-name="ce6">
            <text:p>1.144</text:p>
          </table:table-cell>
          <table:table-cell office:value-type="float" office:value="2715.8659409360698" table:style-name="ce5">
            <text:p><text:s/>2,7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15.8659409360698" table:style-name="ce5">
            <text:p><text:s/>2,716<text:s/></text:p>
          </table:table-cell>
          <table:table-cell office:value-type="float" office:value="0.97414977828609151" table:style-name="ce6">
            <text:p>0.974</text:p>
          </table:table-cell>
          <table:table-cell office:value-type="float" office:value="2645.66020421762" table:style-name="ce5">
            <text:p><text:s/>2,646<text:s/></text:p>
          </table:table-cell>
          <table:table-cell office:value-type="float" office:value="1.0436385962851198" table:style-name="ce6">
            <text:p>1.044</text:p>
          </table:table-cell>
          <table:table-cell office:value-type="float" office:value="2761.1131017770799" table:style-name="ce5">
            <text:p><text:s/>2,76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61.1131017770799" table:style-name="ce5">
            <text:p><text:s/>2,761<text:s/></text:p>
          </table:table-cell>
          <table:table-cell office:value-type="float" office:value="1.1991268051637856" table:style-name="ce6">
            <text:p>1.199</text:p>
          </table:table-cell>
          <table:table-cell office:value-type="float" office:value="3310.9247324298199" table:style-name="ce5">
            <text:p><text:s/>3,311<text:s/></text:p>
          </table:table-cell>
          <table:table-cell office:value-type="float" office:value="1.1788878710190445" table:style-name="ce6">
            <text:p>1.179</text:p>
          </table:table-cell>
          <table:table-cell office:value-type="float" office:value="3903.2090089184899" table:style-name="ce5">
            <text:p><text:s/>3,90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03.2090089184899" table:style-name="ce5">
            <text:p><text:s/>3,903<text:s/></text:p>
          </table:table-cell>
          <table:table-cell office:value-type="float" office:value="1.4491171640347913" table:style-name="ce6">
            <text:p>1.449</text:p>
          </table:table-cell>
          <table:table-cell office:value-type="float" office:value="5656.2071696390103" table:style-name="ce5">
            <text:p><text:s/>5,656<text:s/></text:p>
          </table:table-cell>
          <table:table-cell office:value-type="float" office:value="0.91438565633570734" table:style-name="ce6">
            <text:p>0.914</text:p>
          </table:table-cell>
          <table:table-cell office:value-type="float" office:value="5171.9547051810996" table:style-name="ce5">
            <text:p><text:s/>5,17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71.9547051810996" table:style-name="ce5">
            <text:p><text:s/>5,172<text:s/></text:p>
          </table:table-cell>
          <table:table-cell office:value-type="float" office:value="1.2373117672244451" table:style-name="ce6">
            <text:p>1.237</text:p>
          </table:table-cell>
          <table:table-cell office:value-type="float" office:value="6399.3204162724105" table:style-name="ce5">
            <text:p><text:s/>6,399<text:s/></text:p>
          </table:table-cell>
          <table:table-cell office:value-type="float" office:value="1.0990568573494812" table:style-name="ce6">
            <text:p>1.099</text:p>
          </table:table-cell>
          <table:table-cell office:value-type="float" office:value="7033.2169858807292" table:style-name="ce5">
            <text:p><text:s/>7,03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033.2169858807292" table:style-name="ce5">
            <text:p><text:s/>7,033<text:s/></text:p>
          </table:table-cell>
          <table:table-cell office:value-type="float" office:value="1.0057357268953757" table:style-name="ce6">
            <text:p>1.006</text:p>
          </table:table-cell>
          <table:table-cell office:value-type="float" office:value="7073.5575977076596" table:style-name="ce5">
            <text:p><text:s/>7,074<text:s/></text:p>
          </table:table-cell>
          <table:table-cell office:value-type="float" office:value="0.77156314268406967" table:style-name="ce6">
            <text:p>0.772</text:p>
          </table:table-cell>
          <table:table-cell office:value-type="float" office:value="5457.6963300441003" table:style-name="ce5">
            <text:p><text:s/>5,4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57.6963300441003" table:style-name="ce5">
            <text:p><text:s/>5,458<text:s/></text:p>
          </table:table-cell>
          <table:table-cell office:value-type="float" office:value="0.92100203197370156" table:style-name="ce6">
            <text:p>0.921</text:p>
          </table:table-cell>
          <table:table-cell office:value-type="float" office:value="5026.5494098660301" table:style-name="ce5">
            <text:p><text:s/>5,027<text:s/></text:p>
          </table:table-cell>
          <table:table-cell office:value-type="float" office:value="1.3016976043263759" table:style-name="ce6">
            <text:p>1.302</text:p>
          </table:table-cell>
          <table:table-cell office:value-type="float" office:value="6543.0473248507697" table:style-name="ce5">
            <text:p><text:s/>6,5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543.0473248507697" table:style-name="ce5">
            <text:p><text:s/>6,543<text:s/></text:p>
          </table:table-cell>
          <table:table-cell office:value-type="float" office:value="1.0203072776578228" table:style-name="ce6">
            <text:p>1.020</text:p>
          </table:table-cell>
          <table:table-cell office:value-type="float" office:value="6675.9188036047899" table:style-name="ce5">
            <text:p><text:s/>6,676<text:s/></text:p>
          </table:table-cell>
          <table:table-cell office:value-type="float" office:value="1.0598403274220678" table:style-name="ce6">
            <text:p>1.060</text:p>
          </table:table-cell>
          <table:table-cell office:value-type="float" office:value="7075.4079706556395" table:style-name="ce5">
            <text:p><text:s/>7,0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075.4079706556395" table:style-name="ce5">
            <text:p><text:s/>7,075<text:s/></text:p>
          </table:table-cell>
          <table:table-cell office:value-type="float" office:value="0.90541848549264392" table:style-name="ce6">
            <text:p>0.905</text:p>
          </table:table-cell>
          <table:table-cell office:value-type="float" office:value="6406.2051690336102" table:style-name="ce5">
            <text:p><text:s/>6,406<text:s/></text:p>
          </table:table-cell>
          <table:table-cell office:value-type="float" office:value="1.1347120066971184" table:style-name="ce6">
            <text:p>1.135</text:p>
          </table:table-cell>
          <table:table-cell office:value-type="float" office:value="7269.1979226675794" table:style-name="ce5">
            <text:p><text:s/>7,2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4.39785142914985" table:style-name="ce5">
            <text:p><text:s/>45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54.39785142914985" table:style-name="ce5">
            <text:p><text:s/>454<text:s/></text:p>
          </table:table-cell>
          <table:table-cell office:value-type="float" office:value="1.0722177334309575" table:style-name="ce6">
            <text:p>1.072</text:p>
          </table:table-cell>
          <table:table-cell office:value-type="float" office:value="487.21343433526005" table:style-name="ce5">
            <text:p><text:s/>487<text:s/></text:p>
          </table:table-cell>
          <table:table-cell office:value-type="float" office:value="1.3820413622924379" table:style-name="ce6">
            <text:p>1.382</text:p>
          </table:table-cell>
          <table:table-cell office:value-type="float" office:value="673.34911851588004" table:style-name="ce5">
            <text:p><text:s/>67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73.34911851588004" table:style-name="ce5">
            <text:p><text:s/>673<text:s/></text:p>
          </table:table-cell>
          <table:table-cell office:value-type="float" office:value="1.1867721810857084" table:style-name="ce6">
            <text:p>1.187</text:p>
          </table:table-cell>
          <table:table-cell office:value-type="float" office:value="799.11200201322993" table:style-name="ce5">
            <text:p><text:s/>799<text:s/></text:p>
          </table:table-cell>
          <table:table-cell office:value-type="float" office:value="1.2265788849748405" table:style-name="ce6">
            <text:p>1.227</text:p>
          </table:table-cell>
          <table:table-cell office:value-type="float" office:value="980.17390839940003" table:style-name="ce5">
            <text:p><text:s/>9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80.17390839940003" table:style-name="ce5">
            <text:p><text:s/>980<text:s/></text:p>
          </table:table-cell>
          <table:table-cell office:value-type="float" office:value="1.0144756732219793" table:style-name="ce6">
            <text:p>1.014</text:p>
          </table:table-cell>
          <table:table-cell office:value-type="float" office:value="994.36258559809994" table:style-name="ce5">
            <text:p><text:s/>994<text:s/></text:p>
          </table:table-cell>
          <table:table-cell office:value-type="float" office:value="1.069604078394472" table:style-name="ce6">
            <text:p>1.070</text:p>
          </table:table-cell>
          <table:table-cell office:value-type="float" office:value="1063.5742769586" table:style-name="ce5">
            <text:p><text:s/>1,06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3.5742769586" table:style-name="ce5">
            <text:p><text:s/>1,064<text:s/></text:p>
          </table:table-cell>
          <table:table-cell office:value-type="float" office:value="1.0223378930420715" table:style-name="ce6">
            <text:p>1.022</text:p>
          </table:table-cell>
          <table:table-cell office:value-type="float" office:value="1087.3322853995999" table:style-name="ce5">
            <text:p><text:s/>1,087<text:s/></text:p>
          </table:table-cell>
          <table:table-cell office:value-type="float" office:value="1.1187403694893061" table:style-name="ce6">
            <text:p>1.119</text:p>
          </table:table-cell>
          <table:table-cell office:value-type="float" office:value="1216.4425227255999" table:style-name="ce5">
            <text:p><text:s/>1,2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16.4425227255999" table:style-name="ce5">
            <text:p><text:s/>1,216<text:s/></text:p>
          </table:table-cell>
          <table:table-cell office:value-type="float" office:value="1.0574942006013519" table:style-name="ce6">
            <text:p>1.057</text:p>
          </table:table-cell>
          <table:table-cell office:value-type="float" office:value="1286.3809131472001" table:style-name="ce5">
            <text:p><text:s/>1,286<text:s/></text:p>
          </table:table-cell>
          <table:table-cell office:value-type="float" office:value="0.95993374196900694" table:style-name="ce6">
            <text:p>0.960</text:p>
          </table:table-cell>
          <table:table-cell office:value-type="float" office:value="1234.8404435548998" table:style-name="ce5">
            <text:p><text:s/>1,2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34.8404435548998" table:style-name="ce5">
            <text:p><text:s/>1,235<text:s/></text:p>
          </table:table-cell>
          <table:table-cell office:value-type="float" office:value="1.0569356189044148" table:style-name="ce6">
            <text:p>1.057</text:p>
          </table:table-cell>
          <table:table-cell office:value-type="float" office:value="1305.1468484569002" table:style-name="ce5">
            <text:p><text:s/>1,305<text:s/></text:p>
          </table:table-cell>
          <table:table-cell office:value-type="float" office:value="1.1394707860370787" table:style-name="ce6">
            <text:p>1.139</text:p>
          </table:table-cell>
          <table:table-cell office:value-type="float" office:value="1487.176705305" table:style-name="ce5">
            <text:p><text:s/>1,4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87.176705305" table:style-name="ce5">
            <text:p><text:s/>1,487<text:s/></text:p>
          </table:table-cell>
          <table:table-cell office:value-type="float" office:value="1.0736234361235135" table:style-name="ce6">
            <text:p>1.074</text:p>
          </table:table-cell>
          <table:table-cell office:value-type="float" office:value="1596.6677644724" table:style-name="ce5">
            <text:p><text:s/>1,597<text:s/></text:p>
          </table:table-cell>
          <table:table-cell office:value-type="float" office:value="1.1683041305025015" table:style-name="ce6">
            <text:p>1.168</text:p>
          </table:table-cell>
          <table:table-cell office:value-type="float" office:value="1865.3935442733002" table:style-name="ce5">
            <text:p><text:s/>1,8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65.3935442733002" table:style-name="ce5">
            <text:p><text:s/>1,865<text:s/></text:p>
          </table:table-cell>
          <table:table-cell office:value-type="float" office:value="1.09562992238482" table:style-name="ce6">
            <text:p>1.096</text:p>
          </table:table-cell>
          <table:table-cell office:value-type="float" office:value="2043.7809841293001" table:style-name="ce5">
            <text:p><text:s/>2,044<text:s/></text:p>
          </table:table-cell>
          <table:table-cell office:value-type="float" office:value="1.1316795958728394" table:style-name="ce6">
            <text:p>1.132</text:p>
          </table:table-cell>
          <table:table-cell office:value-type="float" office:value="2312.9052381720403" table:style-name="ce5">
            <text:p><text:s/>2,3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12.9052381720403" table:style-name="ce5">
            <text:p><text:s/>2,313<text:s/></text:p>
          </table:table-cell>
          <table:table-cell office:value-type="float" office:value="1.0174080743498946" table:style-name="ce6">
            <text:p>1.017</text:p>
          </table:table-cell>
          <table:table-cell office:value-type="float" office:value="2353.1684645224" table:style-name="ce5">
            <text:p><text:s/>2,353<text:s/></text:p>
          </table:table-cell>
          <table:table-cell office:value-type="float" office:value="1.0481413894994307" table:style-name="ce6">
            <text:p>1.048</text:p>
          </table:table-cell>
          <table:table-cell office:value-type="float" office:value="2466.4532641307501" table:style-name="ce5">
            <text:p><text:s/>2,4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66.4532641307501" table:style-name="ce5">
            <text:p><text:s/>2,466<text:s/></text:p>
          </table:table-cell>
          <table:table-cell office:value-type="float" office:value="1.120014895582067" table:style-name="ce6">
            <text:p>1.120</text:p>
          </table:table-cell>
          <table:table-cell office:value-type="float" office:value="2762.4643950834502" table:style-name="ce5">
            <text:p><text:s/>2,762<text:s/></text:p>
          </table:table-cell>
          <table:table-cell office:value-type="float" office:value="0.88228238893834254" table:style-name="ce6">
            <text:p>0.882</text:p>
          </table:table-cell>
          <table:table-cell office:value-type="float" office:value="2437.2736858513399" table:style-name="ce5">
            <text:p><text:s/>2,43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37.2736858513399" table:style-name="ce5">
            <text:p><text:s/>2,437<text:s/></text:p>
          </table:table-cell>
          <table:table-cell office:value-type="float" office:value="1.3310133566708884" table:style-name="ce6">
            <text:p>1.331</text:p>
          </table:table-cell>
          <table:table-cell office:value-type="float" office:value="3244.0438297306205" table:style-name="ce5">
            <text:p><text:s/>3,244<text:s/></text:p>
          </table:table-cell>
          <table:table-cell office:value-type="float" office:value="0.61417611821318585" table:style-name="ce6">
            <text:p>0.614</text:p>
          </table:table-cell>
          <table:table-cell office:value-type="float" office:value="1992.4142466573896" table:style-name="ce5">
            <text:p><text:s/>1,9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92.4142466573896" table:style-name="ce5">
            <text:p><text:s/>1,992<text:s/></text:p>
          </table:table-cell>
          <table:table-cell office:value-type="float" office:value="1.0851151800760543" table:style-name="ce6">
            <text:p>1.085</text:p>
          </table:table-cell>
          <table:table-cell office:value-type="float" office:value="2161.9989440477293" table:style-name="ce5">
            <text:p><text:s/>2,162<text:s/></text:p>
          </table:table-cell>
          <table:table-cell office:value-type="float" office:value="1.1776654507295776" table:style-name="ce6">
            <text:p>1.178</text:p>
          </table:table-cell>
          <table:table-cell office:value-type="float" office:value="2546.1114609188403" table:style-name="ce5">
            <text:p><text:s/>2,54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46.1114609188403" table:style-name="ce5">
            <text:p><text:s/>2,546<text:s/></text:p>
          </table:table-cell>
          <table:table-cell office:value-type="float" office:value="1.0530084823963257" table:style-name="ce6">
            <text:p>1.053</text:p>
          </table:table-cell>
          <table:table-cell office:value-type="float" office:value="2681.0769654740402" table:style-name="ce5">
            <text:p><text:s/>2,681<text:s/></text:p>
          </table:table-cell>
          <table:table-cell office:value-type="float" office:value="1.1298534258870463" table:style-name="ce6">
            <text:p>1.130</text:p>
          </table:table-cell>
          <table:table-cell office:value-type="float" office:value="3029.2239945076903" table:style-name="ce5">
            <text:p><text:s/>3,0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29.2239945076903" table:style-name="ce5">
            <text:p><text:s/>3,029<text:s/></text:p>
          </table:table-cell>
          <table:table-cell office:value-type="float" office:value="1.0338062367697582" table:style-name="ce6">
            <text:p>1.034</text:p>
          </table:table-cell>
          <table:table-cell office:value-type="float" office:value="3131.6306580946502" table:style-name="ce5">
            <text:p><text:s/>3,132<text:s/></text:p>
          </table:table-cell>
          <table:table-cell office:value-type="float" office:value="1.4909839716409266" table:style-name="ce6">
            <text:p>1.491</text:p>
          </table:table-cell>
          <table:table-cell office:value-type="float" office:value="4669.21111631845" table:style-name="ce5">
            <text:p><text:s/>4,6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69.21111631845" table:style-name="ce5">
            <text:p><text:s/>4,669<text:s/></text:p>
          </table:table-cell>
          <table:table-cell office:value-type="float" office:value="1.0065686216448813" table:style-name="ce6">
            <text:p>1.007</text:p>
          </table:table-cell>
          <table:table-cell office:value-type="float" office:value="4699.8813975216199" table:style-name="ce5">
            <text:p><text:s/>4,700<text:s/></text:p>
          </table:table-cell>
          <table:table-cell office:value-type="float" office:value="1.0657279457624929" table:style-name="ce6">
            <text:p>1.066</text:p>
          </table:table-cell>
          <table:table-cell office:value-type="float" office:value="5008.7949471080701" table:style-name="ce5">
            <text:p><text:s/>5,0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008.7949471080701" table:style-name="ce5">
            <text:p><text:s/>5,009<text:s/></text:p>
          </table:table-cell>
          <table:table-cell office:value-type="float" office:value="0.95059067099607886" table:style-name="ce6">
            <text:p>0.951</text:p>
          </table:table-cell>
          <table:table-cell office:value-type="float" office:value="4761.3137496532299" table:style-name="ce5">
            <text:p><text:s/>4,761<text:s/></text:p>
          </table:table-cell>
          <table:table-cell office:value-type="float" office:value="1.0581401474101766" table:style-name="ce6">
            <text:p>1.058</text:p>
          </table:table-cell>
          <table:table-cell office:value-type="float" office:value="5038.1372329241694" table:style-name="ce5">
            <text:p><text:s/>5,03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53.9955406552999" table:style-name="ce5">
            <text:p><text:s/>3,65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653.9955406552999" table:style-name="ce5">
            <text:p><text:s/>3,654<text:s/></text:p>
          </table:table-cell>
          <table:table-cell office:value-type="float" office:value="0.86769809761223671" table:style-name="ce6">
            <text:p>0.868</text:p>
          </table:table-cell>
          <table:table-cell office:value-type="float" office:value="3170.5649793102002" table:style-name="ce5">
            <text:p><text:s/>3,171<text:s/></text:p>
          </table:table-cell>
          <table:table-cell office:value-type="float" office:value="1.1169103567077325" table:style-name="ce6">
            <text:p>1.117</text:p>
          </table:table-cell>
          <table:table-cell office:value-type="float" office:value="3541.2368620064003" table:style-name="ce5">
            <text:p><text:s/>3,54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41.2368620064003" table:style-name="ce5">
            <text:p><text:s/>3,541<text:s/></text:p>
          </table:table-cell>
          <table:table-cell office:value-type="float" office:value="1.0736924478881493" table:style-name="ce6">
            <text:p>1.074</text:p>
          </table:table-cell>
          <table:table-cell office:value-type="float" office:value="3802.1992749194001" table:style-name="ce5">
            <text:p><text:s/>3,802<text:s/></text:p>
          </table:table-cell>
          <table:table-cell office:value-type="float" office:value="1.1001022798756566" table:style-name="ce6">
            <text:p>1.100</text:p>
          </table:table-cell>
          <table:table-cell office:value-type="float" office:value="4182.8080908804004" table:style-name="ce5">
            <text:p><text:s/>4,18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82.8080908804004" table:style-name="ce5">
            <text:p><text:s/>4,183<text:s/></text:p>
          </table:table-cell>
          <table:table-cell office:value-type="float" office:value="1.0120465200244924" table:style-name="ce6">
            <text:p>1.012</text:p>
          </table:table-cell>
          <table:table-cell office:value-type="float" office:value="4233.1963723057997" table:style-name="ce5">
            <text:p><text:s/>4,233<text:s/></text:p>
          </table:table-cell>
          <table:table-cell office:value-type="float" office:value="1.0216958637009019" table:style-name="ce6">
            <text:p>1.022</text:p>
          </table:table-cell>
          <table:table-cell office:value-type="float" office:value="4325.0392238184995" table:style-name="ce5">
            <text:p><text:s/>4,32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325.0392238184995" table:style-name="ce5">
            <text:p><text:s/>4,325<text:s/></text:p>
          </table:table-cell>
          <table:table-cell office:value-type="float" office:value="1.1519840044527849" table:style-name="ce6">
            <text:p>1.152</text:p>
          </table:table-cell>
          <table:table-cell office:value-type="float" office:value="4982.3760044698001" table:style-name="ce5">
            <text:p><text:s/>4,982<text:s/></text:p>
          </table:table-cell>
          <table:table-cell office:value-type="float" office:value="1.0362490193010672" table:style-name="ce6">
            <text:p>1.036</text:p>
          </table:table-cell>
          <table:table-cell office:value-type="float" office:value="5162.9822484209999" table:style-name="ce5">
            <text:p><text:s/>5,1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162.9822484209999" table:style-name="ce5">
            <text:p><text:s/>5,163<text:s/></text:p>
          </table:table-cell>
          <table:table-cell office:value-type="float" office:value="1.0079408484607397" table:style-name="ce6">
            <text:p>1.008</text:p>
          </table:table-cell>
          <table:table-cell office:value-type="float" office:value="5203.9807080611999" table:style-name="ce5">
            <text:p><text:s/>5,204<text:s/></text:p>
          </table:table-cell>
          <table:table-cell office:value-type="float" office:value="1.0780526987293595" table:style-name="ce6">
            <text:p>1.078</text:p>
          </table:table-cell>
          <table:table-cell office:value-type="float" office:value="5610.1654464609001" table:style-name="ce5">
            <text:p><text:s/>5,6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10.1654464609001" table:style-name="ce5">
            <text:p><text:s/>5,610<text:s/></text:p>
          </table:table-cell>
          <table:table-cell office:value-type="float" office:value="1.0858809358920138" table:style-name="ce6">
            <text:p>1.086</text:p>
          </table:table-cell>
          <table:table-cell office:value-type="float" office:value="6091.971705512" table:style-name="ce5">
            <text:p><text:s/>6,092<text:s/></text:p>
          </table:table-cell>
          <table:table-cell office:value-type="float" office:value="1.1117352941171927" table:style-name="ce6">
            <text:p>1.112</text:p>
          </table:table-cell>
          <table:table-cell office:value-type="float" office:value="6772.6599557810005" table:style-name="ce5">
            <text:p><text:s/>6,7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72.6599557810005" table:style-name="ce5">
            <text:p><text:s/>6,773<text:s/></text:p>
          </table:table-cell>
          <table:table-cell office:value-type="float" office:value="1.0740205330320602" table:style-name="ce6">
            <text:p>1.074</text:p>
          </table:table-cell>
          <table:table-cell office:value-type="float" office:value="7273.9758557528003" table:style-name="ce5">
            <text:p><text:s/>7,274<text:s/></text:p>
          </table:table-cell>
          <table:table-cell office:value-type="float" office:value="1.0851955187218811" table:style-name="ce6">
            <text:p>1.085</text:p>
          </table:table-cell>
          <table:table-cell office:value-type="float" office:value="7893.6860019541" table:style-name="ce5">
            <text:p><text:s/>7,8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893.6860019541" table:style-name="ce5">
            <text:p><text:s/>7,894<text:s/></text:p>
          </table:table-cell>
          <table:table-cell office:value-type="float" office:value="1.0716980213784024" table:style-name="ce6">
            <text:p>1.072</text:p>
          </table:table-cell>
          <table:table-cell office:value-type="float" office:value="8459.6476696766003" table:style-name="ce5">
            <text:p><text:s/>8,460<text:s/></text:p>
          </table:table-cell>
          <table:table-cell office:value-type="float" office:value="1.1754680887563234" table:style-name="ce6">
            <text:p>1.175</text:p>
          </table:table-cell>
          <table:table-cell office:value-type="float" office:value="9944.0458778266384" table:style-name="ce5">
            <text:p><text:s/>9,9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944.0458778266384" table:style-name="ce5">
            <text:p><text:s/>9,944<text:s/></text:p>
          </table:table-cell>
          <table:table-cell office:value-type="float" office:value="1.1001597360077904" table:style-name="ce6">
            <text:p>1.100</text:p>
          </table:table-cell>
          <table:table-cell office:value-type="float" office:value="10940.03888779911" table:style-name="ce5">
            <text:p><text:s/>10,940<text:s/></text:p>
          </table:table-cell>
          <table:table-cell office:value-type="float" office:value="1.0778026015420183" table:style-name="ce6">
            <text:p>1.078</text:p>
          </table:table-cell>
          <table:table-cell office:value-type="float" office:value="11791.202374240731" table:style-name="ce5">
            <text:p><text:s/>11,79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791.202374240731" table:style-name="ce5">
            <text:p><text:s/>11,791<text:s/></text:p>
          </table:table-cell>
          <table:table-cell office:value-type="float" office:value="1.039654916860133" table:style-name="ce6">
            <text:p>1.040</text:p>
          </table:table-cell>
          <table:table-cell office:value-type="float" office:value="12258.78152407225" table:style-name="ce5">
            <text:p><text:s/>12,259<text:s/></text:p>
          </table:table-cell>
          <table:table-cell office:value-type="float" office:value="1.1028244654651154" table:style-name="ce6">
            <text:p>1.103</text:p>
          </table:table-cell>
          <table:table-cell office:value-type="float" office:value="13519.284181538611" table:style-name="ce5">
            <text:p><text:s/>13,51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519.284181538611" table:style-name="ce5">
            <text:p><text:s/>13,519<text:s/></text:p>
          </table:table-cell>
          <table:table-cell office:value-type="float" office:value="1.0044548719345483" table:style-name="ce6">
            <text:p>1.004</text:p>
          </table:table-cell>
          <table:table-cell office:value-type="float" office:value="13579.51086121413" table:style-name="ce5">
            <text:p><text:s/>13,580<text:s/></text:p>
          </table:table-cell>
          <table:table-cell office:value-type="float" office:value="1.0878661729306345" table:style-name="ce6">
            <text:p>1.088</text:p>
          </table:table-cell>
          <table:table-cell office:value-type="float" office:value="14772.690510859" table:style-name="ce5">
            <text:p><text:s/>14,7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772.690510859" table:style-name="ce5">
            <text:p><text:s/>14,773<text:s/></text:p>
          </table:table-cell>
          <table:table-cell office:value-type="float" office:value="1.025876951212416" table:style-name="ce6">
            <text:p>1.026</text:p>
          </table:table-cell>
          <table:table-cell office:value-type="float" office:value="15154.96270248462" table:style-name="ce5">
            <text:p><text:s/>15,155<text:s/></text:p>
          </table:table-cell>
          <table:table-cell office:value-type="float" office:value="1.1455010481368559" table:style-name="ce6">
            <text:p>1.146</text:p>
          </table:table-cell>
          <table:table-cell office:value-type="float" office:value="17360.02566017109" table:style-name="ce5">
            <text:p><text:s/>17,36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360.02566017109" table:style-name="ce5">
            <text:p><text:s/>17,360<text:s/></text:p>
          </table:table-cell>
          <table:table-cell office:value-type="float" office:value="0.96787756022881577" table:style-name="ce6">
            <text:p>0.968</text:p>
          </table:table-cell>
          <table:table-cell office:value-type="float" office:value="16802.379281476031" table:style-name="ce5">
            <text:p><text:s/>16,802<text:s/></text:p>
          </table:table-cell>
          <table:table-cell office:value-type="float" office:value="1.2427096673274847" table:style-name="ce6">
            <text:p>1.243</text:p>
          </table:table-cell>
          <table:table-cell office:value-type="float" office:value="20880.479167193298" table:style-name="ce5">
            <text:p><text:s/>20,88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880.479167193298" table:style-name="ce5">
            <text:p><text:s/>20,880<text:s/></text:p>
          </table:table-cell>
          <table:table-cell office:value-type="float" office:value="0.86002955856340524" table:style-name="ce6">
            <text:p>0.860</text:p>
          </table:table-cell>
          <table:table-cell office:value-type="float" office:value="17957.829280753631" table:style-name="ce5">
            <text:p><text:s/>17,958<text:s/></text:p>
          </table:table-cell>
          <table:table-cell office:value-type="float" office:value="1.079344023435032" table:style-name="ce6">
            <text:p>1.079</text:p>
          </table:table-cell>
          <table:table-cell office:value-type="float" office:value="19382.675708048049" table:style-name="ce5">
            <text:p><text:s/>19,38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382.675708048049" table:style-name="ce5">
            <text:p><text:s/>19,383<text:s/></text:p>
          </table:table-cell>
          <table:table-cell office:value-type="float" office:value="0.91188443266167563" table:style-name="ce6">
            <text:p>0.912</text:p>
          </table:table-cell>
          <table:table-cell office:value-type="float" office:value="17674.76024149864" table:style-name="ce5">
            <text:p><text:s/>17,675<text:s/></text:p>
          </table:table-cell>
          <table:table-cell office:value-type="float" office:value="0.7654306214294665" table:style-name="ce6">
            <text:p>0.765</text:p>
          </table:table-cell>
          <table:table-cell office:value-type="float" office:value="13528.802715267129" table:style-name="ce5">
            <text:p><text:s/>13,52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528.802715267129" table:style-name="ce5">
            <text:p><text:s/>13,529<text:s/></text:p>
          </table:table-cell>
          <table:table-cell office:value-type="float" office:value="1.0022028827911946" table:style-name="ce6">
            <text:p>1.002</text:p>
          </table:table-cell>
          <table:table-cell office:value-type="float" office:value="13558.60508195406" table:style-name="ce5">
            <text:p><text:s/>13,559<text:s/></text:p>
          </table:table-cell>
          <table:table-cell office:value-type="float" office:value="1.0837014568919514" table:style-name="ce6">
            <text:p>1.084</text:p>
          </table:table-cell>
          <table:table-cell office:value-type="float" office:value="14693.480080736232" table:style-name="ce5">
            <text:p><text:s/>14,69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53.3026766594" table:style-name="ce5">
            <text:p><text:s/>1,85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53.3026766594" table:style-name="ce5">
            <text:p><text:s/>1,853<text:s/></text:p>
          </table:table-cell>
          <table:table-cell office:value-type="float" office:value="0.88389490182453057" table:style-name="ce6">
            <text:p>0.884</text:p>
          </table:table-cell>
          <table:table-cell office:value-type="float" office:value="1638.1247874370001" table:style-name="ce5">
            <text:p><text:s/>1,638<text:s/></text:p>
          </table:table-cell>
          <table:table-cell office:value-type="float" office:value="1.2774689573584641" table:style-name="ce6">
            <text:p>1.277</text:p>
          </table:table-cell>
          <table:table-cell office:value-type="float" office:value="2092.6535642302001" table:style-name="ce5">
            <text:p><text:s/>2,09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92.6535642302001" table:style-name="ce5">
            <text:p><text:s/>2,093<text:s/></text:p>
          </table:table-cell>
          <table:table-cell office:value-type="float" office:value="1.0558785702928404" table:style-name="ce6">
            <text:p>1.056</text:p>
          </table:table-cell>
          <table:table-cell office:value-type="float" office:value="2209.5880535176002" table:style-name="ce5">
            <text:p><text:s/>2,210<text:s/></text:p>
          </table:table-cell>
          <table:table-cell office:value-type="float" office:value="1.0928164787100965" table:style-name="ce6">
            <text:p>1.093</text:p>
          </table:table-cell>
          <table:table-cell office:value-type="float" office:value="2414.6742360450003" table:style-name="ce5">
            <text:p><text:s/>2,41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14.6742360450003" table:style-name="ce5">
            <text:p><text:s/>2,415<text:s/></text:p>
          </table:table-cell>
          <table:table-cell office:value-type="float" office:value="1.0263218514453125" table:style-name="ce6">
            <text:p>1.026</text:p>
          </table:table-cell>
          <table:table-cell office:value-type="float" office:value="2478.2329325749997" table:style-name="ce5">
            <text:p><text:s/>2,478<text:s/></text:p>
          </table:table-cell>
          <table:table-cell office:value-type="float" office:value="1.0315068491228023" table:style-name="ce6">
            <text:p>1.032</text:p>
          </table:table-cell>
          <table:table-cell office:value-type="float" office:value="2556.3142436727999" table:style-name="ce5">
            <text:p><text:s/>2,55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556.3142436727999" table:style-name="ce5">
            <text:p><text:s/>2,556<text:s/></text:p>
          </table:table-cell>
          <table:table-cell office:value-type="float" office:value="1.1656596682018894" table:style-name="ce6">
            <text:p>1.166</text:p>
          </table:table-cell>
          <table:table-cell office:value-type="float" office:value="2979.7924130994002" table:style-name="ce5">
            <text:p><text:s/>2,980<text:s/></text:p>
          </table:table-cell>
          <table:table-cell office:value-type="float" office:value="1.0390752508522869" table:style-name="ce6">
            <text:p>1.039</text:p>
          </table:table-cell>
          <table:table-cell office:value-type="float" office:value="3096.2285491290004" table:style-name="ce5">
            <text:p><text:s/>3,0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96.2285491290004" table:style-name="ce5">
            <text:p><text:s/>3,096<text:s/></text:p>
          </table:table-cell>
          <table:table-cell office:value-type="float" office:value="0.99417444621606699" table:style-name="ce6">
            <text:p>0.994</text:p>
          </table:table-cell>
          <table:table-cell office:value-type="float" office:value="3078.1913031887002" table:style-name="ce5">
            <text:p><text:s/>3,078<text:s/></text:p>
          </table:table-cell>
          <table:table-cell office:value-type="float" office:value="1.061995572201349" table:style-name="ce6">
            <text:p>1.062</text:p>
          </table:table-cell>
          <table:table-cell office:value-type="float" office:value="3269.0255343751001" table:style-name="ce5">
            <text:p><text:s/>3,2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69.0255343751001" table:style-name="ce5">
            <text:p><text:s/>3,269<text:s/></text:p>
          </table:table-cell>
          <table:table-cell office:value-type="float" office:value="1.1007054431887853" table:style-name="ce6">
            <text:p>1.101</text:p>
          </table:table-cell>
          <table:table-cell office:value-type="float" office:value="3598.2341996097998" table:style-name="ce5">
            <text:p><text:s/>3,598<text:s/></text:p>
          </table:table-cell>
          <table:table-cell office:value-type="float" office:value="1.157316118881307" table:style-name="ce6">
            <text:p>1.157</text:p>
          </table:table-cell>
          <table:table-cell office:value-type="float" office:value="4164.2944387183998" table:style-name="ce5">
            <text:p><text:s/>4,16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64.2944387183998" table:style-name="ce5">
            <text:p><text:s/>4,164<text:s/></text:p>
          </table:table-cell>
          <table:table-cell office:value-type="float" office:value="1.0542964972764959" table:style-name="ce6">
            <text:p>1.054</text:p>
          </table:table-cell>
          <table:table-cell office:value-type="float" office:value="4390.4010403687998" table:style-name="ce5">
            <text:p><text:s/>4,390<text:s/></text:p>
          </table:table-cell>
          <table:table-cell office:value-type="float" office:value="1.0088282761844789" table:style-name="ce6">
            <text:p>1.009</text:p>
          </table:table-cell>
          <table:table-cell office:value-type="float" office:value="4429.1607133137995" table:style-name="ce5">
            <text:p><text:s/>4,4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429.1607133137995" table:style-name="ce5">
            <text:p><text:s/>4,429<text:s/></text:p>
          </table:table-cell>
          <table:table-cell office:value-type="float" office:value="1.0645038211396822" table:style-name="ce6">
            <text:p>1.065</text:p>
          </table:table-cell>
          <table:table-cell office:value-type="float" office:value="4714.8585037643006" table:style-name="ce5">
            <text:p><text:s/>4,715<text:s/></text:p>
          </table:table-cell>
          <table:table-cell office:value-type="float" office:value="1.1064364578331505" table:style-name="ce6">
            <text:p>1.106</text:p>
          </table:table-cell>
          <table:table-cell office:value-type="float" office:value="5216.6913420894807" table:style-name="ce5">
            <text:p><text:s/>5,2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216.6913420894807" table:style-name="ce5">
            <text:p><text:s/>5,217<text:s/></text:p>
          </table:table-cell>
          <table:table-cell office:value-type="float" office:value="1.0862756433096248" table:style-name="ce6">
            <text:p>1.086</text:p>
          </table:table-cell>
          <table:table-cell office:value-type="float" office:value="5666.764743576" table:style-name="ce5">
            <text:p><text:s/>5,667<text:s/></text:p>
          </table:table-cell>
          <table:table-cell office:value-type="float" office:value="1.0820392599872617" table:style-name="ce6">
            <text:p>1.082</text:p>
          </table:table-cell>
          <table:table-cell office:value-type="float" office:value="6131.6619296608797" table:style-name="ce5">
            <text:p><text:s/>6,1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131.6619296608797" table:style-name="ce5">
            <text:p><text:s/>6,132<text:s/></text:p>
          </table:table-cell>
          <table:table-cell office:value-type="float" office:value="1.0428485358439097" table:style-name="ce6">
            <text:p>1.043</text:p>
          </table:table-cell>
          <table:table-cell office:value-type="float" office:value="6394.3946656366898" table:style-name="ce5">
            <text:p><text:s/>6,394<text:s/></text:p>
          </table:table-cell>
          <table:table-cell office:value-type="float" office:value="1.0795866365365341" table:style-name="ce6">
            <text:p>1.080</text:p>
          </table:table-cell>
          <table:table-cell office:value-type="float" office:value="6903.3030297618707" table:style-name="ce5">
            <text:p><text:s/>6,90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903.3030297618707" table:style-name="ce5">
            <text:p><text:s/>6,903<text:s/></text:p>
          </table:table-cell>
          <table:table-cell office:value-type="float" office:value="1.0000395818595333" table:style-name="ce6">
            <text:p>1.000</text:p>
          </table:table-cell>
          <table:table-cell office:value-type="float" office:value="6903.5762753327099" table:style-name="ce5">
            <text:p><text:s/>6,904<text:s/></text:p>
          </table:table-cell>
          <table:table-cell office:value-type="float" office:value="1.1386715424114209" table:style-name="ce6">
            <text:p>1.139</text:p>
          </table:table-cell>
          <table:table-cell office:value-type="float" office:value="7860.9058455879895" table:style-name="ce5">
            <text:p><text:s/>7,8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860.9058455879895" table:style-name="ce5">
            <text:p><text:s/>7,861<text:s/></text:p>
          </table:table-cell>
          <table:table-cell office:value-type="float" office:value="1.0180497551739531" table:style-name="ce6">
            <text:p>1.018</text:p>
          </table:table-cell>
          <table:table-cell office:value-type="float" office:value="8002.7932715463494" table:style-name="ce5">
            <text:p><text:s/>8,003<text:s/></text:p>
          </table:table-cell>
          <table:table-cell office:value-type="float" office:value="1.1844044510920957" table:style-name="ce6">
            <text:p>1.184</text:p>
          </table:table-cell>
          <table:table-cell office:value-type="float" office:value="9478.5439719893711" table:style-name="ce5">
            <text:p><text:s/>9,4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478.5439719893711" table:style-name="ce5">
            <text:p><text:s/>9,479<text:s/></text:p>
          </table:table-cell>
          <table:table-cell office:value-type="float" office:value="0.95777373577958969" table:style-name="ce6">
            <text:p>0.958</text:p>
          </table:table-cell>
          <table:table-cell office:value-type="float" office:value="9078.3004698033692" table:style-name="ce5">
            <text:p><text:s/>9,078<text:s/></text:p>
          </table:table-cell>
          <table:table-cell office:value-type="float" office:value="1.2748103884058672" table:style-name="ce6">
            <text:p>1.275</text:p>
          </table:table-cell>
          <table:table-cell office:value-type="float" office:value="11573.111747975201" table:style-name="ce5">
            <text:p><text:s/>11,5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573.111747975201" table:style-name="ce5">
            <text:p><text:s/>11,573<text:s/></text:p>
          </table:table-cell>
          <table:table-cell office:value-type="float" office:value="0.85152459413505333" table:style-name="ce6">
            <text:p>0.852</text:p>
          </table:table-cell>
          <table:table-cell office:value-type="float" office:value="9854.7892840741988" table:style-name="ce5">
            <text:p><text:s/>9,855<text:s/></text:p>
          </table:table-cell>
          <table:table-cell office:value-type="float" office:value="1.1014475499391685" table:style-name="ce6">
            <text:p>1.101</text:p>
          </table:table-cell>
          <table:table-cell office:value-type="float" office:value="10854.5335121103" table:style-name="ce5">
            <text:p><text:s/>10,8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854.5335121103" table:style-name="ce5">
            <text:p><text:s/>10,855<text:s/></text:p>
          </table:table-cell>
          <table:table-cell office:value-type="float" office:value="0.93246446085891632" table:style-name="ce6">
            <text:p>0.932</text:p>
          </table:table-cell>
          <table:table-cell office:value-type="float" office:value="10121.46673924497" table:style-name="ce5">
            <text:p><text:s/>10,121<text:s/></text:p>
          </table:table-cell>
          <table:table-cell office:value-type="float" office:value="0.76115138503092505" table:style-name="ce6">
            <text:p>0.761</text:p>
          </table:table-cell>
          <table:table-cell office:value-type="float" office:value="7703.9684271207507" table:style-name="ce5">
            <text:p><text:s/>7,7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703.9684271207507" table:style-name="ce5">
            <text:p><text:s/>7,704<text:s/></text:p>
          </table:table-cell>
          <table:table-cell office:value-type="float" office:value="1.0172884004128853" table:style-name="ce6">
            <text:p>1.017</text:p>
          </table:table-cell>
          <table:table-cell office:value-type="float" office:value="7837.1577180570403" table:style-name="ce5">
            <text:p><text:s/>7,837<text:s/></text:p>
          </table:table-cell>
          <table:table-cell office:value-type="float" office:value="1.0292063138577816" table:style-name="ce6">
            <text:p>1.029</text:p>
          </table:table-cell>
          <table:table-cell office:value-type="float" office:value="8066.0522061235506" table:style-name="ce5">
            <text:p><text:s/>8,0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00.6928639959001" table:style-name="ce5">
            <text:p><text:s/>1,8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00.6928639959001" table:style-name="ce5">
            <text:p><text:s/>1,801<text:s/></text:p>
          </table:table-cell>
          <table:table-cell office:value-type="float" office:value="0.8510280806425683" table:style-name="ce6">
            <text:p>0.851</text:p>
          </table:table-cell>
          <table:table-cell office:value-type="float" office:value="1532.4401918732001" table:style-name="ce5">
            <text:p><text:s/>1,532<text:s/></text:p>
          </table:table-cell>
          <table:table-cell office:value-type="float" office:value="0.94527884706906806" table:style-name="ce6">
            <text:p>0.945</text:p>
          </table:table-cell>
          <table:table-cell office:value-type="float" office:value="1448.5832977762" table:style-name="ce5">
            <text:p><text:s/>1,44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48.5832977762" table:style-name="ce5">
            <text:p><text:s/>1,449<text:s/></text:p>
          </table:table-cell>
          <table:table-cell office:value-type="float" office:value="1.0994267460122626" table:style-name="ce6">
            <text:p>1.099</text:p>
          </table:table-cell>
          <table:table-cell office:value-type="float" office:value="1592.6112214018001" table:style-name="ce5">
            <text:p><text:s/>1,593<text:s/></text:p>
          </table:table-cell>
          <table:table-cell office:value-type="float" office:value="1.1102105969585638" table:style-name="ce6">
            <text:p>1.110</text:p>
          </table:table-cell>
          <table:table-cell office:value-type="float" office:value="1768.1338548354001" table:style-name="ce5">
            <text:p><text:s/>1,7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68.1338548354001" table:style-name="ce5">
            <text:p><text:s/>1,768<text:s/></text:p>
          </table:table-cell>
          <table:table-cell office:value-type="float" office:value="0.99255123413389645" table:style-name="ce6">
            <text:p>0.993</text:p>
          </table:table-cell>
          <table:table-cell office:value-type="float" office:value="1754.9634397308002" table:style-name="ce5">
            <text:p><text:s/>1,755<text:s/></text:p>
          </table:table-cell>
          <table:table-cell office:value-type="float" office:value="1.007841496924295" table:style-name="ce6">
            <text:p>1.008</text:p>
          </table:table-cell>
          <table:table-cell office:value-type="float" office:value="1768.7249801456994" table:style-name="ce5">
            <text:p><text:s/>1,7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68.7249801456994" table:style-name="ce5">
            <text:p><text:s/>1,769<text:s/></text:p>
          </table:table-cell>
          <table:table-cell office:value-type="float" office:value="1.1322187529716667" table:style-name="ce6">
            <text:p>1.132</text:p>
          </table:table-cell>
          <table:table-cell office:value-type="float" office:value="2002.5835913704" table:style-name="ce5">
            <text:p><text:s/>2,003<text:s/></text:p>
          </table:table-cell>
          <table:table-cell office:value-type="float" office:value="1.0320436600989458" table:style-name="ce6">
            <text:p>1.032</text:p>
          </table:table-cell>
          <table:table-cell office:value-type="float" office:value="2066.7536992919995" table:style-name="ce5">
            <text:p><text:s/>2,0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66.7536992919995" table:style-name="ce5">
            <text:p><text:s/>2,067<text:s/></text:p>
          </table:table-cell>
          <table:table-cell office:value-type="float" office:value="1.0285644610679658" table:style-name="ce6">
            <text:p>1.029</text:p>
          </table:table-cell>
          <table:table-cell office:value-type="float" office:value="2125.7894048724997" table:style-name="ce5">
            <text:p><text:s/>2,126<text:s/></text:p>
          </table:table-cell>
          <table:table-cell office:value-type="float" office:value="1.1013037823594838" table:style-name="ce6">
            <text:p>1.101</text:p>
          </table:table-cell>
          <table:table-cell office:value-type="float" office:value="2341.1399120858" table:style-name="ce5">
            <text:p><text:s/>2,3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41.1399120858" table:style-name="ce5">
            <text:p><text:s/>2,341<text:s/></text:p>
          </table:table-cell>
          <table:table-cell office:value-type="float" office:value="1.0651808945841454" table:style-name="ce6">
            <text:p>1.065</text:p>
          </table:table-cell>
          <table:table-cell office:value-type="float" office:value="2493.7375059022002" table:style-name="ce5">
            <text:p><text:s/>2,494<text:s/></text:p>
          </table:table-cell>
          <table:table-cell office:value-type="float" office:value="1.0459663500625456" table:style-name="ce6">
            <text:p>1.046</text:p>
          </table:table-cell>
          <table:table-cell office:value-type="float" office:value="2608.3655170626002" table:style-name="ce5">
            <text:p><text:s/>2,6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08.3655170626002" table:style-name="ce5">
            <text:p><text:s/>2,608<text:s/></text:p>
          </table:table-cell>
          <table:table-cell office:value-type="float" office:value="1.105510250201178" table:style-name="ce6">
            <text:p>1.106</text:p>
          </table:table-cell>
          <table:table-cell office:value-type="float" office:value="2883.574815384" table:style-name="ce5">
            <text:p><text:s/>2,884<text:s/></text:p>
          </table:table-cell>
          <table:table-cell office:value-type="float" office:value="1.2014688400512112" table:style-name="ce6">
            <text:p>1.201</text:p>
          </table:table-cell>
          <table:table-cell office:value-type="float" office:value="3464.5252886403" table:style-name="ce5">
            <text:p><text:s/>3,4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64.5252886403" table:style-name="ce5">
            <text:p><text:s/>3,465<text:s/></text:p>
          </table:table-cell>
          <table:table-cell office:value-type="float" office:value="1.0808953186720693" table:style-name="ce6">
            <text:p>1.081</text:p>
          </table:table-cell>
          <table:table-cell office:value-type="float" office:value="3744.7891659123002" table:style-name="ce5">
            <text:p><text:s/>3,745<text:s/></text:p>
          </table:table-cell>
          <table:table-cell office:value-type="float" office:value="1.2623820264085515" table:style-name="ce6">
            <text:p>1.262</text:p>
          </table:table-cell>
          <table:table-cell office:value-type="float" office:value="4727.3545357371586" table:style-name="ce5">
            <text:p><text:s/>4,7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727.3545357371586" table:style-name="ce5">
            <text:p><text:s/>4,727<text:s/></text:p>
          </table:table-cell>
          <table:table-cell office:value-type="float" office:value="1.1154809956306404" table:style-name="ce6">
            <text:p>1.115</text:p>
          </table:table-cell>
          <table:table-cell office:value-type="float" office:value="5273.2741442231099" table:style-name="ce5">
            <text:p><text:s/>5,273<text:s/></text:p>
          </table:table-cell>
          <table:table-cell office:value-type="float" office:value="1.0732498045412442" table:style-name="ce6">
            <text:p>1.073</text:p>
          </table:table-cell>
          <table:table-cell office:value-type="float" office:value="5659.5404445798504" table:style-name="ce5">
            <text:p><text:s/>5,66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659.5404445798504" table:style-name="ce5">
            <text:p><text:s/>5,660<text:s/></text:p>
          </table:table-cell>
          <table:table-cell office:value-type="float" office:value="1.0361948847016178" table:style-name="ce6">
            <text:p>1.036</text:p>
          </table:table-cell>
          <table:table-cell office:value-type="float" office:value="5864.3868584355605" table:style-name="ce5">
            <text:p><text:s/>5,864<text:s/></text:p>
          </table:table-cell>
          <table:table-cell office:value-type="float" office:value="1.1281624680438771" table:style-name="ce6">
            <text:p>1.128</text:p>
          </table:table-cell>
          <table:table-cell office:value-type="float" office:value="6615.9811517767403" table:style-name="ce5">
            <text:p><text:s/>6,6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615.9811517767403" table:style-name="ce5">
            <text:p><text:s/>6,616<text:s/></text:p>
          </table:table-cell>
          <table:table-cell office:value-type="float" office:value="1.0090619112614279" table:style-name="ce6">
            <text:p>1.009</text:p>
          </table:table-cell>
          <table:table-cell office:value-type="float" office:value="6675.9345858814204" table:style-name="ce5">
            <text:p><text:s/>6,676<text:s/></text:p>
          </table:table-cell>
          <table:table-cell office:value-type="float" office:value="1.0353283987965334" table:style-name="ce6">
            <text:p>1.035</text:p>
          </table:table-cell>
          <table:table-cell office:value-type="float" office:value="6911.7846652710095" table:style-name="ce5">
            <text:p><text:s/>6,9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911.7846652710095" table:style-name="ce5">
            <text:p><text:s/>6,912<text:s/></text:p>
          </table:table-cell>
          <table:table-cell office:value-type="float" office:value="1.0347789720468432" table:style-name="ce6">
            <text:p>1.035</text:p>
          </table:table-cell>
          <table:table-cell office:value-type="float" office:value="7152.1694309382692" table:style-name="ce5">
            <text:p><text:s/>7,152<text:s/></text:p>
          </table:table-cell>
          <table:table-cell office:value-type="float" office:value="1.1019707746419778" table:style-name="ce6">
            <text:p>1.102</text:p>
          </table:table-cell>
          <table:table-cell office:value-type="float" office:value="7881.4816881817187" table:style-name="ce5">
            <text:p><text:s/>7,88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881.4816881817187" table:style-name="ce5">
            <text:p><text:s/>7,881<text:s/></text:p>
          </table:table-cell>
          <table:table-cell office:value-type="float" office:value="0.98002877089150842" table:style-name="ce6">
            <text:p>0.980</text:p>
          </table:table-cell>
          <table:table-cell office:value-type="float" office:value="7724.0788116726608" table:style-name="ce5">
            <text:p><text:s/>7,724<text:s/></text:p>
          </table:table-cell>
          <table:table-cell office:value-type="float" office:value="1.2049808975476486" table:style-name="ce6">
            <text:p>1.205</text:p>
          </table:table-cell>
          <table:table-cell office:value-type="float" office:value="9307.367419218097" table:style-name="ce5">
            <text:p><text:s/>9,3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307.367419218097" table:style-name="ce5">
            <text:p><text:s/>9,307<text:s/></text:p>
          </table:table-cell>
          <table:table-cell office:value-type="float" office:value="0.87060493388797155" table:style-name="ce6">
            <text:p>0.871</text:p>
          </table:table-cell>
          <table:table-cell office:value-type="float" office:value="8103.0399966794321" table:style-name="ce5">
            <text:p><text:s/>8,103<text:s/></text:p>
          </table:table-cell>
          <table:table-cell office:value-type="float" office:value="1.0524620635505344" table:style-name="ce6">
            <text:p>1.052</text:p>
          </table:table-cell>
          <table:table-cell office:value-type="float" office:value="8528.1421959377494" table:style-name="ce5">
            <text:p><text:s/>8,5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528.1421959377494" table:style-name="ce5">
            <text:p><text:s/>8,528<text:s/></text:p>
          </table:table-cell>
          <table:table-cell office:value-type="float" office:value="0.88569038000463496" table:style-name="ce6">
            <text:p>0.886</text:p>
          </table:table-cell>
          <table:table-cell office:value-type="float" office:value="7553.2935022536676" table:style-name="ce5">
            <text:p><text:s/>7,553<text:s/></text:p>
          </table:table-cell>
          <table:table-cell office:value-type="float" office:value="0.77116482848289025" table:style-name="ce6">
            <text:p>0.771</text:p>
          </table:table-cell>
          <table:table-cell office:value-type="float" office:value="5824.8342881463795" table:style-name="ce5">
            <text:p><text:s/>5,8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24.8342881463795" table:style-name="ce5">
            <text:p><text:s/>5,825<text:s/></text:p>
          </table:table-cell>
          <table:table-cell office:value-type="float" office:value="0.98225066686278883" table:style-name="ce6">
            <text:p>0.982</text:p>
          </table:table-cell>
          <table:table-cell office:value-type="float" office:value="5721.4473638970194" table:style-name="ce5">
            <text:p><text:s/>5,721<text:s/></text:p>
          </table:table-cell>
          <table:table-cell office:value-type="float" office:value="1.1583481334517731" table:style-name="ce6">
            <text:p>1.158</text:p>
          </table:table-cell>
          <table:table-cell office:value-type="float" office:value="6627.4278746126802" table:style-name="ce5">
            <text:p><text:s/>6,62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86.8475504044" table:style-name="ce5">
            <text:p><text:s/>4,18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186.8475504044" table:style-name="ce5">
            <text:p><text:s/>4,187<text:s/></text:p>
          </table:table-cell>
          <table:table-cell office:value-type="float" office:value="1.0084619178090872" table:style-name="ce6">
            <text:p>1.008</text:p>
          </table:table-cell>
          <table:table-cell office:value-type="float" office:value="4222.2763102550998" table:style-name="ce5">
            <text:p><text:s/>4,222<text:s/></text:p>
          </table:table-cell>
          <table:table-cell office:value-type="float" office:value="1.2035164903853446" table:style-name="ce6">
            <text:p>1.204</text:p>
          </table:table-cell>
          <table:table-cell office:value-type="float" office:value="5081.5791663554" table:style-name="ce5">
            <text:p><text:s/>5,0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081.5791663554" table:style-name="ce5">
            <text:p><text:s/>5,082<text:s/></text:p>
          </table:table-cell>
          <table:table-cell office:value-type="float" office:value="1.0488103893078367" table:style-name="ce6">
            <text:p>1.049</text:p>
          </table:table-cell>
          <table:table-cell office:value-type="float" office:value="5329.6130237637999" table:style-name="ce5">
            <text:p><text:s/>5,330<text:s/></text:p>
          </table:table-cell>
          <table:table-cell office:value-type="float" office:value="1.021798350772446" table:style-name="ce6">
            <text:p>1.022</text:p>
          </table:table-cell>
          <table:table-cell office:value-type="float" office:value="5445.7897979371992" table:style-name="ce5">
            <text:p><text:s/>5,4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445.7897979371992" table:style-name="ce5">
            <text:p><text:s/>5,446<text:s/></text:p>
          </table:table-cell>
          <table:table-cell office:value-type="float" office:value="1.0879398264096058" table:style-name="ce6">
            <text:p>1.088</text:p>
          </table:table-cell>
          <table:table-cell office:value-type="float" office:value="5924.6916074310002" table:style-name="ce5">
            <text:p><text:s/>5,925<text:s/></text:p>
          </table:table-cell>
          <table:table-cell office:value-type="float" office:value="1.134139338718223" table:style-name="ce6">
            <text:p>1.134</text:p>
          </table:table-cell>
          <table:table-cell office:value-type="float" office:value="6719.4258217611996" table:style-name="ce5">
            <text:p><text:s/>6,7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719.4258217611996" table:style-name="ce5">
            <text:p><text:s/>6,719<text:s/></text:p>
          </table:table-cell>
          <table:table-cell office:value-type="float" office:value="1.1219410497198163" table:style-name="ce6">
            <text:p>1.122</text:p>
          </table:table-cell>
          <table:table-cell office:value-type="float" office:value="7538.7996599812004" table:style-name="ce5">
            <text:p><text:s/>7,539<text:s/></text:p>
          </table:table-cell>
          <table:table-cell office:value-type="float" office:value="1.0161019025340305" table:style-name="ce6">
            <text:p>1.016</text:p>
          </table:table-cell>
          <table:table-cell office:value-type="float" office:value="7660.1886773297992" table:style-name="ce5">
            <text:p><text:s/>7,6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660.1886773297992" table:style-name="ce5">
            <text:p><text:s/>7,660<text:s/></text:p>
          </table:table-cell>
          <table:table-cell office:value-type="float" office:value="1.0676509866503632" table:style-name="ce6">
            <text:p>1.068</text:p>
          </table:table-cell>
          <table:table-cell office:value-type="float" office:value="8178.4079992791003" table:style-name="ce5">
            <text:p><text:s/>8,178<text:s/></text:p>
          </table:table-cell>
          <table:table-cell office:value-type="float" office:value="1.1019869460139335" table:style-name="ce6">
            <text:p>1.102</text:p>
          </table:table-cell>
          <table:table-cell office:value-type="float" office:value="9012.4988543814998" table:style-name="ce5">
            <text:p><text:s/>9,0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012.4988543814998" table:style-name="ce5">
            <text:p><text:s/>9,012<text:s/></text:p>
          </table:table-cell>
          <table:table-cell office:value-type="float" office:value="1.0852674202876931" table:style-name="ce6">
            <text:p>1.085</text:p>
          </table:table-cell>
          <table:table-cell office:value-type="float" office:value="9780.9713820403995" table:style-name="ce5">
            <text:p><text:s/>9,781<text:s/></text:p>
          </table:table-cell>
          <table:table-cell office:value-type="float" office:value="1.1036253450629321" table:style-name="ce6">
            <text:p>1.104</text:p>
          </table:table-cell>
          <table:table-cell office:value-type="float" office:value="10794.527916555" table:style-name="ce5">
            <text:p><text:s/>10,7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794.527916555" table:style-name="ce5">
            <text:p><text:s/>10,795<text:s/></text:p>
          </table:table-cell>
          <table:table-cell office:value-type="float" office:value="1.0123920440513985" table:style-name="ce6">
            <text:p>1.012</text:p>
          </table:table-cell>
          <table:table-cell office:value-type="float" office:value="10928.294182010999" table:style-name="ce5">
            <text:p><text:s/>10,928<text:s/></text:p>
          </table:table-cell>
          <table:table-cell office:value-type="float" office:value="1.1222759832741895" table:style-name="ce6">
            <text:p>1.122</text:p>
          </table:table-cell>
          <table:table-cell office:value-type="float" office:value="12264.562098626" table:style-name="ce5">
            <text:p><text:s/>12,2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264.562098626" table:style-name="ce5">
            <text:p><text:s/>12,265<text:s/></text:p>
          </table:table-cell>
          <table:table-cell office:value-type="float" office:value="1.1290117702936384" table:style-name="ce6">
            <text:p>1.129</text:p>
          </table:table-cell>
          <table:table-cell office:value-type="float" office:value="13846.834966846001" table:style-name="ce5">
            <text:p><text:s/>13,847<text:s/></text:p>
          </table:table-cell>
          <table:table-cell office:value-type="float" office:value="1.1228037668522586" table:style-name="ce6">
            <text:p>1.123</text:p>
          </table:table-cell>
          <table:table-cell office:value-type="float" office:value="15547.27845975626" table:style-name="ce5">
            <text:p><text:s/>15,5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547.27845975626" table:style-name="ce5">
            <text:p><text:s/>15,547<text:s/></text:p>
          </table:table-cell>
          <table:table-cell office:value-type="float" office:value="1.0452340260630892" table:style-name="ce6">
            <text:p>1.045</text:p>
          </table:table-cell>
          <table:table-cell office:value-type="float" office:value="16250.54445881498" table:style-name="ce5">
            <text:p><text:s/>16,251<text:s/></text:p>
          </table:table-cell>
          <table:table-cell office:value-type="float" office:value="1.0730541826708815" table:style-name="ce6">
            <text:p>1.073</text:p>
          </table:table-cell>
          <table:table-cell office:value-type="float" office:value="17437.714702210531" table:style-name="ce5">
            <text:p><text:s/>17,43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437.714702210531" table:style-name="ce5">
            <text:p><text:s/>17,438<text:s/></text:p>
          </table:table-cell>
          <table:table-cell office:value-type="float" office:value="1.0491455664019904" table:style-name="ce6">
            <text:p>1.049</text:p>
          </table:table-cell>
          <table:table-cell office:value-type="float" office:value="18294.70106800698" table:style-name="ce5">
            <text:p><text:s/>18,295<text:s/></text:p>
          </table:table-cell>
          <table:table-cell office:value-type="float" office:value="1.0539025012383154" table:style-name="ce6">
            <text:p>1.054</text:p>
          </table:table-cell>
          <table:table-cell office:value-type="float" office:value="19280.83121497984" table:style-name="ce5">
            <text:p><text:s/>19,28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280.83121497984" table:style-name="ce5">
            <text:p><text:s/>19,281<text:s/></text:p>
          </table:table-cell>
          <table:table-cell office:value-type="float" office:value="1.0055834318448591" table:style-name="ce6">
            <text:p>1.006</text:p>
          </table:table-cell>
          <table:table-cell office:value-type="float" office:value="19388.484421980913" table:style-name="ce5">
            <text:p><text:s/>19,388<text:s/></text:p>
          </table:table-cell>
          <table:table-cell office:value-type="float" office:value="1.0698018826292868" table:style-name="ce6">
            <text:p>1.070</text:p>
          </table:table-cell>
          <table:table-cell office:value-type="float" office:value="20741.837135963779" table:style-name="ce5">
            <text:p><text:s/>20,7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741.837135963779" table:style-name="ce5">
            <text:p><text:s/>20,742<text:s/></text:p>
          </table:table-cell>
          <table:table-cell office:value-type="float" office:value="1.0688098501716334" table:style-name="ce6">
            <text:p>1.069</text:p>
          </table:table-cell>
          <table:table-cell office:value-type="float" office:value="22169.079841573872" table:style-name="ce5">
            <text:p><text:s/>22,169<text:s/></text:p>
          </table:table-cell>
          <table:table-cell office:value-type="float" office:value="1.1766845142834823" table:style-name="ce6">
            <text:p>1.177</text:p>
          </table:table-cell>
          <table:table-cell office:value-type="float" office:value="26086.012945494091" table:style-name="ce5">
            <text:p><text:s/>26,08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6086.012945494091" table:style-name="ce5">
            <text:p><text:s/>26,086<text:s/></text:p>
          </table:table-cell>
          <table:table-cell office:value-type="float" office:value="0.94096772863367739" table:style-name="ce6">
            <text:p>0.941</text:p>
          </table:table-cell>
          <table:table-cell office:value-type="float" office:value="24546.096350430278" table:style-name="ce5">
            <text:p><text:s/>24,546<text:s/></text:p>
          </table:table-cell>
          <table:table-cell office:value-type="float" office:value="1.0269144685398173" table:style-name="ce6">
            <text:p>1.027</text:p>
          </table:table-cell>
          <table:table-cell office:value-type="float" office:value="25206.741488429259" table:style-name="ce5">
            <text:p><text:s/>25,2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206.741488429259" table:style-name="ce5">
            <text:p><text:s/>25,207<text:s/></text:p>
          </table:table-cell>
          <table:table-cell office:value-type="float" office:value="0.91885470502615929" table:style-name="ce6">
            <text:p>0.919</text:p>
          </table:table-cell>
          <table:table-cell office:value-type="float" office:value="23161.333015021319" table:style-name="ce5">
            <text:p><text:s/>23,161<text:s/></text:p>
          </table:table-cell>
          <table:table-cell office:value-type="float" office:value="1.1423648392730734" table:style-name="ce6">
            <text:p>1.142</text:p>
          </table:table-cell>
          <table:table-cell office:value-type="float" office:value="26458.69246705496" table:style-name="ce5">
            <text:p><text:s/>26,4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458.69246705496" table:style-name="ce5">
            <text:p><text:s/>26,459<text:s/></text:p>
          </table:table-cell>
          <table:table-cell office:value-type="float" office:value="0.994153357863656" table:style-name="ce6">
            <text:p>0.994</text:p>
          </table:table-cell>
          <table:table-cell office:value-type="float" office:value="26303.997960804507" table:style-name="ce5">
            <text:p><text:s/>26,304<text:s/></text:p>
          </table:table-cell>
          <table:table-cell office:value-type="float" office:value="1.1358381648364444" table:style-name="ce6">
            <text:p>1.136</text:p>
          </table:table-cell>
          <table:table-cell office:value-type="float" office:value="29877.084771661768" table:style-name="ce5">
            <text:p><text:s/>29,8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877.084771661768" table:style-name="ce5">
            <text:p><text:s/>29,877<text:s/></text:p>
          </table:table-cell>
          <table:table-cell office:value-type="float" office:value="1.016000884302287" table:style-name="ce6">
            <text:p>1.016</text:p>
          </table:table-cell>
          <table:table-cell office:value-type="float" office:value="30355.144548382752" table:style-name="ce5">
            <text:p><text:s/>30,355<text:s/></text:p>
          </table:table-cell>
          <table:table-cell office:value-type="float" office:value="0.98619830416028365" table:style-name="ce6">
            <text:p>0.986</text:p>
          </table:table-cell>
          <table:table-cell office:value-type="float" office:value="29936.192076155348" table:style-name="ce5">
            <text:p><text:s/>29,9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92.3554387969" table:style-name="ce5">
            <text:p><text:s/>1,49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92.3554387969" table:style-name="ce5">
            <text:p><text:s/>1,492<text:s/></text:p>
          </table:table-cell>
          <table:table-cell office:value-type="float" office:value="1.0089996276222422" table:style-name="ce6">
            <text:p>1.009</text:p>
          </table:table-cell>
          <table:table-cell office:value-type="float" office:value="1505.7860820260998" table:style-name="ce5">
            <text:p><text:s/>1,506<text:s/></text:p>
          </table:table-cell>
          <table:table-cell office:value-type="float" office:value="1.1672624616291509" table:style-name="ce6">
            <text:p>1.167</text:p>
          </table:table-cell>
          <table:table-cell office:value-type="float" office:value="1757.6475687927" table:style-name="ce5">
            <text:p><text:s/>1,75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57.6475687927" table:style-name="ce5">
            <text:p><text:s/>1,758<text:s/></text:p>
          </table:table-cell>
          <table:table-cell office:value-type="float" office:value="1.0369756899568556" table:style-name="ce6">
            <text:p>1.037</text:p>
          </table:table-cell>
          <table:table-cell office:value-type="float" office:value="1822.6378003498" table:style-name="ce5">
            <text:p><text:s/>1,823<text:s/></text:p>
          </table:table-cell>
          <table:table-cell office:value-type="float" office:value="0.96231619154073389" table:style-name="ce6">
            <text:p>0.962</text:p>
          </table:table-cell>
          <table:table-cell office:value-type="float" office:value="1753.9538665908001" table:style-name="ce5">
            <text:p><text:s/>1,75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53.9538665908001" table:style-name="ce5">
            <text:p><text:s/>1,754<text:s/></text:p>
          </table:table-cell>
          <table:table-cell office:value-type="float" office:value="1.1016770079421969" table:style-name="ce6">
            <text:p>1.102</text:p>
          </table:table-cell>
          <table:table-cell office:value-type="float" office:value="1932.2906478144" table:style-name="ce5">
            <text:p><text:s/>1,932<text:s/></text:p>
          </table:table-cell>
          <table:table-cell office:value-type="float" office:value="1.0727942519760674" table:style-name="ce6">
            <text:p>1.073</text:p>
          </table:table-cell>
          <table:table-cell office:value-type="float" office:value="2072.9503001224002" table:style-name="ce5">
            <text:p><text:s/>2,07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072.9503001224002" table:style-name="ce5">
            <text:p><text:s/>2,073<text:s/></text:p>
          </table:table-cell>
          <table:table-cell office:value-type="float" office:value="1.1401208186987644" table:style-name="ce6">
            <text:p>1.140</text:p>
          </table:table-cell>
          <table:table-cell office:value-type="float" office:value="2363.4137932973999" table:style-name="ce5">
            <text:p><text:s/>2,363<text:s/></text:p>
          </table:table-cell>
          <table:table-cell office:value-type="float" office:value="0.99103205306577768" table:style-name="ce6">
            <text:p>0.991</text:p>
          </table:table-cell>
          <table:table-cell office:value-type="float" office:value="2342.2188238154999" table:style-name="ce5">
            <text:p><text:s/>2,3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42.2188238154999" table:style-name="ce5">
            <text:p><text:s/>2,342<text:s/></text:p>
          </table:table-cell>
          <table:table-cell office:value-type="float" office:value="1.0696440340822098" table:style-name="ce6">
            <text:p>1.070</text:p>
          </table:table-cell>
          <table:table-cell office:value-type="float" office:value="2505.3403914092996" table:style-name="ce5">
            <text:p><text:s/>2,505<text:s/></text:p>
          </table:table-cell>
          <table:table-cell office:value-type="float" office:value="1.1385368416626453" table:style-name="ce6">
            <text:p>1.139</text:p>
          </table:table-cell>
          <table:table-cell office:value-type="float" office:value="2852.422336525" table:style-name="ce5">
            <text:p><text:s/>2,8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52.422336525" table:style-name="ce5">
            <text:p><text:s/>2,852<text:s/></text:p>
          </table:table-cell>
          <table:table-cell office:value-type="float" office:value="1.0659875007242112" table:style-name="ce6">
            <text:p>1.066</text:p>
          </table:table-cell>
          <table:table-cell office:value-type="float" office:value="3040.6465575222001" table:style-name="ce5">
            <text:p><text:s/>3,041<text:s/></text:p>
          </table:table-cell>
          <table:table-cell office:value-type="float" office:value="0.95904572221268736" table:style-name="ce6">
            <text:p>0.959</text:p>
          </table:table-cell>
          <table:table-cell office:value-type="float" office:value="2916.1190737523998" table:style-name="ce5">
            <text:p><text:s/>2,9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16.1190737523998" table:style-name="ce5">
            <text:p><text:s/>2,916<text:s/></text:p>
          </table:table-cell>
          <table:table-cell office:value-type="float" office:value="1.0494839189293861" table:style-name="ce6">
            <text:p>1.049</text:p>
          </table:table-cell>
          <table:table-cell office:value-type="float" office:value="3060.4200735864001" table:style-name="ce5">
            <text:p><text:s/>3,060<text:s/></text:p>
          </table:table-cell>
          <table:table-cell office:value-type="float" office:value="1.1863102185927101" table:style-name="ce6">
            <text:p>1.186</text:p>
          </table:table-cell>
          <table:table-cell office:value-type="float" office:value="3630.6076064818003" table:style-name="ce5">
            <text:p><text:s/>3,6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30.6076064818003" table:style-name="ce5">
            <text:p><text:s/>3,631<text:s/></text:p>
          </table:table-cell>
          <table:table-cell office:value-type="float" office:value="1.1184118806444898" table:style-name="ce6">
            <text:p>1.118</text:p>
          </table:table-cell>
          <table:table-cell office:value-type="float" office:value="4060.5146810475003" table:style-name="ce5">
            <text:p><text:s/>4,061<text:s/></text:p>
          </table:table-cell>
          <table:table-cell office:value-type="float" office:value="1.0551839080458847" table:style-name="ce6">
            <text:p>1.055</text:p>
          </table:table-cell>
          <table:table-cell office:value-type="float" office:value="4284.5897498253898" table:style-name="ce5">
            <text:p><text:s/>4,2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84.5897498253898" table:style-name="ce5">
            <text:p><text:s/>4,285<text:s/></text:p>
          </table:table-cell>
          <table:table-cell office:value-type="float" office:value="1.0717289287919911" table:style-name="ce6">
            <text:p>1.072</text:p>
          </table:table-cell>
          <table:table-cell office:value-type="float" office:value="4591.9187828935101" table:style-name="ce5">
            <text:p><text:s/>4,592<text:s/></text:p>
          </table:table-cell>
          <table:table-cell office:value-type="float" office:value="1.0955959781898783" table:style-name="ce6">
            <text:p>1.096</text:p>
          </table:table-cell>
          <table:table-cell office:value-type="float" office:value="5030.8877507126899" table:style-name="ce5">
            <text:p><text:s/>5,03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030.8877507126899" table:style-name="ce5">
            <text:p><text:s/>5,031<text:s/></text:p>
          </table:table-cell>
          <table:table-cell office:value-type="float" office:value="1.0670687132482575" table:style-name="ce6">
            <text:p>1.067</text:p>
          </table:table-cell>
          <table:table-cell office:value-type="float" office:value="5368.3029186494105" table:style-name="ce5">
            <text:p><text:s/>5,368<text:s/></text:p>
          </table:table-cell>
          <table:table-cell office:value-type="float" office:value="1.0564716764995425" table:style-name="ce6">
            <text:p>1.056</text:p>
          </table:table-cell>
          <table:table-cell office:value-type="float" office:value="5671.4599844229297" table:style-name="ce5">
            <text:p><text:s/>5,67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671.4599844229297" table:style-name="ce5">
            <text:p><text:s/>5,671<text:s/></text:p>
          </table:table-cell>
          <table:table-cell office:value-type="float" office:value="1.0105847369239365" table:style-name="ce6">
            <text:p>1.011</text:p>
          </table:table-cell>
          <table:table-cell office:value-type="float" office:value="5731.4908963326798" table:style-name="ce5">
            <text:p><text:s/>5,731<text:s/></text:p>
          </table:table-cell>
          <table:table-cell office:value-type="float" office:value="1.0242750808083068" table:style-name="ce6">
            <text:p>1.024</text:p>
          </table:table-cell>
          <table:table-cell office:value-type="float" office:value="5870.6233009932303" table:style-name="ce5">
            <text:p><text:s/>5,8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870.6233009932303" table:style-name="ce5">
            <text:p><text:s/>5,871<text:s/></text:p>
          </table:table-cell>
          <table:table-cell office:value-type="float" office:value="1.0814562814071029" table:style-name="ce6">
            <text:p>1.081</text:p>
          </table:table-cell>
          <table:table-cell office:value-type="float" office:value="6348.82244463403" table:style-name="ce5">
            <text:p><text:s/>6,349<text:s/></text:p>
          </table:table-cell>
          <table:table-cell office:value-type="float" office:value="1.2628493159572278" table:style-name="ce6">
            <text:p>1.263</text:p>
          </table:table-cell>
          <table:table-cell office:value-type="float" office:value="8017.6060813399799" table:style-name="ce5">
            <text:p><text:s/>8,0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017.6060813399799" table:style-name="ce5">
            <text:p><text:s/>8,018<text:s/></text:p>
          </table:table-cell>
          <table:table-cell office:value-type="float" office:value="0.94455433928635535" table:style-name="ce6">
            <text:p>0.945</text:p>
          </table:table-cell>
          <table:table-cell office:value-type="float" office:value="7573.0646148183496" table:style-name="ce5">
            <text:p><text:s/>7,573<text:s/></text:p>
          </table:table-cell>
          <table:table-cell office:value-type="float" office:value="1.067621390267016" table:style-name="ce6">
            <text:p>1.068</text:p>
          </table:table-cell>
          <table:table-cell office:value-type="float" office:value="8085.1657726543099" table:style-name="ce5">
            <text:p><text:s/>8,0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085.1657726543099" table:style-name="ce5">
            <text:p><text:s/>8,085<text:s/></text:p>
          </table:table-cell>
          <table:table-cell office:value-type="float" office:value="0.93014349432376819" table:style-name="ce6">
            <text:p>0.930</text:p>
          </table:table-cell>
          <table:table-cell office:value-type="float" office:value="7520.3643439636098" table:style-name="ce5">
            <text:p><text:s/>7,520<text:s/></text:p>
          </table:table-cell>
          <table:table-cell office:value-type="float" office:value="1.1448617410491331" table:style-name="ce6">
            <text:p>1.145</text:p>
          </table:table-cell>
          <table:table-cell office:value-type="float" office:value="8609.7774161540001" table:style-name="ce5">
            <text:p><text:s/>8,6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609.7774161540001" table:style-name="ce5">
            <text:p><text:s/>8,610<text:s/></text:p>
          </table:table-cell>
          <table:table-cell office:value-type="float" office:value="0.99589272057002187" table:style-name="ce6">
            <text:p>0.996</text:p>
          </table:table-cell>
          <table:table-cell office:value-type="float" office:value="8574.4146544759406" table:style-name="ce5">
            <text:p><text:s/>8,574<text:s/></text:p>
          </table:table-cell>
          <table:table-cell office:value-type="float" office:value="1.0726526546864854" table:style-name="ce6">
            <text:p>1.073</text:p>
          </table:table-cell>
          <table:table-cell office:value-type="float" office:value="9197.3686415063203" table:style-name="ce5">
            <text:p><text:s/>9,1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197.3686415063203" table:style-name="ce5">
            <text:p><text:s/>9,197<text:s/></text:p>
          </table:table-cell>
          <table:table-cell office:value-type="float" office:value="1.0197617298415997" table:style-name="ce6">
            <text:p>1.020</text:p>
          </table:table-cell>
          <table:table-cell office:value-type="float" office:value="9379.1245558533701" table:style-name="ce5">
            <text:p><text:s/>9,379<text:s/></text:p>
          </table:table-cell>
          <table:table-cell office:value-type="float" office:value="1.0656560230846643" table:style-name="ce6">
            <text:p>1.066</text:p>
          </table:table-cell>
          <table:table-cell office:value-type="float" office:value="9994.9205742064205" table:style-name="ce5">
            <text:p><text:s/>9,9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94.4921116075002" table:style-name="ce5">
            <text:p><text:s/>2,69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94.4921116075002" table:style-name="ce5">
            <text:p><text:s/>2,694<text:s/></text:p>
          </table:table-cell>
          <table:table-cell office:value-type="float" office:value="1.0081641050373593" table:style-name="ce6">
            <text:p>1.008</text:p>
          </table:table-cell>
          <table:table-cell office:value-type="float" office:value="2716.490228229" table:style-name="ce5">
            <text:p><text:s/>2,716<text:s/></text:p>
          </table:table-cell>
          <table:table-cell office:value-type="float" office:value="1.2236125729521647" table:style-name="ce6">
            <text:p>1.224</text:p>
          </table:table-cell>
          <table:table-cell office:value-type="float" office:value="3323.9315975627001" table:style-name="ce5">
            <text:p><text:s/>3,32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23.9315975627001" table:style-name="ce5">
            <text:p><text:s/>3,324<text:s/></text:p>
          </table:table-cell>
          <table:table-cell office:value-type="float" office:value="1.0550684093455827" table:style-name="ce6">
            <text:p>1.055</text:p>
          </table:table-cell>
          <table:table-cell office:value-type="float" office:value="3506.9752234139996" table:style-name="ce5">
            <text:p><text:s/>3,507<text:s/></text:p>
          </table:table-cell>
          <table:table-cell office:value-type="float" office:value="1.0527122936877895" table:style-name="ce6">
            <text:p>1.053</text:p>
          </table:table-cell>
          <table:table-cell office:value-type="float" office:value="3691.8359313463993" table:style-name="ce5">
            <text:p><text:s/>3,6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91.8359313463993" table:style-name="ce5">
            <text:p><text:s/>3,692<text:s/></text:p>
          </table:table-cell>
          <table:table-cell office:value-type="float" office:value="1.0814134305693768" table:style-name="ce6">
            <text:p>1.081</text:p>
          </table:table-cell>
          <table:table-cell office:value-type="float" office:value="3992.4009596166002" table:style-name="ce5">
            <text:p><text:s/>3,992<text:s/></text:p>
          </table:table-cell>
          <table:table-cell office:value-type="float" office:value="1.1638298779702256" table:style-name="ce6">
            <text:p>1.164</text:p>
          </table:table-cell>
          <table:table-cell office:value-type="float" office:value="4646.4755216387994" table:style-name="ce5">
            <text:p><text:s/>4,6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646.4755216387994" table:style-name="ce5">
            <text:p><text:s/>4,646<text:s/></text:p>
          </table:table-cell>
          <table:table-cell office:value-type="float" office:value="1.1138304382712976" table:style-name="ce6">
            <text:p>1.114</text:p>
          </table:table-cell>
          <table:table-cell office:value-type="float" office:value="5175.3858666837996" table:style-name="ce5">
            <text:p><text:s/>5,175<text:s/></text:p>
          </table:table-cell>
          <table:table-cell office:value-type="float" office:value="1.0275504069654737" table:style-name="ce6">
            <text:p>1.028</text:p>
          </table:table-cell>
          <table:table-cell office:value-type="float" office:value="5317.9698535142998" table:style-name="ce5">
            <text:p><text:s/>5,3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17.9698535142998" table:style-name="ce5">
            <text:p><text:s/>5,318<text:s/></text:p>
          </table:table-cell>
          <table:table-cell office:value-type="float" office:value="1.066773179265174" table:style-name="ce6">
            <text:p>1.067</text:p>
          </table:table-cell>
          <table:table-cell office:value-type="float" office:value="5673.0676078698007" table:style-name="ce5">
            <text:p><text:s/>5,673<text:s/></text:p>
          </table:table-cell>
          <table:table-cell office:value-type="float" office:value="1.0858457793295309" table:style-name="ce6">
            <text:p>1.086</text:p>
          </table:table-cell>
          <table:table-cell office:value-type="float" office:value="6160.0765178565007" table:style-name="ce5">
            <text:p><text:s/>6,1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160.0765178565007" table:style-name="ce5">
            <text:p><text:s/>6,160<text:s/></text:p>
          </table:table-cell>
          <table:table-cell office:value-type="float" office:value="1.094194983614198" table:style-name="ce6">
            <text:p>1.094</text:p>
          </table:table-cell>
          <table:table-cell office:value-type="float" office:value="6740.3248245182003" table:style-name="ce5">
            <text:p><text:s/>6,740<text:s/></text:p>
          </table:table-cell>
          <table:table-cell office:value-type="float" office:value="1.1688470582522337" table:style-name="ce6">
            <text:p>1.169</text:p>
          </table:table-cell>
          <table:table-cell office:value-type="float" office:value="7878.4088428026007" table:style-name="ce5">
            <text:p><text:s/>7,87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878.4088428026007" table:style-name="ce5">
            <text:p><text:s/>7,878<text:s/></text:p>
          </table:table-cell>
          <table:table-cell office:value-type="float" office:value="0.99866283476927886" table:style-name="ce6">
            <text:p>0.999</text:p>
          </table:table-cell>
          <table:table-cell office:value-type="float" office:value="7867.8741084245994" table:style-name="ce5">
            <text:p><text:s/>7,868<text:s/></text:p>
          </table:table-cell>
          <table:table-cell office:value-type="float" office:value="1.0973681547470762" table:style-name="ce6">
            <text:p>1.097</text:p>
          </table:table-cell>
          <table:table-cell office:value-type="float" office:value="8633.9544921441993" table:style-name="ce5">
            <text:p><text:s/>8,63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633.9544921441993" table:style-name="ce5">
            <text:p><text:s/>8,634<text:s/></text:p>
          </table:table-cell>
          <table:table-cell office:value-type="float" office:value="1.1334690604059596" table:style-name="ce6">
            <text:p>1.133</text:p>
          </table:table-cell>
          <table:table-cell office:value-type="float" office:value="9786.3202857984998" table:style-name="ce5">
            <text:p><text:s/>9,786<text:s/></text:p>
          </table:table-cell>
          <table:table-cell office:value-type="float" office:value="1.1508604236338773" table:style-name="ce6">
            <text:p>1.151</text:p>
          </table:table-cell>
          <table:table-cell office:value-type="float" office:value="11262.68870993087" table:style-name="ce5">
            <text:p><text:s/>11,2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262.68870993087" table:style-name="ce5">
            <text:p><text:s/>11,263<text:s/></text:p>
          </table:table-cell>
          <table:table-cell office:value-type="float" office:value="1.0351547464542354" table:style-name="ce6">
            <text:p>1.035</text:p>
          </table:table-cell>
          <table:table-cell office:value-type="float" office:value="11658.62567592147" table:style-name="ce5">
            <text:p><text:s/>11,659<text:s/></text:p>
          </table:table-cell>
          <table:table-cell office:value-type="float" office:value="1.0641757696296594" table:style-name="ce6">
            <text:p>1.064</text:p>
          </table:table-cell>
          <table:table-cell office:value-type="float" office:value="12406.826951497838" table:style-name="ce5">
            <text:p><text:s/>12,4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406.826951497838" table:style-name="ce5">
            <text:p><text:s/>12,407<text:s/></text:p>
          </table:table-cell>
          <table:table-cell office:value-type="float" office:value="1.0418778467605696" table:style-name="ce6">
            <text:p>1.042</text:p>
          </table:table-cell>
          <table:table-cell office:value-type="float" office:value="12926.39814935757" table:style-name="ce5">
            <text:p><text:s/>12,926<text:s/></text:p>
          </table:table-cell>
          <table:table-cell office:value-type="float" office:value="1.0528355287612181" table:style-name="ce6">
            <text:p>1.053</text:p>
          </table:table-cell>
          <table:table-cell office:value-type="float" office:value="13609.37123055691" table:style-name="ce5">
            <text:p><text:s/>13,6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609.37123055691" table:style-name="ce5">
            <text:p><text:s/>13,609<text:s/></text:p>
          </table:table-cell>
          <table:table-cell office:value-type="float" office:value="1.0034992281630466" table:style-name="ce6">
            <text:p>1.003</text:p>
          </table:table-cell>
          <table:table-cell office:value-type="float" office:value="13656.993525648231" table:style-name="ce5">
            <text:p><text:s/>13,657<text:s/></text:p>
          </table:table-cell>
          <table:table-cell office:value-type="float" office:value="1.0889083169763518" table:style-name="ce6">
            <text:p>1.089</text:p>
          </table:table-cell>
          <table:table-cell office:value-type="float" office:value="14871.213834970551" table:style-name="ce5">
            <text:p><text:s/>14,8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871.213834970551" table:style-name="ce5">
            <text:p><text:s/>14,871<text:s/></text:p>
          </table:table-cell>
          <table:table-cell office:value-type="float" office:value="1.0638174914637808" table:style-name="ce6">
            <text:p>1.064</text:p>
          </table:table-cell>
          <table:table-cell office:value-type="float" office:value="15820.257396939842" table:style-name="ce5">
            <text:p><text:s/>15,820<text:s/></text:p>
          </table:table-cell>
          <table:table-cell office:value-type="float" office:value="1.142105745235797" table:style-name="ce6">
            <text:p>1.142</text:p>
          </table:table-cell>
          <table:table-cell office:value-type="float" office:value="18068.406864154109" table:style-name="ce5">
            <text:p><text:s/>18,0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068.406864154109" table:style-name="ce5">
            <text:p><text:s/>18,068<text:s/></text:p>
          </table:table-cell>
          <table:table-cell office:value-type="float" office:value="0.9393762196757206" table:style-name="ce6">
            <text:p>0.939</text:p>
          </table:table-cell>
          <table:table-cell office:value-type="float" office:value="16973.03173561193" table:style-name="ce5">
            <text:p><text:s/>16,973<text:s/></text:p>
          </table:table-cell>
          <table:table-cell office:value-type="float" office:value="1.0087517647098576" table:style-name="ce6">
            <text:p>1.009</text:p>
          </table:table-cell>
          <table:table-cell office:value-type="float" office:value="17121.57571577495" table:style-name="ce5">
            <text:p><text:s/>17,1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121.57571577495" table:style-name="ce5">
            <text:p><text:s/>17,122<text:s/></text:p>
          </table:table-cell>
          <table:table-cell office:value-type="float" office:value="0.91352390286408724" table:style-name="ce6">
            <text:p>0.914</text:p>
          </table:table-cell>
          <table:table-cell office:value-type="float" office:value="15640.96867105771" table:style-name="ce5">
            <text:p><text:s/>15,641<text:s/></text:p>
          </table:table-cell>
          <table:table-cell office:value-type="float" office:value="1.1411642991094832" table:style-name="ce6">
            <text:p>1.141</text:p>
          </table:table-cell>
          <table:table-cell office:value-type="float" office:value="17848.91505090096" table:style-name="ce5">
            <text:p><text:s/>17,8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848.91505090096" table:style-name="ce5">
            <text:p><text:s/>17,849<text:s/></text:p>
          </table:table-cell>
          <table:table-cell office:value-type="float" office:value="0.99331434183914902" table:style-name="ce6">
            <text:p>0.993</text:p>
          </table:table-cell>
          <table:table-cell office:value-type="float" office:value="17729.583306328568" table:style-name="ce5">
            <text:p><text:s/>17,730<text:s/></text:p>
          </table:table-cell>
          <table:table-cell office:value-type="float" office:value="1.166396060914406" table:style-name="ce6">
            <text:p>1.166</text:p>
          </table:table-cell>
          <table:table-cell office:value-type="float" office:value="20679.716130155448" table:style-name="ce5">
            <text:p><text:s/>20,6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679.716130155448" table:style-name="ce5">
            <text:p><text:s/>20,680<text:s/></text:p>
          </table:table-cell>
          <table:table-cell office:value-type="float" office:value="1.0143282364472044" table:style-name="ce6">
            <text:p>1.014</text:p>
          </table:table-cell>
          <table:table-cell office:value-type="float" office:value="20976.019992529382" table:style-name="ce5">
            <text:p><text:s/>20,976<text:s/></text:p>
          </table:table-cell>
          <table:table-cell office:value-type="float" office:value="0.95066993209631867" table:style-name="ce6">
            <text:p>0.951</text:p>
          </table:table-cell>
          <table:table-cell office:value-type="float" office:value="19941.27150194893" table:style-name="ce5">
            <text:p><text:s/>19,94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19.7668430890001" table:style-name="ce5">
            <text:p><text:s/>2,02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19.7668430890001" table:style-name="ce5">
            <text:p><text:s/>2,020<text:s/></text:p>
          </table:table-cell>
          <table:table-cell office:value-type="float" office:value="0.97483609411798811" table:style-name="ce6">
            <text:p>0.975</text:p>
          </table:table-cell>
          <table:table-cell office:value-type="float" office:value="1968.9416203459" table:style-name="ce5">
            <text:p><text:s/>1,969<text:s/></text:p>
          </table:table-cell>
          <table:table-cell office:value-type="float" office:value="1.3927564157788717" table:style-name="ce6">
            <text:p>1.393</text:p>
          </table:table-cell>
          <table:table-cell office:value-type="float" office:value="2742.2560740307999" table:style-name="ce5">
            <text:p><text:s/>2,74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42.2560740307999" table:style-name="ce5">
            <text:p><text:s/>2,742<text:s/></text:p>
          </table:table-cell>
          <table:table-cell office:value-type="float" office:value="1.0388641753333583" table:style-name="ce6">
            <text:p>1.039</text:p>
          </table:table-cell>
          <table:table-cell office:value-type="float" office:value="2848.8315949008997" table:style-name="ce5">
            <text:p><text:s/>2,849<text:s/></text:p>
          </table:table-cell>
          <table:table-cell office:value-type="float" office:value="0.95788359434251724" table:style-name="ce6">
            <text:p>0.958</text:p>
          </table:table-cell>
          <table:table-cell office:value-type="float" office:value="2728.8490478002" table:style-name="ce5">
            <text:p><text:s/>2,7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28.8490478002" table:style-name="ce5">
            <text:p><text:s/>2,729<text:s/></text:p>
          </table:table-cell>
          <table:table-cell office:value-type="float" office:value="1.0618246580768553" table:style-name="ce6">
            <text:p>1.062</text:p>
          </table:table-cell>
          <table:table-cell office:value-type="float" office:value="2897.5592071237998" table:style-name="ce5">
            <text:p><text:s/>2,898<text:s/></text:p>
          </table:table-cell>
          <table:table-cell office:value-type="float" office:value="1.1198814692699941" table:style-name="ce6">
            <text:p>1.120</text:p>
          </table:table-cell>
          <table:table-cell office:value-type="float" office:value="3244.9228621705997" table:style-name="ce5">
            <text:p><text:s/>3,24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244.9228621705997" table:style-name="ce5">
            <text:p><text:s/>3,245<text:s/></text:p>
          </table:table-cell>
          <table:table-cell office:value-type="float" office:value="1.0895072210996768" table:style-name="ce6">
            <text:p>1.090</text:p>
          </table:table-cell>
          <table:table-cell office:value-type="float" office:value="3535.3668902463" table:style-name="ce5">
            <text:p><text:s/>3,535<text:s/></text:p>
          </table:table-cell>
          <table:table-cell office:value-type="float" office:value="1.0252582584216539" table:style-name="ce6">
            <text:p>1.025</text:p>
          </table:table-cell>
          <table:table-cell office:value-type="float" office:value="3624.6641007754997" table:style-name="ce5">
            <text:p><text:s/>3,6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24.6641007754997" table:style-name="ce5">
            <text:p><text:s/>3,625<text:s/></text:p>
          </table:table-cell>
          <table:table-cell office:value-type="float" office:value="1.0450951113400353" table:style-name="ce6">
            <text:p>1.045</text:p>
          </table:table-cell>
          <table:table-cell office:value-type="float" office:value="3788.1187319701999" table:style-name="ce5">
            <text:p><text:s/>3,788<text:s/></text:p>
          </table:table-cell>
          <table:table-cell office:value-type="float" office:value="1.0063554690662977" table:style-name="ce6">
            <text:p>1.006</text:p>
          </table:table-cell>
          <table:table-cell office:value-type="float" office:value="3812.1940033906999" table:style-name="ce5">
            <text:p><text:s/>3,8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12.1940033906999" table:style-name="ce5">
            <text:p><text:s/>3,812<text:s/></text:p>
          </table:table-cell>
          <table:table-cell office:value-type="float" office:value="1.0912950453887567" table:style-name="ce6">
            <text:p>1.091</text:p>
          </table:table-cell>
          <table:table-cell office:value-type="float" office:value="4160.2284279610003" table:style-name="ce5">
            <text:p><text:s/>4,160<text:s/></text:p>
          </table:table-cell>
          <table:table-cell office:value-type="float" office:value="0.95893052902863296" table:style-name="ce6">
            <text:p>0.959</text:p>
          </table:table-cell>
          <table:table-cell office:value-type="float" office:value="3989.3700473045997" table:style-name="ce5">
            <text:p><text:s/>3,9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89.3700473045997" table:style-name="ce5">
            <text:p><text:s/>3,989<text:s/></text:p>
          </table:table-cell>
          <table:table-cell office:value-type="float" office:value="0.97731302517179364" table:style-name="ce6">
            <text:p>0.977</text:p>
          </table:table-cell>
          <table:table-cell office:value-type="float" office:value="3898.863309461" table:style-name="ce5">
            <text:p><text:s/>3,899<text:s/></text:p>
          </table:table-cell>
          <table:table-cell office:value-type="float" office:value="1.2039422082246645" table:style-name="ce6">
            <text:p>1.204</text:p>
          </table:table-cell>
          <table:table-cell office:value-type="float" office:value="4694.0061023585995" table:style-name="ce5">
            <text:p><text:s/>4,6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94.0061023585995" table:style-name="ce5">
            <text:p><text:s/>4,694<text:s/></text:p>
          </table:table-cell>
          <table:table-cell office:value-type="float" office:value="1.1348843226597558" table:style-name="ce6">
            <text:p>1.135</text:p>
          </table:table-cell>
          <table:table-cell office:value-type="float" office:value="5327.1539360360002" table:style-name="ce5">
            <text:p><text:s/>5,327<text:s/></text:p>
          </table:table-cell>
          <table:table-cell office:value-type="float" office:value="0.94120497893349708" table:style-name="ce6">
            <text:p>0.941</text:p>
          </table:table-cell>
          <table:table-cell office:value-type="float" office:value="5013.9438081422595" table:style-name="ce5">
            <text:p><text:s/>5,0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013.9438081422595" table:style-name="ce5">
            <text:p><text:s/>5,014<text:s/></text:p>
          </table:table-cell>
          <table:table-cell office:value-type="float" office:value="1.0274523783525986" table:style-name="ce6">
            <text:p>1.027</text:p>
          </table:table-cell>
          <table:table-cell office:value-type="float" office:value="5151.5884906020501" table:style-name="ce5">
            <text:p><text:s/>5,152<text:s/></text:p>
          </table:table-cell>
          <table:table-cell office:value-type="float" office:value="1.0781611326693592" table:style-name="ce6">
            <text:p>1.078</text:p>
          </table:table-cell>
          <table:table-cell office:value-type="float" office:value="5554.2424820739407" table:style-name="ce5">
            <text:p><text:s/>5,55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554.2424820739407" table:style-name="ce5">
            <text:p><text:s/>5,554<text:s/></text:p>
          </table:table-cell>
          <table:table-cell office:value-type="float" office:value="1.0448371364559907" table:style-name="ce6">
            <text:p>1.045</text:p>
          </table:table-cell>
          <table:table-cell office:value-type="float" office:value="5803.2788101523502" table:style-name="ce5">
            <text:p><text:s/>5,803<text:s/></text:p>
          </table:table-cell>
          <table:table-cell office:value-type="float" office:value="1.076719905260747" table:style-name="ce6">
            <text:p>1.077</text:p>
          </table:table-cell>
          <table:table-cell office:value-type="float" office:value="6248.5058106689394" table:style-name="ce5">
            <text:p><text:s/>6,24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248.5058106689394" table:style-name="ce5">
            <text:p><text:s/>6,249<text:s/></text:p>
          </table:table-cell>
          <table:table-cell office:value-type="float" office:value="1.1252252512363516" table:style-name="ce6">
            <text:p>1.125</text:p>
          </table:table-cell>
          <table:table-cell office:value-type="float" office:value="7030.9765206617603" table:style-name="ce5">
            <text:p><text:s/>7,031<text:s/></text:p>
          </table:table-cell>
          <table:table-cell office:value-type="float" office:value="1.0160045143285814" table:style-name="ce6">
            <text:p>1.016</text:p>
          </table:table-cell>
          <table:table-cell office:value-type="float" office:value="7143.5038851306108" table:style-name="ce5">
            <text:p><text:s/>7,1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143.5038851306108" table:style-name="ce5">
            <text:p><text:s/>7,144<text:s/></text:p>
          </table:table-cell>
          <table:table-cell office:value-type="float" office:value="1.0481491238505627" table:style-name="ce6">
            <text:p>1.048</text:p>
          </table:table-cell>
          <table:table-cell office:value-type="float" office:value="7487.4573384227397" table:style-name="ce5">
            <text:p><text:s/>7,487<text:s/></text:p>
          </table:table-cell>
          <table:table-cell office:value-type="float" office:value="1.0000445602185828" table:style-name="ce6">
            <text:p>1.000</text:p>
          </table:table-cell>
          <table:table-cell office:value-type="float" office:value="7487.7909811583704" table:style-name="ce5">
            <text:p><text:s/>7,48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487.7909811583704" table:style-name="ce5">
            <text:p><text:s/>7,488<text:s/></text:p>
          </table:table-cell>
          <table:table-cell office:value-type="float" office:value="0.91271338547559067" table:style-name="ce6">
            <text:p>0.913</text:p>
          </table:table-cell>
          <table:table-cell office:value-type="float" office:value="6834.2070561466508" table:style-name="ce5">
            <text:p><text:s/>6,834<text:s/></text:p>
          </table:table-cell>
          <table:table-cell office:value-type="float" office:value="1.1812291973820308" table:style-name="ce6">
            <text:p>1.181</text:p>
          </table:table-cell>
          <table:table-cell office:value-type="float" office:value="8072.7649156747202" table:style-name="ce5">
            <text:p><text:s/>8,0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072.7649156747202" table:style-name="ce5">
            <text:p><text:s/>8,073<text:s/></text:p>
          </table:table-cell>
          <table:table-cell office:value-type="float" office:value="0.94679047698636742" table:style-name="ce6">
            <text:p>0.947</text:p>
          </table:table-cell>
          <table:table-cell office:value-type="float" office:value="7643.2169451104801" table:style-name="ce5">
            <text:p><text:s/>7,643<text:s/></text:p>
          </table:table-cell>
          <table:table-cell office:value-type="float" office:value="1.0628946806215445" table:style-name="ce6">
            <text:p>1.063</text:p>
          </table:table-cell>
          <table:table-cell office:value-type="float" office:value="8123.9346337943798" table:style-name="ce5">
            <text:p><text:s/>8,1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123.9346337943798" table:style-name="ce5">
            <text:p><text:s/>8,124<text:s/></text:p>
          </table:table-cell>
          <table:table-cell office:value-type="float" office:value="1.0473241695107331" table:style-name="ce6">
            <text:p>1.047</text:p>
          </table:table-cell>
          <table:table-cell office:value-type="float" office:value="8508.39309349818" table:style-name="ce5">
            <text:p><text:s/>8,508<text:s/></text:p>
          </table:table-cell>
          <table:table-cell office:value-type="float" office:value="1.1092579079116121" table:style-name="ce6">
            <text:p>1.109</text:p>
          </table:table-cell>
          <table:table-cell office:value-type="float" office:value="9438.0023225834011" table:style-name="ce5">
            <text:p><text:s/>9,4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438.0023225834011" table:style-name="ce5">
            <text:p><text:s/>9,438<text:s/></text:p>
          </table:table-cell>
          <table:table-cell office:value-type="float" office:value="1.0467604357011842" table:style-name="ce6">
            <text:p>1.047</text:p>
          </table:table-cell>
          <table:table-cell office:value-type="float" office:value="9879.3274233361899" table:style-name="ce5">
            <text:p><text:s/>9,879<text:s/></text:p>
          </table:table-cell>
          <table:table-cell office:value-type="float" office:value="1.011585090292753" table:style-name="ce6">
            <text:p>1.012</text:p>
          </table:table-cell>
          <table:table-cell office:value-type="float" office:value="9993.7803235672091" table:style-name="ce5">
            <text:p><text:s/>9,9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29.1226597049001" table:style-name="ce5">
            <text:p><text:s/>1,22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29.1226597049001" table:style-name="ce5">
            <text:p><text:s/>1,229<text:s/></text:p>
          </table:table-cell>
          <table:table-cell office:value-type="float" office:value="0.95949296679596352" table:style-name="ce6">
            <text:p>0.959</text:p>
          </table:table-cell>
          <table:table-cell office:value-type="float" office:value="1179.3345473163999" table:style-name="ce5">
            <text:p><text:s/>1,179<text:s/></text:p>
          </table:table-cell>
          <table:table-cell office:value-type="float" office:value="1.5612485069676509" table:style-name="ce6">
            <text:p>1.561</text:p>
          </table:table-cell>
          <table:table-cell office:value-type="float" office:value="1841.2343012131" table:style-name="ce5">
            <text:p><text:s/>1,84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41.2343012131" table:style-name="ce5">
            <text:p><text:s/>1,841<text:s/></text:p>
          </table:table-cell>
          <table:table-cell office:value-type="float" office:value="1.0361892060497673" table:style-name="ce6">
            <text:p>1.036</text:p>
          </table:table-cell>
          <table:table-cell office:value-type="float" office:value="1907.8671087256" table:style-name="ce5">
            <text:p><text:s/>1,908<text:s/></text:p>
          </table:table-cell>
          <table:table-cell office:value-type="float" office:value="0.86685322631261141" table:style-name="ce6">
            <text:p>0.867</text:p>
          </table:table-cell>
          <table:table-cell office:value-type="float" office:value="1653.8407585745001" table:style-name="ce5">
            <text:p><text:s/>1,65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53.8407585745001" table:style-name="ce5">
            <text:p><text:s/>1,654<text:s/></text:p>
          </table:table-cell>
          <table:table-cell office:value-type="float" office:value="1.0884554219875395" table:style-name="ce6">
            <text:p>1.088</text:p>
          </table:table-cell>
          <table:table-cell office:value-type="float" office:value="1800.1319407743999" table:style-name="ce5">
            <text:p><text:s/>1,800<text:s/></text:p>
          </table:table-cell>
          <table:table-cell office:value-type="float" office:value="1.1722081051083078" table:style-name="ce6">
            <text:p>1.172</text:p>
          </table:table-cell>
          <table:table-cell office:value-type="float" office:value="2110.1292512401001" table:style-name="ce5">
            <text:p><text:s/>2,11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110.1292512401001" table:style-name="ce5">
            <text:p><text:s/>2,110<text:s/></text:p>
          </table:table-cell>
          <table:table-cell office:value-type="float" office:value="1.1071989899872543" table:style-name="ce6">
            <text:p>1.107</text:p>
          </table:table-cell>
          <table:table-cell office:value-type="float" office:value="2336.3329757155998" table:style-name="ce5">
            <text:p><text:s/>2,336<text:s/></text:p>
          </table:table-cell>
          <table:table-cell office:value-type="float" office:value="1.0388271117032946" table:style-name="ce6">
            <text:p>1.039</text:p>
          </table:table-cell>
          <table:table-cell office:value-type="float" office:value="2427.0460371397999" table:style-name="ce5">
            <text:p><text:s/>2,42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27.0460371397999" table:style-name="ce5">
            <text:p><text:s/>2,427<text:s/></text:p>
          </table:table-cell>
          <table:table-cell office:value-type="float" office:value="1.0572719659207657" table:style-name="ce6">
            <text:p>1.057</text:p>
          </table:table-cell>
          <table:table-cell office:value-type="float" office:value="2566.0477350669998" table:style-name="ce5">
            <text:p><text:s/>2,566<text:s/></text:p>
          </table:table-cell>
          <table:table-cell office:value-type="float" office:value="0.92907400671030471" table:style-name="ce6">
            <text:p>0.929</text:p>
          </table:table-cell>
          <table:table-cell office:value-type="float" office:value="2384.0482506286003" table:style-name="ce5">
            <text:p><text:s/>2,3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84.0482506286003" table:style-name="ce5">
            <text:p><text:s/>2,384<text:s/></text:p>
          </table:table-cell>
          <table:table-cell office:value-type="float" office:value="1.0788672323131143" table:style-name="ce6">
            <text:p>1.079</text:p>
          </table:table-cell>
          <table:table-cell office:value-type="float" office:value="2572.0715378565997" table:style-name="ce5">
            <text:p><text:s/>2,572<text:s/></text:p>
          </table:table-cell>
          <table:table-cell office:value-type="float" office:value="0.9431372735244451" table:style-name="ce6">
            <text:p>0.943</text:p>
          </table:table-cell>
          <table:table-cell office:value-type="float" office:value="2425.8165375239" table:style-name="ce5">
            <text:p><text:s/>2,4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25.8165375239" table:style-name="ce5">
            <text:p><text:s/>2,426<text:s/></text:p>
          </table:table-cell>
          <table:table-cell office:value-type="float" office:value="0.99747696600228164" table:style-name="ce6">
            <text:p>0.997</text:p>
          </table:table-cell>
          <table:table-cell office:value-type="float" office:value="2419.6961199274997" table:style-name="ce5">
            <text:p><text:s/>2,420<text:s/></text:p>
          </table:table-cell>
          <table:table-cell office:value-type="float" office:value="1.0672516434856192" table:style-name="ce6">
            <text:p>1.067</text:p>
          </table:table-cell>
          <table:table-cell office:value-type="float" office:value="2582.4246607284003" table:style-name="ce5">
            <text:p><text:s/>2,5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82.4246607284003" table:style-name="ce5">
            <text:p><text:s/>2,582<text:s/></text:p>
          </table:table-cell>
          <table:table-cell office:value-type="float" office:value="1.1275802893020197" table:style-name="ce6">
            <text:p>1.128</text:p>
          </table:table-cell>
          <table:table-cell office:value-type="float" office:value="2911.8911460447998" table:style-name="ce5">
            <text:p><text:s/>2,912<text:s/></text:p>
          </table:table-cell>
          <table:table-cell office:value-type="float" office:value="0.9440011476772453" table:style-name="ce6">
            <text:p>0.944</text:p>
          </table:table-cell>
          <table:table-cell office:value-type="float" office:value="2748.8285837775002" table:style-name="ce5">
            <text:p><text:s/>2,7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48.8285837775002" table:style-name="ce5">
            <text:p><text:s/>2,749<text:s/></text:p>
          </table:table-cell>
          <table:table-cell office:value-type="float" office:value="1.0421964216198316" table:style-name="ce6">
            <text:p>1.042</text:p>
          </table:table-cell>
          <table:table-cell office:value-type="float" office:value="2864.8193136592204" table:style-name="ce5">
            <text:p><text:s/>2,865<text:s/></text:p>
          </table:table-cell>
          <table:table-cell office:value-type="float" office:value="1.0634950088165203" table:style-name="ce6">
            <text:p>1.063</text:p>
          </table:table-cell>
          <table:table-cell office:value-type="float" office:value="3046.7210412377499" table:style-name="ce5">
            <text:p><text:s/>3,04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46.7210412377499" table:style-name="ce5">
            <text:p><text:s/>3,047<text:s/></text:p>
          </table:table-cell>
          <table:table-cell office:value-type="float" office:value="1.0475676373928586" table:style-name="ce6">
            <text:p>1.048</text:p>
          </table:table-cell>
          <table:table-cell office:value-type="float" office:value="3191.64636296454" table:style-name="ce5">
            <text:p><text:s/>3,192<text:s/></text:p>
          </table:table-cell>
          <table:table-cell office:value-type="float" office:value="1.0628542942437351" table:style-name="ce6">
            <text:p>1.063</text:p>
          </table:table-cell>
          <table:table-cell office:value-type="float" office:value="3392.2550425842601" table:style-name="ce5">
            <text:p><text:s/>3,3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392.2550425842601" table:style-name="ce5">
            <text:p><text:s/>3,392<text:s/></text:p>
          </table:table-cell>
          <table:table-cell office:value-type="float" office:value="1.1060678639507255" table:style-name="ce6">
            <text:p>1.106</text:p>
          </table:table-cell>
          <table:table-cell office:value-type="float" office:value="3752.0642889272499" table:style-name="ce5">
            <text:p><text:s/>3,752<text:s/></text:p>
          </table:table-cell>
          <table:table-cell office:value-type="float" office:value="1.0235601859722996" table:style-name="ce6">
            <text:p>1.024</text:p>
          </table:table-cell>
          <table:table-cell office:value-type="float" office:value="3840.4636213543999" table:style-name="ce5">
            <text:p><text:s/>3,84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840.4636213543999" table:style-name="ce5">
            <text:p><text:s/>3,840<text:s/></text:p>
          </table:table-cell>
          <table:table-cell office:value-type="float" office:value="1.0640802105435359" table:style-name="ce6">
            <text:p>1.064</text:p>
          </table:table-cell>
          <table:table-cell office:value-type="float" office:value="4086.56133879558" table:style-name="ce5">
            <text:p><text:s/>4,087<text:s/></text:p>
          </table:table-cell>
          <table:table-cell office:value-type="float" office:value="1.0216888174392882" table:style-name="ce6">
            <text:p>1.022</text:p>
          </table:table-cell>
          <table:table-cell office:value-type="float" office:value="4175.1940216271705" table:style-name="ce5">
            <text:p><text:s/>4,1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175.1940216271705" table:style-name="ce5">
            <text:p><text:s/>4,175<text:s/></text:p>
          </table:table-cell>
          <table:table-cell office:value-type="float" office:value="0.92298074865976965" table:style-name="ce6">
            <text:p>0.923</text:p>
          </table:table-cell>
          <table:table-cell office:value-type="float" office:value="3853.6237038812401" table:style-name="ce5">
            <text:p><text:s/>3,854<text:s/></text:p>
          </table:table-cell>
          <table:table-cell office:value-type="float" office:value="1.2260778467176721" table:style-name="ce6">
            <text:p>1.226</text:p>
          </table:table-cell>
          <table:table-cell office:value-type="float" office:value="4724.8426529148901" table:style-name="ce5">
            <text:p><text:s/>4,72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24.8426529148901" table:style-name="ce5">
            <text:p><text:s/>4,725<text:s/></text:p>
          </table:table-cell>
          <table:table-cell office:value-type="float" office:value="0.95547977000127648" table:style-name="ce6">
            <text:p>0.955</text:p>
          </table:table-cell>
          <table:table-cell office:value-type="float" office:value="4514.4915712993406" table:style-name="ce5">
            <text:p><text:s/>4,514<text:s/></text:p>
          </table:table-cell>
          <table:table-cell office:value-type="float" office:value="0.98252512106100243" table:style-name="ce6">
            <text:p>0.983</text:p>
          </table:table-cell>
          <table:table-cell office:value-type="float" office:value="4435.6013776197597" table:style-name="ce5">
            <text:p><text:s/>4,4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435.6013776197597" table:style-name="ce5">
            <text:p><text:s/>4,436<text:s/></text:p>
          </table:table-cell>
          <table:table-cell office:value-type="float" office:value="1.0446977191447446" table:style-name="ce6">
            <text:p>1.045</text:p>
          </table:table-cell>
          <table:table-cell office:value-type="float" office:value="4633.8626422346497" table:style-name="ce5">
            <text:p><text:s/>4,634<text:s/></text:p>
          </table:table-cell>
          <table:table-cell office:value-type="float" office:value="1.148122096006307" table:style-name="ce6">
            <text:p>1.148</text:p>
          </table:table-cell>
          <table:table-cell office:value-type="float" office:value="5320.24008940777" table:style-name="ce5">
            <text:p><text:s/>5,3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20.24008940777" table:style-name="ce5">
            <text:p><text:s/>5,320<text:s/></text:p>
          </table:table-cell>
          <table:table-cell office:value-type="float" office:value="1.0606587899411046" table:style-name="ce6">
            <text:p>1.061</text:p>
          </table:table-cell>
          <table:table-cell office:value-type="float" office:value="5642.9594154274" table:style-name="ce5">
            <text:p><text:s/>5,643<text:s/></text:p>
          </table:table-cell>
          <table:table-cell office:value-type="float" office:value="0.97984107917509022" table:style-name="ce6">
            <text:p>0.980</text:p>
          </table:table-cell>
          <table:table-cell office:value-type="float" office:value="5529.2034433536192" table:style-name="ce5">
            <text:p><text:s/>5,5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90.64418338409996" table:style-name="ce5">
            <text:p><text:s/>7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90.64418338409996" table:style-name="ce5">
            <text:p><text:s/>791<text:s/></text:p>
          </table:table-cell>
          <table:table-cell office:value-type="float" office:value="0.9986882716949097" table:style-name="ce6">
            <text:p>0.999</text:p>
          </table:table-cell>
          <table:table-cell office:value-type="float" office:value="789.60707302950004" table:style-name="ce5">
            <text:p><text:s/>790<text:s/></text:p>
          </table:table-cell>
          <table:table-cell office:value-type="float" office:value="1.1411014460150832" table:style-name="ce6">
            <text:p>1.141</text:p>
          </table:table-cell>
          <table:table-cell office:value-type="float" office:value="901.02177281769991" table:style-name="ce5">
            <text:p><text:s/>9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01.02177281769991" table:style-name="ce5">
            <text:p><text:s/>901<text:s/></text:p>
          </table:table-cell>
          <table:table-cell office:value-type="float" office:value="1.0443304641048685" table:style-name="ce6">
            <text:p>1.044</text:p>
          </table:table-cell>
          <table:table-cell office:value-type="float" office:value="940.96448617529984" table:style-name="ce5">
            <text:p><text:s/>941<text:s/></text:p>
          </table:table-cell>
          <table:table-cell office:value-type="float" office:value="1.1424536260611093" table:style-name="ce6">
            <text:p>1.142</text:p>
          </table:table-cell>
          <table:table-cell office:value-type="float" office:value="1075.0082892256999" table:style-name="ce5">
            <text:p><text:s/>1,0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75.0082892256999" table:style-name="ce5">
            <text:p><text:s/>1,075<text:s/></text:p>
          </table:table-cell>
          <table:table-cell office:value-type="float" office:value="1.0208547016319731" table:style-name="ce6">
            <text:p>1.021</text:p>
          </table:table-cell>
          <table:table-cell office:value-type="float" office:value="1097.4272663493998" table:style-name="ce5">
            <text:p><text:s/>1,097<text:s/></text:p>
          </table:table-cell>
          <table:table-cell office:value-type="float" office:value="1.0340490397194155" table:style-name="ce6">
            <text:p>1.034</text:p>
          </table:table-cell>
          <table:table-cell office:value-type="float" office:value="1134.7936109305001" table:style-name="ce5">
            <text:p><text:s/>1,1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34.7936109305001" table:style-name="ce5">
            <text:p><text:s/>1,135<text:s/></text:p>
          </table:table-cell>
          <table:table-cell office:value-type="float" office:value="1.056609680369565" table:style-name="ce6">
            <text:p>1.057</text:p>
          </table:table-cell>
          <table:table-cell office:value-type="float" office:value="1199.0339145307003" table:style-name="ce5">
            <text:p><text:s/>1,199<text:s/></text:p>
          </table:table-cell>
          <table:table-cell office:value-type="float" office:value="0.99881917360481454" table:style-name="ce6">
            <text:p>0.999</text:p>
          </table:table-cell>
          <table:table-cell office:value-type="float" office:value="1197.6180636356999" table:style-name="ce5">
            <text:p><text:s/>1,1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97.6180636356999" table:style-name="ce5">
            <text:p><text:s/>1,198<text:s/></text:p>
          </table:table-cell>
          <table:table-cell office:value-type="float" office:value="1.0204179729831953" table:style-name="ce6">
            <text:p>1.020</text:p>
          </table:table-cell>
          <table:table-cell office:value-type="float" office:value="1222.0709969032002" table:style-name="ce5">
            <text:p><text:s/>1,222<text:s/></text:p>
          </table:table-cell>
          <table:table-cell office:value-type="float" office:value="1.1686274826758063" table:style-name="ce6">
            <text:p>1.169</text:p>
          </table:table-cell>
          <table:table-cell office:value-type="float" office:value="1428.1457527620998" table:style-name="ce5">
            <text:p><text:s/>1,4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28.1457527620998" table:style-name="ce5">
            <text:p><text:s/>1,428<text:s/></text:p>
          </table:table-cell>
          <table:table-cell office:value-type="float" office:value="1.1120411813940079" table:style-name="ce6">
            <text:p>1.112</text:p>
          </table:table-cell>
          <table:table-cell office:value-type="float" office:value="1588.1568901044002" table:style-name="ce5">
            <text:p><text:s/>1,588<text:s/></text:p>
          </table:table-cell>
          <table:table-cell office:value-type="float" office:value="0.98450821799974497" table:style-name="ce6">
            <text:p>0.985</text:p>
          </table:table-cell>
          <table:table-cell office:value-type="float" office:value="1563.5535097806996" table:style-name="ce5">
            <text:p><text:s/>1,56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63.5535097806996" table:style-name="ce5">
            <text:p><text:s/>1,564<text:s/></text:p>
          </table:table-cell>
          <table:table-cell office:value-type="float" office:value="0.9460291446891157" table:style-name="ce6">
            <text:p>0.946</text:p>
          </table:table-cell>
          <table:table-cell office:value-type="float" office:value="1479.1671895335003" table:style-name="ce5">
            <text:p><text:s/>1,479<text:s/></text:p>
          </table:table-cell>
          <table:table-cell office:value-type="float" office:value="1.4275475122566437" table:style-name="ce6">
            <text:p>1.428</text:p>
          </table:table-cell>
          <table:table-cell office:value-type="float" office:value="2111.5814416301996" table:style-name="ce5">
            <text:p><text:s/>2,11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11.5814416301996" table:style-name="ce5">
            <text:p><text:s/>2,112<text:s/></text:p>
          </table:table-cell>
          <table:table-cell office:value-type="float" office:value="1.14381701902369" table:style-name="ce6">
            <text:p>1.144</text:p>
          </table:table-cell>
          <table:table-cell office:value-type="float" office:value="2415.2627899912004" table:style-name="ce5">
            <text:p><text:s/>2,415<text:s/></text:p>
          </table:table-cell>
          <table:table-cell office:value-type="float" office:value="0.93783385963272836" table:style-name="ce6">
            <text:p>0.938</text:p>
          </table:table-cell>
          <table:table-cell office:value-type="float" office:value="2265.1152243647593" table:style-name="ce5">
            <text:p><text:s/>2,2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65.1152243647593" table:style-name="ce5">
            <text:p><text:s/>2,265<text:s/></text:p>
          </table:table-cell>
          <table:table-cell office:value-type="float" office:value="1.0095597576428559" table:style-name="ce6">
            <text:p>1.010</text:p>
          </table:table-cell>
          <table:table-cell office:value-type="float" office:value="2286.7691769428297" table:style-name="ce5">
            <text:p><text:s/>2,287<text:s/></text:p>
          </table:table-cell>
          <table:table-cell office:value-type="float" office:value="1.0965345633128059" table:style-name="ce6">
            <text:p>1.097</text:p>
          </table:table-cell>
          <table:table-cell office:value-type="float" office:value="2507.5214408361903" table:style-name="ce5">
            <text:p><text:s/>2,50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07.5214408361903" table:style-name="ce5">
            <text:p><text:s/>2,508<text:s/></text:p>
          </table:table-cell>
          <table:table-cell office:value-type="float" office:value="1.0415194879916567" table:style-name="ce6">
            <text:p>1.042</text:p>
          </table:table-cell>
          <table:table-cell office:value-type="float" office:value="2611.6324471878106" table:style-name="ce5">
            <text:p><text:s/>2,612<text:s/></text:p>
          </table:table-cell>
          <table:table-cell office:value-type="float" office:value="1.0936649110636807" table:style-name="ce6">
            <text:p>1.094</text:p>
          </table:table-cell>
          <table:table-cell office:value-type="float" office:value="2856.2507680846797" table:style-name="ce5">
            <text:p><text:s/>2,85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56.2507680846797" table:style-name="ce5">
            <text:p><text:s/>2,856<text:s/></text:p>
          </table:table-cell>
          <table:table-cell office:value-type="float" office:value="1.1479777155327491" table:style-name="ce6">
            <text:p>1.148</text:p>
          </table:table-cell>
          <table:table-cell office:value-type="float" office:value="3278.9122317345104" table:style-name="ce5">
            <text:p><text:s/>3,279<text:s/></text:p>
          </table:table-cell>
          <table:table-cell office:value-type="float" office:value="1.0073585476940126" table:style-name="ce6">
            <text:p>1.007</text:p>
          </table:table-cell>
          <table:table-cell office:value-type="float" office:value="3303.0402637762104" table:style-name="ce5">
            <text:p><text:s/>3,30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03.0402637762104" table:style-name="ce5">
            <text:p><text:s/>3,303<text:s/></text:p>
          </table:table-cell>
          <table:table-cell office:value-type="float" office:value="1.0296259591274481" table:style-name="ce6">
            <text:p>1.030</text:p>
          </table:table-cell>
          <table:table-cell office:value-type="float" office:value="3400.8959996271601" table:style-name="ce5">
            <text:p><text:s/>3,401<text:s/></text:p>
          </table:table-cell>
          <table:table-cell office:value-type="float" office:value="0.97403653622291286" table:style-name="ce6">
            <text:p>0.974</text:p>
          </table:table-cell>
          <table:table-cell office:value-type="float" office:value="3312.5969595311999" table:style-name="ce5">
            <text:p><text:s/>3,31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12.5969595311999" table:style-name="ce5">
            <text:p><text:s/>3,313<text:s/></text:p>
          </table:table-cell>
          <table:table-cell office:value-type="float" office:value="0.89977241079374282" table:style-name="ce6">
            <text:p>0.900</text:p>
          </table:table-cell>
          <table:table-cell office:value-type="float" office:value="2980.5833522654102" table:style-name="ce5">
            <text:p><text:s/>2,981<text:s/></text:p>
          </table:table-cell>
          <table:table-cell office:value-type="float" office:value="1.1232439650497346" table:style-name="ce6">
            <text:p>1.123</text:p>
          </table:table-cell>
          <table:table-cell office:value-type="float" office:value="3347.9222627598297" table:style-name="ce5">
            <text:p><text:s/>3,3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47.9222627598297" table:style-name="ce5">
            <text:p><text:s/>3,348<text:s/></text:p>
          </table:table-cell>
          <table:table-cell office:value-type="float" office:value="0.93452748548349018" table:style-name="ce6">
            <text:p>0.935</text:p>
          </table:table-cell>
          <table:table-cell office:value-type="float" office:value="3128.7253738111399" table:style-name="ce5">
            <text:p><text:s/>3,129<text:s/></text:p>
          </table:table-cell>
          <table:table-cell office:value-type="float" office:value="1.1788612982934374" table:style-name="ce6">
            <text:p>1.179</text:p>
          </table:table-cell>
          <table:table-cell office:value-type="float" office:value="3688.3332561746206" table:style-name="ce5">
            <text:p><text:s/>3,68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88.3332561746206" table:style-name="ce5">
            <text:p><text:s/>3,688<text:s/></text:p>
          </table:table-cell>
          <table:table-cell office:value-type="float" office:value="1.0504827471262794" table:style-name="ce6">
            <text:p>1.050</text:p>
          </table:table-cell>
          <table:table-cell office:value-type="float" office:value="3874.5304512635307" table:style-name="ce5">
            <text:p><text:s/>3,875<text:s/></text:p>
          </table:table-cell>
          <table:table-cell office:value-type="float" office:value="1.0627770990502292" table:style-name="ce6">
            <text:p>1.063</text:p>
          </table:table-cell>
          <table:table-cell office:value-type="float" office:value="4117.7622331756302" table:style-name="ce5">
            <text:p><text:s/>4,1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117.7622331756302" table:style-name="ce5">
            <text:p><text:s/>4,118<text:s/></text:p>
          </table:table-cell>
          <table:table-cell office:value-type="float" office:value="1.028803453919118" table:style-name="ce6">
            <text:p>1.029</text:p>
          </table:table-cell>
          <table:table-cell office:value-type="float" office:value="4236.3680079087899" table:style-name="ce5">
            <text:p><text:s/>4,236<text:s/></text:p>
          </table:table-cell>
          <table:table-cell office:value-type="float" office:value="1.0538689915226349" table:style-name="ce6">
            <text:p>1.054</text:p>
          </table:table-cell>
          <table:table-cell office:value-type="float" office:value="4464.5768802135899" table:style-name="ce5">
            <text:p><text:s/>4,46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72.8433006545999" table:style-name="ce5">
            <text:p><text:s/>1,17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72.8433006545999" table:style-name="ce5">
            <text:p><text:s/>1,173<text:s/></text:p>
          </table:table-cell>
          <table:table-cell office:value-type="float" office:value="1.0024209419577323" table:style-name="ce6">
            <text:p>1.002</text:p>
          </table:table-cell>
          <table:table-cell office:value-type="float" office:value="1175.6826862109999" table:style-name="ce5">
            <text:p><text:s/>1,176<text:s/></text:p>
          </table:table-cell>
          <table:table-cell office:value-type="float" office:value="1.4138589839363986" table:style-name="ce6">
            <text:p>1.414</text:p>
          </table:table-cell>
          <table:table-cell office:value-type="float" office:value="1662.2495281579002" table:style-name="ce5">
            <text:p><text:s/>1,66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62.2495281579002" table:style-name="ce5">
            <text:p><text:s/>1,662<text:s/></text:p>
          </table:table-cell>
          <table:table-cell office:value-type="float" office:value="1.0548051593376937" table:style-name="ce6">
            <text:p>1.055</text:p>
          </table:table-cell>
          <table:table-cell office:value-type="float" office:value="1753.3493784075999" table:style-name="ce5">
            <text:p><text:s/>1,753<text:s/></text:p>
          </table:table-cell>
          <table:table-cell office:value-type="float" office:value="0.90005878680805396" table:style-name="ce6">
            <text:p>0.900</text:p>
          </table:table-cell>
          <table:table-cell office:value-type="float" office:value="1578.1175143802" table:style-name="ce5">
            <text:p><text:s/>1,57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78.1175143802" table:style-name="ce5">
            <text:p><text:s/>1,578<text:s/></text:p>
          </table:table-cell>
          <table:table-cell office:value-type="float" office:value="1.0820691921498422" table:style-name="ce6">
            <text:p>1.082</text:p>
          </table:table-cell>
          <table:table-cell office:value-type="float" office:value="1707.6323439028999" table:style-name="ce5">
            <text:p><text:s/>1,708<text:s/></text:p>
          </table:table-cell>
          <table:table-cell office:value-type="float" office:value="1.0550459772075769" table:style-name="ce6">
            <text:p>1.055</text:p>
          </table:table-cell>
          <table:table-cell office:value-type="float" office:value="1801.6306349842998" table:style-name="ce5">
            <text:p><text:s/>1,80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01.6306349842998" table:style-name="ce5">
            <text:p><text:s/>1,802<text:s/></text:p>
          </table:table-cell>
          <table:table-cell office:value-type="float" office:value="1.0658557108419917" table:style-name="ce6">
            <text:p>1.066</text:p>
          </table:table-cell>
          <table:table-cell office:value-type="float" office:value="1920.2783011259" table:style-name="ce5">
            <text:p><text:s/>1,920<text:s/></text:p>
          </table:table-cell>
          <table:table-cell office:value-type="float" office:value="1.0326768599446283" table:style-name="ce6">
            <text:p>1.033</text:p>
          </table:table-cell>
          <table:table-cell office:value-type="float" office:value="1983.0269662265" table:style-name="ce5">
            <text:p><text:s/>1,9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83.0269662265" table:style-name="ce5">
            <text:p><text:s/>1,983<text:s/></text:p>
          </table:table-cell>
          <table:table-cell office:value-type="float" office:value="0.9967952178562185" table:style-name="ce6">
            <text:p>0.997</text:p>
          </table:table-cell>
          <table:table-cell office:value-type="float" office:value="1976.6717968145001" table:style-name="ce5">
            <text:p><text:s/>1,977<text:s/></text:p>
          </table:table-cell>
          <table:table-cell office:value-type="float" office:value="1.2578496519454976" table:style-name="ce6">
            <text:p>1.258</text:p>
          </table:table-cell>
          <table:table-cell office:value-type="float" office:value="2486.3559316336004" table:style-name="ce5">
            <text:p><text:s/>2,4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86.3559316336004" table:style-name="ce5">
            <text:p><text:s/>2,486<text:s/></text:p>
          </table:table-cell>
          <table:table-cell office:value-type="float" office:value="1.0829436155683483" table:style-name="ce6">
            <text:p>1.083</text:p>
          </table:table-cell>
          <table:table-cell office:value-type="float" office:value="2692.5832821930999" table:style-name="ce5">
            <text:p><text:s/>2,693<text:s/></text:p>
          </table:table-cell>
          <table:table-cell office:value-type="float" office:value="1.1145704937367567" table:style-name="ce6">
            <text:p>1.115</text:p>
          </table:table-cell>
          <table:table-cell office:value-type="float" office:value="3001.0738782613003" table:style-name="ce5">
            <text:p><text:s/>3,0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01.0738782613003" table:style-name="ce5">
            <text:p><text:s/>3,001<text:s/></text:p>
          </table:table-cell>
          <table:table-cell office:value-type="float" office:value="1.0339639431982104" table:style-name="ce6">
            <text:p>1.034</text:p>
          </table:table-cell>
          <table:table-cell office:value-type="float" office:value="3103.0021809962" table:style-name="ce5">
            <text:p><text:s/>3,103<text:s/></text:p>
          </table:table-cell>
          <table:table-cell office:value-type="float" office:value="1.0179146695965755" table:style-name="ce6">
            <text:p>1.018</text:p>
          </table:table-cell>
          <table:table-cell office:value-type="float" office:value="3158.5914398261998" table:style-name="ce5">
            <text:p><text:s/>3,1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58.5914398261998" table:style-name="ce5">
            <text:p><text:s/>3,159<text:s/></text:p>
          </table:table-cell>
          <table:table-cell office:value-type="float" office:value="1.047862837205219" table:style-name="ce6">
            <text:p>1.048</text:p>
          </table:table-cell>
          <table:table-cell office:value-type="float" office:value="3309.7705877083999" table:style-name="ce5">
            <text:p><text:s/>3,310<text:s/></text:p>
          </table:table-cell>
          <table:table-cell office:value-type="float" office:value="1.0945365362982453" table:style-name="ce6">
            <text:p>1.095</text:p>
          </table:table-cell>
          <table:table-cell office:value-type="float" office:value="3622.66483501216" table:style-name="ce5">
            <text:p><text:s/>3,62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22.66483501216" table:style-name="ce5">
            <text:p><text:s/>3,623<text:s/></text:p>
          </table:table-cell>
          <table:table-cell office:value-type="float" office:value="1.0933431989342413" table:style-name="ce6">
            <text:p>1.093</text:p>
          </table:table-cell>
          <table:table-cell office:value-type="float" office:value="3960.81595937878" table:style-name="ce5">
            <text:p><text:s/>3,961<text:s/></text:p>
          </table:table-cell>
          <table:table-cell office:value-type="float" office:value="1.1091115829387241" table:style-name="ce6">
            <text:p>1.109</text:p>
          </table:table-cell>
          <table:table-cell office:value-type="float" office:value="4392.98685843556" table:style-name="ce5">
            <text:p><text:s/>4,39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392.98685843556" table:style-name="ce5">
            <text:p><text:s/>4,393<text:s/></text:p>
          </table:table-cell>
          <table:table-cell office:value-type="float" office:value="1.0890260126030029" table:style-name="ce6">
            <text:p>1.089</text:p>
          </table:table-cell>
          <table:table-cell office:value-type="float" office:value="4784.0769618594704" table:style-name="ce5">
            <text:p><text:s/>4,784<text:s/></text:p>
          </table:table-cell>
          <table:table-cell office:value-type="float" office:value="1.0504995863804283" table:style-name="ce6">
            <text:p>1.050</text:p>
          </table:table-cell>
          <table:table-cell office:value-type="float" office:value="5025.6708696455098" table:style-name="ce5">
            <text:p><text:s/>5,02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025.6708696455098" table:style-name="ce5">
            <text:p><text:s/>5,026<text:s/></text:p>
          </table:table-cell>
          <table:table-cell office:value-type="float" office:value="1.0149300003291606" table:style-name="ce6">
            <text:p>1.015</text:p>
          </table:table-cell>
          <table:table-cell office:value-type="float" office:value="5100.70413738357" table:style-name="ce5">
            <text:p><text:s/>5,101<text:s/></text:p>
          </table:table-cell>
          <table:table-cell office:value-type="float" office:value="1.1665730114398611" table:style-name="ce6">
            <text:p>1.167</text:p>
          </table:table-cell>
          <table:table-cell office:value-type="float" office:value="5950.3437860113099" table:style-name="ce5">
            <text:p><text:s/>5,9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950.3437860113099" table:style-name="ce5">
            <text:p><text:s/>5,950<text:s/></text:p>
          </table:table-cell>
          <table:table-cell office:value-type="float" office:value="1.0598194623890465" table:style-name="ce6">
            <text:p>1.060</text:p>
          </table:table-cell>
          <table:table-cell office:value-type="float" office:value="6306.2901523205101" table:style-name="ce5">
            <text:p><text:s/>6,306<text:s/></text:p>
          </table:table-cell>
          <table:table-cell office:value-type="float" office:value="1.1424649254322572" table:style-name="ce6">
            <text:p>1.142</text:p>
          </table:table-cell>
          <table:table-cell office:value-type="float" office:value="7204.7153086250291" table:style-name="ce5">
            <text:p><text:s/>7,20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204.7153086250291" table:style-name="ce5">
            <text:p><text:s/>7,205<text:s/></text:p>
          </table:table-cell>
          <table:table-cell office:value-type="float" office:value="0.98709863635521788" table:style-name="ce6">
            <text:p>0.987</text:p>
          </table:table-cell>
          <table:table-cell office:value-type="float" office:value="7111.7646564713295" table:style-name="ce5">
            <text:p><text:s/>7,112<text:s/></text:p>
          </table:table-cell>
          <table:table-cell office:value-type="float" office:value="0.90004080873569814" table:style-name="ce6">
            <text:p>0.900</text:p>
          </table:table-cell>
          <table:table-cell office:value-type="float" office:value="6400.8784129484102" table:style-name="ce5">
            <text:p><text:s/>6,4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400.8784129484102" table:style-name="ce5">
            <text:p><text:s/>6,401<text:s/></text:p>
          </table:table-cell>
          <table:table-cell office:value-type="float" office:value="0.93101229467614643" table:style-name="ce6">
            <text:p>0.931</text:p>
          </table:table-cell>
          <table:table-cell office:value-type="float" office:value="5959.29649918211" table:style-name="ce5">
            <text:p><text:s/>5,959<text:s/></text:p>
          </table:table-cell>
          <table:table-cell office:value-type="float" office:value="1.1666458694087478" table:style-name="ce6">
            <text:p>1.167</text:p>
          </table:table-cell>
          <table:table-cell office:value-type="float" office:value="6952.3886453528203" table:style-name="ce5">
            <text:p><text:s/>6,9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952.3886453528203" table:style-name="ce5">
            <text:p><text:s/>6,952<text:s/></text:p>
          </table:table-cell>
          <table:table-cell office:value-type="float" office:value="1.0427566203736378" table:style-name="ce6">
            <text:p>1.043</text:p>
          </table:table-cell>
          <table:table-cell office:value-type="float" office:value="7249.6492873521602" table:style-name="ce5">
            <text:p><text:s/>7,250<text:s/></text:p>
          </table:table-cell>
          <table:table-cell office:value-type="float" office:value="1.0636097165394161" table:style-name="ce6">
            <text:p>1.064</text:p>
          </table:table-cell>
          <table:table-cell office:value-type="float" office:value="7710.7974235308102" table:style-name="ce5">
            <text:p><text:s/>7,7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710.7974235308102" table:style-name="ce5">
            <text:p><text:s/>7,711<text:s/></text:p>
          </table:table-cell>
          <table:table-cell office:value-type="float" office:value="1.061864399791054" table:style-name="ce6">
            <text:p>1.062</text:p>
          </table:table-cell>
          <table:table-cell office:value-type="float" office:value="8187.8212780479498" table:style-name="ce5">
            <text:p><text:s/>8,188<text:s/></text:p>
          </table:table-cell>
          <table:table-cell office:value-type="float" office:value="1.0531751760924979" table:style-name="ce6">
            <text:p>1.053</text:p>
          </table:table-cell>
          <table:table-cell office:value-type="float" office:value="8623.2101163220505" table:style-name="ce5">
            <text:p><text:s/>8,6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7.38902610079003" table:style-name="ce5">
            <text:p><text:s/>58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87.38902610079003" table:style-name="ce5">
            <text:p><text:s/>587<text:s/></text:p>
          </table:table-cell>
          <table:table-cell office:value-type="float" office:value="0.99404754751059976" table:style-name="ce6">
            <text:p>0.994</text:p>
          </table:table-cell>
          <table:table-cell office:value-type="float" office:value="583.89262083013" table:style-name="ce5">
            <text:p><text:s/>584<text:s/></text:p>
          </table:table-cell>
          <table:table-cell office:value-type="float" office:value="1.5163753637293811" table:style-name="ce6">
            <text:p>1.516</text:p>
          </table:table-cell>
          <table:table-cell office:value-type="float" office:value="885.40038529019" table:style-name="ce5">
            <text:p><text:s/>88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85.40038529019" table:style-name="ce5">
            <text:p><text:s/>885<text:s/></text:p>
          </table:table-cell>
          <table:table-cell office:value-type="float" office:value="1.0481968206858345" table:style-name="ce6">
            <text:p>1.048</text:p>
          </table:table-cell>
          <table:table-cell office:value-type="float" office:value="928.07386889519" table:style-name="ce5">
            <text:p><text:s/>928<text:s/></text:p>
          </table:table-cell>
          <table:table-cell office:value-type="float" office:value="0.92003240991237156" table:style-name="ce6">
            <text:p>0.920</text:p>
          </table:table-cell>
          <table:table-cell office:value-type="float" office:value="853.85803817633996" table:style-name="ce5">
            <text:p><text:s/>85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53.85803817633996" table:style-name="ce5">
            <text:p><text:s/>854<text:s/></text:p>
          </table:table-cell>
          <table:table-cell office:value-type="float" office:value="1.0843378716672196" table:style-name="ce6">
            <text:p>1.084</text:p>
          </table:table-cell>
          <table:table-cell office:value-type="float" office:value="925.87060782208005" table:style-name="ce5">
            <text:p><text:s/>926<text:s/></text:p>
          </table:table-cell>
          <table:table-cell office:value-type="float" office:value="1.0112348568593388" table:style-name="ce6">
            <text:p>1.011</text:p>
          </table:table-cell>
          <table:table-cell office:value-type="float" office:value="936.27263157123002" table:style-name="ce5">
            <text:p><text:s/>93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36.27263157123002" table:style-name="ce5">
            <text:p><text:s/>936<text:s/></text:p>
          </table:table-cell>
          <table:table-cell office:value-type="float" office:value="1.0502415674956758" table:style-name="ce6">
            <text:p>1.050</text:p>
          </table:table-cell>
          <table:table-cell office:value-type="float" office:value="983.31243618466999" table:style-name="ce5">
            <text:p><text:s/>983<text:s/></text:p>
          </table:table-cell>
          <table:table-cell office:value-type="float" office:value="0.97870960065098966" table:style-name="ce6">
            <text:p>0.979</text:p>
          </table:table-cell>
          <table:table-cell office:value-type="float" office:value="962.37732173345" table:style-name="ce5">
            <text:p><text:s/>9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62.37732173345" table:style-name="ce5">
            <text:p><text:s/>962<text:s/></text:p>
          </table:table-cell>
          <table:table-cell office:value-type="float" office:value="1.0033863640949372" table:style-name="ce6">
            <text:p>1.003</text:p>
          </table:table-cell>
          <table:table-cell office:value-type="float" office:value="965.63628174154996" table:style-name="ce5">
            <text:p><text:s/>966<text:s/></text:p>
          </table:table-cell>
          <table:table-cell office:value-type="float" office:value="1.194485517152839" table:style-name="ce6">
            <text:p>1.194</text:p>
          </table:table-cell>
          <table:table-cell office:value-type="float" office:value="1153.4385533775999" table:style-name="ce5">
            <text:p><text:s/>1,1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53.4385533775999" table:style-name="ce5">
            <text:p><text:s/>1,153<text:s/></text:p>
          </table:table-cell>
          <table:table-cell office:value-type="float" office:value="1.0775122296394504" table:style-name="ce6">
            <text:p>1.078</text:p>
          </table:table-cell>
          <table:table-cell office:value-type="float" office:value="1242.8441474019999" table:style-name="ce5">
            <text:p><text:s/>1,243<text:s/></text:p>
          </table:table-cell>
          <table:table-cell office:value-type="float" office:value="1.2460722019852575" table:style-name="ce6">
            <text:p>1.246</text:p>
          </table:table-cell>
          <table:table-cell office:value-type="float" office:value="1548.6735434776999" table:style-name="ce5">
            <text:p><text:s/>1,5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48.6735434776999" table:style-name="ce5">
            <text:p><text:s/>1,549<text:s/></text:p>
          </table:table-cell>
          <table:table-cell office:value-type="float" office:value="1.0504207627680857" table:style-name="ce6">
            <text:p>1.050</text:p>
          </table:table-cell>
          <table:table-cell office:value-type="float" office:value="1626.7588448186" table:style-name="ce5">
            <text:p><text:s/>1,627<text:s/></text:p>
          </table:table-cell>
          <table:table-cell office:value-type="float" office:value="1.0207987428836589" table:style-name="ce6">
            <text:p>1.021</text:p>
          </table:table-cell>
          <table:table-cell office:value-type="float" office:value="1660.5933837657001" table:style-name="ce5">
            <text:p><text:s/>1,6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60.5933837657001" table:style-name="ce5">
            <text:p><text:s/>1,661<text:s/></text:p>
          </table:table-cell>
          <table:table-cell office:value-type="float" office:value="1.0529482411154214" table:style-name="ce6">
            <text:p>1.053</text:p>
          </table:table-cell>
          <table:table-cell office:value-type="float" office:value="1748.5188826440001" table:style-name="ce5">
            <text:p><text:s/>1,749<text:s/></text:p>
          </table:table-cell>
          <table:table-cell office:value-type="float" office:value="0.93843540918673785" table:style-name="ce6">
            <text:p>0.938</text:p>
          </table:table-cell>
          <table:table-cell office:value-type="float" office:value="1640.87203310476" table:style-name="ce5">
            <text:p><text:s/>1,6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40.87203310476" table:style-name="ce5">
            <text:p><text:s/>1,641<text:s/></text:p>
          </table:table-cell>
          <table:table-cell office:value-type="float" office:value="1.1029665684214531" table:style-name="ce6">
            <text:p>1.103</text:p>
          </table:table-cell>
          <table:table-cell office:value-type="float" office:value="1809.8269955722899" table:style-name="ce5">
            <text:p><text:s/>1,810<text:s/></text:p>
          </table:table-cell>
          <table:table-cell office:value-type="float" office:value="1.1466883069493623" table:style-name="ce6">
            <text:p>1.147</text:p>
          </table:table-cell>
          <table:table-cell office:value-type="float" office:value="2075.30745342404" table:style-name="ce5">
            <text:p><text:s/>2,07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75.30745342404" table:style-name="ce5">
            <text:p><text:s/>2,075<text:s/></text:p>
          </table:table-cell>
          <table:table-cell office:value-type="float" office:value="1.0866408223689594" table:style-name="ce6">
            <text:p>1.087</text:p>
          </table:table-cell>
          <table:table-cell office:value-type="float" office:value="2255.1137978571301" table:style-name="ce5">
            <text:p><text:s/>2,255<text:s/></text:p>
          </table:table-cell>
          <table:table-cell office:value-type="float" office:value="1.0809522027602287" table:style-name="ce6">
            <text:p>1.081</text:p>
          </table:table-cell>
          <table:table-cell office:value-type="float" office:value="2437.6702272686503" table:style-name="ce5">
            <text:p><text:s/>2,4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37.6702272686503" table:style-name="ce5">
            <text:p><text:s/>2,438<text:s/></text:p>
          </table:table-cell>
          <table:table-cell office:value-type="float" office:value="1.0213011525142024" table:style-name="ce6">
            <text:p>1.021</text:p>
          </table:table-cell>
          <table:table-cell office:value-type="float" office:value="2489.5954125590301" table:style-name="ce5">
            <text:p><text:s/>2,490<text:s/></text:p>
          </table:table-cell>
          <table:table-cell office:value-type="float" office:value="1.1070325145144329" table:style-name="ce6">
            <text:p>1.107</text:p>
          </table:table-cell>
          <table:table-cell office:value-type="float" office:value="2756.0630696888197" table:style-name="ce5">
            <text:p><text:s/>2,7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56.0630696888197" table:style-name="ce5">
            <text:p><text:s/>2,756<text:s/></text:p>
          </table:table-cell>
          <table:table-cell office:value-type="float" office:value="1.0616230428743076" table:style-name="ce6">
            <text:p>1.062</text:p>
          </table:table-cell>
          <table:table-cell office:value-type="float" office:value="2925.9000623965503" table:style-name="ce5">
            <text:p><text:s/>2,926<text:s/></text:p>
          </table:table-cell>
          <table:table-cell office:value-type="float" office:value="1.1372070502491074" table:style-name="ce6">
            <text:p>1.137</text:p>
          </table:table-cell>
          <table:table-cell office:value-type="float" office:value="3327.35417928166" table:style-name="ce5">
            <text:p><text:s/>3,32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27.35417928166" table:style-name="ce5">
            <text:p><text:s/>3,327<text:s/></text:p>
          </table:table-cell>
          <table:table-cell office:value-type="float" office:value="0.98940421430342851" table:style-name="ce6">
            <text:p>0.989</text:p>
          </table:table-cell>
          <table:table-cell office:value-type="float" office:value="3292.0982474614002" table:style-name="ce5">
            <text:p><text:s/>3,292<text:s/></text:p>
          </table:table-cell>
          <table:table-cell office:value-type="float" office:value="0.90273664601995618" table:style-name="ce6">
            <text:p>0.903</text:p>
          </table:table-cell>
          <table:table-cell office:value-type="float" office:value="2971.8977302814797" table:style-name="ce5">
            <text:p><text:s/>2,9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71.8977302814797" table:style-name="ce5">
            <text:p><text:s/>2,972<text:s/></text:p>
          </table:table-cell>
          <table:table-cell office:value-type="float" office:value="0.93722366641486354" table:style-name="ce6">
            <text:p>0.937</text:p>
          </table:table-cell>
          <table:table-cell office:value-type="float" office:value="2785.3328869844199" table:style-name="ce5">
            <text:p><text:s/>2,785<text:s/></text:p>
          </table:table-cell>
          <table:table-cell office:value-type="float" office:value="1.1895115895854544" table:style-name="ce6">
            <text:p>1.190</text:p>
          </table:table-cell>
          <table:table-cell office:value-type="float" office:value="3313.1857499214802" table:style-name="ce5">
            <text:p><text:s/>3,3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13.1857499214802" table:style-name="ce5">
            <text:p><text:s/>3,313<text:s/></text:p>
          </table:table-cell>
          <table:table-cell office:value-type="float" office:value="1.0410320697062039" table:style-name="ce6">
            <text:p>1.041</text:p>
          </table:table-cell>
          <table:table-cell office:value-type="float" office:value="3449.13261856186" table:style-name="ce5">
            <text:p><text:s/>3,449<text:s/></text:p>
          </table:table-cell>
          <table:table-cell office:value-type="float" office:value="1.0331856202361698" table:style-name="ce6">
            <text:p>1.033</text:p>
          </table:table-cell>
          <table:table-cell office:value-type="float" office:value="3563.5942237856398" table:style-name="ce5">
            <text:p><text:s/>3,56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63.5942237856398" table:style-name="ce5">
            <text:p><text:s/>3,564<text:s/></text:p>
          </table:table-cell>
          <table:table-cell office:value-type="float" office:value="1.0525720464751012" table:style-name="ce6">
            <text:p>1.053</text:p>
          </table:table-cell>
          <table:table-cell office:value-type="float" office:value="3750.9396649369" table:style-name="ce5">
            <text:p><text:s/>3,751<text:s/></text:p>
          </table:table-cell>
          <table:table-cell office:value-type="float" office:value="1.0775941999997716" table:style-name="ce6">
            <text:p>1.078</text:p>
          </table:table-cell>
          <table:table-cell office:value-type="float" office:value="4041.99082748509" table:style-name="ce5">
            <text:p><text:s/>4,04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5.45427455380991" table:style-name="ce5">
            <text:p><text:s/>58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85.45427455380991" table:style-name="ce5">
            <text:p><text:s/>585<text:s/></text:p>
          </table:table-cell>
          <table:table-cell office:value-type="float" office:value="1.0108220079730201" table:style-name="ce6">
            <text:p>1.011</text:p>
          </table:table-cell>
          <table:table-cell office:value-type="float" office:value="591.79006538087003" table:style-name="ce5">
            <text:p><text:s/>592<text:s/></text:p>
          </table:table-cell>
          <table:table-cell office:value-type="float" office:value="1.3127106862933531" table:style-name="ce6">
            <text:p>1.313</text:p>
          </table:table-cell>
          <table:table-cell office:value-type="float" office:value="776.84914286771016" table:style-name="ce5">
            <text:p><text:s/>77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76.84914286771016" table:style-name="ce5">
            <text:p><text:s/>777<text:s/></text:p>
          </table:table-cell>
          <table:table-cell office:value-type="float" office:value="1.0623368991126587" table:style-name="ce6">
            <text:p>1.062</text:p>
          </table:table-cell>
          <table:table-cell office:value-type="float" office:value="825.27550951240994" table:style-name="ce5">
            <text:p><text:s/>825<text:s/></text:p>
          </table:table-cell>
          <table:table-cell office:value-type="float" office:value="0.87759719979061002" table:style-name="ce6">
            <text:p>0.878</text:p>
          </table:table-cell>
          <table:table-cell office:value-type="float" office:value="724.25947620385989" table:style-name="ce5">
            <text:p><text:s/>7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24.25947620385989" table:style-name="ce5">
            <text:p><text:s/>724<text:s/></text:p>
          </table:table-cell>
          <table:table-cell office:value-type="float" office:value="1.0793945564624889" table:style-name="ce6">
            <text:p>1.079</text:p>
          </table:table-cell>
          <table:table-cell office:value-type="float" office:value="781.76173608082001" table:style-name="ce5">
            <text:p><text:s/>782<text:s/></text:p>
          </table:table-cell>
          <table:table-cell office:value-type="float" office:value="1.1069331785811625" table:style-name="ce6">
            <text:p>1.107</text:p>
          </table:table-cell>
          <table:table-cell office:value-type="float" office:value="865.35800341306981" table:style-name="ce5">
            <text:p><text:s/>86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65.35800341306981" table:style-name="ce5">
            <text:p><text:s/>865<text:s/></text:p>
          </table:table-cell>
          <table:table-cell office:value-type="float" office:value="1.0827494068879362" table:style-name="ce6">
            <text:p>1.083</text:p>
          </table:table-cell>
          <table:table-cell office:value-type="float" office:value="936.96586494123005" table:style-name="ce5">
            <text:p><text:s/>937<text:s/></text:p>
          </table:table-cell>
          <table:table-cell office:value-type="float" office:value="1.0893135840728507" table:style-name="ce6">
            <text:p>1.089</text:p>
          </table:table-cell>
          <table:table-cell office:value-type="float" office:value="1020.64964449305" table:style-name="ce5">
            <text:p><text:s/>1,02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20.64964449305" table:style-name="ce5">
            <text:p><text:s/>1,021<text:s/></text:p>
          </table:table-cell>
          <table:table-cell office:value-type="float" office:value="0.99058038233592383" table:style-name="ce6">
            <text:p>0.991</text:p>
          </table:table-cell>
          <table:table-cell office:value-type="float" office:value="1011.0355150729501" table:style-name="ce5">
            <text:p><text:s/>1,011<text:s/></text:p>
          </table:table-cell>
          <table:table-cell office:value-type="float" office:value="1.3183685027719576" table:style-name="ce6">
            <text:p>1.318</text:p>
          </table:table-cell>
          <table:table-cell office:value-type="float" office:value="1332.9173782560003" table:style-name="ce5">
            <text:p><text:s/>1,3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32.9173782560003" table:style-name="ce5">
            <text:p><text:s/>1,333<text:s/></text:p>
          </table:table-cell>
          <table:table-cell office:value-type="float" office:value="1.0876436592701269" table:style-name="ce6">
            <text:p>1.088</text:p>
          </table:table-cell>
          <table:table-cell office:value-type="float" office:value="1449.7391347911" table:style-name="ce5">
            <text:p><text:s/>1,450<text:s/></text:p>
          </table:table-cell>
          <table:table-cell office:value-type="float" office:value="1.0018356405843203" table:style-name="ce6">
            <text:p>1.002</text:p>
          </table:table-cell>
          <table:table-cell office:value-type="float" office:value="1452.4003347836001" table:style-name="ce5">
            <text:p><text:s/>1,4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52.4003347836001" table:style-name="ce5">
            <text:p><text:s/>1,452<text:s/></text:p>
          </table:table-cell>
          <table:table-cell office:value-type="float" office:value="1.0164162736836277" table:style-name="ce6">
            <text:p>1.016</text:p>
          </table:table-cell>
          <table:table-cell office:value-type="float" office:value="1476.2433361776002" table:style-name="ce5">
            <text:p><text:s/>1,476<text:s/></text:p>
          </table:table-cell>
          <table:table-cell office:value-type="float" office:value="1.0147365406161486" table:style-name="ce6">
            <text:p>1.015</text:p>
          </table:table-cell>
          <table:table-cell office:value-type="float" office:value="1497.9980560604999" table:style-name="ce5">
            <text:p><text:s/>1,49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97.9980560604999" table:style-name="ce5">
            <text:p><text:s/>1,498<text:s/></text:p>
          </table:table-cell>
          <table:table-cell office:value-type="float" office:value="1.0422254546646388" table:style-name="ce6">
            <text:p>1.042</text:p>
          </table:table-cell>
          <table:table-cell office:value-type="float" office:value="1561.2517050643996" table:style-name="ce5">
            <text:p><text:s/>1,561<text:s/></text:p>
          </table:table-cell>
          <table:table-cell office:value-type="float" office:value="1.2693614972389435" table:style-name="ce6">
            <text:p>1.269</text:p>
          </table:table-cell>
          <table:table-cell office:value-type="float" office:value="1981.7928019074" table:style-name="ce5">
            <text:p><text:s/>1,9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81.7928019074" table:style-name="ce5">
            <text:p><text:s/>1,982<text:s/></text:p>
          </table:table-cell>
          <table:table-cell office:value-type="float" office:value="1.0853753034808913" table:style-name="ce6">
            <text:p>1.085</text:p>
          </table:table-cell>
          <table:table-cell office:value-type="float" office:value="2150.9889638064901" table:style-name="ce5">
            <text:p><text:s/>2,151<text:s/></text:p>
          </table:table-cell>
          <table:table-cell office:value-type="float" office:value="1.0774947914702673" table:style-name="ce6">
            <text:p>1.077</text:p>
          </table:table-cell>
          <table:table-cell office:value-type="float" office:value="2317.6794050115204" table:style-name="ce5">
            <text:p><text:s/>2,3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17.6794050115204" table:style-name="ce5">
            <text:p><text:s/>2,318<text:s/></text:p>
          </table:table-cell>
          <table:table-cell office:value-type="float" office:value="1.0911617709222254" table:style-name="ce6">
            <text:p>1.091</text:p>
          </table:table-cell>
          <table:table-cell office:value-type="float" office:value="2528.9631640023404" table:style-name="ce5">
            <text:p><text:s/>2,529<text:s/></text:p>
          </table:table-cell>
          <table:table-cell office:value-type="float" office:value="1.0233445386689961" table:style-name="ce6">
            <text:p>1.023</text:p>
          </table:table-cell>
          <table:table-cell office:value-type="float" office:value="2588.0006423768596" table:style-name="ce5">
            <text:p><text:s/>2,58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88.0006423768596" table:style-name="ce5">
            <text:p><text:s/>2,588<text:s/></text:p>
          </table:table-cell>
          <table:table-cell office:value-type="float" office:value="1.0089289322689106" table:style-name="ce6">
            <text:p>1.009</text:p>
          </table:table-cell>
          <table:table-cell office:value-type="float" office:value="2611.1087248245399" table:style-name="ce5">
            <text:p><text:s/>2,611<text:s/></text:p>
          </table:table-cell>
          <table:table-cell office:value-type="float" office:value="1.2233426689411939" table:style-name="ce6">
            <text:p>1.223</text:p>
          </table:table-cell>
          <table:table-cell office:value-type="float" office:value="3194.2807163224898" table:style-name="ce5">
            <text:p><text:s/>3,1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94.2807163224898" table:style-name="ce5">
            <text:p><text:s/>3,194<text:s/></text:p>
          </table:table-cell>
          <table:table-cell office:value-type="float" office:value="1.0582633118781539" table:style-name="ce6">
            <text:p>1.058</text:p>
          </table:table-cell>
          <table:table-cell office:value-type="float" office:value="3380.3900899239597" table:style-name="ce5">
            <text:p><text:s/>3,380<text:s/></text:p>
          </table:table-cell>
          <table:table-cell office:value-type="float" office:value="1.147015884616615" table:style-name="ce6">
            <text:p>1.147</text:p>
          </table:table-cell>
          <table:table-cell office:value-type="float" office:value="3877.3611293433696" table:style-name="ce5">
            <text:p><text:s/>3,87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77.3611293433696" table:style-name="ce5">
            <text:p><text:s/>3,877<text:s/></text:p>
          </table:table-cell>
          <table:table-cell office:value-type="float" office:value="0.98512010658568439" table:style-name="ce6">
            <text:p>0.985</text:p>
          </table:table-cell>
          <table:table-cell office:value-type="float" office:value="3819.6664090099298" table:style-name="ce5">
            <text:p><text:s/>3,820<text:s/></text:p>
          </table:table-cell>
          <table:table-cell office:value-type="float" office:value="0.89771731755908324" table:style-name="ce6">
            <text:p>0.898</text:p>
          </table:table-cell>
          <table:table-cell office:value-type="float" office:value="3428.9806826669301" table:style-name="ce5">
            <text:p><text:s/>3,4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28.9806826669301" table:style-name="ce5">
            <text:p><text:s/>3,429<text:s/></text:p>
          </table:table-cell>
          <table:table-cell office:value-type="float" office:value="0.92562889847752139" table:style-name="ce6">
            <text:p>0.926</text:p>
          </table:table-cell>
          <table:table-cell office:value-type="float" office:value="3173.9636121976901" table:style-name="ce5">
            <text:p><text:s/>3,174<text:s/></text:p>
          </table:table-cell>
          <table:table-cell office:value-type="float" office:value="1.1465799045224445" table:style-name="ce6">
            <text:p>1.147</text:p>
          </table:table-cell>
          <table:table-cell office:value-type="float" office:value="3639.20289543134" table:style-name="ce5">
            <text:p><text:s/>3,6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39.20289543134" table:style-name="ce5">
            <text:p><text:s/>3,639<text:s/></text:p>
          </table:table-cell>
          <table:table-cell office:value-type="float" office:value="1.044326677570375" table:style-name="ce6">
            <text:p>1.044</text:p>
          </table:table-cell>
          <table:table-cell office:value-type="float" office:value="3800.5166687903002" table:style-name="ce5">
            <text:p><text:s/>3,801<text:s/></text:p>
          </table:table-cell>
          <table:table-cell office:value-type="float" office:value="1.0912208947277739" table:style-name="ce6">
            <text:p>1.091</text:p>
          </table:table-cell>
          <table:table-cell office:value-type="float" office:value="4147.2031997451704" table:style-name="ce5">
            <text:p><text:s/>4,1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147.2031997451704" table:style-name="ce5">
            <text:p><text:s/>4,147<text:s/></text:p>
          </table:table-cell>
          <table:table-cell office:value-type="float" office:value="1.0698491005658171" table:style-name="ce6">
            <text:p>1.070</text:p>
          </table:table-cell>
          <table:table-cell office:value-type="float" office:value="4436.8816131110498" table:style-name="ce5">
            <text:p><text:s/>4,437<text:s/></text:p>
          </table:table-cell>
          <table:table-cell office:value-type="float" office:value="1.0325313335608033" table:style-name="ce6">
            <text:p>1.033</text:p>
          </table:table-cell>
          <table:table-cell office:value-type="float" office:value="4581.21928883696" table:style-name="ce5">
            <text:p><text:s/>4,58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01.133968053" table:style-name="ce5">
            <text:p><text:s/>1,7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01.133968053" table:style-name="ce5">
            <text:p><text:s/>1,701<text:s/></text:p>
          </table:table-cell>
          <table:table-cell office:value-type="float" office:value="1.045028257972163" table:style-name="ce6">
            <text:p>1.045</text:p>
          </table:table-cell>
          <table:table-cell office:value-type="float" office:value="1777.7330672117" table:style-name="ce5">
            <text:p><text:s/>1,778<text:s/></text:p>
          </table:table-cell>
          <table:table-cell office:value-type="float" office:value="1.0674540499830394" table:style-name="ce6">
            <text:p>1.067</text:p>
          </table:table-cell>
          <table:table-cell office:value-type="float" office:value="1897.6483623838999" table:style-name="ce5">
            <text:p><text:s/>1,8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97.6483623838999" table:style-name="ce5">
            <text:p><text:s/>1,898<text:s/></text:p>
          </table:table-cell>
          <table:table-cell office:value-type="float" office:value="1.0297827823220109" table:style-name="ce6">
            <text:p>1.030</text:p>
          </table:table-cell>
          <table:table-cell office:value-type="float" office:value="1954.1656104844999" table:style-name="ce5">
            <text:p><text:s/>1,954<text:s/></text:p>
          </table:table-cell>
          <table:table-cell office:value-type="float" office:value="1.0562677639050964" table:style-name="ce6">
            <text:p>1.056</text:p>
          </table:table-cell>
          <table:table-cell office:value-type="float" office:value="2064.1221396866999" table:style-name="ce5">
            <text:p><text:s/>2,0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64.1221396866999" table:style-name="ce5">
            <text:p><text:s/>2,064<text:s/></text:p>
          </table:table-cell>
          <table:table-cell office:value-type="float" office:value="1.040795966608246" table:style-name="ce6">
            <text:p>1.041</text:p>
          </table:table-cell>
          <table:table-cell office:value-type="float" office:value="2148.3299975727" table:style-name="ce5">
            <text:p><text:s/>2,148<text:s/></text:p>
          </table:table-cell>
          <table:table-cell office:value-type="float" office:value="1.0634179894272922" table:style-name="ce6">
            <text:p>1.063</text:p>
          </table:table-cell>
          <table:table-cell office:value-type="float" office:value="2284.5727666451003" table:style-name="ce5">
            <text:p><text:s/>2,28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84.5727666451003" table:style-name="ce5">
            <text:p><text:s/>2,285<text:s/></text:p>
          </table:table-cell>
          <table:table-cell office:value-type="float" office:value="1.0219707000547018" table:style-name="ce6">
            <text:p>1.022</text:p>
          </table:table-cell>
          <table:table-cell office:value-type="float" office:value="2334.7664296542002" table:style-name="ce5">
            <text:p><text:s/>2,335<text:s/></text:p>
          </table:table-cell>
          <table:table-cell office:value-type="float" office:value="1.0356687699603571" table:style-name="ce6">
            <text:p>1.036</text:p>
          </table:table-cell>
          <table:table-cell office:value-type="float" office:value="2418.0446763446998" table:style-name="ce5">
            <text:p><text:s/>2,4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18.0446763446998" table:style-name="ce5">
            <text:p><text:s/>2,418<text:s/></text:p>
          </table:table-cell>
          <table:table-cell office:value-type="float" office:value="1.0367123789688597" table:style-name="ce6">
            <text:p>1.037</text:p>
          </table:table-cell>
          <table:table-cell office:value-type="float" office:value="2506.8168488663" table:style-name="ce5">
            <text:p><text:s/>2,507<text:s/></text:p>
          </table:table-cell>
          <table:table-cell office:value-type="float" office:value="1.1118537297145217" table:style-name="ce6">
            <text:p>1.112</text:p>
          </table:table-cell>
          <table:table-cell office:value-type="float" office:value="2787.2136631232001" table:style-name="ce5">
            <text:p><text:s/>2,7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87.2136631232001" table:style-name="ce5">
            <text:p><text:s/>2,787<text:s/></text:p>
          </table:table-cell>
          <table:table-cell office:value-type="float" office:value="1.1153534088617836" table:style-name="ce6">
            <text:p>1.115</text:p>
          </table:table-cell>
          <table:table-cell office:value-type="float" office:value="3108.7282603906001" table:style-name="ce5">
            <text:p><text:s/>3,109<text:s/></text:p>
          </table:table-cell>
          <table:table-cell office:value-type="float" office:value="1.0020802057332883" table:style-name="ce6">
            <text:p>1.002</text:p>
          </table:table-cell>
          <table:table-cell office:value-type="float" office:value="3115.1950547410997" table:style-name="ce5">
            <text:p><text:s/>3,1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15.1950547410997" table:style-name="ce5">
            <text:p><text:s/>3,115<text:s/></text:p>
          </table:table-cell>
          <table:table-cell office:value-type="float" office:value="0.97711348841344858" table:style-name="ce6">
            <text:p>0.977</text:p>
          </table:table-cell>
          <table:table-cell office:value-type="float" office:value="3043.8991070264001" table:style-name="ce5">
            <text:p><text:s/>3,044<text:s/></text:p>
          </table:table-cell>
          <table:table-cell office:value-type="float" office:value="1.0945344514500703" table:style-name="ce6">
            <text:p>1.095</text:p>
          </table:table-cell>
          <table:table-cell office:value-type="float" office:value="3331.6524393784998" table:style-name="ce5">
            <text:p><text:s/>3,3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31.6524393784998" table:style-name="ce5">
            <text:p><text:s/>3,332<text:s/></text:p>
          </table:table-cell>
          <table:table-cell office:value-type="float" office:value="1.0282353439403327" table:style-name="ce6">
            <text:p>1.028</text:p>
          </table:table-cell>
          <table:table-cell office:value-type="float" office:value="3425.7227918940002" table:style-name="ce5">
            <text:p><text:s/>3,426<text:s/></text:p>
          </table:table-cell>
          <table:table-cell office:value-type="float" office:value="0.93646213642363352" table:style-name="ce6">
            <text:p>0.936</text:p>
          </table:table-cell>
          <table:table-cell office:value-type="float" office:value="3208.0596844921897" table:style-name="ce5">
            <text:p><text:s/>3,2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08.0596844921897" table:style-name="ce5">
            <text:p><text:s/>3,208<text:s/></text:p>
          </table:table-cell>
          <table:table-cell office:value-type="float" office:value="1.0688946740457093" table:style-name="ce6">
            <text:p>1.069</text:p>
          </table:table-cell>
          <table:table-cell office:value-type="float" office:value="3429.0779107744597" table:style-name="ce5">
            <text:p><text:s/>3,429<text:s/></text:p>
          </table:table-cell>
          <table:table-cell office:value-type="float" office:value="1.0319137993836438" table:style-name="ce6">
            <text:p>1.032</text:p>
          </table:table-cell>
          <table:table-cell office:value-type="float" office:value="3538.5128152898001" table:style-name="ce5">
            <text:p><text:s/>3,53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538.5128152898001" table:style-name="ce5">
            <text:p><text:s/>3,539<text:s/></text:p>
          </table:table-cell>
          <table:table-cell office:value-type="float" office:value="1.1603043984959973" table:style-name="ce6">
            <text:p>1.160</text:p>
          </table:table-cell>
          <table:table-cell office:value-type="float" office:value="4105.7519837152104" table:style-name="ce5">
            <text:p><text:s/>4,106<text:s/></text:p>
          </table:table-cell>
          <table:table-cell office:value-type="float" office:value="1.0505209521057441" table:style-name="ce6">
            <text:p>1.051</text:p>
          </table:table-cell>
          <table:table-cell office:value-type="float" office:value="4313.1784830425504" table:style-name="ce5">
            <text:p><text:s/>4,31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313.1784830425504" table:style-name="ce5">
            <text:p><text:s/>4,313<text:s/></text:p>
          </table:table-cell>
          <table:table-cell office:value-type="float" office:value="1.1805802958407057" table:style-name="ce6">
            <text:p>1.181</text:p>
          </table:table-cell>
          <table:table-cell office:value-type="float" office:value="5092.0535295241407" table:style-name="ce5">
            <text:p><text:s/>5,092<text:s/></text:p>
          </table:table-cell>
          <table:table-cell office:value-type="float" office:value="0.91278980297504442" table:style-name="ce6">
            <text:p>0.913</text:p>
          </table:table-cell>
          <table:table-cell office:value-type="float" office:value="4647.9745379527194" table:style-name="ce5">
            <text:p><text:s/>4,6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47.9745379527194" table:style-name="ce5">
            <text:p><text:s/>4,648<text:s/></text:p>
          </table:table-cell>
          <table:table-cell office:value-type="float" office:value="1.1012332276815147" table:style-name="ce6">
            <text:p>1.101</text:p>
          </table:table-cell>
          <table:table-cell office:value-type="float" office:value="5118.5040026111701" table:style-name="ce5">
            <text:p><text:s/>5,119<text:s/></text:p>
          </table:table-cell>
          <table:table-cell office:value-type="float" office:value="1.020355976088632" table:style-name="ce6">
            <text:p>1.020</text:p>
          </table:table-cell>
          <table:table-cell office:value-type="float" office:value="5222.6961476978904" table:style-name="ce5">
            <text:p><text:s/>5,22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222.6961476978904" table:style-name="ce5">
            <text:p><text:s/>5,223<text:s/></text:p>
          </table:table-cell>
          <table:table-cell office:value-type="float" office:value="0.95005524797014873" table:style-name="ce6">
            <text:p>0.950</text:p>
          </table:table-cell>
          <table:table-cell office:value-type="float" office:value="4961.8498836738599" table:style-name="ce5">
            <text:p><text:s/>4,962<text:s/></text:p>
          </table:table-cell>
          <table:table-cell office:value-type="float" office:value="0.98909096040233258" table:style-name="ce6">
            <text:p>0.989</text:p>
          </table:table-cell>
          <table:table-cell office:value-type="float" office:value="4907.7208668151798" table:style-name="ce5">
            <text:p><text:s/>4,9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07.7208668151798" table:style-name="ce5">
            <text:p><text:s/>4,908<text:s/></text:p>
          </table:table-cell>
          <table:table-cell office:value-type="float" office:value="1.005945522883779" table:style-name="ce6">
            <text:p>1.006</text:p>
          </table:table-cell>
          <table:table-cell office:value-type="float" office:value="4936.8998335360302" table:style-name="ce5">
            <text:p><text:s/>4,937<text:s/></text:p>
          </table:table-cell>
          <table:table-cell office:value-type="float" office:value="1.0323703648403169" table:style-name="ce6">
            <text:p>1.032</text:p>
          </table:table-cell>
          <table:table-cell office:value-type="float" office:value="5096.7090823276903" table:style-name="ce5">
            <text:p><text:s/>5,0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096.7090823276903" table:style-name="ce5">
            <text:p><text:s/>5,097<text:s/></text:p>
          </table:table-cell>
          <table:table-cell office:value-type="float" office:value="1.0376582256422164" table:style-name="ce6">
            <text:p>1.038</text:p>
          </table:table-cell>
          <table:table-cell office:value-type="float" office:value="5288.6421029827206" table:style-name="ce5">
            <text:p><text:s/>5,289<text:s/></text:p>
          </table:table-cell>
          <table:table-cell office:value-type="float" office:value="1.0207269087777138" table:style-name="ce6">
            <text:p>1.021</text:p>
          </table:table-cell>
          <table:table-cell office:value-type="float" office:value="5398.2593054092195" table:style-name="ce5">
            <text:p><text:s/>5,3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98.2593054092195" table:style-name="ce5">
            <text:p><text:s/>5,398<text:s/></text:p>
          </table:table-cell>
          <table:table-cell office:value-type="float" office:value="1.0132167873663178" table:style-name="ce6">
            <text:p>1.013</text:p>
          </table:table-cell>
          <table:table-cell office:value-type="float" office:value="5469.6069507970597" table:style-name="ce5">
            <text:p><text:s/>5,470<text:s/></text:p>
          </table:table-cell>
          <table:table-cell office:value-type="float" office:value="1.0722582412742867" table:style-name="ce6">
            <text:p>1.072</text:p>
          </table:table-cell>
          <table:table-cell office:value-type="float" office:value="5864.8311295232697" table:style-name="ce5">
            <text:p><text:s/>5,86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18.80411165161001" table:style-name="ce5">
            <text:p><text:s/>81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18.80411165161001" table:style-name="ce5">
            <text:p><text:s/>819<text:s/></text:p>
          </table:table-cell>
          <table:table-cell office:value-type="float" office:value="1.0601161137360333" table:style-name="ce6">
            <text:p>1.060</text:p>
          </table:table-cell>
          <table:table-cell office:value-type="float" office:value="868.02743275519003" table:style-name="ce5">
            <text:p><text:s/>868<text:s/></text:p>
          </table:table-cell>
          <table:table-cell office:value-type="float" office:value="1.058153042931071" table:style-name="ce6">
            <text:p>1.058</text:p>
          </table:table-cell>
          <table:table-cell office:value-type="float" office:value="918.50586931754992" table:style-name="ce5">
            <text:p><text:s/>91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18.50586931754992" table:style-name="ce5">
            <text:p><text:s/>919<text:s/></text:p>
          </table:table-cell>
          <table:table-cell office:value-type="float" office:value="1.0107080660373655" table:style-name="ce6">
            <text:p>1.011</text:p>
          </table:table-cell>
          <table:table-cell office:value-type="float" office:value="928.34129082190998" table:style-name="ce5">
            <text:p><text:s/>928<text:s/></text:p>
          </table:table-cell>
          <table:table-cell office:value-type="float" office:value="1.0730083874835985" table:style-name="ce6">
            <text:p>1.073</text:p>
          </table:table-cell>
          <table:table-cell office:value-type="float" office:value="996.11799149925992" table:style-name="ce5">
            <text:p><text:s/>9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6.11799149925992" table:style-name="ce5">
            <text:p><text:s/>996<text:s/></text:p>
          </table:table-cell>
          <table:table-cell office:value-type="float" office:value="1.0301241253928926" table:style-name="ce6">
            <text:p>1.030</text:p>
          </table:table-cell>
          <table:table-cell office:value-type="float" office:value="1026.1251747812998" table:style-name="ce5">
            <text:p><text:s/>1,026<text:s/></text:p>
          </table:table-cell>
          <table:table-cell office:value-type="float" office:value="0.95716352336723598" table:style-name="ce6">
            <text:p>0.957</text:p>
          </table:table-cell>
          <table:table-cell office:value-type="float" office:value="982.16958770948997" table:style-name="ce5">
            <text:p><text:s/>98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82.16958770948997" table:style-name="ce5">
            <text:p><text:s/>982<text:s/></text:p>
          </table:table-cell>
          <table:table-cell office:value-type="float" office:value="1.0286709260724323" table:style-name="ce6">
            <text:p>1.029</text:p>
          </table:table-cell>
          <table:table-cell office:value-type="float" office:value="1010.3292993493001" table:style-name="ce5">
            <text:p><text:s/>1,010<text:s/></text:p>
          </table:table-cell>
          <table:table-cell office:value-type="float" office:value="1.0625549927352442" table:style-name="ce6">
            <text:p>1.063</text:p>
          </table:table-cell>
          <table:table-cell office:value-type="float" office:value="1073.5304413302999" table:style-name="ce5">
            <text:p><text:s/>1,0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73.5304413302999" table:style-name="ce5">
            <text:p><text:s/>1,074<text:s/></text:p>
          </table:table-cell>
          <table:table-cell office:value-type="float" office:value="1.0325598737745953" table:style-name="ce6">
            <text:p>1.033</text:p>
          </table:table-cell>
          <table:table-cell office:value-type="float" office:value="1108.4844569932" table:style-name="ce5">
            <text:p><text:s/>1,108<text:s/></text:p>
          </table:table-cell>
          <table:table-cell office:value-type="float" office:value="1.0974119784334173" table:style-name="ce6">
            <text:p>1.097</text:p>
          </table:table-cell>
          <table:table-cell office:value-type="float" office:value="1216.4641210116001" table:style-name="ce5">
            <text:p><text:s/>1,2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16.4641210116001" table:style-name="ce5">
            <text:p><text:s/>1,216<text:s/></text:p>
          </table:table-cell>
          <table:table-cell office:value-type="float" office:value="1.1106001673744532" table:style-name="ce6">
            <text:p>1.111</text:p>
          </table:table-cell>
          <table:table-cell office:value-type="float" office:value="1351.0052564005" table:style-name="ce5">
            <text:p><text:s/>1,351<text:s/></text:p>
          </table:table-cell>
          <table:table-cell office:value-type="float" office:value="1.2146844998421817" table:style-name="ce6">
            <text:p>1.215</text:p>
          </table:table-cell>
          <table:table-cell office:value-type="float" office:value="1641.0451441549999" table:style-name="ce5">
            <text:p><text:s/>1,6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41.0451441549999" table:style-name="ce5">
            <text:p><text:s/>1,641<text:s/></text:p>
          </table:table-cell>
          <table:table-cell office:value-type="float" office:value="0.98518344830024773" table:style-name="ce6">
            <text:p>0.985</text:p>
          </table:table-cell>
          <table:table-cell office:value-type="float" office:value="1616.7305139349999" table:style-name="ce5">
            <text:p><text:s/>1,617<text:s/></text:p>
          </table:table-cell>
          <table:table-cell office:value-type="float" office:value="1.0957210562219413" table:style-name="ce6">
            <text:p>1.096</text:p>
          </table:table-cell>
          <table:table-cell office:value-type="float" office:value="1771.4856663551" table:style-name="ce5">
            <text:p><text:s/>1,7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71.4856663551" table:style-name="ce5">
            <text:p><text:s/>1,771<text:s/></text:p>
          </table:table-cell>
          <table:table-cell office:value-type="float" office:value="1.0136519332513483" table:style-name="ce6">
            <text:p>1.014</text:p>
          </table:table-cell>
          <table:table-cell office:value-type="float" office:value="1795.6698704279002" table:style-name="ce5">
            <text:p><text:s/>1,796<text:s/></text:p>
          </table:table-cell>
          <table:table-cell office:value-type="float" office:value="0.8947371335779789" table:style-name="ce6">
            <text:p>0.895</text:p>
          </table:table-cell>
          <table:table-cell office:value-type="float" office:value="1606.652512719" table:style-name="ce5">
            <text:p><text:s/>1,6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06.652512719" table:style-name="ce5">
            <text:p><text:s/>1,607<text:s/></text:p>
          </table:table-cell>
          <table:table-cell office:value-type="float" office:value="1.0456685135673034" table:style-name="ce6">
            <text:p>1.046</text:p>
          </table:table-cell>
          <table:table-cell office:value-type="float" office:value="1680.02594479405" table:style-name="ce5">
            <text:p><text:s/>1,680<text:s/></text:p>
          </table:table-cell>
          <table:table-cell office:value-type="float" office:value="1.0825262718434663" table:style-name="ce6">
            <text:p>1.083</text:p>
          </table:table-cell>
          <table:table-cell office:value-type="float" office:value="1818.6722226182001" table:style-name="ce5">
            <text:p><text:s/>1,81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18.6722226182001" table:style-name="ce5">
            <text:p><text:s/>1,819<text:s/></text:p>
          </table:table-cell>
          <table:table-cell office:value-type="float" office:value="1.1687184903434886" table:style-name="ce6">
            <text:p>1.169</text:p>
          </table:table-cell>
          <table:table-cell office:value-type="float" office:value="2125.51585444798" table:style-name="ce5">
            <text:p><text:s/>2,126<text:s/></text:p>
          </table:table-cell>
          <table:table-cell office:value-type="float" office:value="1.0389573808206738" table:style-name="ce6">
            <text:p>1.039</text:p>
          </table:table-cell>
          <table:table-cell office:value-type="float" office:value="2208.3203850300897" table:style-name="ce5">
            <text:p><text:s/>2,20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08.3203850300897" table:style-name="ce5">
            <text:p><text:s/>2,208<text:s/></text:p>
          </table:table-cell>
          <table:table-cell office:value-type="float" office:value="1.1948793454877318" table:style-name="ce6">
            <text:p>1.195</text:p>
          </table:table-cell>
          <table:table-cell office:value-type="float" office:value="2638.6764162919699" table:style-name="ce5">
            <text:p><text:s/>2,639<text:s/></text:p>
          </table:table-cell>
          <table:table-cell office:value-type="float" office:value="0.93225645297362958" table:style-name="ce6">
            <text:p>0.932</text:p>
          </table:table-cell>
          <table:table-cell office:value-type="float" office:value="2459.9231163975201" table:style-name="ce5">
            <text:p><text:s/>2,4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59.9231163975201" table:style-name="ce5">
            <text:p><text:s/>2,460<text:s/></text:p>
          </table:table-cell>
          <table:table-cell office:value-type="float" office:value="1.1091597915169014" table:style-name="ce6">
            <text:p>1.109</text:p>
          </table:table-cell>
          <table:table-cell office:value-type="float" office:value="2728.4478109310799" table:style-name="ce5">
            <text:p><text:s/>2,728<text:s/></text:p>
          </table:table-cell>
          <table:table-cell office:value-type="float" office:value="0.92915289608643992" table:style-name="ce6">
            <text:p>0.929</text:p>
          </table:table-cell>
          <table:table-cell office:value-type="float" office:value="2535.14518534732" table:style-name="ce5">
            <text:p><text:s/>2,5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35.14518534732" table:style-name="ce5">
            <text:p><text:s/>2,535<text:s/></text:p>
          </table:table-cell>
          <table:table-cell office:value-type="float" office:value="0.93022308940249321" table:style-name="ce6">
            <text:p>0.930</text:p>
          </table:table-cell>
          <table:table-cell office:value-type="float" office:value="2358.2505863976403" table:style-name="ce5">
            <text:p><text:s/>2,358<text:s/></text:p>
          </table:table-cell>
          <table:table-cell office:value-type="float" office:value="1.0778397305292804" table:style-name="ce6">
            <text:p>1.078</text:p>
          </table:table-cell>
          <table:table-cell office:value-type="float" office:value="2541.8161765633504" table:style-name="ce5">
            <text:p><text:s/>2,5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41.8161765633504" table:style-name="ce5">
            <text:p><text:s/>2,542<text:s/></text:p>
          </table:table-cell>
          <table:table-cell office:value-type="float" office:value="0.99214957086241007" table:style-name="ce6">
            <text:p>0.992</text:p>
          </table:table-cell>
          <table:table-cell office:value-type="float" office:value="2521.8618287884597" table:style-name="ce5">
            <text:p><text:s/>2,522<text:s/></text:p>
          </table:table-cell>
          <table:table-cell office:value-type="float" office:value="1.0365335606028709" table:style-name="ce6">
            <text:p>1.037</text:p>
          </table:table-cell>
          <table:table-cell office:value-type="float" office:value="2613.9944207425701" table:style-name="ce5">
            <text:p><text:s/>2,6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13.9944207425701" table:style-name="ce5">
            <text:p><text:s/>2,614<text:s/></text:p>
          </table:table-cell>
          <table:table-cell office:value-type="float" office:value="1.0413258908731193" table:style-name="ce6">
            <text:p>1.041</text:p>
          </table:table-cell>
          <table:table-cell office:value-type="float" office:value="2722.0200689171202" table:style-name="ce5">
            <text:p><text:s/>2,722<text:s/></text:p>
          </table:table-cell>
          <table:table-cell office:value-type="float" office:value="0.97363915677024915" table:style-name="ce6">
            <text:p>0.974</text:p>
          </table:table-cell>
          <table:table-cell office:value-type="float" office:value="2650.2653246121604" table:style-name="ce5">
            <text:p><text:s/>2,6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50.2653246121604" table:style-name="ce5">
            <text:p><text:s/>2,650<text:s/></text:p>
          </table:table-cell>
          <table:table-cell office:value-type="float" office:value="1.0197887763632854" table:style-name="ce6">
            <text:p>1.020</text:p>
          </table:table-cell>
          <table:table-cell office:value-type="float" office:value="2702.7108324242799" table:style-name="ce5">
            <text:p><text:s/>2,703<text:s/></text:p>
          </table:table-cell>
          <table:table-cell office:value-type="float" office:value="1.0631120967613239" table:style-name="ce6">
            <text:p>1.063</text:p>
          </table:table-cell>
          <table:table-cell office:value-type="float" office:value="2873.2845799981196" table:style-name="ce5">
            <text:p><text:s/>2,8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82.32985640138997" table:style-name="ce5">
            <text:p><text:s/>88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82.32985640138997" table:style-name="ce5">
            <text:p><text:s/>882<text:s/></text:p>
          </table:table-cell>
          <table:table-cell office:value-type="float" office:value="1.0310266935392767" table:style-name="ce6">
            <text:p>1.031</text:p>
          </table:table-cell>
          <table:table-cell office:value-type="float" office:value="909.70563445650998" table:style-name="ce5">
            <text:p><text:s/>910<text:s/></text:p>
          </table:table-cell>
          <table:table-cell office:value-type="float" office:value="1.0763289310078024" table:style-name="ce6">
            <text:p>1.076</text:p>
          </table:table-cell>
          <table:table-cell office:value-type="float" office:value="979.14249306634997" table:style-name="ce5">
            <text:p><text:s/>97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79.14249306634997" table:style-name="ce5">
            <text:p><text:s/>979<text:s/></text:p>
          </table:table-cell>
          <table:table-cell office:value-type="float" office:value="1.0476762339769852" table:style-name="ce6">
            <text:p>1.048</text:p>
          </table:table-cell>
          <table:table-cell office:value-type="float" office:value="1025.8243196625899" table:style-name="ce5">
            <text:p><text:s/>1,026<text:s/></text:p>
          </table:table-cell>
          <table:table-cell office:value-type="float" office:value="1.0411179845480012" table:style-name="ce6">
            <text:p>1.041</text:p>
          </table:table-cell>
          <table:table-cell office:value-type="float" office:value="1068.0041481874403" table:style-name="ce5">
            <text:p><text:s/>1,0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68.0041481874403" table:style-name="ce5">
            <text:p><text:s/>1,068<text:s/></text:p>
          </table:table-cell>
          <table:table-cell office:value-type="float" office:value="1.0507494982074239" table:style-name="ce6">
            <text:p>1.051</text:p>
          </table:table-cell>
          <table:table-cell office:value-type="float" office:value="1122.2048227913999" table:style-name="ce5">
            <text:p><text:s/>1,122<text:s/></text:p>
          </table:table-cell>
          <table:table-cell office:value-type="float" office:value="1.1605752822341118" table:style-name="ce6">
            <text:p>1.161</text:p>
          </table:table-cell>
          <table:table-cell office:value-type="float" office:value="1302.4031789356102" table:style-name="ce5">
            <text:p><text:s/>1,30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02.4031789356102" table:style-name="ce5">
            <text:p><text:s/>1,302<text:s/></text:p>
          </table:table-cell>
          <table:table-cell office:value-type="float" office:value="1.0169179189099471" table:style-name="ce6">
            <text:p>1.017</text:p>
          </table:table-cell>
          <table:table-cell office:value-type="float" office:value="1324.4371303049002" table:style-name="ce5">
            <text:p><text:s/>1,324<text:s/></text:p>
          </table:table-cell>
          <table:table-cell office:value-type="float" office:value="1.0151589714982379" table:style-name="ce6">
            <text:p>1.015</text:p>
          </table:table-cell>
          <table:table-cell office:value-type="float" office:value="1344.5142350143999" table:style-name="ce5">
            <text:p><text:s/>1,3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44.5142350143999" table:style-name="ce5">
            <text:p><text:s/>1,345<text:s/></text:p>
          </table:table-cell>
          <table:table-cell office:value-type="float" office:value="1.0400279561622667" table:style-name="ce6">
            <text:p>1.040</text:p>
          </table:table-cell>
          <table:table-cell office:value-type="float" office:value="1398.3323918731001" table:style-name="ce5">
            <text:p><text:s/>1,398<text:s/></text:p>
          </table:table-cell>
          <table:table-cell office:value-type="float" office:value="1.1233019782996967" table:style-name="ce6">
            <text:p>1.123</text:p>
          </table:table-cell>
          <table:table-cell office:value-type="float" office:value="1570.7495421116" table:style-name="ce5">
            <text:p><text:s/>1,5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70.7495421116" table:style-name="ce5">
            <text:p><text:s/>1,571<text:s/></text:p>
          </table:table-cell>
          <table:table-cell office:value-type="float" office:value="1.1190345480713284" table:style-name="ce6">
            <text:p>1.119</text:p>
          </table:table-cell>
          <table:table-cell office:value-type="float" office:value="1757.7230039901001" table:style-name="ce5">
            <text:p><text:s/>1,758<text:s/></text:p>
          </table:table-cell>
          <table:table-cell office:value-type="float" office:value="0.83867020414463589" table:style-name="ce6">
            <text:p>0.839</text:p>
          </table:table-cell>
          <table:table-cell office:value-type="float" office:value="1474.1499105860998" table:style-name="ce5">
            <text:p><text:s/>1,4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74.1499105860998" table:style-name="ce5">
            <text:p><text:s/>1,474<text:s/></text:p>
          </table:table-cell>
          <table:table-cell office:value-type="float" office:value="0.96812989156847651" table:style-name="ce6">
            <text:p>0.968</text:p>
          </table:table-cell>
          <table:table-cell office:value-type="float" office:value="1427.1685930914002" table:style-name="ce5">
            <text:p><text:s/>1,427<text:s/></text:p>
          </table:table-cell>
          <table:table-cell office:value-type="float" office:value="1.093190237352345" table:style-name="ce6">
            <text:p>1.093</text:p>
          </table:table-cell>
          <table:table-cell office:value-type="float" office:value="1560.1667730234001" table:style-name="ce5">
            <text:p><text:s/>1,5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60.1667730234001" table:style-name="ce5">
            <text:p><text:s/>1,560<text:s/></text:p>
          </table:table-cell>
          <table:table-cell office:value-type="float" office:value="1.0447940243639913" table:style-name="ce6">
            <text:p>1.045</text:p>
          </table:table-cell>
          <table:table-cell office:value-type="float" office:value="1630.0529214661001" table:style-name="ce5">
            <text:p><text:s/>1,630<text:s/></text:p>
          </table:table-cell>
          <table:table-cell office:value-type="float" office:value="0.98242649099567536" table:style-name="ce6">
            <text:p>0.982</text:p>
          </table:table-cell>
          <table:table-cell office:value-type="float" office:value="1601.4071717731897" table:style-name="ce5">
            <text:p><text:s/>1,6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01.4071717731897" table:style-name="ce5">
            <text:p><text:s/>1,601<text:s/></text:p>
          </table:table-cell>
          <table:table-cell office:value-type="float" office:value="1.0921969108229592" table:style-name="ce6">
            <text:p>1.092</text:p>
          </table:table-cell>
          <table:table-cell office:value-type="float" office:value="1749.0519659804099" table:style-name="ce5">
            <text:p><text:s/>1,749<text:s/></text:p>
          </table:table-cell>
          <table:table-cell office:value-type="float" office:value="0.98329873904436238" table:style-name="ce6">
            <text:p>0.983</text:p>
          </table:table-cell>
          <table:table-cell office:value-type="float" office:value="1719.8405926716" table:style-name="ce5">
            <text:p><text:s/>1,72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19.8405926716" table:style-name="ce5">
            <text:p><text:s/>1,720<text:s/></text:p>
          </table:table-cell>
          <table:table-cell office:value-type="float" office:value="1.1514067860156338" table:style-name="ce6">
            <text:p>1.151</text:p>
          </table:table-cell>
          <table:table-cell office:value-type="float" office:value="1980.2361292672301" table:style-name="ce5">
            <text:p><text:s/>1,980<text:s/></text:p>
          </table:table-cell>
          <table:table-cell office:value-type="float" office:value="1.0629328830553888" table:style-name="ce6">
            <text:p>1.063</text:p>
          </table:table-cell>
          <table:table-cell office:value-type="float" office:value="2104.8580980124602" table:style-name="ce5">
            <text:p><text:s/>2,10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04.8580980124602" table:style-name="ce5">
            <text:p><text:s/>2,105<text:s/></text:p>
          </table:table-cell>
          <table:table-cell office:value-type="float" office:value="1.1655783900818797" table:style-name="ce6">
            <text:p>1.166</text:p>
          </table:table-cell>
          <table:table-cell office:value-type="float" office:value="2453.3771132321704" table:style-name="ce5">
            <text:p><text:s/>2,453<text:s/></text:p>
          </table:table-cell>
          <table:table-cell office:value-type="float" office:value="0.89185287078535558" table:style-name="ce6">
            <text:p>0.892</text:p>
          </table:table-cell>
          <table:table-cell office:value-type="float" office:value="2188.0514215551998" table:style-name="ce5">
            <text:p><text:s/>2,1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88.0514215551998" table:style-name="ce5">
            <text:p><text:s/>2,188<text:s/></text:p>
          </table:table-cell>
          <table:table-cell office:value-type="float" office:value="1.0923217654461299" table:style-name="ce6">
            <text:p>1.092</text:p>
          </table:table-cell>
          <table:table-cell office:value-type="float" office:value="2390.0561916800898" table:style-name="ce5">
            <text:p><text:s/>2,390<text:s/></text:p>
          </table:table-cell>
          <table:table-cell office:value-type="float" office:value="1.1244718729651944" table:style-name="ce6">
            <text:p>1.124</text:p>
          </table:table-cell>
          <table:table-cell office:value-type="float" office:value="2687.55096235057" table:style-name="ce5">
            <text:p><text:s/>2,68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87.55096235057" table:style-name="ce5">
            <text:p><text:s/>2,688<text:s/></text:p>
          </table:table-cell>
          <table:table-cell office:value-type="float" office:value="0.9687627634785666" table:style-name="ce6">
            <text:p>0.969</text:p>
          </table:table-cell>
          <table:table-cell office:value-type="float" office:value="2603.5992972762192" table:style-name="ce5">
            <text:p><text:s/>2,604<text:s/></text:p>
          </table:table-cell>
          <table:table-cell office:value-type="float" office:value="0.90870538055796213" table:style-name="ce6">
            <text:p>0.909</text:p>
          </table:table-cell>
          <table:table-cell office:value-type="float" office:value="2365.9046902518298" table:style-name="ce5">
            <text:p><text:s/>2,3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65.9046902518298" table:style-name="ce5">
            <text:p><text:s/>2,366<text:s/></text:p>
          </table:table-cell>
          <table:table-cell office:value-type="float" office:value="1.0207672416806066" table:style-name="ce6">
            <text:p>1.021</text:p>
          </table:table-cell>
          <table:table-cell office:value-type="float" office:value="2415.0380047475701" table:style-name="ce5">
            <text:p><text:s/>2,415<text:s/></text:p>
          </table:table-cell>
          <table:table-cell office:value-type="float" office:value="1.0280230193912099" table:style-name="ce6">
            <text:p>1.028</text:p>
          </table:table-cell>
          <table:table-cell office:value-type="float" office:value="2482.7146615851202" table:style-name="ce5">
            <text:p><text:s/>2,48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82.7146615851202" table:style-name="ce5">
            <text:p><text:s/>2,483<text:s/></text:p>
          </table:table-cell>
          <table:table-cell office:value-type="float" office:value="1.03379662342144" table:style-name="ce6">
            <text:p>1.034</text:p>
          </table:table-cell>
          <table:table-cell office:value-type="float" office:value="2566.6220340656005" table:style-name="ce5">
            <text:p><text:s/>2,567<text:s/></text:p>
          </table:table-cell>
          <table:table-cell office:value-type="float" office:value="1.070665623657941" table:style-name="ce6">
            <text:p>1.071</text:p>
          </table:table-cell>
          <table:table-cell office:value-type="float" office:value="2747.9939807970595" table:style-name="ce5">
            <text:p><text:s/>2,7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47.9939807970595" table:style-name="ce5">
            <text:p><text:s/>2,748<text:s/></text:p>
          </table:table-cell>
          <table:table-cell office:value-type="float" office:value="1.0068785221902989" table:style-name="ce6">
            <text:p>1.007</text:p>
          </table:table-cell>
          <table:table-cell office:value-type="float" office:value="2766.8961183727797" table:style-name="ce5">
            <text:p><text:s/>2,767<text:s/></text:p>
          </table:table-cell>
          <table:table-cell office:value-type="float" office:value="1.0811922173950237" table:style-name="ce6">
            <text:p>1.081</text:p>
          </table:table-cell>
          <table:table-cell office:value-type="float" office:value="2991.5465495251497" table:style-name="ce5">
            <text:p><text:s/>2,99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50.9277242676999" table:style-name="ce5">
            <text:p><text:s/>1,8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50.9277242676999" table:style-name="ce5">
            <text:p><text:s/>1,851<text:s/></text:p>
          </table:table-cell>
          <table:table-cell office:value-type="float" office:value="0.97207895778034958" table:style-name="ce6">
            <text:p>0.972</text:p>
          </table:table-cell>
          <table:table-cell office:value-type="float" office:value="1799.2478931328999" table:style-name="ce5">
            <text:p><text:s/>1,799<text:s/></text:p>
          </table:table-cell>
          <table:table-cell office:value-type="float" office:value="1.0701690790453378" table:style-name="ce6">
            <text:p>1.070</text:p>
          </table:table-cell>
          <table:table-cell office:value-type="float" office:value="1925.4994607683" table:style-name="ce5">
            <text:p><text:s/>1,9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25.4994607683" table:style-name="ce5">
            <text:p><text:s/>1,925<text:s/></text:p>
          </table:table-cell>
          <table:table-cell office:value-type="float" office:value="1.0340759606219363" table:style-name="ce6">
            <text:p>1.034</text:p>
          </table:table-cell>
          <table:table-cell office:value-type="float" office:value="1991.112704571" table:style-name="ce5">
            <text:p><text:s/>1,991<text:s/></text:p>
          </table:table-cell>
          <table:table-cell office:value-type="float" office:value="0.96141506543239452" table:style-name="ce6">
            <text:p>0.961</text:p>
          </table:table-cell>
          <table:table-cell office:value-type="float" office:value="1914.2857511484001" table:style-name="ce5">
            <text:p><text:s/>1,9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14.2857511484001" table:style-name="ce5">
            <text:p><text:s/>1,914<text:s/></text:p>
          </table:table-cell>
          <table:table-cell office:value-type="float" office:value="1.0516080302669197" table:style-name="ce6">
            <text:p>1.052</text:p>
          </table:table-cell>
          <table:table-cell office:value-type="float" office:value="2013.0782681332" table:style-name="ce5">
            <text:p><text:s/>2,013<text:s/></text:p>
          </table:table-cell>
          <table:table-cell office:value-type="float" office:value="1.0570908877712326" table:style-name="ce6">
            <text:p>1.057</text:p>
          </table:table-cell>
          <table:table-cell office:value-type="float" office:value="2128.0066936139001" table:style-name="ce5">
            <text:p><text:s/>2,1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28.0066936139001" table:style-name="ce5">
            <text:p><text:s/>2,128<text:s/></text:p>
          </table:table-cell>
          <table:table-cell office:value-type="float" office:value="1.1427078443978333" table:style-name="ce6">
            <text:p>1.143</text:p>
          </table:table-cell>
          <table:table-cell office:value-type="float" office:value="2431.6899417237" table:style-name="ce5">
            <text:p><text:s/>2,432<text:s/></text:p>
          </table:table-cell>
          <table:table-cell office:value-type="float" office:value="0.99354250838436697" table:style-name="ce6">
            <text:p>0.994</text:p>
          </table:table-cell>
          <table:table-cell office:value-type="float" office:value="2415.9873243132001" table:style-name="ce5">
            <text:p><text:s/>2,4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15.9873243132001" table:style-name="ce5">
            <text:p><text:s/>2,416<text:s/></text:p>
          </table:table-cell>
          <table:table-cell office:value-type="float" office:value="1.1179520966025389" table:style-name="ce6">
            <text:p>1.118</text:p>
          </table:table-cell>
          <table:table-cell office:value-type="float" office:value="2700.9580945810999" table:style-name="ce5">
            <text:p><text:s/>2,701<text:s/></text:p>
          </table:table-cell>
          <table:table-cell office:value-type="float" office:value="1.0306692062699874" table:style-name="ce6">
            <text:p>1.031</text:p>
          </table:table-cell>
          <table:table-cell office:value-type="float" office:value="2783.7943355103998" table:style-name="ce5">
            <text:p><text:s/>2,7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83.7943355103998" table:style-name="ce5">
            <text:p><text:s/>2,784<text:s/></text:p>
          </table:table-cell>
          <table:table-cell office:value-type="float" office:value="1.1632642960173889" table:style-name="ce6">
            <text:p>1.163</text:p>
          </table:table-cell>
          <table:table-cell office:value-type="float" office:value="3238.2885579547001" table:style-name="ce5">
            <text:p><text:s/>3,238<text:s/></text:p>
          </table:table-cell>
          <table:table-cell office:value-type="float" office:value="0.90966614204493257" table:style-name="ce6">
            <text:p>0.910</text:p>
          </table:table-cell>
          <table:table-cell office:value-type="float" office:value="2945.7614593428998" table:style-name="ce5">
            <text:p><text:s/>2,9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45.7614593428998" table:style-name="ce5">
            <text:p><text:s/>2,946<text:s/></text:p>
          </table:table-cell>
          <table:table-cell office:value-type="float" office:value="1.1228395554536239" table:style-name="ce6">
            <text:p>1.123</text:p>
          </table:table-cell>
          <table:table-cell office:value-type="float" office:value="3307.6174874809999" table:style-name="ce5">
            <text:p><text:s/>3,308<text:s/></text:p>
          </table:table-cell>
          <table:table-cell office:value-type="float" office:value="1.0189180327698517" table:style-name="ce6">
            <text:p>1.019</text:p>
          </table:table-cell>
          <table:table-cell office:value-type="float" office:value="3370.1911034993" table:style-name="ce5">
            <text:p><text:s/>3,3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70.1911034993" table:style-name="ce5">
            <text:p><text:s/>3,370<text:s/></text:p>
          </table:table-cell>
          <table:table-cell office:value-type="float" office:value="1.1125549692257914" table:style-name="ce6">
            <text:p>1.113</text:p>
          </table:table-cell>
          <table:table-cell office:value-type="float" office:value="3749.5228594387004" table:style-name="ce5">
            <text:p><text:s/>3,750<text:s/></text:p>
          </table:table-cell>
          <table:table-cell office:value-type="float" office:value="1.1459553609101545" table:style-name="ce6">
            <text:p>1.146</text:p>
          </table:table-cell>
          <table:table-cell office:value-type="float" office:value="4296.7858216289505" table:style-name="ce5">
            <text:p><text:s/>4,2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96.7858216289505" table:style-name="ce5">
            <text:p><text:s/>4,297<text:s/></text:p>
          </table:table-cell>
          <table:table-cell office:value-type="float" office:value="1.0932817051816603" table:style-name="ce6">
            <text:p>1.093</text:p>
          </table:table-cell>
          <table:table-cell office:value-type="float" office:value="4697.5973298708805" table:style-name="ce5">
            <text:p><text:s/>4,698<text:s/></text:p>
          </table:table-cell>
          <table:table-cell office:value-type="float" office:value="1.0497872837432596" table:style-name="ce6">
            <text:p>1.050</text:p>
          </table:table-cell>
          <table:table-cell office:value-type="float" office:value="4931.47794104474" table:style-name="ce5">
            <text:p><text:s/>4,93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931.47794104474" table:style-name="ce5">
            <text:p><text:s/>4,931<text:s/></text:p>
          </table:table-cell>
          <table:table-cell office:value-type="float" office:value="1.0936428268161202" table:style-name="ce6">
            <text:p>1.094</text:p>
          </table:table-cell>
          <table:table-cell office:value-type="float" office:value="5393.2754758255096" table:style-name="ce5">
            <text:p><text:s/>5,393<text:s/></text:p>
          </table:table-cell>
          <table:table-cell office:value-type="float" office:value="1.0591539537063566" table:style-name="ce6">
            <text:p>1.059</text:p>
          </table:table-cell>
          <table:table-cell office:value-type="float" office:value="5712.3090436481198" table:style-name="ce5">
            <text:p><text:s/>5,71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712.3090436481198" table:style-name="ce5">
            <text:p><text:s/>5,712<text:s/></text:p>
          </table:table-cell>
          <table:table-cell office:value-type="float" office:value="0.99431682946234512" table:style-name="ce6">
            <text:p>0.994</text:p>
          </table:table-cell>
          <table:table-cell office:value-type="float" office:value="5679.8450171892791" table:style-name="ce5">
            <text:p><text:s/>5,680<text:s/></text:p>
          </table:table-cell>
          <table:table-cell office:value-type="float" office:value="1.0387718568989559" table:style-name="ce6">
            <text:p>1.039</text:p>
          </table:table-cell>
          <table:table-cell office:value-type="float" office:value="5900.0631554039901" table:style-name="ce5">
            <text:p><text:s/>5,90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900.0631554039901" table:style-name="ce5">
            <text:p><text:s/>5,900<text:s/></text:p>
          </table:table-cell>
          <table:table-cell office:value-type="float" office:value="1.0473906416206311" table:style-name="ce6">
            <text:p>1.047</text:p>
          </table:table-cell>
          <table:table-cell office:value-type="float" office:value="6179.6709339408299" table:style-name="ce5">
            <text:p><text:s/>6,180<text:s/></text:p>
          </table:table-cell>
          <table:table-cell office:value-type="float" office:value="1.1103383472356034" table:style-name="ce6">
            <text:p>1.110</text:p>
          </table:table-cell>
          <table:table-cell office:value-type="float" office:value="6861.52561125176" table:style-name="ce5">
            <text:p><text:s/>6,86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861.52561125176" table:style-name="ce5">
            <text:p><text:s/>6,862<text:s/></text:p>
          </table:table-cell>
          <table:table-cell office:value-type="float" office:value="1.0980948064269747" table:style-name="ce6">
            <text:p>1.098</text:p>
          </table:table-cell>
          <table:table-cell office:value-type="float" office:value="7534.60563788123" table:style-name="ce5">
            <text:p><text:s/>7,535<text:s/></text:p>
          </table:table-cell>
          <table:table-cell office:value-type="float" office:value="1.1388004484212428" table:style-name="ce6">
            <text:p>1.139</text:p>
          </table:table-cell>
          <table:table-cell office:value-type="float" office:value="8580.4122790963702" table:style-name="ce5">
            <text:p><text:s/>8,58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580.4122790963702" table:style-name="ce5">
            <text:p><text:s/>8,580<text:s/></text:p>
          </table:table-cell>
          <table:table-cell office:value-type="float" office:value="0.95666819096642686" table:style-name="ce6">
            <text:p>0.957</text:p>
          </table:table-cell>
          <table:table-cell office:value-type="float" office:value="8208.6074927892405" table:style-name="ce5">
            <text:p><text:s/>8,209<text:s/></text:p>
          </table:table-cell>
          <table:table-cell office:value-type="float" office:value="1.1624475587927297" table:style-name="ce6">
            <text:p>1.162</text:p>
          </table:table-cell>
          <table:table-cell office:value-type="float" office:value="9542.07574108056" table:style-name="ce5">
            <text:p><text:s/>9,54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542.07574108056" table:style-name="ce5">
            <text:p><text:s/>9,542<text:s/></text:p>
          </table:table-cell>
          <table:table-cell office:value-type="float" office:value="0.96276003873212912" table:style-name="ce6">
            <text:p>0.963</text:p>
          </table:table-cell>
          <table:table-cell office:value-type="float" office:value="9186.7292100676314" table:style-name="ce5">
            <text:p><text:s/>9,187<text:s/></text:p>
          </table:table-cell>
          <table:table-cell office:value-type="float" office:value="0.97946331856396462" table:style-name="ce6">
            <text:p>0.979</text:p>
          </table:table-cell>
          <table:table-cell office:value-type="float" office:value="8998.0642788413497" table:style-name="ce5">
            <text:p><text:s/>8,9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998.0642788413497" table:style-name="ce5">
            <text:p><text:s/>8,998<text:s/></text:p>
          </table:table-cell>
          <table:table-cell office:value-type="float" office:value="0.96223750511250361" table:style-name="ce6">
            <text:p>0.962</text:p>
          </table:table-cell>
          <table:table-cell office:value-type="float" office:value="8658.2749225142397" table:style-name="ce5">
            <text:p><text:s/>8,658<text:s/></text:p>
          </table:table-cell>
          <table:table-cell office:value-type="float" office:value="0.97706612062867837" table:style-name="ce6">
            <text:p>0.977</text:p>
          </table:table-cell>
          <table:table-cell office:value-type="float" office:value="8459.7070898775601" table:style-name="ce5">
            <text:p><text:s/>8,4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7.64115895774" table:style-name="ce5">
            <text:p><text:s/>58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87.64115895774" table:style-name="ce5">
            <text:p><text:s/>588<text:s/></text:p>
          </table:table-cell>
          <table:table-cell office:value-type="float" office:value="0.97292399264243135" table:style-name="ce6">
            <text:p>0.973</text:p>
          </table:table-cell>
          <table:table-cell office:value-type="float" office:value="571.73018261418997" table:style-name="ce5">
            <text:p><text:s/>572<text:s/></text:p>
          </table:table-cell>
          <table:table-cell office:value-type="float" office:value="1.0737160802008425" table:style-name="ce6">
            <text:p>1.074</text:p>
          </table:table-cell>
          <table:table-cell office:value-type="float" office:value="613.87589060901996" table:style-name="ce5">
            <text:p><text:s/>61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13.87589060901996" table:style-name="ce5">
            <text:p><text:s/>614<text:s/></text:p>
          </table:table-cell>
          <table:table-cell office:value-type="float" office:value="1.0282970022801294" table:style-name="ce6">
            <text:p>1.028</text:p>
          </table:table-cell>
          <table:table-cell office:value-type="float" office:value="631.24673808529997" table:style-name="ce5">
            <text:p><text:s/>631<text:s/></text:p>
          </table:table-cell>
          <table:table-cell office:value-type="float" office:value="1.0278493677085971" table:style-name="ce6">
            <text:p>1.028</text:p>
          </table:table-cell>
          <table:table-cell office:value-type="float" office:value="648.82656060908994" table:style-name="ce5">
            <text:p><text:s/>6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48.82656060908994" table:style-name="ce5">
            <text:p><text:s/>649<text:s/></text:p>
          </table:table-cell>
          <table:table-cell office:value-type="float" office:value="1.0597695662869673" table:style-name="ce6">
            <text:p>1.060</text:p>
          </table:table-cell>
          <table:table-cell office:value-type="float" office:value="687.60664273216003" table:style-name="ce5">
            <text:p><text:s/>688<text:s/></text:p>
          </table:table-cell>
          <table:table-cell office:value-type="float" office:value="1.0115210402271606" table:style-name="ce6">
            <text:p>1.012</text:p>
          </table:table-cell>
          <table:table-cell office:value-type="float" office:value="695.52858652354007" table:style-name="ce5">
            <text:p><text:s/>69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95.52858652354007" table:style-name="ce5">
            <text:p><text:s/>696<text:s/></text:p>
          </table:table-cell>
          <table:table-cell office:value-type="float" office:value="1.157574524552228" table:style-name="ce6">
            <text:p>1.158</text:p>
          </table:table-cell>
          <table:table-cell office:value-type="float" office:value="805.12617285747001" table:style-name="ce5">
            <text:p><text:s/>805<text:s/></text:p>
          </table:table-cell>
          <table:table-cell office:value-type="float" office:value="1.0461710916769695" table:style-name="ce6">
            <text:p>1.046</text:p>
          </table:table-cell>
          <table:table-cell office:value-type="float" office:value="842.29972719599994" table:style-name="ce5">
            <text:p><text:s/>8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42.29972719599994" table:style-name="ce5">
            <text:p><text:s/>842<text:s/></text:p>
          </table:table-cell>
          <table:table-cell office:value-type="float" office:value="1.1173038822819403" table:style-name="ce6">
            <text:p>1.117</text:p>
          </table:table-cell>
          <table:table-cell office:value-type="float" office:value="941.10475524110996" table:style-name="ce5">
            <text:p><text:s/>941<text:s/></text:p>
          </table:table-cell>
          <table:table-cell office:value-type="float" office:value="1.0554497947638364" table:style-name="ce6">
            <text:p>1.055</text:p>
          </table:table-cell>
          <table:table-cell office:value-type="float" office:value="993.28882077049991" table:style-name="ce5">
            <text:p><text:s/>9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93.28882077049991" table:style-name="ce5">
            <text:p><text:s/>993<text:s/></text:p>
          </table:table-cell>
          <table:table-cell office:value-type="float" office:value="1.161012434201605" table:style-name="ce6">
            <text:p>1.161</text:p>
          </table:table-cell>
          <table:table-cell office:value-type="float" office:value="1153.220671668" table:style-name="ce5">
            <text:p><text:s/>1,153<text:s/></text:p>
          </table:table-cell>
          <table:table-cell office:value-type="float" office:value="0.99719073403287672" table:style-name="ce6">
            <text:p>0.997</text:p>
          </table:table-cell>
          <table:table-cell office:value-type="float" office:value="1149.9809680824999" table:style-name="ce5">
            <text:p><text:s/>1,1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49.9809680824999" table:style-name="ce5">
            <text:p><text:s/>1,150<text:s/></text:p>
          </table:table-cell>
          <table:table-cell office:value-type="float" office:value="1.129024109968449" table:style-name="ce6">
            <text:p>1.129</text:p>
          </table:table-cell>
          <table:table-cell office:value-type="float" office:value="1298.35623897" table:style-name="ce5">
            <text:p><text:s/>1,298<text:s/></text:p>
          </table:table-cell>
          <table:table-cell office:value-type="float" office:value="1.0325625534788045" table:style-name="ce6">
            <text:p>1.033</text:p>
          </table:table-cell>
          <table:table-cell office:value-type="float" office:value="1340.6340334360002" table:style-name="ce5">
            <text:p><text:s/>1,3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40.6340334360002" table:style-name="ce5">
            <text:p><text:s/>1,341<text:s/></text:p>
          </table:table-cell>
          <table:table-cell office:value-type="float" office:value="1.1178757623574413" table:style-name="ce6">
            <text:p>1.118</text:p>
          </table:table-cell>
          <table:table-cell office:value-type="float" office:value="1498.6622921696001" table:style-name="ce5">
            <text:p><text:s/>1,499<text:s/></text:p>
          </table:table-cell>
          <table:table-cell office:value-type="float" office:value="1.1400723788386433" table:style-name="ce6">
            <text:p>1.140</text:p>
          </table:table-cell>
          <table:table-cell office:value-type="float" office:value="1708.5834845095699" table:style-name="ce5">
            <text:p><text:s/>1,7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08.5834845095699" table:style-name="ce5">
            <text:p><text:s/>1,709<text:s/></text:p>
          </table:table-cell>
          <table:table-cell office:value-type="float" office:value="1.0917759229122594" table:style-name="ce6">
            <text:p>1.092</text:p>
          </table:table-cell>
          <table:table-cell office:value-type="float" office:value="1865.39031067308" table:style-name="ce5">
            <text:p><text:s/>1,865<text:s/></text:p>
          </table:table-cell>
          <table:table-cell office:value-type="float" office:value="1.0937784587707167" table:style-name="ce6">
            <text:p>1.094</text:p>
          </table:table-cell>
          <table:table-cell office:value-type="float" office:value="2040.3237390138299" table:style-name="ce5">
            <text:p><text:s/>2,0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40.3237390138299" table:style-name="ce5">
            <text:p><text:s/>2,040<text:s/></text:p>
          </table:table-cell>
          <table:table-cell office:value-type="float" office:value="1.1184211994995967" table:style-name="ce6">
            <text:p>1.118</text:p>
          </table:table-cell>
          <table:table-cell office:value-type="float" office:value="2281.9413235553498" table:style-name="ce5">
            <text:p><text:s/>2,282<text:s/></text:p>
          </table:table-cell>
          <table:table-cell office:value-type="float" office:value="1.0213961508490366" table:style-name="ce6">
            <text:p>1.021</text:p>
          </table:table-cell>
          <table:table-cell office:value-type="float" office:value="2330.7660843427902" table:style-name="ce5">
            <text:p><text:s/>2,33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30.7660843427902" table:style-name="ce5">
            <text:p><text:s/>2,331<text:s/></text:p>
          </table:table-cell>
          <table:table-cell office:value-type="float" office:value="0.99709693887502748" table:style-name="ce6">
            <text:p>0.997</text:p>
          </table:table-cell>
          <table:table-cell office:value-type="float" office:value="2323.99972793193" table:style-name="ce5">
            <text:p><text:s/>2,324<text:s/></text:p>
          </table:table-cell>
          <table:table-cell office:value-type="float" office:value="1.0436540894987494" table:style-name="ce6">
            <text:p>1.044</text:p>
          </table:table-cell>
          <table:table-cell office:value-type="float" office:value="2425.4518200501398" table:style-name="ce5">
            <text:p><text:s/>2,4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25.4518200501398" table:style-name="ce5">
            <text:p><text:s/>2,425<text:s/></text:p>
          </table:table-cell>
          <table:table-cell office:value-type="float" office:value="1.0670223212642251" table:style-name="ce6">
            <text:p>1.067</text:p>
          </table:table-cell>
          <table:table-cell office:value-type="float" office:value="2588.01123114444" table:style-name="ce5">
            <text:p><text:s/>2,588<text:s/></text:p>
          </table:table-cell>
          <table:table-cell office:value-type="float" office:value="1.0486281798678663" table:style-name="ce6">
            <text:p>1.049</text:p>
          </table:table-cell>
          <table:table-cell office:value-type="float" office:value="2713.8615067925903" table:style-name="ce5">
            <text:p><text:s/>2,7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13.8615067925903" table:style-name="ce5">
            <text:p><text:s/>2,714<text:s/></text:p>
          </table:table-cell>
          <table:table-cell office:value-type="float" office:value="1.1507198375277781" table:style-name="ce6">
            <text:p>1.151</text:p>
          </table:table-cell>
          <table:table-cell office:value-type="float" office:value="3122.8942721692601" table:style-name="ce5">
            <text:p><text:s/>3,123<text:s/></text:p>
          </table:table-cell>
          <table:table-cell office:value-type="float" office:value="1.1238017216989808" table:style-name="ce6">
            <text:p>1.124</text:p>
          </table:table-cell>
          <table:table-cell office:value-type="float" office:value="3509.5139597477" table:style-name="ce5">
            <text:p><text:s/>3,5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09.5139597477" table:style-name="ce5">
            <text:p><text:s/>3,510<text:s/></text:p>
          </table:table-cell>
          <table:table-cell office:value-type="float" office:value="0.95232954929822311" table:style-name="ce6">
            <text:p>0.952</text:p>
          </table:table-cell>
          <table:table-cell office:value-type="float" office:value="3342.2138475423499" table:style-name="ce5">
            <text:p><text:s/>3,342<text:s/></text:p>
          </table:table-cell>
          <table:table-cell office:value-type="float" office:value="1.0839784062877393" table:style-name="ce6">
            <text:p>1.084</text:p>
          </table:table-cell>
          <table:table-cell office:value-type="float" office:value="3622.8876399317696" table:style-name="ce5">
            <text:p><text:s/>3,6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22.8876399317696" table:style-name="ce5">
            <text:p><text:s/>3,623<text:s/></text:p>
          </table:table-cell>
          <table:table-cell office:value-type="float" office:value="0.93267429280200831" table:style-name="ce6">
            <text:p>0.933</text:p>
          </table:table-cell>
          <table:table-cell office:value-type="float" office:value="3378.9741674745001" table:style-name="ce5">
            <text:p><text:s/>3,379<text:s/></text:p>
          </table:table-cell>
          <table:table-cell office:value-type="float" office:value="0.95451103543280935" table:style-name="ce6">
            <text:p>0.955</text:p>
          </table:table-cell>
          <table:table-cell office:value-type="float" office:value="3225.2681312968002" table:style-name="ce5">
            <text:p><text:s/>3,2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25.2681312968002" table:style-name="ce5">
            <text:p><text:s/>3,225<text:s/></text:p>
          </table:table-cell>
          <table:table-cell office:value-type="float" office:value="0.96350520448731691" table:style-name="ce6">
            <text:p>0.964</text:p>
          </table:table-cell>
          <table:table-cell office:value-type="float" office:value="3107.5626303715499" table:style-name="ce5">
            <text:p><text:s/>3,108<text:s/></text:p>
          </table:table-cell>
          <table:table-cell office:value-type="float" office:value="0.99697645283073932" table:style-name="ce6">
            <text:p>0.997</text:p>
          </table:table-cell>
          <table:table-cell office:value-type="float" office:value="3098.1667681771896" table:style-name="ce5">
            <text:p><text:s/>3,09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63.28656530996" table:style-name="ce5">
            <text:p><text:s/>1,2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63.28656530996" table:style-name="ce5">
            <text:p><text:s/>1,263<text:s/></text:p>
          </table:table-cell>
          <table:table-cell office:value-type="float" office:value="0.97168587415281071" table:style-name="ce6">
            <text:p>0.972</text:p>
          </table:table-cell>
          <table:table-cell office:value-type="float" office:value="1227.5177105187101" table:style-name="ce5">
            <text:p><text:s/>1,228<text:s/></text:p>
          </table:table-cell>
          <table:table-cell office:value-type="float" office:value="1.0685170233552308" table:style-name="ce6">
            <text:p>1.069</text:p>
          </table:table-cell>
          <table:table-cell office:value-type="float" office:value="1311.62357015928" table:style-name="ce5">
            <text:p><text:s/>1,31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11.62357015928" table:style-name="ce5">
            <text:p><text:s/>1,312<text:s/></text:p>
          </table:table-cell>
          <table:table-cell office:value-type="float" office:value="1.0367806720037531" table:style-name="ce6">
            <text:p>1.037</text:p>
          </table:table-cell>
          <table:table-cell office:value-type="float" office:value="1359.8659664857" table:style-name="ce5">
            <text:p><text:s/>1,360<text:s/></text:p>
          </table:table-cell>
          <table:table-cell office:value-type="float" office:value="0.9305764110044128" table:style-name="ce6">
            <text:p>0.931</text:p>
          </table:table-cell>
          <table:table-cell office:value-type="float" office:value="1265.4591905393099" table:style-name="ce5">
            <text:p><text:s/>1,2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65.4591905393099" table:style-name="ce5">
            <text:p><text:s/>1,265<text:s/></text:p>
          </table:table-cell>
          <table:table-cell office:value-type="float" office:value="1.0474234454262836" table:style-name="ce6">
            <text:p>1.047</text:p>
          </table:table-cell>
          <table:table-cell office:value-type="float" office:value="1325.47162540104" table:style-name="ce5">
            <text:p><text:s/>1,325<text:s/></text:p>
          </table:table-cell>
          <table:table-cell office:value-type="float" office:value="1.0807308731765144" table:style-name="ce6">
            <text:p>1.081</text:p>
          </table:table-cell>
          <table:table-cell office:value-type="float" office:value="1432.47810709036" table:style-name="ce5">
            <text:p><text:s/>1,4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32.47810709036" table:style-name="ce5">
            <text:p><text:s/>1,432<text:s/></text:p>
          </table:table-cell>
          <table:table-cell office:value-type="float" office:value="1.1354894436537641" table:style-name="ce6">
            <text:p>1.135</text:p>
          </table:table-cell>
          <table:table-cell office:value-type="float" office:value="1626.56376886623" table:style-name="ce5">
            <text:p><text:s/>1,627<text:s/></text:p>
          </table:table-cell>
          <table:table-cell office:value-type="float" office:value="0.9674921003645085" table:style-name="ce6">
            <text:p>0.967</text:p>
          </table:table-cell>
          <table:table-cell office:value-type="float" office:value="1573.6875971171999" table:style-name="ce5">
            <text:p><text:s/>1,5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73.6875971171999" table:style-name="ce5">
            <text:p><text:s/>1,574<text:s/></text:p>
          </table:table-cell>
          <table:table-cell office:value-type="float" office:value="1.1182990464967906" table:style-name="ce6">
            <text:p>1.118</text:p>
          </table:table-cell>
          <table:table-cell office:value-type="float" office:value="1759.85333933999" table:style-name="ce5">
            <text:p><text:s/>1,760<text:s/></text:p>
          </table:table-cell>
          <table:table-cell office:value-type="float" office:value="1.0174174601455173" table:style-name="ce6">
            <text:p>1.017</text:p>
          </table:table-cell>
          <table:table-cell office:value-type="float" office:value="1790.5055147398998" table:style-name="ce5">
            <text:p><text:s/>1,79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90.5055147398998" table:style-name="ce5">
            <text:p><text:s/>1,791<text:s/></text:p>
          </table:table-cell>
          <table:table-cell office:value-type="float" office:value="1.1645135237629192" table:style-name="ce6">
            <text:p>1.165</text:p>
          </table:table-cell>
          <table:table-cell office:value-type="float" office:value="2085.0678862866998" table:style-name="ce5">
            <text:p><text:s/>2,085<text:s/></text:p>
          </table:table-cell>
          <table:table-cell office:value-type="float" office:value="0.86125756531529896" table:style-name="ce6">
            <text:p>0.861</text:p>
          </table:table-cell>
          <table:table-cell office:value-type="float" office:value="1795.7804912603999" table:style-name="ce5">
            <text:p><text:s/>1,7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95.7804912603999" table:style-name="ce5">
            <text:p><text:s/>1,796<text:s/></text:p>
          </table:table-cell>
          <table:table-cell office:value-type="float" office:value="1.1188790936807453" table:style-name="ce6">
            <text:p>1.119</text:p>
          </table:table-cell>
          <table:table-cell office:value-type="float" office:value="2009.2612485109998" table:style-name="ce5">
            <text:p><text:s/>2,009<text:s/></text:p>
          </table:table-cell>
          <table:table-cell office:value-type="float" office:value="1.0101011362098087" table:style-name="ce6">
            <text:p>1.010</text:p>
          </table:table-cell>
          <table:table-cell office:value-type="float" office:value="2029.5570700633" table:style-name="ce5">
            <text:p><text:s/>2,03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29.5570700633" table:style-name="ce5">
            <text:p><text:s/>2,030<text:s/></text:p>
          </table:table-cell>
          <table:table-cell office:value-type="float" office:value="1.1090402928156624" table:style-name="ce6">
            <text:p>1.109</text:p>
          </table:table-cell>
          <table:table-cell office:value-type="float" office:value="2250.8605672691001" table:style-name="ce5">
            <text:p><text:s/>2,251<text:s/></text:p>
          </table:table-cell>
          <table:table-cell office:value-type="float" office:value="1.1498723531593813" table:style-name="ce6">
            <text:p>1.150</text:p>
          </table:table-cell>
          <table:table-cell office:value-type="float" office:value="2588.20233711938" table:style-name="ce5">
            <text:p><text:s/>2,5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88.20233711938" table:style-name="ce5">
            <text:p><text:s/>2,588<text:s/></text:p>
          </table:table-cell>
          <table:table-cell office:value-type="float" office:value="1.0942757367068885" table:style-name="ce6">
            <text:p>1.094</text:p>
          </table:table-cell>
          <table:table-cell office:value-type="float" office:value="2832.2070191978" table:style-name="ce5">
            <text:p><text:s/>2,832<text:s/></text:p>
          </table:table-cell>
          <table:table-cell office:value-type="float" office:value="1.0208131617616729" table:style-name="ce6">
            <text:p>1.021</text:p>
          </table:table-cell>
          <table:table-cell office:value-type="float" office:value="2891.1542020309093" table:style-name="ce5">
            <text:p><text:s/>2,89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91.1542020309093" table:style-name="ce5">
            <text:p><text:s/>2,891<text:s/></text:p>
          </table:table-cell>
          <table:table-cell office:value-type="float" office:value="1.076156418804844" table:style-name="ce6">
            <text:p>1.076</text:p>
          </table:table-cell>
          <table:table-cell office:value-type="float" office:value="3111.3341522701603" table:style-name="ce5">
            <text:p><text:s/>3,111<text:s/></text:p>
          </table:table-cell>
          <table:table-cell office:value-type="float" office:value="1.0868466046432248" table:style-name="ce6">
            <text:p>1.087</text:p>
          </table:table-cell>
          <table:table-cell office:value-type="float" office:value="3381.54295930533" table:style-name="ce5">
            <text:p><text:s/>3,38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381.54295930533" table:style-name="ce5">
            <text:p><text:s/>3,382<text:s/></text:p>
          </table:table-cell>
          <table:table-cell office:value-type="float" office:value="0.99240060813739905" table:style-name="ce6">
            <text:p>0.992</text:p>
          </table:table-cell>
          <table:table-cell office:value-type="float" office:value="3355.8452892573496" table:style-name="ce5">
            <text:p><text:s/>3,356<text:s/></text:p>
          </table:table-cell>
          <table:table-cell office:value-type="float" office:value="1.0353907989968105" table:style-name="ce6">
            <text:p>1.035</text:p>
          </table:table-cell>
          <table:table-cell office:value-type="float" office:value="3474.6113353538499" table:style-name="ce5">
            <text:p><text:s/>3,4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74.6113353538499" table:style-name="ce5">
            <text:p><text:s/>3,475<text:s/></text:p>
          </table:table-cell>
          <table:table-cell office:value-type="float" office:value="1.0336867511630967" table:style-name="ce6">
            <text:p>1.034</text:p>
          </table:table-cell>
          <table:table-cell office:value-type="float" office:value="3591.6597027963899" table:style-name="ce5">
            <text:p><text:s/>3,592<text:s/></text:p>
          </table:table-cell>
          <table:table-cell office:value-type="float" office:value="1.1548043098932468" table:style-name="ce6">
            <text:p>1.155</text:p>
          </table:table-cell>
          <table:table-cell office:value-type="float" office:value="4147.6641044591697" table:style-name="ce5">
            <text:p><text:s/>4,14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147.6641044591697" table:style-name="ce5">
            <text:p><text:s/>4,148<text:s/></text:p>
          </table:table-cell>
          <table:table-cell office:value-type="float" office:value="1.0636616791048539" table:style-name="ce6">
            <text:p>1.064</text:p>
          </table:table-cell>
          <table:table-cell office:value-type="float" office:value="4411.7113657119708" table:style-name="ce5">
            <text:p><text:s/>4,412<text:s/></text:p>
          </table:table-cell>
          <table:table-cell office:value-type="float" office:value="1.1494175160142912" table:style-name="ce6">
            <text:p>1.149</text:p>
          </table:table-cell>
          <table:table-cell office:value-type="float" office:value="5070.8983193486692" table:style-name="ce5">
            <text:p><text:s/>5,0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070.8983193486692" table:style-name="ce5">
            <text:p><text:s/>5,071<text:s/></text:p>
          </table:table-cell>
          <table:table-cell office:value-type="float" office:value="0.95967091800648718" table:style-name="ce6">
            <text:p>0.960</text:p>
          </table:table-cell>
          <table:table-cell office:value-type="float" office:value="4866.3936452468897" table:style-name="ce5">
            <text:p><text:s/>4,866<text:s/></text:p>
          </table:table-cell>
          <table:table-cell office:value-type="float" office:value="1.2163397646489587" table:style-name="ce6">
            <text:p>1.216</text:p>
          </table:table-cell>
          <table:table-cell office:value-type="float" office:value="5919.1881011487903" table:style-name="ce5">
            <text:p><text:s/>5,9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19.1881011487903" table:style-name="ce5">
            <text:p><text:s/>5,919<text:s/></text:p>
          </table:table-cell>
          <table:table-cell office:value-type="float" office:value="0.98117426636027438" table:style-name="ce6">
            <text:p>0.981</text:p>
          </table:table-cell>
          <table:table-cell office:value-type="float" office:value="5807.7550425931304" table:style-name="ce5">
            <text:p><text:s/>5,808<text:s/></text:p>
          </table:table-cell>
          <table:table-cell office:value-type="float" office:value="0.99398065262873569" table:style-name="ce6">
            <text:p>0.994</text:p>
          </table:table-cell>
          <table:table-cell office:value-type="float" office:value="5772.79614754455" table:style-name="ce5">
            <text:p><text:s/>5,7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772.79614754455" table:style-name="ce5">
            <text:p><text:s/>5,773<text:s/></text:p>
          </table:table-cell>
          <table:table-cell office:value-type="float" office:value="0.96152923995136697" table:style-name="ce6">
            <text:p>0.962</text:p>
          </table:table-cell>
          <table:table-cell office:value-type="float" office:value="5550.7122921426908" table:style-name="ce5">
            <text:p><text:s/>5,551<text:s/></text:p>
          </table:table-cell>
          <table:table-cell office:value-type="float" office:value="0.96591933422488796" table:style-name="ce6">
            <text:p>0.966</text:p>
          </table:table-cell>
          <table:table-cell office:value-type="float" office:value="5361.5403217003695" table:style-name="ce5">
            <text:p><text:s/>5,3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84.3727121664001" table:style-name="ce5">
            <text:p><text:s/>2,78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84.3727121664001" table:style-name="ce5">
            <text:p><text:s/>2,784<text:s/></text:p>
          </table:table-cell>
          <table:table-cell office:value-type="float" office:value="1.0526914690910576" table:style-name="ce6">
            <text:p>1.053</text:p>
          </table:table-cell>
          <table:table-cell office:value-type="float" office:value="2931.0854008674996" table:style-name="ce5">
            <text:p><text:s/>2,931<text:s/></text:p>
          </table:table-cell>
          <table:table-cell office:value-type="float" office:value="1.0698627606257376" table:style-name="ce6">
            <text:p>1.070</text:p>
          </table:table-cell>
          <table:table-cell office:value-type="float" office:value="3135.8591186019003" table:style-name="ce5">
            <text:p><text:s/>3,13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35.8591186019003" table:style-name="ce5">
            <text:p><text:s/>3,136<text:s/></text:p>
          </table:table-cell>
          <table:table-cell office:value-type="float" office:value="1.0442788502985447" table:style-name="ce6">
            <text:p>1.044</text:p>
          </table:table-cell>
          <table:table-cell office:value-type="float" office:value="3274.7113550718004" table:style-name="ce5">
            <text:p><text:s/>3,275<text:s/></text:p>
          </table:table-cell>
          <table:table-cell office:value-type="float" office:value="1.0488021902963096" table:style-name="ce6">
            <text:p>1.049</text:p>
          </table:table-cell>
          <table:table-cell office:value-type="float" office:value="3434.5244417875001" table:style-name="ce5">
            <text:p><text:s/>3,4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34.5244417875001" table:style-name="ce5">
            <text:p><text:s/>3,435<text:s/></text:p>
          </table:table-cell>
          <table:table-cell office:value-type="float" office:value="1.0540759346199147" table:style-name="ce6">
            <text:p>1.054</text:p>
          </table:table-cell>
          <table:table-cell office:value-type="float" office:value="3620.2495609520997" table:style-name="ce5">
            <text:p><text:s/>3,620<text:s/></text:p>
          </table:table-cell>
          <table:table-cell office:value-type="float" office:value="1.0492229458781939" table:style-name="ce6">
            <text:p>1.049</text:p>
          </table:table-cell>
          <table:table-cell office:value-type="float" office:value="3798.4489091564001" table:style-name="ce5">
            <text:p><text:s/>3,7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798.4489091564001" table:style-name="ce5">
            <text:p><text:s/>3,798<text:s/></text:p>
          </table:table-cell>
          <table:table-cell office:value-type="float" office:value="1.0214163051706457" table:style-name="ce6">
            <text:p>1.021</text:p>
          </table:table-cell>
          <table:table-cell office:value-type="float" office:value="3879.79765017" table:style-name="ce5">
            <text:p><text:s/>3,880<text:s/></text:p>
          </table:table-cell>
          <table:table-cell office:value-type="float" office:value="1.0398175386949964" table:style-name="ce6">
            <text:p>1.040</text:p>
          </table:table-cell>
          <table:table-cell office:value-type="float" office:value="4034.2816432343998" table:style-name="ce5">
            <text:p><text:s/>4,0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34.2816432343998" table:style-name="ce5">
            <text:p><text:s/>4,034<text:s/></text:p>
          </table:table-cell>
          <table:table-cell office:value-type="float" office:value="1.0609489372550764" table:style-name="ce6">
            <text:p>1.061</text:p>
          </table:table-cell>
          <table:table-cell office:value-type="float" office:value="4280.1668219772" table:style-name="ce5">
            <text:p><text:s/>4,280<text:s/></text:p>
          </table:table-cell>
          <table:table-cell office:value-type="float" office:value="1.0435476320812882" table:style-name="ce6">
            <text:p>1.044</text:p>
          </table:table-cell>
          <table:table-cell office:value-type="float" office:value="4466.5579519871999" table:style-name="ce5">
            <text:p><text:s/>4,4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466.5579519871999" table:style-name="ce5">
            <text:p><text:s/>4,467<text:s/></text:p>
          </table:table-cell>
          <table:table-cell office:value-type="float" office:value="1.0570359872352846" table:style-name="ce6">
            <text:p>1.057</text:p>
          </table:table-cell>
          <table:table-cell office:value-type="float" office:value="4721.3124943224002" table:style-name="ce5">
            <text:p><text:s/>4,721<text:s/></text:p>
          </table:table-cell>
          <table:table-cell office:value-type="float" office:value="1.0752655628736985" table:style-name="ce6">
            <text:p>1.075</text:p>
          </table:table-cell>
          <table:table-cell office:value-type="float" office:value="5076.6647367102005" table:style-name="ce5">
            <text:p><text:s/>5,0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76.6647367102005" table:style-name="ce5">
            <text:p><text:s/>5,077<text:s/></text:p>
          </table:table-cell>
          <table:table-cell office:value-type="float" office:value="1.0257018260550634" table:style-name="ce6">
            <text:p>1.026</text:p>
          </table:table-cell>
          <table:table-cell office:value-type="float" office:value="5207.1442907130004" table:style-name="ce5">
            <text:p><text:s/>5,207<text:s/></text:p>
          </table:table-cell>
          <table:table-cell office:value-type="float" office:value="1.0690810586390234" table:style-name="ce6">
            <text:p>1.069</text:p>
          </table:table-cell>
          <table:table-cell office:value-type="float" office:value="5566.8593308016007" table:style-name="ce5">
            <text:p><text:s/>5,5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66.8593308016007" table:style-name="ce5">
            <text:p><text:s/>5,567<text:s/></text:p>
          </table:table-cell>
          <table:table-cell office:value-type="float" office:value="1.0342210548840056" table:style-name="ce6">
            <text:p>1.034</text:p>
          </table:table-cell>
          <table:table-cell office:value-type="float" office:value="5757.3631294924999" table:style-name="ce5">
            <text:p><text:s/>5,757<text:s/></text:p>
          </table:table-cell>
          <table:table-cell office:value-type="float" office:value="1.0672070939837013" table:style-name="ce6">
            <text:p>1.067</text:p>
          </table:table-cell>
          <table:table-cell office:value-type="float" office:value="6144.2987744346001" table:style-name="ce5">
            <text:p><text:s/>6,1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44.2987744346001" table:style-name="ce5">
            <text:p><text:s/>6,144<text:s/></text:p>
          </table:table-cell>
          <table:table-cell office:value-type="float" office:value="1.0505081371520018" table:style-name="ce6">
            <text:p>1.051</text:p>
          </table:table-cell>
          <table:table-cell office:value-type="float" office:value="6454.6358596366199" table:style-name="ce5">
            <text:p><text:s/>6,455<text:s/></text:p>
          </table:table-cell>
          <table:table-cell office:value-type="float" office:value="1.107951576636597" table:style-name="ce6">
            <text:p>1.108</text:p>
          </table:table-cell>
          <table:table-cell office:value-type="float" office:value="7151.4239772995097" table:style-name="ce5">
            <text:p><text:s/>7,15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151.4239772995097" table:style-name="ce5">
            <text:p><text:s/>7,151<text:s/></text:p>
          </table:table-cell>
          <table:table-cell office:value-type="float" office:value="1.0437824647859018" table:style-name="ce6">
            <text:p>1.044</text:p>
          </table:table-cell>
          <table:table-cell office:value-type="float" office:value="7464.53094575468" table:style-name="ce5">
            <text:p><text:s/>7,465<text:s/></text:p>
          </table:table-cell>
          <table:table-cell office:value-type="float" office:value="1.0807588257539273" table:style-name="ce6">
            <text:p>1.081</text:p>
          </table:table-cell>
          <table:table-cell office:value-type="float" office:value="8067.3576997376804" table:style-name="ce5">
            <text:p><text:s/>8,06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067.3576997376804" table:style-name="ce5">
            <text:p><text:s/>8,067<text:s/></text:p>
          </table:table-cell>
          <table:table-cell office:value-type="float" office:value="1.0614159528011544" table:style-name="ce6">
            <text:p>1.061</text:p>
          </table:table-cell>
          <table:table-cell office:value-type="float" office:value="8562.8221594547995" table:style-name="ce5">
            <text:p><text:s/>8,563<text:s/></text:p>
          </table:table-cell>
          <table:table-cell office:value-type="float" office:value="1.1344206471949823" table:style-name="ce6">
            <text:p>1.134</text:p>
          </table:table-cell>
          <table:table-cell office:value-type="float" office:value="9713.8422559442497" table:style-name="ce5">
            <text:p><text:s/>9,7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713.8422559442497" table:style-name="ce5">
            <text:p><text:s/>9,714<text:s/></text:p>
          </table:table-cell>
          <table:table-cell office:value-type="float" office:value="1.0224516782574744" table:style-name="ce6">
            <text:p>1.022</text:p>
          </table:table-cell>
          <table:table-cell office:value-type="float" office:value="9931.9343169185704" table:style-name="ce5">
            <text:p><text:s/>9,932<text:s/></text:p>
          </table:table-cell>
          <table:table-cell office:value-type="float" office:value="1.1835061658901922" table:style-name="ce6">
            <text:p>1.184</text:p>
          </table:table-cell>
          <table:table-cell office:value-type="float" office:value="11754.50550328952" table:style-name="ce5">
            <text:p><text:s/>11,75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754.50550328952" table:style-name="ce5">
            <text:p><text:s/>11,755<text:s/></text:p>
          </table:table-cell>
          <table:table-cell office:value-type="float" office:value="1.0083717186871468" table:style-name="ce6">
            <text:p>1.008</text:p>
          </table:table-cell>
          <table:table-cell office:value-type="float" office:value="11852.91091666958" table:style-name="ce5">
            <text:p><text:s/>11,853<text:s/></text:p>
          </table:table-cell>
          <table:table-cell office:value-type="float" office:value="1.1236600925098152" table:style-name="ce6">
            <text:p>1.124</text:p>
          </table:table-cell>
          <table:table-cell office:value-type="float" office:value="13318.64297713554" table:style-name="ce5">
            <text:p><text:s/>13,3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318.64297713554" table:style-name="ce5">
            <text:p><text:s/>13,319<text:s/></text:p>
          </table:table-cell>
          <table:table-cell office:value-type="float" office:value="0.99783978977598531" table:style-name="ce6">
            <text:p>0.998</text:p>
          </table:table-cell>
          <table:table-cell office:value-type="float" office:value="13289.87190840633" table:style-name="ce5">
            <text:p><text:s/>13,290<text:s/></text:p>
          </table:table-cell>
          <table:table-cell office:value-type="float" office:value="1.0660328435689757" table:style-name="ce6">
            <text:p>1.066</text:p>
          </table:table-cell>
          <table:table-cell office:value-type="float" office:value="14167.43994118585" table:style-name="ce5">
            <text:p><text:s/>14,16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167.43994118585" table:style-name="ce5">
            <text:p><text:s/>14,167<text:s/></text:p>
          </table:table-cell>
          <table:table-cell office:value-type="float" office:value="1.0175882293534617" table:style-name="ce6">
            <text:p>1.018</text:p>
          </table:table-cell>
          <table:table-cell office:value-type="float" office:value="14416.62012422282" table:style-name="ce5">
            <text:p><text:s/>14,417<text:s/></text:p>
          </table:table-cell>
          <table:table-cell office:value-type="float" office:value="1.0174468205497618" table:style-name="ce6">
            <text:p>1.017</text:p>
          </table:table-cell>
          <table:table-cell office:value-type="float" office:value="14668.14430846422" table:style-name="ce5">
            <text:p><text:s/>14,66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668.14430846422" table:style-name="ce5">
            <text:p><text:s/>14,668<text:s/></text:p>
          </table:table-cell>
          <table:table-cell office:value-type="float" office:value="1.0458411441429432" table:style-name="ce6">
            <text:p>1.046</text:p>
          </table:table-cell>
          <table:table-cell office:value-type="float" office:value="15340.548826018021" table:style-name="ce5">
            <text:p><text:s/>15,341<text:s/></text:p>
          </table:table-cell>
          <table:table-cell office:value-type="float" office:value="1.0202903306599438" table:style-name="ce6">
            <text:p>1.020</text:p>
          </table:table-cell>
          <table:table-cell office:value-type="float" office:value="15651.813634202939" table:style-name="ce5">
            <text:p><text:s/>15,65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8.34506646341003" table:style-name="ce5">
            <text:p><text:s/>32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28.34506646341003" table:style-name="ce5">
            <text:p><text:s/>328<text:s/></text:p>
          </table:table-cell>
          <table:table-cell office:value-type="float" office:value="1.0399391442272252" table:style-name="ce6">
            <text:p>1.040</text:p>
          </table:table-cell>
          <table:table-cell office:value-type="float" office:value="341.45888742918999" table:style-name="ce5">
            <text:p><text:s/>341<text:s/></text:p>
          </table:table-cell>
          <table:table-cell office:value-type="float" office:value="1.1772452692596873" table:style-name="ce6">
            <text:p>1.177</text:p>
          </table:table-cell>
          <table:table-cell office:value-type="float" office:value="401.98085987269002" table:style-name="ce5">
            <text:p><text:s/>40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01.98085987269002" table:style-name="ce5">
            <text:p><text:s/>402<text:s/></text:p>
          </table:table-cell>
          <table:table-cell office:value-type="float" office:value="0.92579036480043442" table:style-name="ce6">
            <text:p>0.926</text:p>
          </table:table-cell>
          <table:table-cell office:value-type="float" office:value="372.15000690433004" table:style-name="ce5">
            <text:p><text:s/>372<text:s/></text:p>
          </table:table-cell>
          <table:table-cell office:value-type="float" office:value="1.0602904416457741" table:style-name="ce6">
            <text:p>1.060</text:p>
          </table:table-cell>
          <table:table-cell office:value-type="float" office:value="394.58709517906999" table:style-name="ce5">
            <text:p><text:s/>3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4.58709517906999" table:style-name="ce5">
            <text:p><text:s/>395<text:s/></text:p>
          </table:table-cell>
          <table:table-cell office:value-type="float" office:value="1.0840747296306656" table:style-name="ce6">
            <text:p>1.084</text:p>
          </table:table-cell>
          <table:table-cell office:value-type="float" office:value="427.76189852200002" table:style-name="ce5">
            <text:p><text:s/>428<text:s/></text:p>
          </table:table-cell>
          <table:table-cell office:value-type="float" office:value="1.0843994442584353" table:style-name="ce6">
            <text:p>1.084</text:p>
          </table:table-cell>
          <table:table-cell office:value-type="float" office:value="463.86476503219001" table:style-name="ce5">
            <text:p><text:s/>46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63.86476503219001" table:style-name="ce5">
            <text:p><text:s/>464<text:s/></text:p>
          </table:table-cell>
          <table:table-cell office:value-type="float" office:value="0.92747281926452119" table:style-name="ce6">
            <text:p>0.927</text:p>
          </table:table-cell>
          <table:table-cell office:value-type="float" office:value="430.22196138187996" table:style-name="ce5">
            <text:p><text:s/>430<text:s/></text:p>
          </table:table-cell>
          <table:table-cell office:value-type="float" office:value="1.0621609835750156" table:style-name="ce6">
            <text:p>1.062</text:p>
          </table:table-cell>
          <table:table-cell office:value-type="float" office:value="456.96498165694999" table:style-name="ce5">
            <text:p><text:s/>4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6.96498165694999" table:style-name="ce5">
            <text:p><text:s/>457<text:s/></text:p>
          </table:table-cell>
          <table:table-cell office:value-type="float" office:value="0.99791462817077448" table:style-name="ce6">
            <text:p>0.998</text:p>
          </table:table-cell>
          <table:table-cell office:value-type="float" office:value="456.01203975726003" table:style-name="ce5">
            <text:p><text:s/>456<text:s/></text:p>
          </table:table-cell>
          <table:table-cell office:value-type="float" office:value="1.0280347937464658" table:style-name="ce6">
            <text:p>1.028</text:p>
          </table:table-cell>
          <table:table-cell office:value-type="float" office:value="468.79624323776" table:style-name="ce5">
            <text:p><text:s/>4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8.79624323776" table:style-name="ce5">
            <text:p><text:s/>469<text:s/></text:p>
          </table:table-cell>
          <table:table-cell office:value-type="float" office:value="1.0863819767915499" table:style-name="ce6">
            <text:p>1.086</text:p>
          </table:table-cell>
          <table:table-cell office:value-type="float" office:value="509.29178944108997" table:style-name="ce5">
            <text:p><text:s/>509<text:s/></text:p>
          </table:table-cell>
          <table:table-cell office:value-type="float" office:value="1.0357988270049048" table:style-name="ce6">
            <text:p>1.036</text:p>
          </table:table-cell>
          <table:table-cell office:value-type="float" office:value="527.52383810631" table:style-name="ce5">
            <text:p><text:s/>5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7.52383810631" table:style-name="ce5">
            <text:p><text:s/>528<text:s/></text:p>
          </table:table-cell>
          <table:table-cell office:value-type="float" office:value="0.99722264118647319" table:style-name="ce6">
            <text:p>0.997</text:p>
          </table:table-cell>
          <table:table-cell office:value-type="float" office:value="526.05871512520002" table:style-name="ce5">
            <text:p><text:s/>526<text:s/></text:p>
          </table:table-cell>
          <table:table-cell office:value-type="float" office:value="1.0390562623157953" table:style-name="ce6">
            <text:p>1.039</text:p>
          </table:table-cell>
          <table:table-cell office:value-type="float" office:value="546.60460229664" table:style-name="ce5">
            <text:p><text:s/>54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6.60460229664" table:style-name="ce5">
            <text:p><text:s/>547<text:s/></text:p>
          </table:table-cell>
          <table:table-cell office:value-type="float" office:value="0.75307274394001256" table:style-name="ce6">
            <text:p>0.753</text:p>
          </table:table-cell>
          <table:table-cell office:value-type="float" office:value="411.63302770177" table:style-name="ce5">
            <text:p><text:s/>412<text:s/></text:p>
          </table:table-cell>
          <table:table-cell office:value-type="float" office:value="1.0905826252011401" table:style-name="ce6">
            <text:p>1.091</text:p>
          </table:table-cell>
          <table:table-cell office:value-type="float" office:value="448.91982797048996" table:style-name="ce5">
            <text:p><text:s/>4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8.91982797048996" table:style-name="ce5">
            <text:p><text:s/>449<text:s/></text:p>
          </table:table-cell>
          <table:table-cell office:value-type="float" office:value="1.3121246486996134" table:style-name="ce6">
            <text:p>1.312</text:p>
          </table:table-cell>
          <table:table-cell office:value-type="float" office:value="589.03877157007003" table:style-name="ce5">
            <text:p><text:s/>589<text:s/></text:p>
          </table:table-cell>
          <table:table-cell office:value-type="float" office:value="0.98671944526616029" table:style-name="ce6">
            <text:p>0.987</text:p>
          </table:table-cell>
          <table:table-cell office:value-type="float" office:value="581.21600992387994" table:style-name="ce5">
            <text:p><text:s/>58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81.21600992387994" table:style-name="ce5">
            <text:p><text:s/>581<text:s/></text:p>
          </table:table-cell>
          <table:table-cell office:value-type="float" office:value="1.0317994914747799" table:style-name="ce6">
            <text:p>1.032</text:p>
          </table:table-cell>
          <table:table-cell office:value-type="float" office:value="599.69838347645998" table:style-name="ce5">
            <text:p><text:s/>600<text:s/></text:p>
          </table:table-cell>
          <table:table-cell office:value-type="float" office:value="1.1280616337702445" table:style-name="ce6">
            <text:p>1.128</text:p>
          </table:table-cell>
          <table:table-cell office:value-type="float" office:value="676.49673823383" table:style-name="ce5">
            <text:p><text:s/>6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76.49673823383" table:style-name="ce5">
            <text:p><text:s/>676<text:s/></text:p>
          </table:table-cell>
          <table:table-cell office:value-type="float" office:value="1.0835554474314735" table:style-name="ce6">
            <text:p>1.084</text:p>
          </table:table-cell>
          <table:table-cell office:value-type="float" office:value="733.02172588289" table:style-name="ce5">
            <text:p><text:s/>733<text:s/></text:p>
          </table:table-cell>
          <table:table-cell office:value-type="float" office:value="0.95584011631532251" table:style-name="ce6">
            <text:p>0.956</text:p>
          </table:table-cell>
          <table:table-cell office:value-type="float" office:value="700.65157172956003" table:style-name="ce5">
            <text:p><text:s/>7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00.65157172956003" table:style-name="ce5">
            <text:p><text:s/>701<text:s/></text:p>
          </table:table-cell>
          <table:table-cell office:value-type="float" office:value="1.0695344316011539" table:style-name="ce6">
            <text:p>1.070</text:p>
          </table:table-cell>
          <table:table-cell office:value-type="float" office:value="749.37098052023009" table:style-name="ce5">
            <text:p><text:s/>749<text:s/></text:p>
          </table:table-cell>
          <table:table-cell office:value-type="float" office:value="1.2851292249876118" table:style-name="ce6">
            <text:p>1.285</text:p>
          </table:table-cell>
          <table:table-cell office:value-type="float" office:value="963.03854742417002" table:style-name="ce5">
            <text:p><text:s/>96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63.03854742417002" table:style-name="ce5">
            <text:p><text:s/>963<text:s/></text:p>
          </table:table-cell>
          <table:table-cell office:value-type="float" office:value="1.0316461538468478" table:style-name="ce6">
            <text:p>1.032</text:p>
          </table:table-cell>
          <table:table-cell office:value-type="float" office:value="993.51501345640008" table:style-name="ce5">
            <text:p><text:s/>994<text:s/></text:p>
          </table:table-cell>
          <table:table-cell office:value-type="float" office:value="1.1982548948787717" table:style-name="ce6">
            <text:p>1.198</text:p>
          </table:table-cell>
          <table:table-cell office:value-type="float" office:value="1190.48422800968" table:style-name="ce5">
            <text:p><text:s/>1,1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90.48422800968" table:style-name="ce5">
            <text:p><text:s/>1,190<text:s/></text:p>
          </table:table-cell>
          <table:table-cell office:value-type="float" office:value="0.96966376362347217" table:style-name="ce6">
            <text:p>0.970</text:p>
          </table:table-cell>
          <table:table-cell office:value-type="float" office:value="1154.36941706625" table:style-name="ce5">
            <text:p><text:s/>1,154<text:s/></text:p>
          </table:table-cell>
          <table:table-cell office:value-type="float" office:value="1.094777917127391" table:style-name="ce6">
            <text:p>1.095</text:p>
          </table:table-cell>
          <table:table-cell office:value-type="float" office:value="1263.7781460113499" table:style-name="ce5">
            <text:p><text:s/>1,2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63.7781460113499" table:style-name="ce5">
            <text:p><text:s/>1,264<text:s/></text:p>
          </table:table-cell>
          <table:table-cell office:value-type="float" office:value="1.0447577996342183" table:style-name="ce6">
            <text:p>1.045</text:p>
          </table:table-cell>
          <table:table-cell office:value-type="float" office:value="1320.34207505263" table:style-name="ce5">
            <text:p><text:s/>1,320<text:s/></text:p>
          </table:table-cell>
          <table:table-cell office:value-type="float" office:value="0.88904525581065774" table:style-name="ce6">
            <text:p>0.889</text:p>
          </table:table-cell>
          <table:table-cell office:value-type="float" office:value="1173.84385787274" table:style-name="ce5">
            <text:p><text:s/>1,1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73.84385787274" table:style-name="ce5">
            <text:p><text:s/>1,174<text:s/></text:p>
          </table:table-cell>
          <table:table-cell office:value-type="float" office:value="1.0274167921753943" table:style-name="ce6">
            <text:p>1.027</text:p>
          </table:table-cell>
          <table:table-cell office:value-type="float" office:value="1206.0268909704" table:style-name="ce5">
            <text:p><text:s/>1,206<text:s/></text:p>
          </table:table-cell>
          <table:table-cell office:value-type="float" office:value="1.0519048579882091" table:style-name="ce6">
            <text:p>1.052</text:p>
          </table:table-cell>
          <table:table-cell office:value-type="float" office:value="1268.6255454761802" table:style-name="ce5">
            <text:p><text:s/>1,2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56.02764570299" table:style-name="ce5">
            <text:p><text:s/>2,45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56.02764570299" table:style-name="ce5">
            <text:p><text:s/>2,456<text:s/></text:p>
          </table:table-cell>
          <table:table-cell office:value-type="float" office:value="1.0543963208105827" table:style-name="ce6">
            <text:p>1.054</text:p>
          </table:table-cell>
          <table:table-cell office:value-type="float" office:value="2589.6265134383098" table:style-name="ce5">
            <text:p><text:s/>2,590<text:s/></text:p>
          </table:table-cell>
          <table:table-cell office:value-type="float" office:value="1.0557036872083048" table:style-name="ce6">
            <text:p>1.056</text:p>
          </table:table-cell>
          <table:table-cell office:value-type="float" office:value="2733.8782587292098" table:style-name="ce5">
            <text:p><text:s/>2,73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33.8782587292098" table:style-name="ce5">
            <text:p><text:s/>2,734<text:s/></text:p>
          </table:table-cell>
          <table:table-cell office:value-type="float" office:value="1.0617010245059957" table:style-name="ce6">
            <text:p>1.062</text:p>
          </table:table-cell>
          <table:table-cell office:value-type="float" office:value="2902.56134816747" table:style-name="ce5">
            <text:p><text:s/>2,903<text:s/></text:p>
          </table:table-cell>
          <table:table-cell office:value-type="float" office:value="1.0473292316552387" table:style-name="ce6">
            <text:p>1.047</text:p>
          </table:table-cell>
          <table:table-cell office:value-type="float" office:value="3039.9373466084298" table:style-name="ce5">
            <text:p><text:s/>3,0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39.9373466084298" table:style-name="ce5">
            <text:p><text:s/>3,040<text:s/></text:p>
          </table:table-cell>
          <table:table-cell office:value-type="float" office:value="1.050182059176932" table:style-name="ce6">
            <text:p>1.050</text:p>
          </table:table-cell>
          <table:table-cell office:value-type="float" office:value="3192.4876624301" table:style-name="ce5">
            <text:p><text:s/>3,192<text:s/></text:p>
          </table:table-cell>
          <table:table-cell office:value-type="float" office:value="1.0445096416084338" table:style-name="ce6">
            <text:p>1.045</text:p>
          </table:table-cell>
          <table:table-cell office:value-type="float" office:value="3334.5841441242105" table:style-name="ce5">
            <text:p><text:s/>3,3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34.5841441242105" table:style-name="ce5">
            <text:p><text:s/>3,335<text:s/></text:p>
          </table:table-cell>
          <table:table-cell office:value-type="float" office:value="1.0344845233150088" table:style-name="ce6">
            <text:p>1.034</text:p>
          </table:table-cell>
          <table:table-cell office:value-type="float" office:value="3449.5756887881203" table:style-name="ce5">
            <text:p><text:s/>3,450<text:s/></text:p>
          </table:table-cell>
          <table:table-cell office:value-type="float" office:value="1.0370309233116746" table:style-name="ce6">
            <text:p>1.037</text:p>
          </table:table-cell>
          <table:table-cell office:value-type="float" office:value="3577.3166615774498" table:style-name="ce5">
            <text:p><text:s/>3,5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77.3166615774498" table:style-name="ce5">
            <text:p><text:s/>3,577<text:s/></text:p>
          </table:table-cell>
          <table:table-cell office:value-type="float" office:value="1.0690009143707297" table:style-name="ce6">
            <text:p>1.069</text:p>
          </table:table-cell>
          <table:table-cell office:value-type="float" office:value="3824.15478221994" table:style-name="ce5">
            <text:p><text:s/>3,824<text:s/></text:p>
          </table:table-cell>
          <table:table-cell office:value-type="float" office:value="1.0453974633392638" table:style-name="ce6">
            <text:p>1.045</text:p>
          </table:table-cell>
          <table:table-cell office:value-type="float" office:value="3997.7617087494395" table:style-name="ce5">
            <text:p><text:s/>3,9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97.7617087494395" table:style-name="ce5">
            <text:p><text:s/>3,998<text:s/></text:p>
          </table:table-cell>
          <table:table-cell office:value-type="float" office:value="1.0535947391919198" table:style-name="ce6">
            <text:p>1.054</text:p>
          </table:table-cell>
          <table:table-cell office:value-type="float" office:value="4212.0207048813099" table:style-name="ce5">
            <text:p><text:s/>4,212<text:s/></text:p>
          </table:table-cell>
          <table:table-cell office:value-type="float" office:value="1.0800376392575401" table:style-name="ce6">
            <text:p>1.080</text:p>
          </table:table-cell>
          <table:table-cell office:value-type="float" office:value="4549.1408986038905" table:style-name="ce5">
            <text:p><text:s/>4,5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49.1408986038905" table:style-name="ce5">
            <text:p><text:s/>4,549<text:s/></text:p>
          </table:table-cell>
          <table:table-cell office:value-type="float" office:value="1.029004306510797" table:style-name="ce6">
            <text:p>1.029</text:p>
          </table:table-cell>
          <table:table-cell office:value-type="float" office:value="4681.0855755878001" table:style-name="ce5">
            <text:p><text:s/>4,681<text:s/></text:p>
          </table:table-cell>
          <table:table-cell office:value-type="float" office:value="1.0724552344622691" table:style-name="ce6">
            <text:p>1.072</text:p>
          </table:table-cell>
          <table:table-cell office:value-type="float" office:value="5020.2547285049604" table:style-name="ce5">
            <text:p><text:s/>5,0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020.2547285049604" table:style-name="ce5">
            <text:p><text:s/>5,020<text:s/></text:p>
          </table:table-cell>
          <table:table-cell office:value-type="float" office:value="1.0648324419551312" table:style-name="ce6">
            <text:p>1.065</text:p>
          </table:table-cell>
          <table:table-cell office:value-type="float" office:value="5345.7301017907303" table:style-name="ce5">
            <text:p><text:s/>5,346<text:s/></text:p>
          </table:table-cell>
          <table:table-cell office:value-type="float" office:value="1.0654071264383984" table:style-name="ce6">
            <text:p>1.065</text:p>
          </table:table-cell>
          <table:table-cell office:value-type="float" office:value="5695.3789464641095" table:style-name="ce5">
            <text:p><text:s/>5,6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695.3789464641095" table:style-name="ce5">
            <text:p><text:s/>5,695<text:s/></text:p>
          </table:table-cell>
          <table:table-cell office:value-type="float" office:value="1.0298870616340845" table:style-name="ce6">
            <text:p>1.030</text:p>
          </table:table-cell>
          <table:table-cell office:value-type="float" office:value="5865.5970880665491" table:style-name="ce5">
            <text:p><text:s/>5,866<text:s/></text:p>
          </table:table-cell>
          <table:table-cell office:value-type="float" office:value="1.1201260278757639" table:style-name="ce6">
            <text:p>1.120</text:p>
          </table:table-cell>
          <table:table-cell office:value-type="float" office:value="6570.2079673756307" table:style-name="ce5">
            <text:p><text:s/>6,5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570.2079673756307" table:style-name="ce5">
            <text:p><text:s/>6,570<text:s/></text:p>
          </table:table-cell>
          <table:table-cell office:value-type="float" office:value="1.0448425067160045" table:style-name="ce6">
            <text:p>1.045</text:p>
          </table:table-cell>
          <table:table-cell office:value-type="float" office:value="6864.8325622782195" table:style-name="ce5">
            <text:p><text:s/>6,865<text:s/></text:p>
          </table:table-cell>
          <table:table-cell office:value-type="float" office:value="1.0766265447049825" table:style-name="ce6">
            <text:p>1.077</text:p>
          </table:table-cell>
          <table:table-cell office:value-type="float" office:value="7390.8609615038513" table:style-name="ce5">
            <text:p><text:s/>7,39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390.8609615038513" table:style-name="ce5">
            <text:p><text:s/>7,391<text:s/></text:p>
          </table:table-cell>
          <table:table-cell office:value-type="float" office:value="1.0593894912046546" table:style-name="ce6">
            <text:p>1.059</text:p>
          </table:table-cell>
          <table:table-cell office:value-type="float" office:value="7829.8004335719097" table:style-name="ce5">
            <text:p><text:s/>7,830<text:s/></text:p>
          </table:table-cell>
          <table:table-cell office:value-type="float" office:value="1.151139260915099" table:style-name="ce6">
            <text:p>1.151</text:p>
          </table:table-cell>
          <table:table-cell office:value-type="float" office:value="9013.1906842146891" table:style-name="ce5">
            <text:p><text:s/>9,0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013.1906842146891" table:style-name="ce5">
            <text:p><text:s/>9,013<text:s/></text:p>
          </table:table-cell>
          <table:table-cell office:value-type="float" office:value="1.0187916419520873" table:style-name="ce6">
            <text:p>1.019</text:p>
          </table:table-cell>
          <table:table-cell office:value-type="float" office:value="9182.5633363983397" table:style-name="ce5">
            <text:p><text:s/>9,183<text:s/></text:p>
          </table:table-cell>
          <table:table-cell office:value-type="float" office:value="1.1752129073904181" table:style-name="ce6">
            <text:p>1.175</text:p>
          </table:table-cell>
          <table:table-cell office:value-type="float" office:value="10791.466955865351" table:style-name="ce5">
            <text:p><text:s/>10,7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791.466955865351" table:style-name="ce5">
            <text:p><text:s/>10,791<text:s/></text:p>
          </table:table-cell>
          <table:table-cell office:value-type="float" office:value="1.006294690761288" table:style-name="ce6">
            <text:p>1.006</text:p>
          </table:table-cell>
          <table:table-cell office:value-type="float" office:value="10859.395903213181" table:style-name="ce5">
            <text:p><text:s/>10,859<text:s/></text:p>
          </table:table-cell>
          <table:table-cell office:value-type="float" office:value="1.1168354904104072" table:style-name="ce6">
            <text:p>1.117</text:p>
          </table:table-cell>
          <table:table-cell office:value-type="float" office:value="12128.15874912586" table:style-name="ce5">
            <text:p><text:s/>12,12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128.15874912586" table:style-name="ce5">
            <text:p><text:s/>12,128<text:s/></text:p>
          </table:table-cell>
          <table:table-cell office:value-type="float" office:value="1.0006055117158448" table:style-name="ce6">
            <text:p>1.001</text:p>
          </table:table-cell>
          <table:table-cell office:value-type="float" office:value="12135.502491340079" table:style-name="ce5">
            <text:p><text:s/>12,136<text:s/></text:p>
          </table:table-cell>
          <table:table-cell office:value-type="float" office:value="1.0632985164300019" table:style-name="ce6">
            <text:p>1.063</text:p>
          </table:table-cell>
          <table:table-cell office:value-type="float" office:value="12903.661795174499" table:style-name="ce5">
            <text:p><text:s/>12,9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903.661795174499" table:style-name="ce5">
            <text:p><text:s/>12,904<text:s/></text:p>
          </table:table-cell>
          <table:table-cell office:value-type="float" office:value="1.0149272553057553" table:style-name="ce6">
            <text:p>1.015</text:p>
          </table:table-cell>
          <table:table-cell office:value-type="float" office:value="13096.278049170191" table:style-name="ce5">
            <text:p><text:s/>13,096<text:s/></text:p>
          </table:table-cell>
          <table:table-cell office:value-type="float" office:value="1.0303920243543172" table:style-name="ce6">
            <text:p>1.030</text:p>
          </table:table-cell>
          <table:table-cell office:value-type="float" office:value="13494.30045059148" table:style-name="ce5">
            <text:p><text:s/>13,4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494.30045059148" table:style-name="ce5">
            <text:p><text:s/>13,494<text:s/></text:p>
          </table:table-cell>
          <table:table-cell office:value-type="float" office:value="1.0474438439250906" table:style-name="ce6">
            <text:p>1.047</text:p>
          </table:table-cell>
          <table:table-cell office:value-type="float" office:value="14134.52193504762" table:style-name="ce5">
            <text:p><text:s/>14,135<text:s/></text:p>
          </table:table-cell>
          <table:table-cell office:value-type="float" office:value="1.017592823784337" table:style-name="ce6">
            <text:p>1.018</text:p>
          </table:table-cell>
          <table:table-cell office:value-type="float" office:value="14383.188088726762" table:style-name="ce5">
            <text:p><text:s/>14,38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30.0367474026" table:style-name="ce5">
            <text:p><text:s/>1,83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30.0367474026" table:style-name="ce5">
            <text:p><text:s/>1,830<text:s/></text:p>
          </table:table-cell>
          <table:table-cell office:value-type="float" office:value="1.0073573985618103" table:style-name="ce6">
            <text:p>1.007</text:p>
          </table:table-cell>
          <table:table-cell office:value-type="float" office:value="1843.5010571359999" table:style-name="ce5">
            <text:p><text:s/>1,844<text:s/></text:p>
          </table:table-cell>
          <table:table-cell office:value-type="float" office:value="1.2715852163151022" table:style-name="ce6">
            <text:p>1.272</text:p>
          </table:table-cell>
          <table:table-cell office:value-type="float" office:value="2344.1686905154002" table:style-name="ce5">
            <text:p><text:s/>2,3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44.1686905154002" table:style-name="ce5">
            <text:p><text:s/>2,344<text:s/></text:p>
          </table:table-cell>
          <table:table-cell office:value-type="float" office:value="1.0313771539370864" table:style-name="ce6">
            <text:p>1.031</text:p>
          </table:table-cell>
          <table:table-cell office:value-type="float" office:value="2417.7220323721999" table:style-name="ce5">
            <text:p><text:s/>2,418<text:s/></text:p>
          </table:table-cell>
          <table:table-cell office:value-type="float" office:value="1.2068775851989673" table:style-name="ce6">
            <text:p>1.207</text:p>
          </table:table-cell>
          <table:table-cell office:value-type="float" office:value="2917.8945281116999" table:style-name="ce5">
            <text:p><text:s/>2,9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17.8945281116999" table:style-name="ce5">
            <text:p><text:s/>2,918<text:s/></text:p>
          </table:table-cell>
          <table:table-cell office:value-type="float" office:value="1.065029482624958" table:style-name="ce6">
            <text:p>1.065</text:p>
          </table:table-cell>
          <table:table-cell office:value-type="float" office:value="3107.6436996290004" table:style-name="ce5">
            <text:p><text:s/>3,108<text:s/></text:p>
          </table:table-cell>
          <table:table-cell office:value-type="float" office:value="1.0727197573096552" table:style-name="ce6">
            <text:p>1.073</text:p>
          </table:table-cell>
          <table:table-cell office:value-type="float" office:value="3333.6307952708999" table:style-name="ce5">
            <text:p><text:s/>3,33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33.6307952708999" table:style-name="ce5">
            <text:p><text:s/>3,334<text:s/></text:p>
          </table:table-cell>
          <table:table-cell office:value-type="float" office:value="1.0912478230779248" table:style-name="ce6">
            <text:p>1.091</text:p>
          </table:table-cell>
          <table:table-cell office:value-type="float" office:value="3637.8173482849002" table:style-name="ce5">
            <text:p><text:s/>3,638<text:s/></text:p>
          </table:table-cell>
          <table:table-cell office:value-type="float" office:value="0.90250476098806487" table:style-name="ce6">
            <text:p>0.903</text:p>
          </table:table-cell>
          <table:table-cell office:value-type="float" office:value="3283.1474764320997" table:style-name="ce5">
            <text:p><text:s/>3,2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83.1474764320997" table:style-name="ce5">
            <text:p><text:s/>3,283<text:s/></text:p>
          </table:table-cell>
          <table:table-cell office:value-type="float" office:value="1.0444383246390905" table:style-name="ce6">
            <text:p>1.044</text:p>
          </table:table-cell>
          <table:table-cell office:value-type="float" office:value="3429.0450498277996" table:style-name="ce5">
            <text:p><text:s/>3,429<text:s/></text:p>
          </table:table-cell>
          <table:table-cell office:value-type="float" office:value="0.96296943664849888" table:style-name="ce6">
            <text:p>0.963</text:p>
          </table:table-cell>
          <table:table-cell office:value-type="float" office:value="3302.0655798749999" table:style-name="ce5">
            <text:p><text:s/>3,3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02.0655798749999" table:style-name="ce5">
            <text:p><text:s/>3,302<text:s/></text:p>
          </table:table-cell>
          <table:table-cell office:value-type="float" office:value="1.0842514032112687" table:style-name="ce6">
            <text:p>1.084</text:p>
          </table:table-cell>
          <table:table-cell office:value-type="float" office:value="3580.2692384750999" table:style-name="ce5">
            <text:p><text:s/>3,580<text:s/></text:p>
          </table:table-cell>
          <table:table-cell office:value-type="float" office:value="1.0750929328561081" table:style-name="ce6">
            <text:p>1.075</text:p>
          </table:table-cell>
          <table:table-cell office:value-type="float" office:value="3849.1221560067002" table:style-name="ce5">
            <text:p><text:s/>3,8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49.1221560067002" table:style-name="ce5">
            <text:p><text:s/>3,849<text:s/></text:p>
          </table:table-cell>
          <table:table-cell office:value-type="float" office:value="1.0460224450915274" table:style-name="ce6">
            <text:p>1.046</text:p>
          </table:table-cell>
          <table:table-cell office:value-type="float" office:value="4026.2681690821" table:style-name="ce5">
            <text:p><text:s/>4,026<text:s/></text:p>
          </table:table-cell>
          <table:table-cell office:value-type="float" office:value="1.1387481111482092" table:style-name="ce6">
            <text:p>1.139</text:p>
          </table:table-cell>
          <table:table-cell office:value-type="float" office:value="4584.9052725184001" table:style-name="ce5">
            <text:p><text:s/>4,5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584.9052725184001" table:style-name="ce5">
            <text:p><text:s/>4,585<text:s/></text:p>
          </table:table-cell>
          <table:table-cell office:value-type="float" office:value="1.0761715707447472" table:style-name="ce6">
            <text:p>1.076</text:p>
          </table:table-cell>
          <table:table-cell office:value-type="float" office:value="4934.144708842" table:style-name="ce5">
            <text:p><text:s/>4,934<text:s/></text:p>
          </table:table-cell>
          <table:table-cell office:value-type="float" office:value="1.2906424224498563" table:style-name="ce6">
            <text:p>1.291</text:p>
          </table:table-cell>
          <table:table-cell office:value-type="float" office:value="6368.2164797379801" table:style-name="ce5">
            <text:p><text:s/>6,36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68.2164797379801" table:style-name="ce5">
            <text:p><text:s/>6,368<text:s/></text:p>
          </table:table-cell>
          <table:table-cell office:value-type="float" office:value="1.036594884741743" table:style-name="ce6">
            <text:p>1.037</text:p>
          </table:table-cell>
          <table:table-cell office:value-type="float" office:value="6601.2606278244602" table:style-name="ce5">
            <text:p><text:s/>6,601<text:s/></text:p>
          </table:table-cell>
          <table:table-cell office:value-type="float" office:value="1.1755515211538086" table:style-name="ce6">
            <text:p>1.176</text:p>
          </table:table-cell>
          <table:table-cell office:value-type="float" office:value="7760.1219725717901" table:style-name="ce5">
            <text:p><text:s/>7,76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760.1219725717901" table:style-name="ce5">
            <text:p><text:s/>7,760<text:s/></text:p>
          </table:table-cell>
          <table:table-cell office:value-type="float" office:value="1.0733475792698843" table:style-name="ce6">
            <text:p>1.073</text:p>
          </table:table-cell>
          <table:table-cell office:value-type="float" office:value="8329.3081340989702" table:style-name="ce5">
            <text:p><text:s/>8,329<text:s/></text:p>
          </table:table-cell>
          <table:table-cell office:value-type="float" office:value="1.0031340134546738" table:style-name="ce6">
            <text:p>1.003</text:p>
          </table:table-cell>
          <table:table-cell office:value-type="float" office:value="8355.4122978593605" table:style-name="ce5">
            <text:p><text:s/>8,35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355.4122978593605" table:style-name="ce5">
            <text:p><text:s/>8,355<text:s/></text:p>
          </table:table-cell>
          <table:table-cell office:value-type="float" office:value="1.0509497437828477" table:style-name="ce6">
            <text:p>1.051</text:p>
          </table:table-cell>
          <table:table-cell office:value-type="float" office:value="8781.1184136353495" table:style-name="ce5">
            <text:p><text:s/>8,781<text:s/></text:p>
          </table:table-cell>
          <table:table-cell office:value-type="float" office:value="1.0705782867336822" table:style-name="ce6">
            <text:p>1.071</text:p>
          </table:table-cell>
          <table:table-cell office:value-type="float" office:value="9400.87470687532" table:style-name="ce5">
            <text:p><text:s/>9,4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400.87470687532" table:style-name="ce5">
            <text:p><text:s/>9,401<text:s/></text:p>
          </table:table-cell>
          <table:table-cell office:value-type="float" office:value="1.0514615926558977" table:style-name="ce6">
            <text:p>1.051</text:p>
          </table:table-cell>
          <table:table-cell office:value-type="float" office:value="9884.658691649669" table:style-name="ce5">
            <text:p><text:s/>9,885<text:s/></text:p>
          </table:table-cell>
          <table:table-cell office:value-type="float" office:value="1.1406968153422752" table:style-name="ce6">
            <text:p>1.141</text:p>
          </table:table-cell>
          <table:table-cell office:value-type="float" office:value="11275.398690310119" table:style-name="ce5">
            <text:p><text:s/>11,27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275.398690310119" table:style-name="ce5">
            <text:p><text:s/>11,275<text:s/></text:p>
          </table:table-cell>
          <table:table-cell office:value-type="float" office:value="0.99211115706204234" table:style-name="ce6">
            <text:p>0.992</text:p>
          </table:table-cell>
          <table:table-cell office:value-type="float" office:value="11186.44884097941" table:style-name="ce5">
            <text:p><text:s/>11,186<text:s/></text:p>
          </table:table-cell>
          <table:table-cell office:value-type="float" office:value="1.0765693804805365" table:style-name="ce6">
            <text:p>1.077</text:p>
          </table:table-cell>
          <table:table-cell office:value-type="float" office:value="12042.98829851042" table:style-name="ce5">
            <text:p><text:s/>12,04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042.98829851042" table:style-name="ce5">
            <text:p><text:s/>12,043<text:s/></text:p>
          </table:table-cell>
          <table:table-cell office:value-type="float" office:value="1.0010695496398452" table:style-name="ce6">
            <text:p>1.001</text:p>
          </table:table-cell>
          <table:table-cell office:value-type="float" office:value="12055.86887230775" table:style-name="ce5">
            <text:p><text:s/>12,056<text:s/></text:p>
          </table:table-cell>
          <table:table-cell office:value-type="float" office:value="1.0988869600987565" table:style-name="ce6">
            <text:p>1.099</text:p>
          </table:table-cell>
          <table:table-cell office:value-type="float" office:value="13248.03709643949" table:style-name="ce5">
            <text:p><text:s/>13,24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248.03709643949" table:style-name="ce5">
            <text:p><text:s/>13,248<text:s/></text:p>
          </table:table-cell>
          <table:table-cell office:value-type="float" office:value="0.99713563781232095" table:style-name="ce6">
            <text:p>0.997</text:p>
          </table:table-cell>
          <table:table-cell office:value-type="float" office:value="13210.089919919479" table:style-name="ce5">
            <text:p><text:s/>13,210<text:s/></text:p>
          </table:table-cell>
          <table:table-cell office:value-type="float" office:value="1.0482918722678065" table:style-name="ce6">
            <text:p>1.048</text:p>
          </table:table-cell>
          <table:table-cell office:value-type="float" office:value="13848.02989497847" table:style-name="ce5">
            <text:p><text:s/>13,8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848.02989497847" table:style-name="ce5">
            <text:p><text:s/>13,848<text:s/></text:p>
          </table:table-cell>
          <table:table-cell office:value-type="float" office:value="1.0120087377867333" table:style-name="ce6">
            <text:p>1.012</text:p>
          </table:table-cell>
          <table:table-cell office:value-type="float" office:value="14014.32725485011" table:style-name="ce5">
            <text:p><text:s/>14,014<text:s/></text:p>
          </table:table-cell>
          <table:table-cell office:value-type="float" office:value="1.0901728377101814" table:style-name="ce6">
            <text:p>1.090</text:p>
          </table:table-cell>
          <table:table-cell office:value-type="float" office:value="15278.038912019079" table:style-name="ce5">
            <text:p><text:s/>15,27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16.62804263874" table:style-name="ce5">
            <text:p><text:s/>61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16.62804263874" table:style-name="ce5">
            <text:p><text:s/>617<text:s/></text:p>
          </table:table-cell>
          <table:table-cell office:value-type="float" office:value="1.0256873404131084" table:style-name="ce6">
            <text:p>1.026</text:p>
          </table:table-cell>
          <table:table-cell office:value-type="float" office:value="632.46757707826998" table:style-name="ce5">
            <text:p><text:s/>632<text:s/></text:p>
          </table:table-cell>
          <table:table-cell office:value-type="float" office:value="1.2857519151071901" table:style-name="ce6">
            <text:p>1.286</text:p>
          </table:table-cell>
          <table:table-cell office:value-type="float" office:value="813.19639847158999" table:style-name="ce5">
            <text:p><text:s/>81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13.19639847158999" table:style-name="ce5">
            <text:p><text:s/>813<text:s/></text:p>
          </table:table-cell>
          <table:table-cell office:value-type="float" office:value="1.0206518251355201" table:style-name="ce6">
            <text:p>1.021</text:p>
          </table:table-cell>
          <table:table-cell office:value-type="float" office:value="829.99038829366009" table:style-name="ce5">
            <text:p><text:s/>830<text:s/></text:p>
          </table:table-cell>
          <table:table-cell office:value-type="float" office:value="1.0433737931568827" table:style-name="ce6">
            <text:p>1.043</text:p>
          </table:table-cell>
          <table:table-cell office:value-type="float" office:value="865.99021971771003" table:style-name="ce5">
            <text:p><text:s/>8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65.99021971771003" table:style-name="ce5">
            <text:p><text:s/>866<text:s/></text:p>
          </table:table-cell>
          <table:table-cell office:value-type="float" office:value="1.0794169947401815" table:style-name="ce6">
            <text:p>1.079</text:p>
          </table:table-cell>
          <table:table-cell office:value-type="float" office:value="934.76456044207998" table:style-name="ce5">
            <text:p><text:s/>935<text:s/></text:p>
          </table:table-cell>
          <table:table-cell office:value-type="float" office:value="0.99190411531492917" table:style-name="ce6">
            <text:p>0.992</text:p>
          </table:table-cell>
          <table:table-cell office:value-type="float" office:value="927.19681435304994" table:style-name="ce5">
            <text:p><text:s/>92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27.19681435304994" table:style-name="ce5">
            <text:p><text:s/>927<text:s/></text:p>
          </table:table-cell>
          <table:table-cell office:value-type="float" office:value="1.1005748468233434" table:style-name="ce6">
            <text:p>1.101</text:p>
          </table:table-cell>
          <table:table-cell office:value-type="float" office:value="1020.4494919317" table:style-name="ce5">
            <text:p><text:s/>1,020<text:s/></text:p>
          </table:table-cell>
          <table:table-cell office:value-type="float" office:value="1.1402087681715229" table:style-name="ce6">
            <text:p>1.140</text:p>
          </table:table-cell>
          <table:table-cell office:value-type="float" office:value="1163.5254581767001" table:style-name="ce5">
            <text:p><text:s/>1,1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63.5254581767001" table:style-name="ce5">
            <text:p><text:s/>1,164<text:s/></text:p>
          </table:table-cell>
          <table:table-cell office:value-type="float" office:value="1.0444563153245974" table:style-name="ce6">
            <text:p>1.044</text:p>
          </table:table-cell>
          <table:table-cell office:value-type="float" office:value="1215.2515128336001" table:style-name="ce5">
            <text:p><text:s/>1,215<text:s/></text:p>
          </table:table-cell>
          <table:table-cell office:value-type="float" office:value="0.79998960817705911" table:style-name="ce6">
            <text:p>0.800</text:p>
          </table:table-cell>
          <table:table-cell office:value-type="float" office:value="972.18858158833007" table:style-name="ce5">
            <text:p><text:s/>9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72.18858158833007" table:style-name="ce5">
            <text:p><text:s/>972<text:s/></text:p>
          </table:table-cell>
          <table:table-cell office:value-type="float" office:value="1.0832791642434179" table:style-name="ce6">
            <text:p>1.083</text:p>
          </table:table-cell>
          <table:table-cell office:value-type="float" office:value="1053.1516341500001" table:style-name="ce5">
            <text:p><text:s/>1,053<text:s/></text:p>
          </table:table-cell>
          <table:table-cell office:value-type="float" office:value="1.2423786601548805" table:style-name="ce6">
            <text:p>1.242</text:p>
          </table:table-cell>
          <table:table-cell office:value-type="float" office:value="1308.4131161752" table:style-name="ce5">
            <text:p><text:s/>1,3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08.4131161752" table:style-name="ce5">
            <text:p><text:s/>1,308<text:s/></text:p>
          </table:table-cell>
          <table:table-cell office:value-type="float" office:value="1.0439337707542538" table:style-name="ce6">
            <text:p>1.044</text:p>
          </table:table-cell>
          <table:table-cell office:value-type="float" office:value="1365.8966380731001" table:style-name="ce5">
            <text:p><text:s/>1,366<text:s/></text:p>
          </table:table-cell>
          <table:table-cell office:value-type="float" office:value="0.9844337720295625" table:style-name="ce6">
            <text:p>0.984</text:p>
          </table:table-cell>
          <table:table-cell office:value-type="float" office:value="1344.6347796207999" table:style-name="ce5">
            <text:p><text:s/>1,3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44.6347796207999" table:style-name="ce5">
            <text:p><text:s/>1,345<text:s/></text:p>
          </table:table-cell>
          <table:table-cell office:value-type="float" office:value="1.0756264831242708" table:style-name="ce6">
            <text:p>1.076</text:p>
          </table:table-cell>
          <table:table-cell office:value-type="float" office:value="1446.3247790901" table:style-name="ce5">
            <text:p><text:s/>1,446<text:s/></text:p>
          </table:table-cell>
          <table:table-cell office:value-type="float" office:value="1.1685404641883372" table:style-name="ce6">
            <text:p>1.169</text:p>
          </table:table-cell>
          <table:table-cell office:value-type="float" office:value="1690.08902872504" table:style-name="ce5">
            <text:p><text:s/>1,6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90.08902872504" table:style-name="ce5">
            <text:p><text:s/>1,690<text:s/></text:p>
          </table:table-cell>
          <table:table-cell office:value-type="float" office:value="1.0398506483712329" table:style-name="ce6">
            <text:p>1.040</text:p>
          </table:table-cell>
          <table:table-cell office:value-type="float" office:value="1757.44017232484" table:style-name="ce5">
            <text:p><text:s/>1,757<text:s/></text:p>
          </table:table-cell>
          <table:table-cell office:value-type="float" office:value="1.1824945652348036" table:style-name="ce6">
            <text:p>1.182</text:p>
          </table:table-cell>
          <table:table-cell office:value-type="float" office:value="2078.1634524994402" table:style-name="ce5">
            <text:p><text:s/>2,0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78.1634524994402" table:style-name="ce5">
            <text:p><text:s/>2,078<text:s/></text:p>
          </table:table-cell>
          <table:table-cell office:value-type="float" office:value="1.0791568407563574" table:style-name="ce6">
            <text:p>1.079</text:p>
          </table:table-cell>
          <table:table-cell office:value-type="float" office:value="2242.6643059746198" table:style-name="ce5">
            <text:p><text:s/>2,243<text:s/></text:p>
          </table:table-cell>
          <table:table-cell office:value-type="float" office:value="1.0454926038639885" table:style-name="ce6">
            <text:p>1.045</text:p>
          </table:table-cell>
          <table:table-cell office:value-type="float" office:value="2344.6889448462302" table:style-name="ce5">
            <text:p><text:s/>2,3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44.6889448462302" table:style-name="ce5">
            <text:p><text:s/>2,345<text:s/></text:p>
          </table:table-cell>
          <table:table-cell office:value-type="float" office:value="1.0530763522070863" table:style-name="ce6">
            <text:p>1.053</text:p>
          </table:table-cell>
          <table:table-cell office:value-type="float" office:value="2469.1364810989498" table:style-name="ce5">
            <text:p><text:s/>2,469<text:s/></text:p>
          </table:table-cell>
          <table:table-cell office:value-type="float" office:value="1.0486390301258837" table:style-name="ce6">
            <text:p>1.049</text:p>
          </table:table-cell>
          <table:table-cell office:value-type="float" office:value="2589.2328847880403" table:style-name="ce5">
            <text:p><text:s/>2,5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89.2328847880403" table:style-name="ce5">
            <text:p><text:s/>2,589<text:s/></text:p>
          </table:table-cell>
          <table:table-cell office:value-type="float" office:value="1.0564813650150406" table:style-name="ce6">
            <text:p>1.056</text:p>
          </table:table-cell>
          <table:table-cell office:value-type="float" office:value="2735.4762924626998" table:style-name="ce5">
            <text:p><text:s/>2,735<text:s/></text:p>
          </table:table-cell>
          <table:table-cell office:value-type="float" office:value="1.0477865279715497" table:style-name="ce6">
            <text:p>1.048</text:p>
          </table:table-cell>
          <table:table-cell office:value-type="float" office:value="2866.1952068279802" table:style-name="ce5">
            <text:p><text:s/>2,86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66.1952068279802" table:style-name="ce5">
            <text:p><text:s/>2,866<text:s/></text:p>
          </table:table-cell>
          <table:table-cell office:value-type="float" office:value="0.98744962136012704" table:style-name="ce6">
            <text:p>0.987</text:p>
          </table:table-cell>
          <table:table-cell office:value-type="float" office:value="2830.2233717264999" table:style-name="ce5">
            <text:p><text:s/>2,830<text:s/></text:p>
          </table:table-cell>
          <table:table-cell office:value-type="float" office:value="1.1921652545970345" table:style-name="ce6">
            <text:p>1.192</text:p>
          </table:table-cell>
          <table:table-cell office:value-type="float" office:value="3374.0939665208002" table:style-name="ce5">
            <text:p><text:s/>3,3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74.0939665208002" table:style-name="ce5">
            <text:p><text:s/>3,374<text:s/></text:p>
          </table:table-cell>
          <table:table-cell office:value-type="float" office:value="1.0021991075013867" table:style-name="ce6">
            <text:p>1.002</text:p>
          </table:table-cell>
          <table:table-cell office:value-type="float" office:value="3381.51396187296" table:style-name="ce5">
            <text:p><text:s/>3,382<text:s/></text:p>
          </table:table-cell>
          <table:table-cell office:value-type="float" office:value="1.1825132657630992" table:style-name="ce6">
            <text:p>1.183</text:p>
          </table:table-cell>
          <table:table-cell office:value-type="float" office:value="3998.6851182779101" table:style-name="ce5">
            <text:p><text:s/>3,9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98.6851182779101" table:style-name="ce5">
            <text:p><text:s/>3,999<text:s/></text:p>
          </table:table-cell>
          <table:table-cell office:value-type="float" office:value="0.98859986707297121" table:style-name="ce6">
            <text:p>0.989</text:p>
          </table:table-cell>
          <table:table-cell office:value-type="float" office:value="3953.0995763962101" table:style-name="ce5">
            <text:p><text:s/>3,953<text:s/></text:p>
          </table:table-cell>
          <table:table-cell office:value-type="float" office:value="1.0811005469663149" table:style-name="ce6">
            <text:p>1.081</text:p>
          </table:table-cell>
          <table:table-cell office:value-type="float" office:value="4273.69811425425" table:style-name="ce5">
            <text:p><text:s/>4,2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73.69811425425" table:style-name="ce5">
            <text:p><text:s/>4,274<text:s/></text:p>
          </table:table-cell>
          <table:table-cell office:value-type="float" office:value="1.0021493260021861" table:style-name="ce6">
            <text:p>1.002</text:p>
          </table:table-cell>
          <table:table-cell office:value-type="float" office:value="4282.8836847367102" table:style-name="ce5">
            <text:p><text:s/>4,283<text:s/></text:p>
          </table:table-cell>
          <table:table-cell office:value-type="float" office:value="1.0032053803402634" table:style-name="ce6">
            <text:p>1.003</text:p>
          </table:table-cell>
          <table:table-cell office:value-type="float" office:value="4296.6119558993996" table:style-name="ce5">
            <text:p><text:s/>4,29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13.4087047638602" table:style-name="ce5">
            <text:p><text:s/>1,21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13.4087047638602" table:style-name="ce5">
            <text:p><text:s/>1,213<text:s/></text:p>
          </table:table-cell>
          <table:table-cell office:value-type="float" office:value="0.99804251881760442" table:style-name="ce6">
            <text:p>0.998</text:p>
          </table:table-cell>
          <table:table-cell office:value-type="float" office:value="1211.03348005773" table:style-name="ce5">
            <text:p><text:s/>1,211<text:s/></text:p>
          </table:table-cell>
          <table:table-cell office:value-type="float" office:value="1.2641865953787079" table:style-name="ce6">
            <text:p>1.264</text:p>
          </table:table-cell>
          <table:table-cell office:value-type="float" office:value="1530.9722920438098" table:style-name="ce5">
            <text:p><text:s/>1,53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30.9722920438098" table:style-name="ce5">
            <text:p><text:s/>1,531<text:s/></text:p>
          </table:table-cell>
          <table:table-cell office:value-type="float" office:value="1.0370740557028355" table:style-name="ce6">
            <text:p>1.037</text:p>
          </table:table-cell>
          <table:table-cell office:value-type="float" office:value="1587.7316440785398" table:style-name="ce5">
            <text:p><text:s/>1,588<text:s/></text:p>
          </table:table-cell>
          <table:table-cell office:value-type="float" office:value="1.292349570562876" table:style-name="ce6">
            <text:p>1.292</text:p>
          </table:table-cell>
          <table:table-cell office:value-type="float" office:value="2051.90430839399" table:style-name="ce5">
            <text:p><text:s/>2,0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51.90430839399" table:style-name="ce5">
            <text:p><text:s/>2,052<text:s/></text:p>
          </table:table-cell>
          <table:table-cell office:value-type="float" office:value="1.0589573452806951" table:style-name="ce6">
            <text:p>1.059</text:p>
          </table:table-cell>
          <table:table-cell office:value-type="float" office:value="2172.8791391869204" table:style-name="ce5">
            <text:p><text:s/>2,173<text:s/></text:p>
          </table:table-cell>
          <table:table-cell office:value-type="float" office:value="1.107486347270251" table:style-name="ce6">
            <text:p>1.107</text:p>
          </table:table-cell>
          <table:table-cell office:value-type="float" office:value="2406.4339809178496" table:style-name="ce5">
            <text:p><text:s/>2,40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06.4339809178496" table:style-name="ce5">
            <text:p><text:s/>2,406<text:s/></text:p>
          </table:table-cell>
          <table:table-cell office:value-type="float" office:value="1.0876541293498927" table:style-name="ce6">
            <text:p>1.088</text:p>
          </table:table-cell>
          <table:table-cell office:value-type="float" office:value="2617.3678563531998" table:style-name="ce5">
            <text:p><text:s/>2,617<text:s/></text:p>
          </table:table-cell>
          <table:table-cell office:value-type="float" office:value="0.80982962066657549" table:style-name="ce6">
            <text:p>0.810</text:p>
          </table:table-cell>
          <table:table-cell office:value-type="float" office:value="2119.6220182553998" table:style-name="ce5">
            <text:p><text:s/>2,1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19.6220182553998" table:style-name="ce5">
            <text:p><text:s/>2,120<text:s/></text:p>
          </table:table-cell>
          <table:table-cell office:value-type="float" office:value="1.0444284490006901" table:style-name="ce6">
            <text:p>1.044</text:p>
          </table:table-cell>
          <table:table-cell office:value-type="float" office:value="2213.7935369941997" table:style-name="ce5">
            <text:p><text:s/>2,214<text:s/></text:p>
          </table:table-cell>
          <table:table-cell office:value-type="float" office:value="1.0524364442088323" table:style-name="ce6">
            <text:p>1.052</text:p>
          </table:table-cell>
          <table:table-cell office:value-type="float" office:value="2329.8769982866697" table:style-name="ce5">
            <text:p><text:s/>2,3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29.8769982866697" table:style-name="ce5">
            <text:p><text:s/>2,330<text:s/></text:p>
          </table:table-cell>
          <table:table-cell office:value-type="float" office:value="1.0846570897019352" table:style-name="ce6">
            <text:p>1.085</text:p>
          </table:table-cell>
          <table:table-cell office:value-type="float" office:value="2527.1176043250998" table:style-name="ce5">
            <text:p><text:s/>2,527<text:s/></text:p>
          </table:table-cell>
          <table:table-cell office:value-type="float" office:value="1.0053782362495274" table:style-name="ce6">
            <text:p>1.005</text:p>
          </table:table-cell>
          <table:table-cell office:value-type="float" office:value="2540.7090398314999" table:style-name="ce5">
            <text:p><text:s/>2,5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40.7090398314999" table:style-name="ce5">
            <text:p><text:s/>2,541<text:s/></text:p>
          </table:table-cell>
          <table:table-cell office:value-type="float" office:value="1.0470980695945553" table:style-name="ce6">
            <text:p>1.047</text:p>
          </table:table-cell>
          <table:table-cell office:value-type="float" office:value="2660.3715310089997" table:style-name="ce5">
            <text:p><text:s/>2,660<text:s/></text:p>
          </table:table-cell>
          <table:table-cell office:value-type="float" office:value="1.2179766830043703" table:style-name="ce6">
            <text:p>1.218</text:p>
          </table:table-cell>
          <table:table-cell office:value-type="float" office:value="3240.2704928976" table:style-name="ce5">
            <text:p><text:s/>3,2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40.2704928976" table:style-name="ce5">
            <text:p><text:s/>3,240<text:s/></text:p>
          </table:table-cell>
          <table:table-cell office:value-type="float" office:value="1.076397769074189" table:style-name="ce6">
            <text:p>1.076</text:p>
          </table:table-cell>
          <table:table-cell office:value-type="float" office:value="3487.8199297518995" table:style-name="ce5">
            <text:p><text:s/>3,488<text:s/></text:p>
          </table:table-cell>
          <table:table-cell office:value-type="float" office:value="1.3412755088378976" table:style-name="ce6">
            <text:p>1.341</text:p>
          </table:table-cell>
          <table:table-cell office:value-type="float" office:value="4678.1274510129397" table:style-name="ce5">
            <text:p><text:s/>4,6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678.1274510129397" table:style-name="ce5">
            <text:p><text:s/>4,678<text:s/></text:p>
          </table:table-cell>
          <table:table-cell office:value-type="float" office:value="1.0354186597568658" table:style-name="ce6">
            <text:p>1.035</text:p>
          </table:table-cell>
          <table:table-cell office:value-type="float" office:value="4843.82045549962" table:style-name="ce5">
            <text:p><text:s/>4,844<text:s/></text:p>
          </table:table-cell>
          <table:table-cell office:value-type="float" office:value="1.1730324383970749" table:style-name="ce6">
            <text:p>1.173</text:p>
          </table:table-cell>
          <table:table-cell office:value-type="float" office:value="5681.9585200723495" table:style-name="ce5">
            <text:p><text:s/>5,68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681.9585200723495" table:style-name="ce5">
            <text:p><text:s/>5,682<text:s/></text:p>
          </table:table-cell>
          <table:table-cell office:value-type="float" office:value="1.0712228550459126" table:style-name="ce6">
            <text:p>1.071</text:p>
          </table:table-cell>
          <table:table-cell office:value-type="float" office:value="6086.6438281243509" table:style-name="ce5">
            <text:p><text:s/>6,087<text:s/></text:p>
          </table:table-cell>
          <table:table-cell office:value-type="float" office:value="0.98752670975087831" table:style-name="ce6">
            <text:p>0.988</text:p>
          </table:table-cell>
          <table:table-cell office:value-type="float" office:value="6010.7233530131298" table:style-name="ce5">
            <text:p><text:s/>6,0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010.7233530131298" table:style-name="ce5">
            <text:p><text:s/>6,011<text:s/></text:p>
          </table:table-cell>
          <table:table-cell office:value-type="float" office:value="1.0501201871771808" table:style-name="ce6">
            <text:p>1.050</text:p>
          </table:table-cell>
          <table:table-cell office:value-type="float" office:value="6311.9819325363997" table:style-name="ce5">
            <text:p><text:s/>6,312<text:s/></text:p>
          </table:table-cell>
          <table:table-cell office:value-type="float" office:value="1.0791605386218364" table:style-name="ce6">
            <text:p>1.079</text:p>
          </table:table-cell>
          <table:table-cell office:value-type="float" office:value="6811.6418220872802" table:style-name="ce5">
            <text:p><text:s/>6,8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811.6418220872802" table:style-name="ce5">
            <text:p><text:s/>6,812<text:s/></text:p>
          </table:table-cell>
          <table:table-cell office:value-type="float" office:value="1.0495534829804449" table:style-name="ce6">
            <text:p>1.050</text:p>
          </table:table-cell>
          <table:table-cell office:value-type="float" office:value="7149.1823991869696" table:style-name="ce5">
            <text:p><text:s/>7,149<text:s/></text:p>
          </table:table-cell>
          <table:table-cell office:value-type="float" office:value="1.176246878865262" table:style-name="ce6">
            <text:p>1.176</text:p>
          </table:table-cell>
          <table:table-cell office:value-type="float" office:value="8409.2034834821388" table:style-name="ce5">
            <text:p><text:s/>8,4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409.2034834821388" table:style-name="ce5">
            <text:p><text:s/>8,409<text:s/></text:p>
          </table:table-cell>
          <table:table-cell office:value-type="float" office:value="0.99369999616095728" table:style-name="ce6">
            <text:p>0.994</text:p>
          </table:table-cell>
          <table:table-cell office:value-type="float" office:value="8356.2254692529114" table:style-name="ce5">
            <text:p><text:s/>8,356<text:s/></text:p>
          </table:table-cell>
          <table:table-cell office:value-type="float" office:value="1.0374174756158971" table:style-name="ce6">
            <text:p>1.037</text:p>
          </table:table-cell>
          <table:table-cell office:value-type="float" office:value="8668.8943319896207" table:style-name="ce5">
            <text:p><text:s/>8,6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668.8943319896207" table:style-name="ce5">
            <text:p><text:s/>8,669<text:s/></text:p>
          </table:table-cell>
          <table:table-cell office:value-type="float" office:value="1.0006299048340019" table:style-name="ce6">
            <text:p>1.001</text:p>
          </table:table-cell>
          <table:table-cell office:value-type="float" office:value="8674.3549104347912" table:style-name="ce5">
            <text:p><text:s/>8,674<text:s/></text:p>
          </table:table-cell>
          <table:table-cell office:value-type="float" office:value="1.0662870119638632" table:style-name="ce6">
            <text:p>1.066</text:p>
          </table:table-cell>
          <table:table-cell office:value-type="float" office:value="9249.3519781615796" table:style-name="ce5">
            <text:p><text:s/>9,2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49.3519781615796" table:style-name="ce5">
            <text:p><text:s/>9,249<text:s/></text:p>
          </table:table-cell>
          <table:table-cell office:value-type="float" office:value="1.0008258270827757" table:style-name="ce6">
            <text:p>1.001</text:p>
          </table:table-cell>
          <table:table-cell office:value-type="float" office:value="9256.99034352327" table:style-name="ce5">
            <text:p><text:s/>9,257<text:s/></text:p>
          </table:table-cell>
          <table:table-cell office:value-type="float" office:value="1.0342812756008739" table:style-name="ce6">
            <text:p>1.034</text:p>
          </table:table-cell>
          <table:table-cell office:value-type="float" office:value="9574.3317807242202" table:style-name="ce5">
            <text:p><text:s/>9,5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574.3317807242202" table:style-name="ce5">
            <text:p><text:s/>9,574<text:s/></text:p>
          </table:table-cell>
          <table:table-cell office:value-type="float" office:value="1.0164096871705959" table:style-name="ce6">
            <text:p>1.016</text:p>
          </table:table-cell>
          <table:table-cell office:value-type="float" office:value="9731.4435701133989" table:style-name="ce5">
            <text:p><text:s/>9,731<text:s/></text:p>
          </table:table-cell>
          <table:table-cell office:value-type="float" office:value="1.1284478892571652" table:style-name="ce6">
            <text:p>1.128</text:p>
          </table:table-cell>
          <table:table-cell office:value-type="float" office:value="10981.426956119678" table:style-name="ce5">
            <text:p><text:s/>10,98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084.6040113702002" table:style-name="ce5">
            <text:p><text:s/>8,08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084.6040113702002" table:style-name="ce5">
            <text:p><text:s/>8,085<text:s/></text:p>
          </table:table-cell>
          <table:table-cell office:value-type="float" office:value="1.0243713436159263" table:style-name="ce6">
            <text:p>1.024</text:p>
          </table:table-cell>
          <table:table-cell office:value-type="float" office:value="8281.6366737299995" table:style-name="ce5">
            <text:p><text:s/>8,282<text:s/></text:p>
          </table:table-cell>
          <table:table-cell office:value-type="float" office:value="1.0903296265421736" table:style-name="ce6">
            <text:p>1.090</text:p>
          </table:table-cell>
          <table:table-cell office:value-type="float" office:value="9029.7138216259991" table:style-name="ce5">
            <text:p><text:s/>9,03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029.7138216259991" table:style-name="ce5">
            <text:p><text:s/>9,030<text:s/></text:p>
          </table:table-cell>
          <table:table-cell office:value-type="float" office:value="1.0348612243684503" table:style-name="ce6">
            <text:p>1.035</text:p>
          </table:table-cell>
          <table:table-cell office:value-type="float" office:value="9344.5007011445996" table:style-name="ce5">
            <text:p><text:s/>9,345<text:s/></text:p>
          </table:table-cell>
          <table:table-cell office:value-type="float" office:value="1.0216818470047184" table:style-name="ce6">
            <text:p>1.022</text:p>
          </table:table-cell>
          <table:table-cell office:value-type="float" office:value="9547.1067356823005" table:style-name="ce5">
            <text:p><text:s/>9,5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547.1067356823005" table:style-name="ce5">
            <text:p><text:s/>9,547<text:s/></text:p>
          </table:table-cell>
          <table:table-cell office:value-type="float" office:value="1.0194352461172351" table:style-name="ce6">
            <text:p>1.019</text:p>
          </table:table-cell>
          <table:table-cell office:value-type="float" office:value="9732.6571047977995" table:style-name="ce5">
            <text:p><text:s/>9,733<text:s/></text:p>
          </table:table-cell>
          <table:table-cell office:value-type="float" office:value="1.1271952802574277" table:style-name="ce6">
            <text:p>1.127</text:p>
          </table:table-cell>
          <table:table-cell office:value-type="float" office:value="10970.605152892" table:style-name="ce5">
            <text:p><text:s/>10,97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970.605152892" table:style-name="ce5">
            <text:p><text:s/>10,971<text:s/></text:p>
          </table:table-cell>
          <table:table-cell office:value-type="float" office:value="1.0390108995916403" table:style-name="ce6">
            <text:p>1.039</text:p>
          </table:table-cell>
          <table:table-cell office:value-type="float" office:value="11398.578328971" table:style-name="ce5">
            <text:p><text:s/>11,399<text:s/></text:p>
          </table:table-cell>
          <table:table-cell office:value-type="float" office:value="1.1172182045449537" table:style-name="ce6">
            <text:p>1.117</text:p>
          </table:table-cell>
          <table:table-cell office:value-type="float" office:value="12734.699215058001" table:style-name="ce5">
            <text:p><text:s/>12,7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734.699215058001" table:style-name="ce5">
            <text:p><text:s/>12,735<text:s/></text:p>
          </table:table-cell>
          <table:table-cell office:value-type="float" office:value="1.0491626924440987" table:style-name="ce6">
            <text:p>1.049</text:p>
          </table:table-cell>
          <table:table-cell office:value-type="float" office:value="13360.771315936001" table:style-name="ce5">
            <text:p><text:s/>13,361<text:s/></text:p>
          </table:table-cell>
          <table:table-cell office:value-type="float" office:value="1.0427845845308485" table:style-name="ce6">
            <text:p>1.043</text:p>
          </table:table-cell>
          <table:table-cell office:value-type="float" office:value="13932.406365700001" table:style-name="ce5">
            <text:p><text:s/>13,9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932.406365700001" table:style-name="ce5">
            <text:p><text:s/>13,932<text:s/></text:p>
          </table:table-cell>
          <table:table-cell office:value-type="float" office:value="1.0346094250299145" table:style-name="ce6">
            <text:p>1.035</text:p>
          </table:table-cell>
          <table:table-cell office:value-type="float" office:value="14414.5989393" table:style-name="ce5">
            <text:p><text:s/>14,415<text:s/></text:p>
          </table:table-cell>
          <table:table-cell office:value-type="float" office:value="1.174897674292104" table:style-name="ce6">
            <text:p>1.175</text:p>
          </table:table-cell>
          <table:table-cell office:value-type="float" office:value="16935.678769636997" table:style-name="ce5">
            <text:p><text:s/>16,9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935.678769636997" table:style-name="ce5">
            <text:p><text:s/>16,936<text:s/></text:p>
          </table:table-cell>
          <table:table-cell office:value-type="float" office:value="1.0112351677129785" table:style-name="ce6">
            <text:p>1.011</text:p>
          </table:table-cell>
          <table:table-cell office:value-type="float" office:value="17125.953960947001" table:style-name="ce5">
            <text:p><text:s/>17,126<text:s/></text:p>
          </table:table-cell>
          <table:table-cell office:value-type="float" office:value="1.1256538041171988" table:style-name="ce6">
            <text:p>1.126</text:p>
          </table:table-cell>
          <table:table-cell office:value-type="float" office:value="19277.895225276003" table:style-name="ce5">
            <text:p><text:s/>19,2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277.895225276003" table:style-name="ce5">
            <text:p><text:s/>19,278<text:s/></text:p>
          </table:table-cell>
          <table:table-cell office:value-type="float" office:value="1.0432070166819818" table:style-name="ce6">
            <text:p>1.043</text:p>
          </table:table-cell>
          <table:table-cell office:value-type="float" office:value="20110.835565868001" table:style-name="ce5">
            <text:p><text:s/>20,111<text:s/></text:p>
          </table:table-cell>
          <table:table-cell office:value-type="float" office:value="1.0723351604344089" table:style-name="ce6">
            <text:p>1.072</text:p>
          </table:table-cell>
          <table:table-cell office:value-type="float" office:value="21565.556082995077" table:style-name="ce5">
            <text:p><text:s/>21,5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565.556082995077" table:style-name="ce5">
            <text:p><text:s/>21,566<text:s/></text:p>
          </table:table-cell>
          <table:table-cell office:value-type="float" office:value="1.0199033670450306" table:style-name="ce6">
            <text:p>1.020</text:p>
          </table:table-cell>
          <table:table-cell office:value-type="float" office:value="21994.78326124512" table:style-name="ce5">
            <text:p><text:s/>21,995<text:s/></text:p>
          </table:table-cell>
          <table:table-cell office:value-type="float" office:value="1.0834096630838472" table:style-name="ce6">
            <text:p>1.083</text:p>
          </table:table-cell>
          <table:table-cell office:value-type="float" office:value="23829.360722667821" table:style-name="ce5">
            <text:p><text:s/>23,82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829.360722667821" table:style-name="ce5">
            <text:p><text:s/>23,829<text:s/></text:p>
          </table:table-cell>
          <table:table-cell office:value-type="float" office:value="0.99841877174504035" table:style-name="ce6">
            <text:p>0.998</text:p>
          </table:table-cell>
          <table:table-cell office:value-type="float" office:value="23791.681064195513" table:style-name="ce5">
            <text:p><text:s/>23,792<text:s/></text:p>
          </table:table-cell>
          <table:table-cell office:value-type="float" office:value="1.0803617465078887" table:style-name="ce6">
            <text:p>1.080</text:p>
          </table:table-cell>
          <table:table-cell office:value-type="float" office:value="25703.622106872928" table:style-name="ce5">
            <text:p><text:s/>25,70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5703.622106872928" table:style-name="ce5">
            <text:p><text:s/>25,704<text:s/></text:p>
          </table:table-cell>
          <table:table-cell office:value-type="float" office:value="1.0274559867934754" table:style-name="ce6">
            <text:p>1.027</text:p>
          </table:table-cell>
          <table:table-cell office:value-type="float" office:value="26409.340415983712" table:style-name="ce5">
            <text:p><text:s/>26,409<text:s/></text:p>
          </table:table-cell>
          <table:table-cell office:value-type="float" office:value="1.0812970159327744" table:style-name="ce6">
            <text:p>1.081</text:p>
          </table:table-cell>
          <table:table-cell office:value-type="float" office:value="28556.340984555998" table:style-name="ce5">
            <text:p><text:s/>28,5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556.340984555998" table:style-name="ce5">
            <text:p><text:s/>28,556<text:s/></text:p>
          </table:table-cell>
          <table:table-cell office:value-type="float" office:value="1.0128068629694418" table:style-name="ce6">
            <text:p>1.013</text:p>
          </table:table-cell>
          <table:table-cell office:value-type="float" office:value="28922.058130453861" table:style-name="ce5">
            <text:p><text:s/>28,922<text:s/></text:p>
          </table:table-cell>
          <table:table-cell office:value-type="float" office:value="1.1346031458519992" table:style-name="ce6">
            <text:p>1.135</text:p>
          </table:table-cell>
          <table:table-cell office:value-type="float" office:value="32815.058139327339" table:style-name="ce5">
            <text:p><text:s/>32,81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2815.058139327339" table:style-name="ce5">
            <text:p><text:s/>32,815<text:s/></text:p>
          </table:table-cell>
          <table:table-cell office:value-type="float" office:value="0.99538532620775688" table:style-name="ce6">
            <text:p>0.995</text:p>
          </table:table-cell>
          <table:table-cell office:value-type="float" office:value="32663.62735054085" table:style-name="ce5">
            <text:p><text:s/>32,664<text:s/></text:p>
          </table:table-cell>
          <table:table-cell office:value-type="float" office:value="1.0530426042138674" table:style-name="ce6">
            <text:p>1.053</text:p>
          </table:table-cell>
          <table:table-cell office:value-type="float" office:value="34396.191208284843" table:style-name="ce5">
            <text:p><text:s/>34,3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396.191208284843" table:style-name="ce5">
            <text:p><text:s/>34,396<text:s/></text:p>
          </table:table-cell>
          <table:table-cell office:value-type="float" office:value="0.98919231222404813" table:style-name="ce6">
            <text:p>0.989</text:p>
          </table:table-cell>
          <table:table-cell office:value-type="float" office:value="34024.44791302376" table:style-name="ce5">
            <text:p><text:s/>34,024<text:s/></text:p>
          </table:table-cell>
          <table:table-cell office:value-type="float" office:value="1.0800634858309786" table:style-name="ce6">
            <text:p>1.080</text:p>
          </table:table-cell>
          <table:table-cell office:value-type="float" office:value="36748.563816415008" table:style-name="ce5">
            <text:p><text:s/>36,7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748.563816415008" table:style-name="ce5">
            <text:p><text:s/>36,749<text:s/></text:p>
          </table:table-cell>
          <table:table-cell office:value-type="float" office:value="1.0065305436018097" table:style-name="ce6">
            <text:p>1.007</text:p>
          </table:table-cell>
          <table:table-cell office:value-type="float" office:value="36988.551914721989" table:style-name="ce5">
            <text:p><text:s/>36,989<text:s/></text:p>
          </table:table-cell>
          <table:table-cell office:value-type="float" office:value="1.0653954589815156" table:style-name="ce6">
            <text:p>1.065</text:p>
          </table:table-cell>
          <table:table-cell office:value-type="float" office:value="39407.435244246852" table:style-name="ce5">
            <text:p><text:s/>39,40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407.435244246852" table:style-name="ce5">
            <text:p><text:s/>39,407<text:s/></text:p>
          </table:table-cell>
          <table:table-cell office:value-type="float" office:value="1.0140771362638361" table:style-name="ce6">
            <text:p>1.014</text:p>
          </table:table-cell>
          <table:table-cell office:value-type="float" office:value="39962.179079988411" table:style-name="ce5">
            <text:p><text:s/>39,962<text:s/></text:p>
          </table:table-cell>
          <table:table-cell office:value-type="float" office:value="1.0489406453930623" table:style-name="ce6">
            <text:p>1.049</text:p>
          </table:table-cell>
          <table:table-cell office:value-type="float" office:value="41917.953915476173" table:style-name="ce5">
            <text:p><text:s/>41,91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94.1794665730999" table:style-name="ce5">
            <text:p><text:s/>2,19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94.1794665730999" table:style-name="ce5">
            <text:p><text:s/>2,194<text:s/></text:p>
          </table:table-cell>
          <table:table-cell office:value-type="float" office:value="0.98917355390687289" table:style-name="ce6">
            <text:p>0.989</text:p>
          </table:table-cell>
          <table:table-cell office:value-type="float" office:value="2170.4243008596" table:style-name="ce5">
            <text:p><text:s/>2,170<text:s/></text:p>
          </table:table-cell>
          <table:table-cell office:value-type="float" office:value="1.1205978333142206" table:style-name="ce6">
            <text:p>1.121</text:p>
          </table:table-cell>
          <table:table-cell office:value-type="float" office:value="2432.1727689158001" table:style-name="ce5">
            <text:p><text:s/>2,43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32.1727689158001" table:style-name="ce5">
            <text:p><text:s/>2,432<text:s/></text:p>
          </table:table-cell>
          <table:table-cell office:value-type="float" office:value="1.0298772345322709" table:style-name="ce6">
            <text:p>1.030</text:p>
          </table:table-cell>
          <table:table-cell office:value-type="float" office:value="2504.8393651557003" table:style-name="ce5">
            <text:p><text:s/>2,505<text:s/></text:p>
          </table:table-cell>
          <table:table-cell office:value-type="float" office:value="0.99639760437211133" table:style-name="ce6">
            <text:p>0.996</text:p>
          </table:table-cell>
          <table:table-cell office:value-type="float" office:value="2495.8159427781002" table:style-name="ce5">
            <text:p><text:s/>2,4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95.8159427781002" table:style-name="ce5">
            <text:p><text:s/>2,496<text:s/></text:p>
          </table:table-cell>
          <table:table-cell office:value-type="float" office:value="1.04977950693055" table:style-name="ce6">
            <text:p>1.050</text:p>
          </table:table-cell>
          <table:table-cell office:value-type="float" office:value="2620.0564297989999" table:style-name="ce5">
            <text:p><text:s/>2,620<text:s/></text:p>
          </table:table-cell>
          <table:table-cell office:value-type="float" office:value="1.0915669029404855" table:style-name="ce6">
            <text:p>1.092</text:p>
          </table:table-cell>
          <table:table-cell office:value-type="float" office:value="2859.9668826050001" table:style-name="ce5">
            <text:p><text:s/>2,86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859.9668826050001" table:style-name="ce5">
            <text:p><text:s/>2,860<text:s/></text:p>
          </table:table-cell>
          <table:table-cell office:value-type="float" office:value="1.0166663887473004" table:style-name="ce6">
            <text:p>1.017</text:p>
          </table:table-cell>
          <table:table-cell office:value-type="float" office:value="2907.6322024748997" table:style-name="ce5">
            <text:p><text:s/>2,908<text:s/></text:p>
          </table:table-cell>
          <table:table-cell office:value-type="float" office:value="1.1025838205302292" table:style-name="ce6">
            <text:p>1.103</text:p>
          </table:table-cell>
          <table:table-cell office:value-type="float" office:value="3205.9082225014999" table:style-name="ce5">
            <text:p><text:s/>3,20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05.9082225014999" table:style-name="ce5">
            <text:p><text:s/>3,206<text:s/></text:p>
          </table:table-cell>
          <table:table-cell office:value-type="float" office:value="1.1136519959816564" table:style-name="ce6">
            <text:p>1.114</text:p>
          </table:table-cell>
          <table:table-cell office:value-type="float" office:value="3570.2660909228002" table:style-name="ce5">
            <text:p><text:s/>3,570<text:s/></text:p>
          </table:table-cell>
          <table:table-cell office:value-type="float" office:value="0.99267998762656795" table:style-name="ce6">
            <text:p>0.993</text:p>
          </table:table-cell>
          <table:table-cell office:value-type="float" office:value="3544.1316989608003" table:style-name="ce5">
            <text:p><text:s/>3,5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44.1316989608003" table:style-name="ce5">
            <text:p><text:s/>3,544<text:s/></text:p>
          </table:table-cell>
          <table:table-cell office:value-type="float" office:value="1.0757390583432347" table:style-name="ce6">
            <text:p>1.076</text:p>
          </table:table-cell>
          <table:table-cell office:value-type="float" office:value="3812.5608964845001" table:style-name="ce5">
            <text:p><text:s/>3,813<text:s/></text:p>
          </table:table-cell>
          <table:table-cell office:value-type="float" office:value="1.070807186231628" table:style-name="ce6">
            <text:p>1.071</text:p>
          </table:table-cell>
          <table:table-cell office:value-type="float" office:value="4082.5176059013002" table:style-name="ce5">
            <text:p><text:s/>4,08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82.5176059013002" table:style-name="ce5">
            <text:p><text:s/>4,083<text:s/></text:p>
          </table:table-cell>
          <table:table-cell office:value-type="float" office:value="1.0005654041334355" table:style-name="ce6">
            <text:p>1.001</text:p>
          </table:table-cell>
          <table:table-cell office:value-type="float" office:value="4084.8258782305002" table:style-name="ce5">
            <text:p><text:s/>4,085<text:s/></text:p>
          </table:table-cell>
          <table:table-cell office:value-type="float" office:value="1.1367697993115962" table:style-name="ce6">
            <text:p>1.137</text:p>
          </table:table-cell>
          <table:table-cell office:value-type="float" office:value="4643.5066938189002" table:style-name="ce5">
            <text:p><text:s/>4,6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43.5066938189002" table:style-name="ce5">
            <text:p><text:s/>4,644<text:s/></text:p>
          </table:table-cell>
          <table:table-cell office:value-type="float" office:value="1.0983585978869514" table:style-name="ce6">
            <text:p>1.098</text:p>
          </table:table-cell>
          <table:table-cell office:value-type="float" office:value="5100.2355015016001" table:style-name="ce5">
            <text:p><text:s/>5,100<text:s/></text:p>
          </table:table-cell>
          <table:table-cell office:value-type="float" office:value="1.006865753926798" table:style-name="ce6">
            <text:p>1.007</text:p>
          </table:table-cell>
          <table:table-cell office:value-type="float" office:value="5135.2524634236297" table:style-name="ce5">
            <text:p><text:s/>5,1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35.2524634236297" table:style-name="ce5">
            <text:p><text:s/>5,135<text:s/></text:p>
          </table:table-cell>
          <table:table-cell office:value-type="float" office:value="1.0315183625017772" table:style-name="ce6">
            <text:p>1.032</text:p>
          </table:table-cell>
          <table:table-cell office:value-type="float" office:value="5297.1072121039597" table:style-name="ce5">
            <text:p><text:s/>5,297<text:s/></text:p>
          </table:table-cell>
          <table:table-cell office:value-type="float" office:value="1.1079870036531221" table:style-name="ce6">
            <text:p>1.108</text:p>
          </table:table-cell>
          <table:table-cell office:value-type="float" office:value="5869.1259479684095" table:style-name="ce5">
            <text:p><text:s/>5,8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869.1259479684095" table:style-name="ce5">
            <text:p><text:s/>5,869<text:s/></text:p>
          </table:table-cell>
          <table:table-cell office:value-type="float" office:value="1.026916694425456" table:style-name="ce6">
            <text:p>1.027</text:p>
          </table:table-cell>
          <table:table-cell office:value-type="float" office:value="6027.1034176543899" table:style-name="ce5">
            <text:p><text:s/>6,027<text:s/></text:p>
          </table:table-cell>
          <table:table-cell office:value-type="float" office:value="1.1057332060534177" table:style-name="ce6">
            <text:p>1.106</text:p>
          </table:table-cell>
          <table:table-cell office:value-type="float" office:value="6664.3683852185004" table:style-name="ce5">
            <text:p><text:s/>6,66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664.3683852185004" table:style-name="ce5">
            <text:p><text:s/>6,664<text:s/></text:p>
          </table:table-cell>
          <table:table-cell office:value-type="float" office:value="1.016224746712411" table:style-name="ce6">
            <text:p>1.016</text:p>
          </table:table-cell>
          <table:table-cell office:value-type="float" office:value="6772.49607426687" table:style-name="ce5">
            <text:p><text:s/>6,772<text:s/></text:p>
          </table:table-cell>
          <table:table-cell office:value-type="float" office:value="1.010709562162704" table:style-name="ce6">
            <text:p>1.011</text:p>
          </table:table-cell>
          <table:table-cell office:value-type="float" office:value="6845.0265419708994" table:style-name="ce5">
            <text:p><text:s/>6,8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845.0265419708994" table:style-name="ce5">
            <text:p><text:s/>6,845<text:s/></text:p>
          </table:table-cell>
          <table:table-cell office:value-type="float" office:value="1.0337385939431309" table:style-name="ce6">
            <text:p>1.034</text:p>
          </table:table-cell>
          <table:table-cell office:value-type="float" office:value="7075.9681130004101" table:style-name="ce5">
            <text:p><text:s/>7,076<text:s/></text:p>
          </table:table-cell>
          <table:table-cell office:value-type="float" office:value="1.090638826486408" table:style-name="ce6">
            <text:p>1.091</text:p>
          </table:table-cell>
          <table:table-cell office:value-type="float" office:value="7717.3255590180097" table:style-name="ce5">
            <text:p><text:s/>7,7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717.3255590180097" table:style-name="ce5">
            <text:p><text:s/>7,717<text:s/></text:p>
          </table:table-cell>
          <table:table-cell office:value-type="float" office:value="0.95130258182257244" table:style-name="ce6">
            <text:p>0.951</text:p>
          </table:table-cell>
          <table:table-cell office:value-type="float" office:value="7341.5117290591606" table:style-name="ce5">
            <text:p><text:s/>7,342<text:s/></text:p>
          </table:table-cell>
          <table:table-cell office:value-type="float" office:value="0.99054686649700086" table:style-name="ce6">
            <text:p>0.991</text:p>
          </table:table-cell>
          <table:table-cell office:value-type="float" office:value="7272.1114385705296" table:style-name="ce5">
            <text:p><text:s/>7,2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72.1114385705296" table:style-name="ce5">
            <text:p><text:s/>7,272<text:s/></text:p>
          </table:table-cell>
          <table:table-cell office:value-type="float" office:value="0.98312438995724427" table:style-name="ce6">
            <text:p>0.983</text:p>
          </table:table-cell>
          <table:table-cell office:value-type="float" office:value="7149.3901217457505" table:style-name="ce5">
            <text:p><text:s/>7,149<text:s/></text:p>
          </table:table-cell>
          <table:table-cell office:value-type="float" office:value="1.1645740089800143" table:style-name="ce6">
            <text:p>1.165</text:p>
          </table:table-cell>
          <table:table-cell office:value-type="float" office:value="8325.9939158435609" table:style-name="ce5">
            <text:p><text:s/>8,3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325.9939158435609" table:style-name="ce5">
            <text:p><text:s/>8,326<text:s/></text:p>
          </table:table-cell>
          <table:table-cell office:value-type="float" office:value="0.99098218313011666" table:style-name="ce6">
            <text:p>0.991</text:p>
          </table:table-cell>
          <table:table-cell office:value-type="float" office:value="8250.9116274507196" table:style-name="ce5">
            <text:p><text:s/>8,251<text:s/></text:p>
          </table:table-cell>
          <table:table-cell office:value-type="float" office:value="1.0419540565102856" table:style-name="ce6">
            <text:p>1.042</text:p>
          </table:table-cell>
          <table:table-cell office:value-type="float" office:value="8597.0708401301599" table:style-name="ce5">
            <text:p><text:s/>8,5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97.0708401301599" table:style-name="ce5">
            <text:p><text:s/>8,597<text:s/></text:p>
          </table:table-cell>
          <table:table-cell office:value-type="float" office:value="1.042438364860071" table:style-name="ce6">
            <text:p>1.042</text:p>
          </table:table-cell>
          <table:table-cell office:value-type="float" office:value="8961.9164691714795" table:style-name="ce5">
            <text:p><text:s/>8,962<text:s/></text:p>
          </table:table-cell>
          <table:table-cell office:value-type="float" office:value="1.056932780849823" table:style-name="ce6">
            <text:p>1.057</text:p>
          </table:table-cell>
          <table:table-cell office:value-type="float" office:value="9472.1432955052387" table:style-name="ce5">
            <text:p><text:s/>9,4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90.4245447970998" table:style-name="ce5">
            <text:p><text:s/>5,89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890.4245447970998" table:style-name="ce5">
            <text:p><text:s/>5,890<text:s/></text:p>
          </table:table-cell>
          <table:table-cell office:value-type="float" office:value="1.0374824983147126" table:style-name="ce6">
            <text:p>1.037</text:p>
          </table:table-cell>
          <table:table-cell office:value-type="float" office:value="6111.2123728703991" table:style-name="ce5">
            <text:p><text:s/>6,111<text:s/></text:p>
          </table:table-cell>
          <table:table-cell office:value-type="float" office:value="1.0795797380563579" table:style-name="ce6">
            <text:p>1.080</text:p>
          </table:table-cell>
          <table:table-cell office:value-type="float" office:value="6597.5410527101994" table:style-name="ce5">
            <text:p><text:s/>6,5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597.5410527101994" table:style-name="ce5">
            <text:p><text:s/>6,598<text:s/></text:p>
          </table:table-cell>
          <table:table-cell office:value-type="float" office:value="1.036698564108099" table:style-name="ce6">
            <text:p>1.037</text:p>
          </table:table-cell>
          <table:table-cell office:value-type="float" office:value="6839.6613359888988" table:style-name="ce5">
            <text:p><text:s/>6,840<text:s/></text:p>
          </table:table-cell>
          <table:table-cell office:value-type="float" office:value="1.0309415110660158" table:style-name="ce6">
            <text:p>1.031</text:p>
          </table:table-cell>
          <table:table-cell office:value-type="float" office:value="7051.2907929042003" table:style-name="ce5">
            <text:p><text:s/>7,0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051.2907929042003" table:style-name="ce5">
            <text:p><text:s/>7,051<text:s/></text:p>
          </table:table-cell>
          <table:table-cell office:value-type="float" office:value="1.0086948452269613" table:style-name="ce6">
            <text:p>1.009</text:p>
          </table:table-cell>
          <table:table-cell office:value-type="float" office:value="7112.6006749988001" table:style-name="ce5">
            <text:p><text:s/>7,113<text:s/></text:p>
          </table:table-cell>
          <table:table-cell office:value-type="float" office:value="1.1403196440925412" table:style-name="ce6">
            <text:p>1.140</text:p>
          </table:table-cell>
          <table:table-cell office:value-type="float" office:value="8110.6382702870005" table:style-name="ce5">
            <text:p><text:s/>8,11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110.6382702870005" table:style-name="ce5">
            <text:p><text:s/>8,111<text:s/></text:p>
          </table:table-cell>
          <table:table-cell office:value-type="float" office:value="1.0468900034171593" table:style-name="ce6">
            <text:p>1.047</text:p>
          </table:table-cell>
          <table:table-cell office:value-type="float" office:value="8490.946126496101" table:style-name="ce5">
            <text:p><text:s/>8,491<text:s/></text:p>
          </table:table-cell>
          <table:table-cell office:value-type="float" office:value="1.1222295902716648" table:style-name="ce6">
            <text:p>1.122</text:p>
          </table:table-cell>
          <table:table-cell office:value-type="float" office:value="9528.7909925565" table:style-name="ce5">
            <text:p><text:s/>9,5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528.7909925565" table:style-name="ce5">
            <text:p><text:s/>9,529<text:s/></text:p>
          </table:table-cell>
          <table:table-cell office:value-type="float" office:value="1.0274656283951598" table:style-name="ce6">
            <text:p>1.027</text:p>
          </table:table-cell>
          <table:table-cell office:value-type="float" office:value="9790.5052250132012" table:style-name="ce5">
            <text:p><text:s/>9,791<text:s/></text:p>
          </table:table-cell>
          <table:table-cell office:value-type="float" office:value="1.0610560362297539" table:style-name="ce6">
            <text:p>1.061</text:p>
          </table:table-cell>
          <table:table-cell office:value-type="float" office:value="10388.2746667392" table:style-name="ce5">
            <text:p><text:s/>10,3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388.2746667392" table:style-name="ce5">
            <text:p><text:s/>10,388<text:s/></text:p>
          </table:table-cell>
          <table:table-cell office:value-type="float" office:value="1.0205773704425354" table:style-name="ce6">
            <text:p>1.021</text:p>
          </table:table-cell>
          <table:table-cell office:value-type="float" office:value="10602.038042815499" table:style-name="ce5">
            <text:p><text:s/>10,602<text:s/></text:p>
          </table:table-cell>
          <table:table-cell office:value-type="float" office:value="1.2123292815805051" table:style-name="ce6">
            <text:p>1.212</text:p>
          </table:table-cell>
          <table:table-cell office:value-type="float" office:value="12853.161163735698" table:style-name="ce5">
            <text:p><text:s/>12,8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853.161163735698" table:style-name="ce5">
            <text:p><text:s/>12,853<text:s/></text:p>
          </table:table-cell>
          <table:table-cell office:value-type="float" office:value="1.0146241781758045" table:style-name="ce6">
            <text:p>1.015</text:p>
          </table:table-cell>
          <table:table-cell office:value-type="float" office:value="13041.128082716499" table:style-name="ce5">
            <text:p><text:s/>13,041<text:s/></text:p>
          </table:table-cell>
          <table:table-cell office:value-type="float" office:value="1.1221719807239805" table:style-name="ce6">
            <text:p>1.122</text:p>
          </table:table-cell>
          <table:table-cell office:value-type="float" office:value="14634.3885314571" table:style-name="ce5">
            <text:p><text:s/>14,63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634.3885314571" table:style-name="ce5">
            <text:p><text:s/>14,634<text:s/></text:p>
          </table:table-cell>
          <table:table-cell office:value-type="float" office:value="1.0257073626342925" table:style-name="ce6">
            <text:p>1.026</text:p>
          </table:table-cell>
          <table:table-cell office:value-type="float" office:value="15010.600064366399" table:style-name="ce5">
            <text:p><text:s/>15,011<text:s/></text:p>
          </table:table-cell>
          <table:table-cell office:value-type="float" office:value="1.0945800666940209" table:style-name="ce6">
            <text:p>1.095</text:p>
          </table:table-cell>
          <table:table-cell office:value-type="float" office:value="16430.303619571449" table:style-name="ce5">
            <text:p><text:s/>16,43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430.303619571449" table:style-name="ce5">
            <text:p><text:s/>16,430<text:s/></text:p>
          </table:table-cell>
          <table:table-cell office:value-type="float" office:value="1.0162731277376531" table:style-name="ce6">
            <text:p>1.016</text:p>
          </table:table-cell>
          <table:table-cell office:value-type="float" office:value="16697.676049141162" table:style-name="ce5">
            <text:p><text:s/>16,698<text:s/></text:p>
          </table:table-cell>
          <table:table-cell office:value-type="float" office:value="1.0756128410829475" table:style-name="ce6">
            <text:p>1.076</text:p>
          </table:table-cell>
          <table:table-cell office:value-type="float" office:value="17960.234774699409" table:style-name="ce5">
            <text:p><text:s/>17,96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960.234774699409" table:style-name="ce5">
            <text:p><text:s/>17,960<text:s/></text:p>
          </table:table-cell>
          <table:table-cell office:value-type="float" office:value="0.98910609295409047" table:style-name="ce6">
            <text:p>0.989</text:p>
          </table:table-cell>
          <table:table-cell office:value-type="float" office:value="17764.577646541122" table:style-name="ce5">
            <text:p><text:s/>17,765<text:s/></text:p>
          </table:table-cell>
          <table:table-cell office:value-type="float" office:value="1.0717538069564796" table:style-name="ce6">
            <text:p>1.072</text:p>
          </table:table-cell>
          <table:table-cell office:value-type="float" office:value="19039.253721654426" table:style-name="ce5">
            <text:p><text:s/>19,03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039.253721654426" table:style-name="ce5">
            <text:p><text:s/>19,039<text:s/></text:p>
          </table:table-cell>
          <table:table-cell office:value-type="float" office:value="1.0313872922121281" table:style-name="ce6">
            <text:p>1.031</text:p>
          </table:table-cell>
          <table:table-cell office:value-type="float" office:value="19636.844341716842" table:style-name="ce5">
            <text:p><text:s/>19,637<text:s/></text:p>
          </table:table-cell>
          <table:table-cell office:value-type="float" office:value="1.1056417245443666" table:style-name="ce6">
            <text:p>1.106</text:p>
          </table:table-cell>
          <table:table-cell office:value-type="float" office:value="21711.314442585099" table:style-name="ce5">
            <text:p><text:s/>21,7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711.314442585099" table:style-name="ce5">
            <text:p><text:s/>21,711<text:s/></text:p>
          </table:table-cell>
          <table:table-cell office:value-type="float" office:value="1.006207619314103" table:style-name="ce6">
            <text:p>1.006</text:p>
          </table:table-cell>
          <table:table-cell office:value-type="float" office:value="21846.090017453454" table:style-name="ce5">
            <text:p><text:s/>21,846<text:s/></text:p>
          </table:table-cell>
          <table:table-cell office:value-type="float" office:value="1.1488432282508243" table:style-name="ce6">
            <text:p>1.149</text:p>
          </table:table-cell>
          <table:table-cell office:value-type="float" office:value="25097.73258030933" table:style-name="ce5">
            <text:p><text:s/>25,09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097.73258030933" table:style-name="ce5">
            <text:p><text:s/>25,098<text:s/></text:p>
          </table:table-cell>
          <table:table-cell office:value-type="float" office:value="1.0089403710257236" table:style-name="ce6">
            <text:p>1.009</text:p>
          </table:table-cell>
          <table:table-cell office:value-type="float" office:value="25322.115621481691" table:style-name="ce5">
            <text:p><text:s/>25,322<text:s/></text:p>
          </table:table-cell>
          <table:table-cell office:value-type="float" office:value="1.0711616744496637" table:style-name="ce6">
            <text:p>1.071</text:p>
          </table:table-cell>
          <table:table-cell office:value-type="float" office:value="27124.079769714313" table:style-name="ce5">
            <text:p><text:s/>27,1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124.079769714313" table:style-name="ce5">
            <text:p><text:s/>27,124<text:s/></text:p>
          </table:table-cell>
          <table:table-cell office:value-type="float" office:value="0.99081915476762639" table:style-name="ce6">
            <text:p>0.991</text:p>
          </table:table-cell>
          <table:table-cell office:value-type="float" office:value="26875.05779127801" table:style-name="ce5">
            <text:p><text:s/>26,875<text:s/></text:p>
          </table:table-cell>
          <table:table-cell office:value-type="float" office:value="1.0575817221050094" table:style-name="ce6">
            <text:p>1.058</text:p>
          </table:table-cell>
          <table:table-cell office:value-type="float" office:value="28422.569900571449" table:style-name="ce5">
            <text:p><text:s/>28,4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422.569900571449" table:style-name="ce5">
            <text:p><text:s/>28,423<text:s/></text:p>
          </table:table-cell>
          <table:table-cell office:value-type="float" office:value="1.0110852181137036" table:style-name="ce6">
            <text:p>1.011</text:p>
          </table:table-cell>
          <table:table-cell office:value-type="float" office:value="28737.640287271272" table:style-name="ce5">
            <text:p><text:s/>28,738<text:s/></text:p>
          </table:table-cell>
          <table:table-cell office:value-type="float" office:value="1.0721257589741455" table:style-name="ce6">
            <text:p>1.072</text:p>
          </table:table-cell>
          <table:table-cell office:value-type="float" office:value="30810.364404116692" table:style-name="ce5">
            <text:p><text:s/>30,8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810.364404116692" table:style-name="ce5">
            <text:p><text:s/>30,810<text:s/></text:p>
          </table:table-cell>
          <table:table-cell office:value-type="float" office:value="1.0061634521490719" table:style-name="ce6">
            <text:p>1.006</text:p>
          </table:table-cell>
          <table:table-cell office:value-type="float" office:value="31000.262610816932" table:style-name="ce5">
            <text:p><text:s/>31,000<text:s/></text:p>
          </table:table-cell>
          <table:table-cell office:value-type="float" office:value="1.04663018592138" table:style-name="ce6">
            <text:p>1.047</text:p>
          </table:table-cell>
          <table:table-cell office:value-type="float" office:value="32445.810619970933" table:style-name="ce5">
            <text:p><text:s/>32,44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60.9802638747999" table:style-name="ce5">
            <text:p><text:s/>1,2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60.9802638747999" table:style-name="ce5">
            <text:p><text:s/>1,261<text:s/></text:p>
          </table:table-cell>
          <table:table-cell office:value-type="float" office:value="1.0225766570689376" table:style-name="ce6">
            <text:p>1.023</text:p>
          </table:table-cell>
          <table:table-cell office:value-type="float" office:value="1289.4489828629999" table:style-name="ce5">
            <text:p><text:s/>1,289<text:s/></text:p>
          </table:table-cell>
          <table:table-cell office:value-type="float" office:value="1.109168776715423" table:style-name="ce6">
            <text:p>1.109</text:p>
          </table:table-cell>
          <table:table-cell office:value-type="float" office:value="1430.2165509591" table:style-name="ce5">
            <text:p><text:s/>1,43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30.2165509591" table:style-name="ce5">
            <text:p><text:s/>1,430<text:s/></text:p>
          </table:table-cell>
          <table:table-cell office:value-type="float" office:value="1.007473344224294" table:style-name="ce6">
            <text:p>1.007</text:p>
          </table:table-cell>
          <table:table-cell office:value-type="float" office:value="1440.9050515597" table:style-name="ce5">
            <text:p><text:s/>1,441<text:s/></text:p>
          </table:table-cell>
          <table:table-cell office:value-type="float" office:value="1.2661514624962855" table:style-name="ce6">
            <text:p>1.266</text:p>
          </table:table-cell>
          <table:table-cell office:value-type="float" office:value="1824.4040383506001" table:style-name="ce5">
            <text:p><text:s/>1,8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24.4040383506001" table:style-name="ce5">
            <text:p><text:s/>1,824<text:s/></text:p>
          </table:table-cell>
          <table:table-cell office:value-type="float" office:value="1.0116656346120245" table:style-name="ce6">
            <text:p>1.012</text:p>
          </table:table-cell>
          <table:table-cell office:value-type="float" office:value="1845.6868692467001" table:style-name="ce5">
            <text:p><text:s/>1,846<text:s/></text:p>
          </table:table-cell>
          <table:table-cell office:value-type="float" office:value="1.2579323810673262" table:style-name="ce6">
            <text:p>1.258</text:p>
          </table:table-cell>
          <table:table-cell office:value-type="float" office:value="2321.7492781361998" table:style-name="ce5">
            <text:p><text:s/>2,3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21.7492781361998" table:style-name="ce5">
            <text:p><text:s/>2,322<text:s/></text:p>
          </table:table-cell>
          <table:table-cell office:value-type="float" office:value="1.0092122662200071" table:style-name="ce6">
            <text:p>1.009</text:p>
          </table:table-cell>
          <table:table-cell office:value-type="float" office:value="2343.1378505825001" table:style-name="ce5">
            <text:p><text:s/>2,343<text:s/></text:p>
          </table:table-cell>
          <table:table-cell office:value-type="float" office:value="0.95972736323906793" table:style-name="ce6">
            <text:p>0.960</text:p>
          </table:table-cell>
          <table:table-cell office:value-type="float" office:value="2248.7735110451999" table:style-name="ce5">
            <text:p><text:s/>2,2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48.7735110451999" table:style-name="ce5">
            <text:p><text:s/>2,249<text:s/></text:p>
          </table:table-cell>
          <table:table-cell office:value-type="float" office:value="0.99266097872509662" table:style-name="ce6">
            <text:p>0.993</text:p>
          </table:table-cell>
          <table:table-cell office:value-type="float" office:value="2232.2697144051999" table:style-name="ce5">
            <text:p><text:s/>2,232<text:s/></text:p>
          </table:table-cell>
          <table:table-cell office:value-type="float" office:value="1.0886454235426593" table:style-name="ce6">
            <text:p>1.089</text:p>
          </table:table-cell>
          <table:table-cell office:value-type="float" office:value="2430.1502087000999" table:style-name="ce5">
            <text:p><text:s/>2,4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30.1502087000999" table:style-name="ce5">
            <text:p><text:s/>2,430<text:s/></text:p>
          </table:table-cell>
          <table:table-cell office:value-type="float" office:value="1.05433565159243" table:style-name="ce6">
            <text:p>1.054</text:p>
          </table:table-cell>
          <table:table-cell office:value-type="float" office:value="2562.1940037572999" table:style-name="ce5">
            <text:p><text:s/>2,562<text:s/></text:p>
          </table:table-cell>
          <table:table-cell office:value-type="float" office:value="1.0191369357355833" table:style-name="ce6">
            <text:p>1.019</text:p>
          </table:table-cell>
          <table:table-cell office:value-type="float" office:value="2611.2265457492999" table:style-name="ce5">
            <text:p><text:s/>2,6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11.2265457492999" table:style-name="ce5">
            <text:p><text:s/>2,611<text:s/></text:p>
          </table:table-cell>
          <table:table-cell office:value-type="float" office:value="1.0318942888344458" table:style-name="ce6">
            <text:p>1.032</text:p>
          </table:table-cell>
          <table:table-cell office:value-type="float" office:value="2694.5097594116" table:style-name="ce5">
            <text:p><text:s/>2,695<text:s/></text:p>
          </table:table-cell>
          <table:table-cell office:value-type="float" office:value="1.0642533051686949" table:style-name="ce6">
            <text:p>1.064</text:p>
          </table:table-cell>
          <table:table-cell office:value-type="float" office:value="2867.6409172631002" table:style-name="ce5">
            <text:p><text:s/>2,86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67.6409172631002" table:style-name="ce5">
            <text:p><text:s/>2,868<text:s/></text:p>
          </table:table-cell>
          <table:table-cell office:value-type="float" office:value="1.0006327762096978" table:style-name="ce6">
            <text:p>1.001</text:p>
          </table:table-cell>
          <table:table-cell office:value-type="float" office:value="2869.4554922134998" table:style-name="ce5">
            <text:p><text:s/>2,869<text:s/></text:p>
          </table:table-cell>
          <table:table-cell office:value-type="float" office:value="1.086468896021977" table:style-name="ce6">
            <text:p>1.086</text:p>
          </table:table-cell>
          <table:table-cell office:value-type="float" office:value="3117.5741408094" table:style-name="ce5">
            <text:p><text:s/>3,1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17.5741408094" table:style-name="ce5">
            <text:p><text:s/>3,118<text:s/></text:p>
          </table:table-cell>
          <table:table-cell office:value-type="float" office:value="1.0560344781795938" table:style-name="ce6">
            <text:p>1.056</text:p>
          </table:table-cell>
          <table:table-cell office:value-type="float" office:value="3292.2657809758502" table:style-name="ce5">
            <text:p><text:s/>3,292<text:s/></text:p>
          </table:table-cell>
          <table:table-cell office:value-type="float" office:value="1.0839061309932032" table:style-name="ce6">
            <text:p>1.084</text:p>
          </table:table-cell>
          <table:table-cell office:value-type="float" office:value="3568.5070648588498" table:style-name="ce5">
            <text:p><text:s/>3,56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568.5070648588498" table:style-name="ce5">
            <text:p><text:s/>3,569<text:s/></text:p>
          </table:table-cell>
          <table:table-cell office:value-type="float" office:value="1.0215395852267313" table:style-name="ce6">
            <text:p>1.022</text:p>
          </table:table-cell>
          <table:table-cell office:value-type="float" office:value="3645.3712269145699" table:style-name="ce5">
            <text:p><text:s/>3,645<text:s/></text:p>
          </table:table-cell>
          <table:table-cell office:value-type="float" office:value="1.1754582183049007" table:style-name="ce6">
            <text:p>1.175</text:p>
          </table:table-cell>
          <table:table-cell office:value-type="float" office:value="4284.98156744895" table:style-name="ce5">
            <text:p><text:s/>4,28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284.98156744895" table:style-name="ce5">
            <text:p><text:s/>4,285<text:s/></text:p>
          </table:table-cell>
          <table:table-cell office:value-type="float" office:value="0.91752913126316038" table:style-name="ce6">
            <text:p>0.918</text:p>
          </table:table-cell>
          <table:table-cell office:value-type="float" office:value="3931.5954150600901" table:style-name="ce5">
            <text:p><text:s/>3,932<text:s/></text:p>
          </table:table-cell>
          <table:table-cell office:value-type="float" office:value="1.1949910241083652" table:style-name="ce6">
            <text:p>1.195</text:p>
          </table:table-cell>
          <table:table-cell office:value-type="float" office:value="4698.2212314224098" table:style-name="ce5">
            <text:p><text:s/>4,6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98.2212314224098" table:style-name="ce5">
            <text:p><text:s/>4,698<text:s/></text:p>
          </table:table-cell>
          <table:table-cell office:value-type="float" office:value="1.1024034616268017" table:style-name="ce6">
            <text:p>1.102</text:p>
          </table:table-cell>
          <table:table-cell office:value-type="float" office:value="5179.3353490086001" table:style-name="ce5">
            <text:p><text:s/>5,179<text:s/></text:p>
          </table:table-cell>
          <table:table-cell office:value-type="float" office:value="1.1565159810057113" table:style-name="ce6">
            <text:p>1.157</text:p>
          </table:table-cell>
          <table:table-cell office:value-type="float" office:value="5989.9841021162392" table:style-name="ce5">
            <text:p><text:s/>5,99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989.9841021162392" table:style-name="ce5">
            <text:p><text:s/>5,990<text:s/></text:p>
          </table:table-cell>
          <table:table-cell office:value-type="float" office:value="1.0123218936521541" table:style-name="ce6">
            <text:p>1.012</text:p>
          </table:table-cell>
          <table:table-cell office:value-type="float" office:value="6063.7920492006106" table:style-name="ce5">
            <text:p><text:s/>6,064<text:s/></text:p>
          </table:table-cell>
          <table:table-cell office:value-type="float" office:value="1.0860306624577787" table:style-name="ce6">
            <text:p>1.086</text:p>
          </table:table-cell>
          <table:table-cell office:value-type="float" office:value="6585.4640961995501" table:style-name="ce5">
            <text:p><text:s/>6,5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585.4640961995501" table:style-name="ce5">
            <text:p><text:s/>6,585<text:s/></text:p>
          </table:table-cell>
          <table:table-cell office:value-type="float" office:value="1.0183701813273276" table:style-name="ce6">
            <text:p>1.018</text:p>
          </table:table-cell>
          <table:table-cell office:value-type="float" office:value="6706.4402657713408" table:style-name="ce5">
            <text:p><text:s/>6,706<text:s/></text:p>
          </table:table-cell>
          <table:table-cell office:value-type="float" office:value="1.1148318923363101" table:style-name="ce6">
            <text:p>1.115</text:p>
          </table:table-cell>
          <table:table-cell office:value-type="float" office:value="7476.5534923302903" table:style-name="ce5">
            <text:p><text:s/>7,4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476.5534923302903" table:style-name="ce5">
            <text:p><text:s/>7,477<text:s/></text:p>
          </table:table-cell>
          <table:table-cell office:value-type="float" office:value="0.99748922863626444" table:style-name="ce6">
            <text:p>0.997</text:p>
          </table:table-cell>
          <table:table-cell office:value-type="float" office:value="7457.7815759223095" table:style-name="ce5">
            <text:p><text:s/>7,458<text:s/></text:p>
          </table:table-cell>
          <table:table-cell office:value-type="float" office:value="1.0874400558819979" table:style-name="ce6">
            <text:p>1.087</text:p>
          </table:table-cell>
          <table:table-cell office:value-type="float" office:value="8109.8904136766905" table:style-name="ce5">
            <text:p><text:s/>8,1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109.8904136766905" table:style-name="ce5">
            <text:p><text:s/>8,110<text:s/></text:p>
          </table:table-cell>
          <table:table-cell office:value-type="float" office:value="1.0440458802629413" table:style-name="ce6">
            <text:p>1.044</text:p>
          </table:table-cell>
          <table:table-cell office:value-type="float" office:value="8467.0976757830704" table:style-name="ce5">
            <text:p><text:s/>8,467<text:s/></text:p>
          </table:table-cell>
          <table:table-cell office:value-type="float" office:value="1.0847390022203025" table:style-name="ce6">
            <text:p>1.085</text:p>
          </table:table-cell>
          <table:table-cell office:value-type="float" office:value="9184.5910845307699" table:style-name="ce5">
            <text:p><text:s/>9,18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2.64430571962998" table:style-name="ce5">
            <text:p><text:s/>54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42.64430571962998" table:style-name="ce5">
            <text:p><text:s/>543<text:s/></text:p>
          </table:table-cell>
          <table:table-cell office:value-type="float" office:value="1.0175502542717745" table:style-name="ce6">
            <text:p>1.018</text:p>
          </table:table-cell>
          <table:table-cell office:value-type="float" office:value="552.16785126414004" table:style-name="ce5">
            <text:p><text:s/>552<text:s/></text:p>
          </table:table-cell>
          <table:table-cell office:value-type="float" office:value="1.1242126831530626" table:style-name="ce6">
            <text:p>1.124</text:p>
          </table:table-cell>
          <table:table-cell office:value-type="float" office:value="620.75410162052003" table:style-name="ce5">
            <text:p><text:s/>62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20.75410162052003" table:style-name="ce5">
            <text:p><text:s/>621<text:s/></text:p>
          </table:table-cell>
          <table:table-cell office:value-type="float" office:value="1.0060668043803636" table:style-name="ce6">
            <text:p>1.006</text:p>
          </table:table-cell>
          <table:table-cell office:value-type="float" office:value="624.52009532336001" table:style-name="ce5">
            <text:p><text:s/>625<text:s/></text:p>
          </table:table-cell>
          <table:table-cell office:value-type="float" office:value="1.2658221973318149" table:style-name="ce6">
            <text:p>1.266</text:p>
          </table:table-cell>
          <table:table-cell office:value-type="float" office:value="790.53139934009005" table:style-name="ce5">
            <text:p><text:s/>79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90.53139934009005" table:style-name="ce5">
            <text:p><text:s/>791<text:s/></text:p>
          </table:table-cell>
          <table:table-cell office:value-type="float" office:value="1.0200778188088284" table:style-name="ce6">
            <text:p>1.020</text:p>
          </table:table-cell>
          <table:table-cell office:value-type="float" office:value="806.40354553872999" table:style-name="ce5">
            <text:p><text:s/>806<text:s/></text:p>
          </table:table-cell>
          <table:table-cell office:value-type="float" office:value="1.3771499928928115" table:style-name="ce6">
            <text:p>1.377</text:p>
          </table:table-cell>
          <table:table-cell office:value-type="float" office:value="1110.5386370074" table:style-name="ce5">
            <text:p><text:s/>1,11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10.5386370074" table:style-name="ce5">
            <text:p><text:s/>1,111<text:s/></text:p>
          </table:table-cell>
          <table:table-cell office:value-type="float" office:value="1.0236069071365639" table:style-name="ce6">
            <text:p>1.024</text:p>
          </table:table-cell>
          <table:table-cell office:value-type="float" office:value="1136.7550194828" table:style-name="ce5">
            <text:p><text:s/>1,137<text:s/></text:p>
          </table:table-cell>
          <table:table-cell office:value-type="float" office:value="0.87829149257595751" table:style-name="ce6">
            <text:p>0.878</text:p>
          </table:table-cell>
          <table:table-cell office:value-type="float" office:value="998.40226275476005" table:style-name="ce5">
            <text:p><text:s/>9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98.40226275476005" table:style-name="ce5">
            <text:p><text:s/>998<text:s/></text:p>
          </table:table-cell>
          <table:table-cell office:value-type="float" office:value="0.9875590532342563" table:style-name="ce6">
            <text:p>0.988</text:p>
          </table:table-cell>
          <table:table-cell office:value-type="float" office:value="985.98119335302999" table:style-name="ce5">
            <text:p><text:s/>986<text:s/></text:p>
          </table:table-cell>
          <table:table-cell office:value-type="float" office:value="1.0791834468233268" table:style-name="ce6">
            <text:p>1.079</text:p>
          </table:table-cell>
          <table:table-cell office:value-type="float" office:value="1064.0545827456999" table:style-name="ce5">
            <text:p><text:s/>1,0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64.0545827456999" table:style-name="ce5">
            <text:p><text:s/>1,064<text:s/></text:p>
          </table:table-cell>
          <table:table-cell office:value-type="float" office:value="1.0474201671579653" table:style-name="ce6">
            <text:p>1.047</text:p>
          </table:table-cell>
          <table:table-cell office:value-type="float" office:value="1114.5122289246999" table:style-name="ce5">
            <text:p><text:s/>1,115<text:s/></text:p>
          </table:table-cell>
          <table:table-cell office:value-type="float" office:value="1.0339868964094239" table:style-name="ce6">
            <text:p>1.034</text:p>
          </table:table-cell>
          <table:table-cell office:value-type="float" office:value="1152.3910405961999" table:style-name="ce5">
            <text:p><text:s/>1,1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52.3910405961999" table:style-name="ce5">
            <text:p><text:s/>1,152<text:s/></text:p>
          </table:table-cell>
          <table:table-cell office:value-type="float" office:value="1.0348740045478035" table:style-name="ce6">
            <text:p>1.035</text:p>
          </table:table-cell>
          <table:table-cell office:value-type="float" office:value="1192.5795309867999" table:style-name="ce5">
            <text:p><text:s/>1,193<text:s/></text:p>
          </table:table-cell>
          <table:table-cell office:value-type="float" office:value="1.0461076966873657" table:style-name="ce6">
            <text:p>1.046</text:p>
          </table:table-cell>
          <table:table-cell office:value-type="float" office:value="1247.5666262771001" table:style-name="ce5">
            <text:p><text:s/>1,2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47.5666262771001" table:style-name="ce5">
            <text:p><text:s/>1,248<text:s/></text:p>
          </table:table-cell>
          <table:table-cell office:value-type="float" office:value="1.0171579319772901" table:style-name="ce6">
            <text:p>1.017</text:p>
          </table:table-cell>
          <table:table-cell office:value-type="float" office:value="1268.9722895878999" table:style-name="ce5">
            <text:p><text:s/>1,269<text:s/></text:p>
          </table:table-cell>
          <table:table-cell office:value-type="float" office:value="1.0763448412447303" table:style-name="ce6">
            <text:p>1.076</text:p>
          </table:table-cell>
          <table:table-cell office:value-type="float" office:value="1365.8517775804501" table:style-name="ce5">
            <text:p><text:s/>1,3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65.8517775804501" table:style-name="ce5">
            <text:p><text:s/>1,366<text:s/></text:p>
          </table:table-cell>
          <table:table-cell office:value-type="float" office:value="1.0518353824583648" table:style-name="ce6">
            <text:p>1.052</text:p>
          </table:table-cell>
          <table:table-cell office:value-type="float" office:value="1436.6512268527702" table:style-name="ce5">
            <text:p><text:s/>1,437<text:s/></text:p>
          </table:table-cell>
          <table:table-cell office:value-type="float" office:value="1.0382696301467289" table:style-name="ce6">
            <text:p>1.038</text:p>
          </table:table-cell>
          <table:table-cell office:value-type="float" office:value="1491.6313379542698" table:style-name="ce5">
            <text:p><text:s/>1,49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91.6313379542698" table:style-name="ce5">
            <text:p><text:s/>1,492<text:s/></text:p>
          </table:table-cell>
          <table:table-cell office:value-type="float" office:value="1.0194783644509893" table:style-name="ce6">
            <text:p>1.019</text:p>
          </table:table-cell>
          <table:table-cell office:value-type="float" office:value="1520.6858767814601" table:style-name="ce5">
            <text:p><text:s/>1,521<text:s/></text:p>
          </table:table-cell>
          <table:table-cell office:value-type="float" office:value="1.0981027418111673" table:style-name="ce6">
            <text:p>1.098</text:p>
          </table:table-cell>
          <table:table-cell office:value-type="float" office:value="1669.8693307272401" table:style-name="ce5">
            <text:p><text:s/>1,6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69.8693307272401" table:style-name="ce5">
            <text:p><text:s/>1,670<text:s/></text:p>
          </table:table-cell>
          <table:table-cell office:value-type="float" office:value="0.91113555565230697" table:style-name="ce6">
            <text:p>0.911</text:p>
          </table:table-cell>
          <table:table-cell office:value-type="float" office:value="1521.4773205189099" table:style-name="ce5">
            <text:p><text:s/>1,521<text:s/></text:p>
          </table:table-cell>
          <table:table-cell office:value-type="float" office:value="1.1248121537441871" table:style-name="ce6">
            <text:p>1.125</text:p>
          </table:table-cell>
          <table:table-cell office:value-type="float" office:value="1711.3761817658101" table:style-name="ce5">
            <text:p><text:s/>1,7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11.3761817658101" table:style-name="ce5">
            <text:p><text:s/>1,711<text:s/></text:p>
          </table:table-cell>
          <table:table-cell office:value-type="float" office:value="1.1387354898126136" table:style-name="ce6">
            <text:p>1.139</text:p>
          </table:table-cell>
          <table:table-cell office:value-type="float" office:value="1948.8047945967301" table:style-name="ce5">
            <text:p><text:s/>1,949<text:s/></text:p>
          </table:table-cell>
          <table:table-cell office:value-type="float" office:value="1.1492345713647334" table:style-name="ce6">
            <text:p>1.149</text:p>
          </table:table-cell>
          <table:table-cell office:value-type="float" office:value="2239.63384279191" table:style-name="ce5">
            <text:p><text:s/>2,2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39.63384279191" table:style-name="ce5">
            <text:p><text:s/>2,240<text:s/></text:p>
          </table:table-cell>
          <table:table-cell office:value-type="float" office:value="1.0214153986060464" table:style-name="ce6">
            <text:p>1.021</text:p>
          </table:table-cell>
          <table:table-cell office:value-type="float" office:value="2287.5964942668902" table:style-name="ce5">
            <text:p><text:s/>2,288<text:s/></text:p>
          </table:table-cell>
          <table:table-cell office:value-type="float" office:value="1.0998131987087933" table:style-name="ce6">
            <text:p>1.100</text:p>
          </table:table-cell>
          <table:table-cell office:value-type="float" office:value="2515.92881771469" table:style-name="ce5">
            <text:p><text:s/>2,51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15.92881771469" table:style-name="ce5">
            <text:p><text:s/>2,516<text:s/></text:p>
          </table:table-cell>
          <table:table-cell office:value-type="float" office:value="1.0299867117281478" table:style-name="ce6">
            <text:p>1.030</text:p>
          </table:table-cell>
          <table:table-cell office:value-type="float" office:value="2591.3732499000403" table:style-name="ce5">
            <text:p><text:s/>2,591<text:s/></text:p>
          </table:table-cell>
          <table:table-cell office:value-type="float" office:value="1.1413865242086694" table:style-name="ce6">
            <text:p>1.141</text:p>
          </table:table-cell>
          <table:table-cell office:value-type="float" office:value="2957.7585066307302" table:style-name="ce5">
            <text:p><text:s/>2,9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57.7585066307302" table:style-name="ce5">
            <text:p><text:s/>2,958<text:s/></text:p>
          </table:table-cell>
          <table:table-cell office:value-type="float" office:value="1.0134246387493551" table:style-name="ce6">
            <text:p>1.013</text:p>
          </table:table-cell>
          <table:table-cell office:value-type="float" office:value="2997.4653460900799" table:style-name="ce5">
            <text:p><text:s/>2,997<text:s/></text:p>
          </table:table-cell>
          <table:table-cell office:value-type="float" office:value="1.0701577735228602" table:style-name="ce6">
            <text:p>1.070</text:p>
          </table:table-cell>
          <table:table-cell office:value-type="float" office:value="3207.7608409836898" table:style-name="ce5">
            <text:p><text:s/>3,20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07.7608409836898" table:style-name="ce5">
            <text:p><text:s/>3,208<text:s/></text:p>
          </table:table-cell>
          <table:table-cell office:value-type="float" office:value="1.0602994446770553" table:style-name="ce6">
            <text:p>1.060</text:p>
          </table:table-cell>
          <table:table-cell office:value-type="float" office:value="3401.1870383518099" table:style-name="ce5">
            <text:p><text:s/>3,401<text:s/></text:p>
          </table:table-cell>
          <table:table-cell office:value-type="float" office:value="1.0694202733120515" table:style-name="ce6">
            <text:p>1.069</text:p>
          </table:table-cell>
          <table:table-cell office:value-type="float" office:value="3637.2983721395999" table:style-name="ce5">
            <text:p><text:s/>3,63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18.33595815516992" table:style-name="ce5">
            <text:p><text:s/>71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18.33595815516992" table:style-name="ce5">
            <text:p><text:s/>718<text:s/></text:p>
          </table:table-cell>
          <table:table-cell office:value-type="float" office:value="1.026373694966273" table:style-name="ce6">
            <text:p>1.026</text:p>
          </table:table-cell>
          <table:table-cell office:value-type="float" office:value="737.28113159885993" table:style-name="ce5">
            <text:p><text:s/>737<text:s/></text:p>
          </table:table-cell>
          <table:table-cell office:value-type="float" office:value="1.0979020276609934" table:style-name="ce6">
            <text:p>1.098</text:p>
          </table:table-cell>
          <table:table-cell office:value-type="float" office:value="809.46244933857997" table:style-name="ce5">
            <text:p><text:s/>8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09.46244933857997" table:style-name="ce5">
            <text:p><text:s/>809<text:s/></text:p>
          </table:table-cell>
          <table:table-cell office:value-type="float" office:value="1.0085519802721132" table:style-name="ce6">
            <text:p>1.009</text:p>
          </table:table-cell>
          <table:table-cell office:value-type="float" office:value="816.38495623634003" table:style-name="ce5">
            <text:p><text:s/>816<text:s/></text:p>
          </table:table-cell>
          <table:table-cell office:value-type="float" office:value="1.2664033445408176" table:style-name="ce6">
            <text:p>1.266</text:p>
          </table:table-cell>
          <table:table-cell office:value-type="float" office:value="1033.8726390105101" table:style-name="ce5">
            <text:p><text:s/>1,0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33.8726390105101" table:style-name="ce5">
            <text:p><text:s/>1,034<text:s/></text:p>
          </table:table-cell>
          <table:table-cell office:value-type="float" office:value="1.0052334151164291" table:style-name="ce6">
            <text:p>1.005</text:p>
          </table:table-cell>
          <table:table-cell office:value-type="float" office:value="1039.2833237079701" table:style-name="ce5">
            <text:p><text:s/>1,039<text:s/></text:p>
          </table:table-cell>
          <table:table-cell office:value-type="float" office:value="1.1654287271804047" table:style-name="ce6">
            <text:p>1.165</text:p>
          </table:table-cell>
          <table:table-cell office:value-type="float" office:value="1211.2106411287998" table:style-name="ce5">
            <text:p><text:s/>1,21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11.2106411287998" table:style-name="ce5">
            <text:p><text:s/>1,211<text:s/></text:p>
          </table:table-cell>
          <table:table-cell office:value-type="float" office:value="0.99601406240569301" table:style-name="ce6">
            <text:p>0.996</text:p>
          </table:table-cell>
          <table:table-cell office:value-type="float" office:value="1206.3828310997001" table:style-name="ce5">
            <text:p><text:s/>1,206<text:s/></text:p>
          </table:table-cell>
          <table:table-cell office:value-type="float" office:value="1.036463066330811" table:style-name="ce6">
            <text:p>1.036</text:p>
          </table:table-cell>
          <table:table-cell office:value-type="float" office:value="1250.3712482904398" table:style-name="ce5">
            <text:p><text:s/>1,25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50.3712482904398" table:style-name="ce5">
            <text:p><text:s/>1,250<text:s/></text:p>
          </table:table-cell>
          <table:table-cell office:value-type="float" office:value="0.9967347879728905" table:style-name="ce6">
            <text:p>0.997</text:p>
          </table:table-cell>
          <table:table-cell office:value-type="float" office:value="1246.2885210521699" table:style-name="ce5">
            <text:p><text:s/>1,246<text:s/></text:p>
          </table:table-cell>
          <table:table-cell office:value-type="float" office:value="1.0961311148088597" table:style-name="ce6">
            <text:p>1.096</text:p>
          </table:table-cell>
          <table:table-cell office:value-type="float" office:value="1366.0956259544" table:style-name="ce5">
            <text:p><text:s/>1,36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66.0956259544" table:style-name="ce5">
            <text:p><text:s/>1,366<text:s/></text:p>
          </table:table-cell>
          <table:table-cell office:value-type="float" office:value="1.0597221360848741" table:style-name="ce6">
            <text:p>1.060</text:p>
          </table:table-cell>
          <table:table-cell office:value-type="float" office:value="1447.6817748325998" table:style-name="ce5">
            <text:p><text:s/>1,448<text:s/></text:p>
          </table:table-cell>
          <table:table-cell office:value-type="float" office:value="1.007704545649744" table:style-name="ce6">
            <text:p>1.008</text:p>
          </table:table-cell>
          <table:table-cell office:value-type="float" office:value="1458.8355051531" table:style-name="ce5">
            <text:p><text:s/>1,4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58.8355051531" table:style-name="ce5">
            <text:p><text:s/>1,459<text:s/></text:p>
          </table:table-cell>
          <table:table-cell office:value-type="float" office:value="1.0295404952233991" table:style-name="ce6">
            <text:p>1.030</text:p>
          </table:table-cell>
          <table:table-cell office:value-type="float" office:value="1501.9302284248001" table:style-name="ce5">
            <text:p><text:s/>1,502<text:s/></text:p>
          </table:table-cell>
          <table:table-cell office:value-type="float" office:value="1.0786614852842449" table:style-name="ce6">
            <text:p>1.079</text:p>
          </table:table-cell>
          <table:table-cell office:value-type="float" office:value="1620.0742909860001" table:style-name="ce5">
            <text:p><text:s/>1,6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20.0742909860001" table:style-name="ce5">
            <text:p><text:s/>1,620<text:s/></text:p>
          </table:table-cell>
          <table:table-cell office:value-type="float" office:value="0.98790729013514778" table:style-name="ce6">
            <text:p>0.988</text:p>
          </table:table-cell>
          <table:table-cell office:value-type="float" office:value="1600.4832026256001" table:style-name="ce5">
            <text:p><text:s/>1,600<text:s/></text:p>
          </table:table-cell>
          <table:table-cell office:value-type="float" office:value="1.0944959374489163" table:style-name="ce6">
            <text:p>1.094</text:p>
          </table:table-cell>
          <table:table-cell office:value-type="float" office:value="1751.7223632289499" table:style-name="ce5">
            <text:p><text:s/>1,7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51.7223632289499" table:style-name="ce5">
            <text:p><text:s/>1,752<text:s/></text:p>
          </table:table-cell>
          <table:table-cell office:value-type="float" office:value="1.0593085942584106" table:style-name="ce6">
            <text:p>1.059</text:p>
          </table:table-cell>
          <table:table-cell office:value-type="float" office:value="1855.6145541230801" table:style-name="ce5">
            <text:p><text:s/>1,856<text:s/></text:p>
          </table:table-cell>
          <table:table-cell office:value-type="float" office:value="1.1192387569335827" table:style-name="ce6">
            <text:p>1.119</text:p>
          </table:table-cell>
          <table:table-cell office:value-type="float" office:value="2076.87572690458" table:style-name="ce5">
            <text:p><text:s/>2,0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76.87572690458" table:style-name="ce5">
            <text:p><text:s/>2,077<text:s/></text:p>
          </table:table-cell>
          <table:table-cell office:value-type="float" office:value="1.0230199730341045" table:style-name="ce6">
            <text:p>1.023</text:p>
          </table:table-cell>
          <table:table-cell office:value-type="float" office:value="2124.6853501331098" table:style-name="ce5">
            <text:p><text:s/>2,125<text:s/></text:p>
          </table:table-cell>
          <table:table-cell office:value-type="float" office:value="1.2308233012280501" table:style-name="ce6">
            <text:p>1.231</text:p>
          </table:table-cell>
          <table:table-cell office:value-type="float" office:value="2615.1122367217099" table:style-name="ce5">
            <text:p><text:s/>2,61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15.1122367217099" table:style-name="ce5">
            <text:p><text:s/>2,615<text:s/></text:p>
          </table:table-cell>
          <table:table-cell office:value-type="float" office:value="0.92161172308324746" table:style-name="ce6">
            <text:p>0.922</text:p>
          </table:table-cell>
          <table:table-cell office:value-type="float" office:value="2410.1180945411802" table:style-name="ce5">
            <text:p><text:s/>2,410<text:s/></text:p>
          </table:table-cell>
          <table:table-cell office:value-type="float" office:value="1.2392940646442525" table:style-name="ce6">
            <text:p>1.239</text:p>
          </table:table-cell>
          <table:table-cell office:value-type="float" office:value="2986.8450496566002" table:style-name="ce5">
            <text:p><text:s/>2,9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86.8450496566002" table:style-name="ce5">
            <text:p><text:s/>2,987<text:s/></text:p>
          </table:table-cell>
          <table:table-cell office:value-type="float" office:value="1.0815862559670737" table:style-name="ce6">
            <text:p>1.082</text:p>
          </table:table-cell>
          <table:table-cell office:value-type="float" office:value="3230.5305544118701" table:style-name="ce5">
            <text:p><text:s/>3,231<text:s/></text:p>
          </table:table-cell>
          <table:table-cell office:value-type="float" office:value="1.1609084626061041" table:style-name="ce6">
            <text:p>1.161</text:p>
          </table:table-cell>
          <table:table-cell office:value-type="float" office:value="3750.3502593243293" table:style-name="ce5">
            <text:p><text:s/>3,7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50.3502593243293" table:style-name="ce5">
            <text:p><text:s/>3,750<text:s/></text:p>
          </table:table-cell>
          <table:table-cell office:value-type="float" office:value="1.0068914351519922" table:style-name="ce6">
            <text:p>1.007</text:p>
          </table:table-cell>
          <table:table-cell office:value-type="float" office:value="3776.1955549337199" table:style-name="ce5">
            <text:p><text:s/>3,776<text:s/></text:p>
          </table:table-cell>
          <table:table-cell office:value-type="float" office:value="1.0776812851145596" table:style-name="ce6">
            <text:p>1.078</text:p>
          </table:table-cell>
          <table:table-cell office:value-type="float" office:value="4069.5352784848596" table:style-name="ce5">
            <text:p><text:s/>4,07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69.5352784848596" table:style-name="ce5">
            <text:p><text:s/>4,070<text:s/></text:p>
          </table:table-cell>
          <table:table-cell office:value-type="float" office:value="1.0111884365832045" table:style-name="ce6">
            <text:p>1.011</text:p>
          </table:table-cell>
          <table:table-cell office:value-type="float" office:value="4115.0670158713001" table:style-name="ce5">
            <text:p><text:s/>4,115<text:s/></text:p>
          </table:table-cell>
          <table:table-cell office:value-type="float" office:value="1.0981096949991656" table:style-name="ce6">
            <text:p>1.098</text:p>
          </table:table-cell>
          <table:table-cell office:value-type="float" office:value="4518.7949856995601" table:style-name="ce5">
            <text:p><text:s/>4,5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18.7949856995601" table:style-name="ce5">
            <text:p><text:s/>4,519<text:s/></text:p>
          </table:table-cell>
          <table:table-cell office:value-type="float" office:value="0.98705877207255566" table:style-name="ce6">
            <text:p>0.987</text:p>
          </table:table-cell>
          <table:table-cell office:value-type="float" office:value="4460.3162298322295" table:style-name="ce5">
            <text:p><text:s/>4,460<text:s/></text:p>
          </table:table-cell>
          <table:table-cell office:value-type="float" office:value="1.099054264337977" table:style-name="ce6">
            <text:p>1.099</text:p>
          </table:table-cell>
          <table:table-cell office:value-type="float" office:value="4902.1295726930011" table:style-name="ce5">
            <text:p><text:s/>4,9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02.1295726930011" table:style-name="ce5">
            <text:p><text:s/>4,902<text:s/></text:p>
          </table:table-cell>
          <table:table-cell office:value-type="float" office:value="1.0334101867993433" table:style-name="ce6">
            <text:p>1.033</text:p>
          </table:table-cell>
          <table:table-cell office:value-type="float" office:value="5065.9106374312596" table:style-name="ce5">
            <text:p><text:s/>5,066<text:s/></text:p>
          </table:table-cell>
          <table:table-cell office:value-type="float" office:value="1.0950237991572631" table:style-name="ce6">
            <text:p>1.095</text:p>
          </table:table-cell>
          <table:table-cell office:value-type="float" office:value="5547.2927123911695" table:style-name="ce5">
            <text:p><text:s/>5,54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2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86.5858612728" table:style-name="ce5">
            <text:p><text:s/>1,98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86.5858612728" table:style-name="ce5">
            <text:p><text:s/>1,987<text:s/></text:p>
          </table:table-cell>
          <table:table-cell office:value-type="float" office:value="0.96509081051479573" table:style-name="ce6">
            <text:p>0.965</text:p>
          </table:table-cell>
          <table:table-cell office:value-type="float" office:value="1917.235759013" table:style-name="ce5">
            <text:p><text:s/>1,917<text:s/></text:p>
          </table:table-cell>
          <table:table-cell office:value-type="float" office:value="1.1204433318622629" table:style-name="ce6">
            <text:p>1.120</text:p>
          </table:table-cell>
          <table:table-cell office:value-type="float" office:value="2148.1540217940001" table:style-name="ce5">
            <text:p><text:s/>2,14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48.1540217940001" table:style-name="ce5">
            <text:p><text:s/>2,148<text:s/></text:p>
          </table:table-cell>
          <table:table-cell office:value-type="float" office:value="1.0744490512494249" table:style-name="ce6">
            <text:p>1.074</text:p>
          </table:table-cell>
          <table:table-cell office:value-type="float" office:value="2308.0820506542" table:style-name="ce5">
            <text:p><text:s/>2,308<text:s/></text:p>
          </table:table-cell>
          <table:table-cell office:value-type="float" office:value="1.0703867316876594" table:style-name="ce6">
            <text:p>1.070</text:p>
          </table:table-cell>
          <table:table-cell office:value-type="float" office:value="2470.5404026666997" table:style-name="ce5">
            <text:p><text:s/>2,4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70.5404026666997" table:style-name="ce5">
            <text:p><text:s/>2,471<text:s/></text:p>
          </table:table-cell>
          <table:table-cell office:value-type="float" office:value="1.0538046683177977" table:style-name="ce6">
            <text:p>1.054</text:p>
          </table:table-cell>
          <table:table-cell office:value-type="float" office:value="2603.4670095979" table:style-name="ce5">
            <text:p><text:s/>2,603<text:s/></text:p>
          </table:table-cell>
          <table:table-cell office:value-type="float" office:value="1.047763997705585" table:style-name="ce6">
            <text:p>1.048</text:p>
          </table:table-cell>
          <table:table-cell office:value-type="float" office:value="2727.8190018709001" table:style-name="ce5">
            <text:p><text:s/>2,7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727.8190018709001" table:style-name="ce5">
            <text:p><text:s/>2,728<text:s/></text:p>
          </table:table-cell>
          <table:table-cell office:value-type="float" office:value="1.037252640168099" table:style-name="ce6">
            <text:p>1.037</text:p>
          </table:table-cell>
          <table:table-cell office:value-type="float" office:value="2829.4374615913002" table:style-name="ce5">
            <text:p><text:s/>2,829<text:s/></text:p>
          </table:table-cell>
          <table:table-cell office:value-type="float" office:value="0.92427788371031772" table:style-name="ce6">
            <text:p>0.924</text:p>
          </table:table-cell>
          <table:table-cell office:value-type="float" office:value="2615.1864690903003" table:style-name="ce5">
            <text:p><text:s/>2,6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15.1864690903003" table:style-name="ce5">
            <text:p><text:s/>2,615<text:s/></text:p>
          </table:table-cell>
          <table:table-cell office:value-type="float" office:value="0.94833783505162561" table:style-name="ce6">
            <text:p>0.948</text:p>
          </table:table-cell>
          <table:table-cell office:value-type="float" office:value="2480.0802743534005" table:style-name="ce5">
            <text:p><text:s/>2,480<text:s/></text:p>
          </table:table-cell>
          <table:table-cell office:value-type="float" office:value="1.0427758419029636" table:style-name="ce6">
            <text:p>1.043</text:p>
          </table:table-cell>
          <table:table-cell office:value-type="float" office:value="2586.1677960757997" table:style-name="ce5">
            <text:p><text:s/>2,5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86.1677960757997" table:style-name="ce5">
            <text:p><text:s/>2,586<text:s/></text:p>
          </table:table-cell>
          <table:table-cell office:value-type="float" office:value="1.1653498861907823" table:style-name="ce6">
            <text:p>1.165</text:p>
          </table:table-cell>
          <table:table-cell office:value-type="float" office:value="3013.7903468271998" table:style-name="ce5">
            <text:p><text:s/>3,014<text:s/></text:p>
          </table:table-cell>
          <table:table-cell office:value-type="float" office:value="0.99029338744329154" table:style-name="ce6">
            <text:p>0.990</text:p>
          </table:table-cell>
          <table:table-cell office:value-type="float" office:value="2984.5366516034001" table:style-name="ce5">
            <text:p><text:s/>2,9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84.5366516034001" table:style-name="ce5">
            <text:p><text:s/>2,985<text:s/></text:p>
          </table:table-cell>
          <table:table-cell office:value-type="float" office:value="1.054718707460357" table:style-name="ce6">
            <text:p>1.055</text:p>
          </table:table-cell>
          <table:table-cell office:value-type="float" office:value="3147.8466395472001" table:style-name="ce5">
            <text:p><text:s/>3,148<text:s/></text:p>
          </table:table-cell>
          <table:table-cell office:value-type="float" office:value="1.0937990197953138" table:style-name="ce6">
            <text:p>1.094</text:p>
          </table:table-cell>
          <table:table-cell office:value-type="float" office:value="3443.1115688026998" table:style-name="ce5">
            <text:p><text:s/>3,4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43.1115688026998" table:style-name="ce5">
            <text:p><text:s/>3,443<text:s/></text:p>
          </table:table-cell>
          <table:table-cell office:value-type="float" office:value="1.0811643391559274" table:style-name="ce6">
            <text:p>1.081</text:p>
          </table:table-cell>
          <table:table-cell office:value-type="float" office:value="3722.5694439247" table:style-name="ce5">
            <text:p><text:s/>3,723<text:s/></text:p>
          </table:table-cell>
          <table:table-cell office:value-type="float" office:value="0.96766964995823879" table:style-name="ce6">
            <text:p>0.968</text:p>
          </table:table-cell>
          <table:table-cell office:value-type="float" office:value="3602.2174707478498" table:style-name="ce5">
            <text:p><text:s/>3,6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02.2174707478498" table:style-name="ce5">
            <text:p><text:s/>3,602<text:s/></text:p>
          </table:table-cell>
          <table:table-cell office:value-type="float" office:value="0.96503492132253432" table:style-name="ce6">
            <text:p>0.965</text:p>
          </table:table-cell>
          <table:table-cell office:value-type="float" office:value="3476.2656534698099" table:style-name="ce5">
            <text:p><text:s/>3,476<text:s/></text:p>
          </table:table-cell>
          <table:table-cell office:value-type="float" office:value="1.1238380688050251" table:style-name="ce6">
            <text:p>1.124</text:p>
          </table:table-cell>
          <table:table-cell office:value-type="float" office:value="3906.7596786487497" table:style-name="ce5">
            <text:p><text:s/>3,90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906.7596786487497" table:style-name="ce5">
            <text:p><text:s/>3,907<text:s/></text:p>
          </table:table-cell>
          <table:table-cell office:value-type="float" office:value="1.0344827369994141" table:style-name="ce6">
            <text:p>1.034</text:p>
          </table:table-cell>
          <table:table-cell office:value-type="float" office:value="4041.4754451675099" table:style-name="ce5">
            <text:p><text:s/>4,041<text:s/></text:p>
          </table:table-cell>
          <table:table-cell office:value-type="float" office:value="1.0846819508005436" table:style-name="ce6">
            <text:p>1.085</text:p>
          </table:table-cell>
          <table:table-cell office:value-type="float" office:value="4383.7154699767907" table:style-name="ce5">
            <text:p><text:s/>4,38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383.7154699767907" table:style-name="ce5">
            <text:p><text:s/>4,384<text:s/></text:p>
          </table:table-cell>
          <table:table-cell office:value-type="float" office:value="0.99717506482778728" table:style-name="ce6">
            <text:p>0.997</text:p>
          </table:table-cell>
          <table:table-cell office:value-type="float" office:value="4371.3317579606801" table:style-name="ce5">
            <text:p><text:s/>4,371<text:s/></text:p>
          </table:table-cell>
          <table:table-cell office:value-type="float" office:value="1.1112771858456356" table:style-name="ce6">
            <text:p>1.111</text:p>
          </table:table-cell>
          <table:table-cell office:value-type="float" office:value="4857.7612543841997" table:style-name="ce5">
            <text:p><text:s/>4,8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57.7612543841997" table:style-name="ce5">
            <text:p><text:s/>4,858<text:s/></text:p>
          </table:table-cell>
          <table:table-cell office:value-type="float" office:value="1.0594336507415327" table:style-name="ce6">
            <text:p>1.059</text:p>
          </table:table-cell>
          <table:table-cell office:value-type="float" office:value="5146.4757401630204" table:style-name="ce5">
            <text:p><text:s/>5,146<text:s/></text:p>
          </table:table-cell>
          <table:table-cell office:value-type="float" office:value="1.1072884121182662" table:style-name="ce6">
            <text:p>1.107</text:p>
          </table:table-cell>
          <table:table-cell office:value-type="float" office:value="5698.6329503302895" table:style-name="ce5">
            <text:p><text:s/>5,69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698.6329503302895" table:style-name="ce5">
            <text:p><text:s/>5,699<text:s/></text:p>
          </table:table-cell>
          <table:table-cell office:value-type="float" office:value="0.94704974618644788" table:style-name="ce6">
            <text:p>0.947</text:p>
          </table:table-cell>
          <table:table-cell office:value-type="float" office:value="5396.8888892200303" table:style-name="ce5">
            <text:p><text:s/>5,397<text:s/></text:p>
          </table:table-cell>
          <table:table-cell office:value-type="float" office:value="1.1048910393095663" table:style-name="ce6">
            <text:p>1.105</text:p>
          </table:table-cell>
          <table:table-cell office:value-type="float" office:value="5962.97417384857" table:style-name="ce5">
            <text:p><text:s/>5,9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962.97417384857" table:style-name="ce5">
            <text:p><text:s/>5,963<text:s/></text:p>
          </table:table-cell>
          <table:table-cell office:value-type="float" office:value="0.99138916239466612" table:style-name="ce6">
            <text:p>0.991</text:p>
          </table:table-cell>
          <table:table-cell office:value-type="float" office:value="5911.6279715927603" table:style-name="ce5">
            <text:p><text:s/>5,912<text:s/></text:p>
          </table:table-cell>
          <table:table-cell office:value-type="float" office:value="1.0780884389796679" table:style-name="ce6">
            <text:p>1.078</text:p>
          </table:table-cell>
          <table:table-cell office:value-type="float" office:value="6373.2577717229797" table:style-name="ce5">
            <text:p><text:s/>6,3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73.2577717229797" table:style-name="ce5">
            <text:p><text:s/>6,373<text:s/></text:p>
          </table:table-cell>
          <table:table-cell office:value-type="float" office:value="0.99391570312104505" table:style-name="ce6">
            <text:p>0.994</text:p>
          </table:table-cell>
          <table:table-cell office:value-type="float" office:value="6334.4809793537106" table:style-name="ce5">
            <text:p><text:s/>6,334<text:s/></text:p>
          </table:table-cell>
          <table:table-cell office:value-type="float" office:value="1.0337456768728288" table:style-name="ce6">
            <text:p>1.034</text:p>
          </table:table-cell>
          <table:table-cell office:value-type="float" office:value="6548.2423276400605" table:style-name="ce5">
            <text:p><text:s/>6,5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48.2423276400605" table:style-name="ce5">
            <text:p><text:s/>6,548<text:s/></text:p>
          </table:table-cell>
          <table:table-cell office:value-type="float" office:value="1.0602882061574921" table:style-name="ce6">
            <text:p>1.060</text:p>
          </table:table-cell>
          <table:table-cell office:value-type="float" office:value="6943.02411105804" table:style-name="ce5">
            <text:p><text:s/>6,943<text:s/></text:p>
          </table:table-cell>
          <table:table-cell office:value-type="float" office:value="1.0609321759359138" table:style-name="ce6">
            <text:p>1.061</text:p>
          </table:table-cell>
          <table:table-cell office:value-type="float" office:value="7366.07767772032" table:style-name="ce5">
            <text:p><text:s/>7,3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96.44058953822002" table:style-name="ce5">
            <text:p><text:s/>99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96.44058953822002" table:style-name="ce5">
            <text:p><text:s/>996<text:s/></text:p>
          </table:table-cell>
          <table:table-cell office:value-type="float" office:value="0.94226576326190159" table:style-name="ce6">
            <text:p>0.942</text:p>
          </table:table-cell>
          <table:table-cell office:value-type="float" office:value="938.91185264637011" table:style-name="ce5">
            <text:p><text:s/>939<text:s/></text:p>
          </table:table-cell>
          <table:table-cell office:value-type="float" office:value="1.223116284317193" table:style-name="ce6">
            <text:p>1.223</text:p>
          </table:table-cell>
          <table:table-cell office:value-type="float" office:value="1148.3983765102" table:style-name="ce5">
            <text:p><text:s/>1,14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48.3983765102" table:style-name="ce5">
            <text:p><text:s/>1,148<text:s/></text:p>
          </table:table-cell>
          <table:table-cell office:value-type="float" office:value="1.0512579272149267" table:style-name="ce6">
            <text:p>1.051</text:p>
          </table:table-cell>
          <table:table-cell office:value-type="float" office:value="1207.2628969071" table:style-name="ce5">
            <text:p><text:s/>1,207<text:s/></text:p>
          </table:table-cell>
          <table:table-cell office:value-type="float" office:value="1.0048698456106471" table:style-name="ce6">
            <text:p>1.005</text:p>
          </table:table-cell>
          <table:table-cell office:value-type="float" office:value="1213.1420808265" table:style-name="ce5">
            <text:p><text:s/>1,2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13.1420808265" table:style-name="ce5">
            <text:p><text:s/>1,213<text:s/></text:p>
          </table:table-cell>
          <table:table-cell office:value-type="float" office:value="1.0776863167994242" table:style-name="ce6">
            <text:p>1.078</text:p>
          </table:table-cell>
          <table:table-cell office:value-type="float" office:value="1307.3866208403001" table:style-name="ce5">
            <text:p><text:s/>1,307<text:s/></text:p>
          </table:table-cell>
          <table:table-cell office:value-type="float" office:value="0.99426565965086788" table:style-name="ce6">
            <text:p>0.994</text:p>
          </table:table-cell>
          <table:table-cell office:value-type="float" office:value="1299.8896209885002" table:style-name="ce5">
            <text:p><text:s/>1,30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99.8896209885002" table:style-name="ce5">
            <text:p><text:s/>1,300<text:s/></text:p>
          </table:table-cell>
          <table:table-cell office:value-type="float" office:value="1.0381438790382023" table:style-name="ce6">
            <text:p>1.038</text:p>
          </table:table-cell>
          <table:table-cell office:value-type="float" office:value="1349.4724534545001" table:style-name="ce5">
            <text:p><text:s/>1,349<text:s/></text:p>
          </table:table-cell>
          <table:table-cell office:value-type="float" office:value="0.82873918487036946" table:style-name="ce6">
            <text:p>0.829</text:p>
          </table:table-cell>
          <table:table-cell office:value-type="float" office:value="1118.3607010808998" table:style-name="ce5">
            <text:p><text:s/>1,1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18.3607010808998" table:style-name="ce5">
            <text:p><text:s/>1,118<text:s/></text:p>
          </table:table-cell>
          <table:table-cell office:value-type="float" office:value="0.93630430824397592" table:style-name="ce6">
            <text:p>0.936</text:p>
          </table:table-cell>
          <table:table-cell office:value-type="float" office:value="1047.1259425928001" table:style-name="ce5">
            <text:p><text:s/>1,047<text:s/></text:p>
          </table:table-cell>
          <table:table-cell office:value-type="float" office:value="1.0627556908732365" table:style-name="ce6">
            <text:p>1.063</text:p>
          </table:table-cell>
          <table:table-cell office:value-type="float" office:value="1112.8390545515001" table:style-name="ce5">
            <text:p><text:s/>1,11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12.8390545515001" table:style-name="ce5">
            <text:p><text:s/>1,113<text:s/></text:p>
          </table:table-cell>
          <table:table-cell office:value-type="float" office:value="1.206215655722999" table:style-name="ce6">
            <text:p>1.206</text:p>
          </table:table-cell>
          <table:table-cell office:value-type="float" office:value="1342.3238899" table:style-name="ce5">
            <text:p><text:s/>1,342<text:s/></text:p>
          </table:table-cell>
          <table:table-cell office:value-type="float" office:value="0.97265282317992952" table:style-name="ce6">
            <text:p>0.973</text:p>
          </table:table-cell>
          <table:table-cell office:value-type="float" office:value="1305.6151211331" table:style-name="ce5">
            <text:p><text:s/>1,3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05.6151211331" table:style-name="ce5">
            <text:p><text:s/>1,306<text:s/></text:p>
          </table:table-cell>
          <table:table-cell office:value-type="float" office:value="1.0414261771755982" table:style-name="ce6">
            <text:p>1.041</text:p>
          </table:table-cell>
          <table:table-cell office:value-type="float" office:value="1359.7017644642999" table:style-name="ce5">
            <text:p><text:s/>1,360<text:s/></text:p>
          </table:table-cell>
          <table:table-cell office:value-type="float" office:value="1.0661754569070154" table:style-name="ce6">
            <text:p>1.066</text:p>
          </table:table-cell>
          <table:table-cell office:value-type="float" office:value="1449.6806499849999" table:style-name="ce5">
            <text:p><text:s/>1,4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49.6806499849999" table:style-name="ce5">
            <text:p><text:s/>1,450<text:s/></text:p>
          </table:table-cell>
          <table:table-cell office:value-type="float" office:value="1.1216898884793181" table:style-name="ce6">
            <text:p>1.122</text:p>
          </table:table-cell>
          <table:table-cell office:value-type="float" office:value="1626.0921266122998" table:style-name="ce5">
            <text:p><text:s/>1,626<text:s/></text:p>
          </table:table-cell>
          <table:table-cell office:value-type="float" office:value="0.83167712740594379" table:style-name="ce6">
            <text:p>0.832</text:p>
          </table:table-cell>
          <table:table-cell office:value-type="float" office:value="1352.3836287583399" table:style-name="ce5">
            <text:p><text:s/>1,3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52.3836287583399" table:style-name="ce5">
            <text:p><text:s/>1,352<text:s/></text:p>
          </table:table-cell>
          <table:table-cell office:value-type="float" office:value="0.95920640867220375" table:style-name="ce6">
            <text:p>0.959</text:p>
          </table:table-cell>
          <table:table-cell office:value-type="float" office:value="1297.2150436883701" table:style-name="ce5">
            <text:p><text:s/>1,297<text:s/></text:p>
          </table:table-cell>
          <table:table-cell office:value-type="float" office:value="1.1233481622772246" table:style-name="ce6">
            <text:p>1.123</text:p>
          </table:table-cell>
          <table:table-cell office:value-type="float" office:value="1457.2241354057001" table:style-name="ce5">
            <text:p><text:s/>1,4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57.2241354057001" table:style-name="ce5">
            <text:p><text:s/>1,457<text:s/></text:p>
          </table:table-cell>
          <table:table-cell office:value-type="float" office:value="1.0467838648142003" table:style-name="ce6">
            <text:p>1.047</text:p>
          </table:table-cell>
          <table:table-cell office:value-type="float" office:value="1525.3987123605102" table:style-name="ce5">
            <text:p><text:s/>1,525<text:s/></text:p>
          </table:table-cell>
          <table:table-cell office:value-type="float" office:value="1.0850682072441216" table:style-name="ce6">
            <text:p>1.085</text:p>
          </table:table-cell>
          <table:table-cell office:value-type="float" office:value="1655.16164615351" table:style-name="ce5">
            <text:p><text:s/>1,65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55.16164615351" table:style-name="ce5">
            <text:p><text:s/>1,655<text:s/></text:p>
          </table:table-cell>
          <table:table-cell office:value-type="float" office:value="0.97872123137046552" table:style-name="ce6">
            <text:p>0.979</text:p>
          </table:table-cell>
          <table:table-cell office:value-type="float" office:value="1619.9418444405301" table:style-name="ce5">
            <text:p><text:s/>1,620<text:s/></text:p>
          </table:table-cell>
          <table:table-cell office:value-type="float" office:value="1.0921879193985549" table:style-name="ce6">
            <text:p>1.092</text:p>
          </table:table-cell>
          <table:table-cell office:value-type="float" office:value="1769.28091262616" table:style-name="ce5">
            <text:p><text:s/>1,7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69.28091262616" table:style-name="ce5">
            <text:p><text:s/>1,769<text:s/></text:p>
          </table:table-cell>
          <table:table-cell office:value-type="float" office:value="1.0776964270559539" table:style-name="ce6">
            <text:p>1.078</text:p>
          </table:table-cell>
          <table:table-cell office:value-type="float" office:value="1906.7477179955101" table:style-name="ce5">
            <text:p><text:s/>1,907<text:s/></text:p>
          </table:table-cell>
          <table:table-cell office:value-type="float" office:value="1.0727514311213018" table:style-name="ce6">
            <text:p>1.073</text:p>
          </table:table-cell>
          <table:table-cell office:value-type="float" office:value="2045.4663432669599" table:style-name="ce5">
            <text:p><text:s/>2,04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45.4663432669599" table:style-name="ce5">
            <text:p><text:s/>2,045<text:s/></text:p>
          </table:table-cell>
          <table:table-cell office:value-type="float" office:value="0.94901498393759243" table:style-name="ce6">
            <text:p>0.949</text:p>
          </table:table-cell>
          <table:table-cell office:value-type="float" office:value="1941.1782089003798" table:style-name="ce5">
            <text:p><text:s/>1,941<text:s/></text:p>
          </table:table-cell>
          <table:table-cell office:value-type="float" office:value="1.1453968580394696" table:style-name="ce6">
            <text:p>1.145</text:p>
          </table:table-cell>
          <table:table-cell office:value-type="float" office:value="2223.4194213691803" table:style-name="ce5">
            <text:p><text:s/>2,2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23.4194213691803" table:style-name="ce5">
            <text:p><text:s/>2,223<text:s/></text:p>
          </table:table-cell>
          <table:table-cell office:value-type="float" office:value="0.99869367991049507" table:style-name="ce6">
            <text:p>0.999</text:p>
          </table:table-cell>
          <table:table-cell office:value-type="float" office:value="2220.5149239116504" table:style-name="ce5">
            <text:p><text:s/>2,221<text:s/></text:p>
          </table:table-cell>
          <table:table-cell office:value-type="float" office:value="1.0580373463909569" table:style-name="ce6">
            <text:p>1.058</text:p>
          </table:table-cell>
          <table:table-cell office:value-type="float" office:value="2349.3877177170002" table:style-name="ce5">
            <text:p><text:s/>2,3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49.3877177170002" table:style-name="ce5">
            <text:p><text:s/>2,349<text:s/></text:p>
          </table:table-cell>
          <table:table-cell office:value-type="float" office:value="0.9927115044696796" table:style-name="ce6">
            <text:p>0.993</text:p>
          </table:table-cell>
          <table:table-cell office:value-type="float" office:value="2332.2642158374301" table:style-name="ce5">
            <text:p><text:s/>2,332<text:s/></text:p>
          </table:table-cell>
          <table:table-cell office:value-type="float" office:value="1.0214877492132963" table:style-name="ce6">
            <text:p>1.021</text:p>
          </table:table-cell>
          <table:table-cell office:value-type="float" office:value="2382.37932440649" table:style-name="ce5">
            <text:p><text:s/>2,3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82.37932440649" table:style-name="ce5">
            <text:p><text:s/>2,382<text:s/></text:p>
          </table:table-cell>
          <table:table-cell office:value-type="float" office:value="1.0743066312967486" table:style-name="ce6">
            <text:p>1.074</text:p>
          </table:table-cell>
          <table:table-cell office:value-type="float" office:value="2559.40590647416" table:style-name="ce5">
            <text:p><text:s/>2,559<text:s/></text:p>
          </table:table-cell>
          <table:table-cell office:value-type="float" office:value="1.1127810833982905" table:style-name="ce6">
            <text:p>1.113</text:p>
          </table:table-cell>
          <table:table-cell office:value-type="float" office:value="2848.0584774622998" table:style-name="ce5">
            <text:p><text:s/>2,8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Ce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90.14527173457986" table:style-name="ce5">
            <text:p><text:s/>99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90.14527173457986" table:style-name="ce5">
            <text:p><text:s/>990<text:s/></text:p>
          </table:table-cell>
          <table:table-cell office:value-type="float" office:value="0.98806097882259158" table:style-name="ce6">
            <text:p>0.988</text:p>
          </table:table-cell>
          <table:table-cell office:value-type="float" office:value="978.32390636663001" table:style-name="ce5">
            <text:p><text:s/>978<text:s/></text:p>
          </table:table-cell>
          <table:table-cell office:value-type="float" office:value="1.0219065881736089" table:style-name="ce6">
            <text:p>1.022</text:p>
          </table:table-cell>
          <table:table-cell office:value-type="float" office:value="999.75564528380016" table:style-name="ce5">
            <text:p><text:s/>1,0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99.75564528380016" table:style-name="ce5">
            <text:p><text:s/>1,000<text:s/></text:p>
          </table:table-cell>
          <table:table-cell office:value-type="float" office:value="1.1010882098441277" table:style-name="ce6">
            <text:p>1.101</text:p>
          </table:table-cell>
          <table:table-cell office:value-type="float" office:value="1100.8191537471" table:style-name="ce5">
            <text:p><text:s/>1,101<text:s/></text:p>
          </table:table-cell>
          <table:table-cell office:value-type="float" office:value="1.142238775152228" table:style-name="ce6">
            <text:p>1.142</text:p>
          </table:table-cell>
          <table:table-cell office:value-type="float" office:value="1257.3983218402" table:style-name="ce5">
            <text:p><text:s/>1,2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57.3983218402" table:style-name="ce5">
            <text:p><text:s/>1,257<text:s/></text:p>
          </table:table-cell>
          <table:table-cell office:value-type="float" office:value="1.0307635744739891" table:style-name="ce6">
            <text:p>1.031</text:p>
          </table:table-cell>
          <table:table-cell office:value-type="float" office:value="1296.0803887575998" table:style-name="ce5">
            <text:p><text:s/>1,296<text:s/></text:p>
          </table:table-cell>
          <table:table-cell office:value-type="float" office:value="1.1017290233449086" table:style-name="ce6">
            <text:p>1.102</text:p>
          </table:table-cell>
          <table:table-cell office:value-type="float" office:value="1427.9293808824" table:style-name="ce5">
            <text:p><text:s/>1,4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27.9293808824" table:style-name="ce5">
            <text:p><text:s/>1,428<text:s/></text:p>
          </table:table-cell>
          <table:table-cell office:value-type="float" office:value="1.0364413170224456" table:style-name="ce6">
            <text:p>1.036</text:p>
          </table:table-cell>
          <table:table-cell office:value-type="float" office:value="1479.9650081368" table:style-name="ce5">
            <text:p><text:s/>1,480<text:s/></text:p>
          </table:table-cell>
          <table:table-cell office:value-type="float" office:value="1.0113926746780499" table:style-name="ce6">
            <text:p>1.011</text:p>
          </table:table-cell>
          <table:table-cell office:value-type="float" office:value="1496.8257680094002" table:style-name="ce5">
            <text:p><text:s/>1,4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96.8257680094002" table:style-name="ce5">
            <text:p><text:s/>1,497<text:s/></text:p>
          </table:table-cell>
          <table:table-cell office:value-type="float" office:value="0.95732874352254005" table:style-name="ce6">
            <text:p>0.957</text:p>
          </table:table-cell>
          <table:table-cell office:value-type="float" office:value="1432.9543317606001" table:style-name="ce5">
            <text:p><text:s/>1,433<text:s/></text:p>
          </table:table-cell>
          <table:table-cell office:value-type="float" office:value="1.0281756430535325" table:style-name="ce6">
            <text:p>1.028</text:p>
          </table:table-cell>
          <table:table-cell office:value-type="float" office:value="1473.3287415242999" table:style-name="ce5">
            <text:p><text:s/>1,4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73.3287415242999" table:style-name="ce5">
            <text:p><text:s/>1,473<text:s/></text:p>
          </table:table-cell>
          <table:table-cell office:value-type="float" office:value="1.1344830313959038" table:style-name="ce6">
            <text:p>1.134</text:p>
          </table:table-cell>
          <table:table-cell office:value-type="float" office:value="1671.4664569271999" table:style-name="ce5">
            <text:p><text:s/>1,671<text:s/></text:p>
          </table:table-cell>
          <table:table-cell office:value-type="float" office:value="1.0044601993131264" table:style-name="ce6">
            <text:p>1.004</text:p>
          </table:table-cell>
          <table:table-cell office:value-type="float" office:value="1678.9215304703002" table:style-name="ce5">
            <text:p><text:s/>1,6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78.9215304703002" table:style-name="ce5">
            <text:p><text:s/>1,679<text:s/></text:p>
          </table:table-cell>
          <table:table-cell office:value-type="float" office:value="1.0650556578317298" table:style-name="ce6">
            <text:p>1.065</text:p>
          </table:table-cell>
          <table:table-cell office:value-type="float" office:value="1788.1448750829004" table:style-name="ce5">
            <text:p><text:s/>1,788<text:s/></text:p>
          </table:table-cell>
          <table:table-cell office:value-type="float" office:value="1.1148039214245895" table:style-name="ce6">
            <text:p>1.115</text:p>
          </table:table-cell>
          <table:table-cell office:value-type="float" office:value="1993.4309188177001" table:style-name="ce5">
            <text:p><text:s/>1,9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93.4309188177001" table:style-name="ce5">
            <text:p><text:s/>1,993<text:s/></text:p>
          </table:table-cell>
          <table:table-cell office:value-type="float" office:value="1.0516929869613021" table:style-name="ce6">
            <text:p>1.052</text:p>
          </table:table-cell>
          <table:table-cell office:value-type="float" office:value="2096.4773173123999" table:style-name="ce5">
            <text:p><text:s/>2,096<text:s/></text:p>
          </table:table-cell>
          <table:table-cell office:value-type="float" office:value="1.0731496226602191" table:style-name="ce6">
            <text:p>1.073</text:p>
          </table:table-cell>
          <table:table-cell office:value-type="float" office:value="2249.8338419895099" table:style-name="ce5">
            <text:p><text:s/>2,25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49.8338419895099" table:style-name="ce5">
            <text:p><text:s/>2,250<text:s/></text:p>
          </table:table-cell>
          <table:table-cell office:value-type="float" office:value="0.96853846231352037" table:style-name="ce6">
            <text:p>0.969</text:p>
          </table:table-cell>
          <table:table-cell office:value-type="float" office:value="2179.0506097814396" table:style-name="ce5">
            <text:p><text:s/>2,179<text:s/></text:p>
          </table:table-cell>
          <table:table-cell office:value-type="float" office:value="1.1241297160549839" table:style-name="ce6">
            <text:p>1.124</text:p>
          </table:table-cell>
          <table:table-cell office:value-type="float" office:value="2449.5355432430497" table:style-name="ce5">
            <text:p><text:s/>2,45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49.5355432430497" table:style-name="ce5">
            <text:p><text:s/>2,450<text:s/></text:p>
          </table:table-cell>
          <table:table-cell office:value-type="float" office:value="1.0271648189582314" table:style-name="ce6">
            <text:p>1.027</text:p>
          </table:table-cell>
          <table:table-cell office:value-type="float" office:value="2516.0767328070001" table:style-name="ce5">
            <text:p><text:s/>2,516<text:s/></text:p>
          </table:table-cell>
          <table:table-cell office:value-type="float" office:value="1.0844477786570663" table:style-name="ce6">
            <text:p>1.084</text:p>
          </table:table-cell>
          <table:table-cell office:value-type="float" office:value="2728.5538238232803" table:style-name="ce5">
            <text:p><text:s/>2,72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28.5538238232803" table:style-name="ce5">
            <text:p><text:s/>2,729<text:s/></text:p>
          </table:table-cell>
          <table:table-cell office:value-type="float" office:value="1.008369301531634" table:style-name="ce6">
            <text:p>1.008</text:p>
          </table:table-cell>
          <table:table-cell office:value-type="float" office:value="2751.38991352015" table:style-name="ce5">
            <text:p><text:s/>2,751<text:s/></text:p>
          </table:table-cell>
          <table:table-cell office:value-type="float" office:value="1.1225164149150397" table:style-name="ce6">
            <text:p>1.123</text:p>
          </table:table-cell>
          <table:table-cell office:value-type="float" office:value="3088.4803417580406" table:style-name="ce5">
            <text:p><text:s/>3,0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88.4803417580406" table:style-name="ce5">
            <text:p><text:s/>3,088<text:s/></text:p>
          </table:table-cell>
          <table:table-cell office:value-type="float" office:value="1.0489715535386492" table:style-name="ce6">
            <text:p>1.049</text:p>
          </table:table-cell>
          <table:table-cell office:value-type="float" office:value="3239.7280221675101" table:style-name="ce5">
            <text:p><text:s/>3,240<text:s/></text:p>
          </table:table-cell>
          <table:table-cell office:value-type="float" office:value="1.1276152140139259" table:style-name="ce6">
            <text:p>1.128</text:p>
          </table:table-cell>
          <table:table-cell office:value-type="float" office:value="3653.1666070633296" table:style-name="ce5">
            <text:p><text:s/>3,6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53.1666070633296" table:style-name="ce5">
            <text:p><text:s/>3,653<text:s/></text:p>
          </table:table-cell>
          <table:table-cell office:value-type="float" office:value="0.94594937817456703" table:style-name="ce6">
            <text:p>0.946</text:p>
          </table:table-cell>
          <table:table-cell office:value-type="float" office:value="3455.7106803196498" table:style-name="ce5">
            <text:p><text:s/>3,456<text:s/></text:p>
          </table:table-cell>
          <table:table-cell office:value-type="float" office:value="1.0821376840880339" table:style-name="ce6">
            <text:p>1.082</text:p>
          </table:table-cell>
          <table:table-cell office:value-type="float" office:value="3739.5547524793897" table:style-name="ce5">
            <text:p><text:s/>3,7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39.5547524793897" table:style-name="ce5">
            <text:p><text:s/>3,740<text:s/></text:p>
          </table:table-cell>
          <table:table-cell office:value-type="float" office:value="0.98704613035384436" table:style-name="ce6">
            <text:p>0.987</text:p>
          </table:table-cell>
          <table:table-cell office:value-type="float" office:value="3691.1130476811099" table:style-name="ce5">
            <text:p><text:s/>3,691<text:s/></text:p>
          </table:table-cell>
          <table:table-cell office:value-type="float" office:value="1.0901508574856356" table:style-name="ce6">
            <text:p>1.090</text:p>
          </table:table-cell>
          <table:table-cell office:value-type="float" office:value="4023.8700540059795" table:style-name="ce5">
            <text:p><text:s/>4,0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23.8700540059795" table:style-name="ce5">
            <text:p><text:s/>4,024<text:s/></text:p>
          </table:table-cell>
          <table:table-cell office:value-type="float" office:value="0.99461878982196694" table:style-name="ce6">
            <text:p>0.995</text:p>
          </table:table-cell>
          <table:table-cell office:value-type="float" office:value="4002.21676351628" table:style-name="ce5">
            <text:p><text:s/>4,002<text:s/></text:p>
          </table:table-cell>
          <table:table-cell office:value-type="float" office:value="1.0408888996740679" table:style-name="ce6">
            <text:p>1.041</text:p>
          </table:table-cell>
          <table:table-cell office:value-type="float" office:value="4165.8630032335705" table:style-name="ce5">
            <text:p><text:s/>4,1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165.8630032335705" table:style-name="ce5">
            <text:p><text:s/>4,166<text:s/></text:p>
          </table:table-cell>
          <table:table-cell office:value-type="float" office:value="1.0522713303777118" table:style-name="ce6">
            <text:p>1.052</text:p>
          </table:table-cell>
          <table:table-cell office:value-type="float" office:value="4383.6182045838796" table:style-name="ce5">
            <text:p><text:s/>4,384<text:s/></text:p>
          </table:table-cell>
          <table:table-cell office:value-type="float" office:value="1.0306598315367885" table:style-name="ce6">
            <text:p>1.031</text:p>
          </table:table-cell>
          <table:table-cell office:value-type="float" office:value="4518.0192002580206" table:style-name="ce5">
            <text:p><text:s/>4,51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00Z</meta:creation-date>
    <dc:date>2020-10-02T20:00:00Z</dc:date>
  </office:meta>
</office:document-meta>
</file>